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2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4.948cm"/>
    </style:style>
    <style:style style:name="co5" style:family="table-column">
      <style:table-column-properties fo:break-before="auto" style:column-width="4.678cm"/>
    </style:style>
    <style:style style:name="co6" style:family="table-column">
      <style:table-column-properties fo:break-before="auto" style:column-width="0.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>
      <style:text-properties style:font-name="Liberation Sans" style:font-name-asian="WenQuanYi Micro Hei" style:font-name-complex="FreeSans"/>
    </style:style>
    <style:style style:name="ce8" style:family="table-cell" style:parent-style-name="Default">
      <style:text-properties style:font-name="DejaVu Sans Mono" fo:font-size="7pt" style:font-size-asian="7pt" style:font-size-complex="7pt"/>
    </style:style>
    <style:style style:name="T1" style:family="text">
      <style:text-properties style:font-name="Arial" style:letter-kerning="true" fo:country="none" style:country-asian="none" style:font-name-asian="FreeSans" style:font-size-asian="12pt"/>
    </style:style>
    <style:style style:name="T2" style:family="text">
      <style:text-properties style:font-name="Arial" fo:font-weight="normal" style:letter-kerning="true" fo:country="none" style:country-asian="none" style:font-name-asian="FreeSans" style:font-size-asian="12pt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visibility="collapse" table:default-cell-style-name="ce1"/>
        <table:table-column table:style-name="co2" table:visibility="collapse" table:number-columns-repeated="3" table:default-cell-style-name="Default"/>
        <table:table-column table:style-name="co3" table:visibility="collapse" table:default-cell-style-name="Default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5" table:default-cell-style-name="ce7"/>
        <table:table-column table:style-name="co6" table:default-cell-style-name="ce7"/>
        <table:table-column table:style-name="co2" table:number-columns-repeated="3" table:default-cell-style-name="ce8"/>
        <table:table-column table:style-name="co2" table:number-columns-repeated="4" table:default-cell-style-name="Default"/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 office:value-type="string" calcext:value-type="string">
            <text:p>Parameters</text:p>
          </table:table-cell>
          <table:table-cell table:style-name="Default" table:number-columns-repeated="2"/>
          <table:table-cell table:style-name="Default" office:value-type="string" calcext:value-type="string">
            <text:p>JSO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4"/>
          <table:table-cell table:style-name="Default" office:value-type="string" calcext:value-type="string">
            <text:p>n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ordinates</text:p>
          </table:table-cell>
          <table:table-cell/>
          <table:table-cell table:style-name="Default" office:value-type="string" calcext:value-type="string">
            <text:p>precise</text:p>
          </table:table-cell>
          <table:table-cell table:style-name="Default" office:value-type="string" calcext:value-type="string">
            <text:p>shortname</text:p>
          </table:table-cell>
          <table:table-cell table:style-name="Default"/>
          <table:table-cell table:style-name="Default" office:value-type="string" calcext:value-type="string">
            <text:p>geojson</text:p>
          </table:table-cell>
          <table:table-cell table:style-name="Default" office:value-type="string" calcext:value-type="string">
            <text:p>parameters</text:p>
          </table:table-cell>
          <table:table-cell table:style-name="Default" office:value-type="string" calcext:value-type="string">
            <text:p>full 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01 Montréal (Gers) </text:span><text:span text:style-name="T1"><text:a xlink:href="javascript:void(0)" xlink:type="simple">43.940762, 0.180205</text:a></text:span></text:p>
          </table:table-cell>
          <table:table-cell table:formula="of:=IFERROR(FIND(4;[.A3];3);LEN([.A3])+1)" office:value-type="float" office:value="20" calcext:value-type="float">
            <text:p>20</text:p>
          </table:table-cell>
          <table:table-cell table:formula="of:=IFERROR(FIND(&quot;,&quot;;[.A3];[.B3]);[.B3])" office:value-type="float" office:value="29" calcext:value-type="float">
            <text:p>29</text:p>
          </table:table-cell>
          <table:table-cell table:formula="of:=LEFT([.A3];2)" office:value-type="string" office:string-value="01" calcext:value-type="string">
            <text:p>01</text:p>
          </table:table-cell>
          <table:table-cell table:formula="of:=IF([.D3]=[.D2];[.E2]+1;1)"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table:formula="of:=CONCATENATE([.D3];&quot;-&quot;;IF(LEN([.E3])=1;CONCATENATE(&quot;0&quot;;[.E3]);[.E3]))" office:value-type="string" office:string-value="01-01" calcext:value-type="string">
            <text:p>01-01</text:p>
          </table:table-cell>
          <table:table-cell table:formula="of:=TRIM(MID([.A3];4;[.B3]-4))" office:value-type="string" office:string-value="Montréal (Gers)" calcext:value-type="string">
            <text:p>Montréal (Gers)</text:p>
          </table:table-cell>
          <table:table-cell table:formula="of:=MID([.A3];[.B3];[.C3]-[.B3])" office:value-type="string" office:string-value="43.940762" calcext:value-type="string">
            <text:p>43.940762</text:p>
          </table:table-cell>
          <table:table-cell table:formula="of:=IFERROR(MID([.A3];[.C3]+2;LEN([.A3])-[.C3]);&quot;&quot;)" office:value-type="string" office:string-value="0.180205" calcext:value-type="string">
            <text:p>0.180205</text:p>
          </table:table-cell>
          <table:table-cell table:formula="of:=IF([.B3]&lt;&gt;[.C3];&quot;true&quot;;&quot;false&quot;)" office:value-type="string" office:string-value="true" calcext:value-type="string">
            <text:p>true</text:p>
          </table:table-cell>
          <table:table-cell table:formula="of:=MID([.H3];1;FIND(&quot;(&quot;;[.H3])-2)" office:value-type="string" office:string-value="Montréal" calcext:value-type="string">
            <text:p>Montréal</text:p>
          </table:table-cell>
          <table:table-cell/>
          <table:table-cell table:formula="of:=IF([.I3]&lt;&gt;&quot;&quot;;CONCATENATE(&quot;{ &quot;&quot;type&quot;&quot;: &quot;&quot;Point&quot;&quot;, &quot;&quot;coordinates&quot;&quot;: [&quot;;[.I3];&quot;, &quot;;[.J3];&quot;] }&quot;);&quot;&quot;)" office:value-type="string" office:string-value="{ &quot;type&quot;: &quot;Point&quot;, &quot;coordinates&quot;: [43.940762, 0.180205] }" calcext:value-type="string">
            <text:p>{ "type": "Point", "coordinates": [43.940762, 0.180205] }</text:p>
          </table:table-cell>
          <table:table-cell table:formula="of:=CONCATENATE(&quot;{ &quot;&quot;nr&quot;&quot;: &quot;&quot;&quot;;[.F3];&quot;&quot;&quot;, &quot;&quot;confirmed&quot;&quot;: &quot;&quot;&quot;;[.K3];&quot;&quot;&quot;, &quot;&quot;name&quot;&quot;: &quot;&quot;&quot;;[.H3];&quot;&quot;&quot;, &quot;&quot;shortname&quot;&quot;: &quot;&quot;&quot;;[.L3];&quot;&quot;&quot; }&quot;)" office:value-type="string" office:string-value="{ &quot;nr&quot;: &quot;01&quot;, &quot;confirmed&quot;: &quot;true&quot;, &quot;name&quot;: &quot;Montréal (Gers)&quot;, &quot;shortname&quot;: &quot;Montréal&quot; }" calcext:value-type="string">
            <text:p>{ "nr": "01", "confirmed": "true", "name": "Montréal (Gers)", "shortname": "Montréal" }</text:p>
          </table:table-cell>
          <table:table-cell table:formula="of:=CONCATENATE(&quot;{ &quot;&quot;id&quot;&quot;: &quot;&quot;&quot;;[.G3];&quot;&quot;&quot;, &quot;&quot;type&quot;&quot;: &quot;&quot;Feature&quot;&quot;, &quot;&quot;geometry&quot;&quot;: &quot;;IF([.N3]=&quot;&quot;;&quot;null&quot;;[.N3]);&quot;, &quot;&quot;properties&quot;&quot;: &quot;;[.O3];&quot; },&quot;)" office:value-type="string" office:string-value="{ &quot;id&quot;: &quot;01-01&quot;, &quot;type&quot;: &quot;Feature&quot;, &quot;geometry&quot;: { &quot;type&quot;: &quot;Point&quot;, &quot;coordinates&quot;: [43.940762, 0.180205] }, &quot;properties&quot;: { &quot;nr&quot;: &quot;01&quot;, &quot;confirmed&quot;: &quot;true&quot;, &quot;name&quot;: &quot;Montréal (Gers)&quot;, &quot;shortname&quot;: &quot;Montréal&quot; } }," calcext:value-type="string">
            <text:p>{ "id": "01-01", "type": "Feature", "geometry": { "type": "Point", "coordinates": [43.940762, 0.180205] }, "properties": { "nr": "01", "confirmed": "true", "name": "Montréal (Gers)", "shortname": "Montréal" } },</text:p>
          </table:table-cell>
          <table:table-cell table:number-columns-repeated="2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02 Kaiseraugst (AG-Suisse)</text:p>
          </table:table-cell>
          <table:table-cell table:formula="of:=IFERROR(FIND(4;[.A4];3);LEN([.A4])+1)" office:value-type="float" office:value="27" calcext:value-type="float">
            <text:p>27</text:p>
          </table:table-cell>
          <table:table-cell table:formula="of:=IFERROR(FIND(&quot;,&quot;;[.A4];[.B4]);[.B4])" office:value-type="float" office:value="27" calcext:value-type="float">
            <text:p>27</text:p>
          </table:table-cell>
          <table:table-cell table:formula="of:=LEFT([.A4];2)" office:value-type="string" office:string-value="02" calcext:value-type="string">
            <text:p>02</text:p>
          </table:table-cell>
          <table:table-cell table:formula="of:=IF([.D4]=[.D3];[.E3]+1;1)"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[.D4];&quot;-&quot;;IF(LEN([.E4])=1;CONCATENATE(&quot;0&quot;;[.E4]);[.E4]))" office:value-type="string" office:string-value="02-01" calcext:value-type="string">
            <text:p>02-01</text:p>
          </table:table-cell>
          <table:table-cell table:formula="of:=TRIM(MID([.A4];4;[.B4]-4))" office:value-type="string" office:string-value="Kaiseraugst (AG-Suisse)" calcext:value-type="string">
            <text:p>Kaiseraugst (AG-Suisse)</text:p>
          </table:table-cell>
          <table:table-cell office:value-type="string" calcext:value-type="string">
            <text:p>47.541464</text:p>
          </table:table-cell>
          <table:table-cell office:value-type="string" calcext:value-type="string">
            <text:p>7.724083</text:p>
          </table:table-cell>
          <table:table-cell table:formula="of:=IF([.B4]&lt;&gt;[.C4];&quot;true&quot;;&quot;false&quot;)" office:value-type="string" office:string-value="false" calcext:value-type="string">
            <text:p>false</text:p>
          </table:table-cell>
          <table:table-cell table:formula="of:=MID([.H4];1;FIND(&quot;(&quot;;[.H4])-2)" office:value-type="string" office:string-value="Kaiseraugst" calcext:value-type="string">
            <text:p>Kaiseraugst</text:p>
          </table:table-cell>
          <table:table-cell/>
          <table:table-cell table:formula="of:=IF([.I4]&lt;&gt;&quot;&quot;;CONCATENATE(&quot;{ &quot;&quot;type&quot;&quot;: &quot;&quot;Point&quot;&quot;, &quot;&quot;coordinates&quot;&quot;: [&quot;;[.I4];&quot;, &quot;;[.J4];&quot;] }&quot;);&quot;&quot;)" office:value-type="string" office:string-value="{ &quot;type&quot;: &quot;Point&quot;, &quot;coordinates&quot;: [47.541464, 7.724083] }" calcext:value-type="string">
            <text:p>{ "type": "Point", "coordinates": [47.541464, 7.724083] }</text:p>
          </table:table-cell>
          <table:table-cell table:formula="of:=CONCATENATE(&quot;{ &quot;&quot;nr&quot;&quot;: &quot;&quot;&quot;;[.F4];&quot;&quot;&quot;, &quot;&quot;confirmed&quot;&quot;: &quot;&quot;&quot;;[.K4];&quot;&quot;&quot;, &quot;&quot;name&quot;&quot;: &quot;&quot;&quot;;[.H4];&quot;&quot;&quot;, &quot;&quot;shortname&quot;&quot;: &quot;&quot;&quot;;[.L4];&quot;&quot;&quot; }&quot;)" office:value-type="string" office:string-value="{ &quot;nr&quot;: &quot;02&quot;, &quot;confirmed&quot;: &quot;false&quot;, &quot;name&quot;: &quot;Kaiseraugst (AG-Suisse)&quot;, &quot;shortname&quot;: &quot;Kaiseraugst&quot; }" calcext:value-type="string">
            <text:p>{ "nr": "02", "confirmed": "false", "name": "Kaiseraugst (AG-Suisse)", "shortname": "Kaiseraugst" }</text:p>
          </table:table-cell>
          <table:table-cell table:formula="of:=CONCATENATE(&quot;{ &quot;&quot;id&quot;&quot;: &quot;&quot;&quot;;[.G4];&quot;&quot;&quot;, &quot;&quot;type&quot;&quot;: &quot;&quot;Feature&quot;&quot;, &quot;&quot;geometry&quot;&quot;: &quot;;IF([.N4]=&quot;&quot;;&quot;null&quot;;[.N4]);&quot;, &quot;&quot;properties&quot;&quot;: &quot;;[.O4];&quot; },&quot;)" office:value-type="string" office:string-value="{ &quot;id&quot;: &quot;02-01&quot;, &quot;type&quot;: &quot;Feature&quot;, &quot;geometry&quot;: { &quot;type&quot;: &quot;Point&quot;, &quot;coordinates&quot;: [47.541464, 7.724083] }, &quot;properties&quot;: { &quot;nr&quot;: &quot;02&quot;, &quot;confirmed&quot;: &quot;false&quot;, &quot;name&quot;: &quot;Kaiseraugst (AG-Suisse)&quot;, &quot;shortname&quot;: &quot;Kaiseraugst&quot; } }," calcext:value-type="string">
            <text:p>{ "id": "02-01", "type": "Feature", "geometry": { "type": "Point", "coordinates": [47.541464, 7.724083] }, "properties": { "nr": "02", "confirmed": "false", "name": "Kaiseraugst (AG-Suisse)", "shortname": "Kaiseraugst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03 Le Douhet (Charente-Maritime) </text:span><text:span text:style-name="T1"><text:a xlink:href="javascript:void(0)" xlink:type="simple">45.821582, -0.564160</text:a></text:span></text:p>
          </table:table-cell>
          <table:table-cell table:formula="of:=IFERROR(FIND(4;[.A5];3);LEN([.A5])+1)" office:value-type="float" office:value="34" calcext:value-type="float">
            <text:p>34</text:p>
          </table:table-cell>
          <table:table-cell table:formula="of:=IFERROR(FIND(&quot;,&quot;;[.A5];[.B5]);[.B5])" office:value-type="float" office:value="43" calcext:value-type="float">
            <text:p>43</text:p>
          </table:table-cell>
          <table:table-cell table:formula="of:=LEFT([.A5];2)" office:value-type="string" office:string-value="03" calcext:value-type="string">
            <text:p>03</text:p>
          </table:table-cell>
          <table:table-cell table:formula="of:=IF([.D5]=[.D4];[.E4]+1;1)" office:value-type="float" office:value="1" calcext:value-type="float">
            <text:p>1</text:p>
          </table:table-cell>
          <table:table-cell office:value-type="string" calcext:value-type="string">
            <text:p>03</text:p>
          </table:table-cell>
          <table:table-cell table:formula="of:=CONCATENATE([.D5];&quot;-&quot;;IF(LEN([.E5])=1;CONCATENATE(&quot;0&quot;;[.E5]);[.E5]))" office:value-type="string" office:string-value="03-01" calcext:value-type="string">
            <text:p>03-01</text:p>
          </table:table-cell>
          <table:table-cell table:formula="of:=TRIM(MID([.A5];4;[.B5]-4))" office:value-type="string" office:string-value="Le Douhet (Charente-Maritime)" calcext:value-type="string">
            <text:p>Le Douhet (Charente-Maritime)</text:p>
          </table:table-cell>
          <table:table-cell table:formula="of:=MID([.A5];[.B5];[.C5]-[.B5])" office:value-type="string" office:string-value="45.821582" calcext:value-type="string">
            <text:p>45.821582</text:p>
          </table:table-cell>
          <table:table-cell table:formula="of:=IFERROR(MID([.A5];[.C5]+2;LEN([.A5])-[.C5]);&quot;&quot;)" office:value-type="string" office:string-value="-0.564160" calcext:value-type="string">
            <text:p>-0.564160</text:p>
          </table:table-cell>
          <table:table-cell table:formula="of:=IF([.B5]&lt;&gt;[.C5];&quot;true&quot;;&quot;false&quot;)" office:value-type="string" office:string-value="true" calcext:value-type="string">
            <text:p>true</text:p>
          </table:table-cell>
          <table:table-cell table:formula="of:=MID([.H5];1;FIND(&quot;(&quot;;[.H5])-2)" office:value-type="string" office:string-value="Le Douhet" calcext:value-type="string">
            <text:p>Le Douhet</text:p>
          </table:table-cell>
          <table:table-cell/>
          <table:table-cell table:formula="of:=IF([.I5]&lt;&gt;&quot;&quot;;CONCATENATE(&quot;{ &quot;&quot;type&quot;&quot;: &quot;&quot;Point&quot;&quot;, &quot;&quot;coordinates&quot;&quot;: [&quot;;[.I5];&quot;, &quot;;[.J5];&quot;] }&quot;);&quot;&quot;)" office:value-type="string" office:string-value="{ &quot;type&quot;: &quot;Point&quot;, &quot;coordinates&quot;: [45.821582, -0.564160] }" calcext:value-type="string">
            <text:p>{ "type": "Point", "coordinates": [45.821582, -0.564160] }</text:p>
          </table:table-cell>
          <table:table-cell table:formula="of:=CONCATENATE(&quot;{ &quot;&quot;nr&quot;&quot;: &quot;&quot;&quot;;[.F5];&quot;&quot;&quot;, &quot;&quot;confirmed&quot;&quot;: &quot;&quot;&quot;;[.K5];&quot;&quot;&quot;, &quot;&quot;name&quot;&quot;: &quot;&quot;&quot;;[.H5];&quot;&quot;&quot;, &quot;&quot;shortname&quot;&quot;: &quot;&quot;&quot;;[.L5];&quot;&quot;&quot; }&quot;)" office:value-type="string" office:string-value="{ &quot;nr&quot;: &quot;03&quot;, &quot;confirmed&quot;: &quot;true&quot;, &quot;name&quot;: &quot;Le Douhet (Charente-Maritime)&quot;, &quot;shortname&quot;: &quot;Le Douhet&quot; }" calcext:value-type="string">
            <text:p>{ "nr": "03", "confirmed": "true", "name": "Le Douhet (Charente-Maritime)", "shortname": "Le Douhet" }</text:p>
          </table:table-cell>
          <table:table-cell table:formula="of:=CONCATENATE(&quot;{ &quot;&quot;id&quot;&quot;: &quot;&quot;&quot;;[.G5];&quot;&quot;&quot;, &quot;&quot;type&quot;&quot;: &quot;&quot;Feature&quot;&quot;, &quot;&quot;geometry&quot;&quot;: &quot;;IF([.N5]=&quot;&quot;;&quot;null&quot;;[.N5]);&quot;, &quot;&quot;properties&quot;&quot;: &quot;;[.O5];&quot; },&quot;)" office:value-type="string" office:string-value="{ &quot;id&quot;: &quot;03-01&quot;, &quot;type&quot;: &quot;Feature&quot;, &quot;geometry&quot;: { &quot;type&quot;: &quot;Point&quot;, &quot;coordinates&quot;: [45.821582, -0.564160] }, &quot;properties&quot;: { &quot;nr&quot;: &quot;03&quot;, &quot;confirmed&quot;: &quot;true&quot;, &quot;name&quot;: &quot;Le Douhet (Charente-Maritime)&quot;, &quot;shortname&quot;: &quot;Le Douhet&quot; } }," calcext:value-type="string">
            <text:p>{ "id": "03-01", "type": "Feature", "geometry": { "type": "Point", "coordinates": [45.821582, -0.564160] }, "properties": { "nr": "03", "confirmed": "true", "name": "Le Douhet (Charente-Maritime)", "shortname": "Le Douhet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04 La Garde-Adhémar (Drôme) </text:span><text:span text:style-name="T1"><text:a xlink:href="javascript:void(0)" xlink:type="simple">44.393554, 4.768677</text:a></text:span></text:p>
          </table:table-cell>
          <table:table-cell table:formula="of:=IFERROR(FIND(4;[.A6];3);LEN([.A6])+1)" office:value-type="float" office:value="29" calcext:value-type="float">
            <text:p>29</text:p>
          </table:table-cell>
          <table:table-cell table:formula="of:=IFERROR(FIND(&quot;,&quot;;[.A6];[.B6]);[.B6])" office:value-type="float" office:value="38" calcext:value-type="float">
            <text:p>38</text:p>
          </table:table-cell>
          <table:table-cell table:formula="of:=LEFT([.A6];2)" office:value-type="string" office:string-value="04" calcext:value-type="string">
            <text:p>04</text:p>
          </table:table-cell>
          <table:table-cell table:formula="of:=IF([.D6]=[.D5];[.E5]+1;1)" office:value-type="float" office:value="1" calcext:value-type="float">
            <text:p>1</text:p>
          </table:table-cell>
          <table:table-cell office:value-type="string" calcext:value-type="string">
            <text:p>04</text:p>
          </table:table-cell>
          <table:table-cell table:formula="of:=CONCATENATE([.D6];&quot;-&quot;;IF(LEN([.E6])=1;CONCATENATE(&quot;0&quot;;[.E6]);[.E6]))" office:value-type="string" office:string-value="04-01" calcext:value-type="string">
            <text:p>04-01</text:p>
          </table:table-cell>
          <table:table-cell table:formula="of:=TRIM(MID([.A6];4;[.B6]-4))" office:value-type="string" office:string-value="La Garde-Adhémar (Drôme)" calcext:value-type="string">
            <text:p>La Garde-Adhémar (Drôme)</text:p>
          </table:table-cell>
          <table:table-cell table:formula="of:=MID([.A6];[.B6];[.C6]-[.B6])" office:value-type="string" office:string-value="44.393554" calcext:value-type="string">
            <text:p>44.393554</text:p>
          </table:table-cell>
          <table:table-cell table:formula="of:=IFERROR(MID([.A6];[.C6]+2;LEN([.A6])-[.C6]);&quot;&quot;)" office:value-type="string" office:string-value="4.768677" calcext:value-type="string">
            <text:p>4.768677</text:p>
          </table:table-cell>
          <table:table-cell table:formula="of:=IF([.B6]&lt;&gt;[.C6];&quot;true&quot;;&quot;false&quot;)" office:value-type="string" office:string-value="true" calcext:value-type="string">
            <text:p>true</text:p>
          </table:table-cell>
          <table:table-cell table:formula="of:=MID([.H6];1;FIND(&quot;(&quot;;[.H6])-2)" office:value-type="string" office:string-value="La Garde-Adhémar" calcext:value-type="string">
            <text:p>La Garde-Adhémar</text:p>
          </table:table-cell>
          <table:table-cell/>
          <table:table-cell table:formula="of:=IF([.I6]&lt;&gt;&quot;&quot;;CONCATENATE(&quot;{ &quot;&quot;type&quot;&quot;: &quot;&quot;Point&quot;&quot;, &quot;&quot;coordinates&quot;&quot;: [&quot;;[.I6];&quot;, &quot;;[.J6];&quot;] }&quot;);&quot;&quot;)" office:value-type="string" office:string-value="{ &quot;type&quot;: &quot;Point&quot;, &quot;coordinates&quot;: [44.393554, 4.768677] }" calcext:value-type="string">
            <text:p>{ "type": "Point", "coordinates": [44.393554, 4.768677] }</text:p>
          </table:table-cell>
          <table:table-cell table:formula="of:=CONCATENATE(&quot;{ &quot;&quot;nr&quot;&quot;: &quot;&quot;&quot;;[.F6];&quot;&quot;&quot;, &quot;&quot;confirmed&quot;&quot;: &quot;&quot;&quot;;[.K6];&quot;&quot;&quot;, &quot;&quot;name&quot;&quot;: &quot;&quot;&quot;;[.H6];&quot;&quot;&quot;, &quot;&quot;shortname&quot;&quot;: &quot;&quot;&quot;;[.L6];&quot;&quot;&quot; }&quot;)" office:value-type="string" office:string-value="{ &quot;nr&quot;: &quot;04&quot;, &quot;confirmed&quot;: &quot;true&quot;, &quot;name&quot;: &quot;La Garde-Adhémar (Drôme)&quot;, &quot;shortname&quot;: &quot;La Garde-Adhémar&quot; }" calcext:value-type="string">
            <text:p>{ "nr": "04", "confirmed": "true", "name": "La Garde-Adhémar (Drôme)", "shortname": "La Garde-Adhémar" }</text:p>
          </table:table-cell>
          <table:table-cell table:formula="of:=CONCATENATE(&quot;{ &quot;&quot;id&quot;&quot;: &quot;&quot;&quot;;[.G6];&quot;&quot;&quot;, &quot;&quot;type&quot;&quot;: &quot;&quot;Feature&quot;&quot;, &quot;&quot;geometry&quot;&quot;: &quot;;IF([.N6]=&quot;&quot;;&quot;null&quot;;[.N6]);&quot;, &quot;&quot;properties&quot;&quot;: &quot;;[.O6];&quot; },&quot;)" office:value-type="string" office:string-value="{ &quot;id&quot;: &quot;04-01&quot;, &quot;type&quot;: &quot;Feature&quot;, &quot;geometry&quot;: { &quot;type&quot;: &quot;Point&quot;, &quot;coordinates&quot;: [44.393554, 4.768677] }, &quot;properties&quot;: { &quot;nr&quot;: &quot;04&quot;, &quot;confirmed&quot;: &quot;true&quot;, &quot;name&quot;: &quot;La Garde-Adhémar (Drôme)&quot;, &quot;shortname&quot;: &quot;La Garde-Adhémar&quot; } }," calcext:value-type="string">
            <text:p>{ "id": "04-01", "type": "Feature", "geometry": { "type": "Point", "coordinates": [44.393554, 4.768677] }, "properties": { "nr": "04", "confirmed": "true", "name": "La Garde-Adhémar (Drôme)", "shortname": "La Garde-Adhémar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05 Uzès (Gard) </text:span><text:span text:style-name="T1"><text:a xlink:href="javascript:void(0)" xlink:type="simple">44.012909, 4.420251</text:a></text:span></text:p>
          </table:table-cell>
          <table:table-cell table:formula="of:=IFERROR(FIND(4;[.A7];3);LEN([.A7])+1)" office:value-type="float" office:value="16" calcext:value-type="float">
            <text:p>16</text:p>
          </table:table-cell>
          <table:table-cell table:formula="of:=IFERROR(FIND(&quot;,&quot;;[.A7];[.B7]);[.B7])" office:value-type="float" office:value="25" calcext:value-type="float">
            <text:p>25</text:p>
          </table:table-cell>
          <table:table-cell table:formula="of:=LEFT([.A7];2)" office:value-type="string" office:string-value="05" calcext:value-type="string">
            <text:p>05</text:p>
          </table:table-cell>
          <table:table-cell table:formula="of:=IF([.D7]=[.D6];[.E6]+1;1)" office:value-type="float" office:value="1" calcext:value-type="float">
            <text:p>1</text:p>
          </table:table-cell>
          <table:table-cell office:value-type="string" calcext:value-type="string">
            <text:p>05</text:p>
          </table:table-cell>
          <table:table-cell table:formula="of:=CONCATENATE([.D7];&quot;-&quot;;IF(LEN([.E7])=1;CONCATENATE(&quot;0&quot;;[.E7]);[.E7]))" office:value-type="string" office:string-value="05-01" calcext:value-type="string">
            <text:p>05-01</text:p>
          </table:table-cell>
          <table:table-cell table:formula="of:=TRIM(MID([.A7];4;[.B7]-4))" office:value-type="string" office:string-value="Uzès (Gard)" calcext:value-type="string">
            <text:p>Uzès (Gard)</text:p>
          </table:table-cell>
          <table:table-cell table:formula="of:=MID([.A7];[.B7];[.C7]-[.B7])" office:value-type="string" office:string-value="44.012909" calcext:value-type="string">
            <text:p>44.012909</text:p>
          </table:table-cell>
          <table:table-cell table:formula="of:=IFERROR(MID([.A7];[.C7]+2;LEN([.A7])-[.C7]);&quot;&quot;)" office:value-type="string" office:string-value="4.420251" calcext:value-type="string">
            <text:p>4.420251</text:p>
          </table:table-cell>
          <table:table-cell table:formula="of:=IF([.B7]&lt;&gt;[.C7];&quot;true&quot;;&quot;false&quot;)" office:value-type="string" office:string-value="true" calcext:value-type="string">
            <text:p>true</text:p>
          </table:table-cell>
          <table:table-cell table:formula="of:=MID([.H7];1;FIND(&quot;(&quot;;[.H7])-2)" office:value-type="string" office:string-value="Uzès" calcext:value-type="string">
            <text:p>Uzès</text:p>
          </table:table-cell>
          <table:table-cell/>
          <table:table-cell table:formula="of:=IF([.I7]&lt;&gt;&quot;&quot;;CONCATENATE(&quot;{ &quot;&quot;type&quot;&quot;: &quot;&quot;Point&quot;&quot;, &quot;&quot;coordinates&quot;&quot;: [&quot;;[.I7];&quot;, &quot;;[.J7];&quot;] }&quot;);&quot;&quot;)" office:value-type="string" office:string-value="{ &quot;type&quot;: &quot;Point&quot;, &quot;coordinates&quot;: [44.012909, 4.420251] }" calcext:value-type="string">
            <text:p>{ "type": "Point", "coordinates": [44.012909, 4.420251] }</text:p>
          </table:table-cell>
          <table:table-cell table:formula="of:=CONCATENATE(&quot;{ &quot;&quot;nr&quot;&quot;: &quot;&quot;&quot;;[.F7];&quot;&quot;&quot;, &quot;&quot;confirmed&quot;&quot;: &quot;&quot;&quot;;[.K7];&quot;&quot;&quot;, &quot;&quot;name&quot;&quot;: &quot;&quot;&quot;;[.H7];&quot;&quot;&quot;, &quot;&quot;shortname&quot;&quot;: &quot;&quot;&quot;;[.L7];&quot;&quot;&quot; }&quot;)" office:value-type="string" office:string-value="{ &quot;nr&quot;: &quot;05&quot;, &quot;confirmed&quot;: &quot;true&quot;, &quot;name&quot;: &quot;Uzès (Gard)&quot;, &quot;shortname&quot;: &quot;Uzès&quot; }" calcext:value-type="string">
            <text:p>{ "nr": "05", "confirmed": "true", "name": "Uzès (Gard)", "shortname": "Uzès" }</text:p>
          </table:table-cell>
          <table:table-cell table:formula="of:=CONCATENATE(&quot;{ &quot;&quot;id&quot;&quot;: &quot;&quot;&quot;;[.G7];&quot;&quot;&quot;, &quot;&quot;type&quot;&quot;: &quot;&quot;Feature&quot;&quot;, &quot;&quot;geometry&quot;&quot;: &quot;;IF([.N7]=&quot;&quot;;&quot;null&quot;;[.N7]);&quot;, &quot;&quot;properties&quot;&quot;: &quot;;[.O7];&quot; },&quot;)" office:value-type="string" office:string-value="{ &quot;id&quot;: &quot;05-01&quot;, &quot;type&quot;: &quot;Feature&quot;, &quot;geometry&quot;: { &quot;type&quot;: &quot;Point&quot;, &quot;coordinates&quot;: [44.012909, 4.420251] }, &quot;properties&quot;: { &quot;nr&quot;: &quot;05&quot;, &quot;confirmed&quot;: &quot;true&quot;, &quot;name&quot;: &quot;Uzès (Gard)&quot;, &quot;shortname&quot;: &quot;Uzès&quot; } }," calcext:value-type="string">
            <text:p>{ "id": "05-01", "type": "Feature", "geometry": { "type": "Point", "coordinates": [44.012909, 4.420251] }, "properties": { "nr": "05", "confirmed": "true", "name": "Uzès (Gard)", "shortname": "Uzè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06 Poitiers (Vienne) </text:span><text:span text:style-name="T1"><text:a xlink:href="javascript:void(0)" xlink:type="simple">46.579688, 0.348555</text:a></text:span></text:p>
          </table:table-cell>
          <table:table-cell table:formula="of:=IFERROR(FIND(4;[.A8];3);LEN([.A8])+1)" office:value-type="float" office:value="22" calcext:value-type="float">
            <text:p>22</text:p>
          </table:table-cell>
          <table:table-cell table:formula="of:=IFERROR(FIND(&quot;,&quot;;[.A8];[.B8]);[.B8])" office:value-type="float" office:value="31" calcext:value-type="float">
            <text:p>31</text:p>
          </table:table-cell>
          <table:table-cell table:formula="of:=LEFT([.A8];2)" office:value-type="string" office:string-value="06" calcext:value-type="string">
            <text:p>06</text:p>
          </table:table-cell>
          <table:table-cell table:formula="of:=IF([.D8]=[.D7];[.E7]+1;1)" office:value-type="float" office:value="1" calcext:value-type="float">
            <text:p>1</text:p>
          </table:table-cell>
          <table:table-cell office:value-type="string" calcext:value-type="string">
            <text:p>06</text:p>
          </table:table-cell>
          <table:table-cell table:formula="of:=CONCATENATE([.D8];&quot;-&quot;;IF(LEN([.E8])=1;CONCATENATE(&quot;0&quot;;[.E8]);[.E8]))" office:value-type="string" office:string-value="06-01" calcext:value-type="string">
            <text:p>06-01</text:p>
          </table:table-cell>
          <table:table-cell table:formula="of:=TRIM(MID([.A8];4;[.B8]-4))" office:value-type="string" office:string-value="Poitiers (Vienne)" calcext:value-type="string">
            <text:p>Poitiers (Vienne)</text:p>
          </table:table-cell>
          <table:table-cell table:formula="of:=MID([.A8];[.B8];[.C8]-[.B8])" office:value-type="string" office:string-value="46.579688" calcext:value-type="string">
            <text:p>46.579688</text:p>
          </table:table-cell>
          <table:table-cell table:formula="of:=IFERROR(MID([.A8];[.C8]+2;LEN([.A8])-[.C8]);&quot;&quot;)" office:value-type="string" office:string-value="0.348555" calcext:value-type="string">
            <text:p>0.348555</text:p>
          </table:table-cell>
          <table:table-cell table:formula="of:=IF([.B8]&lt;&gt;[.C8];&quot;true&quot;;&quot;false&quot;)" office:value-type="string" office:string-value="true" calcext:value-type="string">
            <text:p>true</text:p>
          </table:table-cell>
          <table:table-cell table:formula="of:=MID([.H8];1;FIND(&quot;(&quot;;[.H8])-2)" office:value-type="string" office:string-value="Poitiers" calcext:value-type="string">
            <text:p>Poitiers</text:p>
          </table:table-cell>
          <table:table-cell/>
          <table:table-cell table:formula="of:=IF([.I8]&lt;&gt;&quot;&quot;;CONCATENATE(&quot;{ &quot;&quot;type&quot;&quot;: &quot;&quot;Point&quot;&quot;, &quot;&quot;coordinates&quot;&quot;: [&quot;;[.I8];&quot;, &quot;;[.J8];&quot;] }&quot;);&quot;&quot;)" office:value-type="string" office:string-value="{ &quot;type&quot;: &quot;Point&quot;, &quot;coordinates&quot;: [46.579688, 0.348555] }" calcext:value-type="string">
            <text:p>{ "type": "Point", "coordinates": [46.579688, 0.348555] }</text:p>
          </table:table-cell>
          <table:table-cell table:formula="of:=CONCATENATE(&quot;{ &quot;&quot;nr&quot;&quot;: &quot;&quot;&quot;;[.F8];&quot;&quot;&quot;, &quot;&quot;confirmed&quot;&quot;: &quot;&quot;&quot;;[.K8];&quot;&quot;&quot;, &quot;&quot;name&quot;&quot;: &quot;&quot;&quot;;[.H8];&quot;&quot;&quot;, &quot;&quot;shortname&quot;&quot;: &quot;&quot;&quot;;[.L8];&quot;&quot;&quot; }&quot;)" office:value-type="string" office:string-value="{ &quot;nr&quot;: &quot;06&quot;, &quot;confirmed&quot;: &quot;true&quot;, &quot;name&quot;: &quot;Poitiers (Vienne)&quot;, &quot;shortname&quot;: &quot;Poitiers&quot; }" calcext:value-type="string">
            <text:p>{ "nr": "06", "confirmed": "true", "name": "Poitiers (Vienne)", "shortname": "Poitiers" }</text:p>
          </table:table-cell>
          <table:table-cell table:formula="of:=CONCATENATE(&quot;{ &quot;&quot;id&quot;&quot;: &quot;&quot;&quot;;[.G8];&quot;&quot;&quot;, &quot;&quot;type&quot;&quot;: &quot;&quot;Feature&quot;&quot;, &quot;&quot;geometry&quot;&quot;: &quot;;IF([.N8]=&quot;&quot;;&quot;null&quot;;[.N8]);&quot;, &quot;&quot;properties&quot;&quot;: &quot;;[.O8];&quot; },&quot;)" office:value-type="string" office:string-value="{ &quot;id&quot;: &quot;06-01&quot;, &quot;type&quot;: &quot;Feature&quot;, &quot;geometry&quot;: { &quot;type&quot;: &quot;Point&quot;, &quot;coordinates&quot;: [46.579688, 0.348555] }, &quot;properties&quot;: { &quot;nr&quot;: &quot;06&quot;, &quot;confirmed&quot;: &quot;true&quot;, &quot;name&quot;: &quot;Poitiers (Vienne)&quot;, &quot;shortname&quot;: &quot;Poitiers&quot; } }," calcext:value-type="string">
            <text:p>{ "id": "06-01", "type": "Feature", "geometry": { "type": "Point", "coordinates": [46.579688, 0.348555] }, "properties": { "nr": "06", "confirmed": "true", "name": "Poitiers (Vienne)", "shortname": "Poitier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07 Portbail (Manche) </text:span><text:span text:style-name="T1"><text:a xlink:href="javascript:void(0)" xlink:type="simple">49.335898, -1.699209</text:a></text:span></text:p>
          </table:table-cell>
          <table:table-cell table:formula="of:=IFERROR(FIND(4;[.A9];3);LEN([.A9])+1)" office:value-type="float" office:value="22" calcext:value-type="float">
            <text:p>22</text:p>
          </table:table-cell>
          <table:table-cell table:formula="of:=IFERROR(FIND(&quot;,&quot;;[.A9];[.B9]);[.B9])" office:value-type="float" office:value="31" calcext:value-type="float">
            <text:p>31</text:p>
          </table:table-cell>
          <table:table-cell table:formula="of:=LEFT([.A9];2)" office:value-type="string" office:string-value="07" calcext:value-type="string">
            <text:p>07</text:p>
          </table:table-cell>
          <table:table-cell table:formula="of:=IF([.D9]=[.D8];[.E8]+1;1)" office:value-type="float" office:value="1" calcext:value-type="float">
            <text:p>1</text:p>
          </table:table-cell>
          <table:table-cell office:value-type="string" calcext:value-type="string">
            <text:p>07</text:p>
          </table:table-cell>
          <table:table-cell table:formula="of:=CONCATENATE([.D9];&quot;-&quot;;IF(LEN([.E9])=1;CONCATENATE(&quot;0&quot;;[.E9]);[.E9]))" office:value-type="string" office:string-value="07-01" calcext:value-type="string">
            <text:p>07-01</text:p>
          </table:table-cell>
          <table:table-cell table:formula="of:=TRIM(MID([.A9];4;[.B9]-4))" office:value-type="string" office:string-value="Portbail (Manche)" calcext:value-type="string">
            <text:p>Portbail (Manche)</text:p>
          </table:table-cell>
          <table:table-cell table:formula="of:=MID([.A9];[.B9];[.C9]-[.B9])" office:value-type="string" office:string-value="49.335898" calcext:value-type="string">
            <text:p>49.335898</text:p>
          </table:table-cell>
          <table:table-cell table:formula="of:=IFERROR(MID([.A9];[.C9]+2;LEN([.A9])-[.C9]);&quot;&quot;)" office:value-type="string" office:string-value="-1.699209" calcext:value-type="string">
            <text:p>-1.699209</text:p>
          </table:table-cell>
          <table:table-cell table:formula="of:=IF([.B9]&lt;&gt;[.C9];&quot;true&quot;;&quot;false&quot;)" office:value-type="string" office:string-value="true" calcext:value-type="string">
            <text:p>true</text:p>
          </table:table-cell>
          <table:table-cell table:formula="of:=MID([.H9];1;FIND(&quot;(&quot;;[.H9])-2)" office:value-type="string" office:string-value="Portbail" calcext:value-type="string">
            <text:p>Portbail</text:p>
          </table:table-cell>
          <table:table-cell/>
          <table:table-cell table:formula="of:=IF([.I9]&lt;&gt;&quot;&quot;;CONCATENATE(&quot;{ &quot;&quot;type&quot;&quot;: &quot;&quot;Point&quot;&quot;, &quot;&quot;coordinates&quot;&quot;: [&quot;;[.I9];&quot;, &quot;;[.J9];&quot;] }&quot;);&quot;&quot;)" office:value-type="string" office:string-value="{ &quot;type&quot;: &quot;Point&quot;, &quot;coordinates&quot;: [49.335898, -1.699209] }" calcext:value-type="string">
            <text:p>{ "type": "Point", "coordinates": [49.335898, -1.699209] }</text:p>
          </table:table-cell>
          <table:table-cell table:formula="of:=CONCATENATE(&quot;{ &quot;&quot;nr&quot;&quot;: &quot;&quot;&quot;;[.F9];&quot;&quot;&quot;, &quot;&quot;confirmed&quot;&quot;: &quot;&quot;&quot;;[.K9];&quot;&quot;&quot;, &quot;&quot;name&quot;&quot;: &quot;&quot;&quot;;[.H9];&quot;&quot;&quot;, &quot;&quot;shortname&quot;&quot;: &quot;&quot;&quot;;[.L9];&quot;&quot;&quot; }&quot;)" office:value-type="string" office:string-value="{ &quot;nr&quot;: &quot;07&quot;, &quot;confirmed&quot;: &quot;true&quot;, &quot;name&quot;: &quot;Portbail (Manche)&quot;, &quot;shortname&quot;: &quot;Portbail&quot; }" calcext:value-type="string">
            <text:p>{ "nr": "07", "confirmed": "true", "name": "Portbail (Manche)", "shortname": "Portbail" }</text:p>
          </table:table-cell>
          <table:table-cell table:formula="of:=CONCATENATE(&quot;{ &quot;&quot;id&quot;&quot;: &quot;&quot;&quot;;[.G9];&quot;&quot;&quot;, &quot;&quot;type&quot;&quot;: &quot;&quot;Feature&quot;&quot;, &quot;&quot;geometry&quot;&quot;: &quot;;IF([.N9]=&quot;&quot;;&quot;null&quot;;[.N9]);&quot;, &quot;&quot;properties&quot;&quot;: &quot;;[.O9];&quot; },&quot;)" office:value-type="string" office:string-value="{ &quot;id&quot;: &quot;07-01&quot;, &quot;type&quot;: &quot;Feature&quot;, &quot;geometry&quot;: { &quot;type&quot;: &quot;Point&quot;, &quot;coordinates&quot;: [49.335898, -1.699209] }, &quot;properties&quot;: { &quot;nr&quot;: &quot;07&quot;, &quot;confirmed&quot;: &quot;true&quot;, &quot;name&quot;: &quot;Portbail (Manche)&quot;, &quot;shortname&quot;: &quot;Portbail&quot; } }," calcext:value-type="string">
            <text:p>{ "id": "07-01", "type": "Feature", "geometry": { "type": "Point", "coordinates": [49.335898, -1.699209] }, "properties": { "nr": "07", "confirmed": "true", "name": "Portbail (Manche)", "shortname": "Portbail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08 Aix-en-Provene (Bouches-du-Rhône </text:span><text:span text:style-name="T1"><text:a xlink:href="javascript:void(0)" xlink:type="simple">43.531408, 5.446797</text:a></text:span></text:p>
          </table:table-cell>
          <table:table-cell table:formula="of:=IFERROR(FIND(4;[.A10];3);LEN([.A10])+1)" office:value-type="float" office:value="37" calcext:value-type="float">
            <text:p>37</text:p>
          </table:table-cell>
          <table:table-cell table:formula="of:=IFERROR(FIND(&quot;,&quot;;[.A10];[.B10]);[.B10])" office:value-type="float" office:value="46" calcext:value-type="float">
            <text:p>46</text:p>
          </table:table-cell>
          <table:table-cell table:formula="of:=LEFT([.A10];2)" office:value-type="string" office:string-value="08" calcext:value-type="string">
            <text:p>08</text:p>
          </table:table-cell>
          <table:table-cell table:formula="of:=IF([.D10]=[.D9];[.E9]+1;1)" office:value-type="float" office:value="1" calcext:value-type="float">
            <text:p>1</text:p>
          </table:table-cell>
          <table:table-cell office:value-type="string" calcext:value-type="string">
            <text:p>08</text:p>
          </table:table-cell>
          <table:table-cell table:formula="of:=CONCATENATE([.D10];&quot;-&quot;;IF(LEN([.E10])=1;CONCATENATE(&quot;0&quot;;[.E10]);[.E10]))" office:value-type="string" office:string-value="08-01" calcext:value-type="string">
            <text:p>08-01</text:p>
          </table:table-cell>
          <table:table-cell table:formula="of:=TRIM(MID([.A10];4;[.B10]-4))" office:value-type="string" office:string-value="Aix-en-Provene (Bouches-du-Rhône" calcext:value-type="string">
            <text:p>Aix-en-Provene (Bouches-du-Rhône</text:p>
          </table:table-cell>
          <table:table-cell table:formula="of:=MID([.A10];[.B10];[.C10]-[.B10])" office:value-type="string" office:string-value="43.531408" calcext:value-type="string">
            <text:p>43.531408</text:p>
          </table:table-cell>
          <table:table-cell table:formula="of:=IFERROR(MID([.A10];[.C10]+2;LEN([.A10])-[.C10]);&quot;&quot;)" office:value-type="string" office:string-value="5.446797" calcext:value-type="string">
            <text:p>5.446797</text:p>
          </table:table-cell>
          <table:table-cell table:formula="of:=IF([.B10]&lt;&gt;[.C10];&quot;true&quot;;&quot;false&quot;)" office:value-type="string" office:string-value="true" calcext:value-type="string">
            <text:p>true</text:p>
          </table:table-cell>
          <table:table-cell table:formula="of:=MID([.H10];1;FIND(&quot;(&quot;;[.H10])-2)" office:value-type="string" office:string-value="Aix-en-Provene" calcext:value-type="string">
            <text:p>Aix-en-Provene</text:p>
          </table:table-cell>
          <table:table-cell/>
          <table:table-cell table:formula="of:=IF([.I10]&lt;&gt;&quot;&quot;;CONCATENATE(&quot;{ &quot;&quot;type&quot;&quot;: &quot;&quot;Point&quot;&quot;, &quot;&quot;coordinates&quot;&quot;: [&quot;;[.I10];&quot;, &quot;;[.J10];&quot;] }&quot;);&quot;&quot;)" office:value-type="string" office:string-value="{ &quot;type&quot;: &quot;Point&quot;, &quot;coordinates&quot;: [43.531408, 5.446797] }" calcext:value-type="string">
            <text:p>{ "type": "Point", "coordinates": [43.531408, 5.446797] }</text:p>
          </table:table-cell>
          <table:table-cell table:formula="of:=CONCATENATE(&quot;{ &quot;&quot;nr&quot;&quot;: &quot;&quot;&quot;;[.F10];&quot;&quot;&quot;, &quot;&quot;confirmed&quot;&quot;: &quot;&quot;&quot;;[.K10];&quot;&quot;&quot;, &quot;&quot;name&quot;&quot;: &quot;&quot;&quot;;[.H10];&quot;&quot;&quot;, &quot;&quot;shortname&quot;&quot;: &quot;&quot;&quot;;[.L10];&quot;&quot;&quot; }&quot;)" office:value-type="string" office:string-value="{ &quot;nr&quot;: &quot;08&quot;, &quot;confirmed&quot;: &quot;true&quot;, &quot;name&quot;: &quot;Aix-en-Provene (Bouches-du-Rhône&quot;, &quot;shortname&quot;: &quot;Aix-en-Provene&quot; }" calcext:value-type="string">
            <text:p>{ "nr": "08", "confirmed": "true", "name": "Aix-en-Provene (Bouches-du-Rhône", "shortname": "Aix-en-Provene" }</text:p>
          </table:table-cell>
          <table:table-cell table:formula="of:=CONCATENATE(&quot;{ &quot;&quot;id&quot;&quot;: &quot;&quot;&quot;;[.G10];&quot;&quot;&quot;, &quot;&quot;type&quot;&quot;: &quot;&quot;Feature&quot;&quot;, &quot;&quot;geometry&quot;&quot;: &quot;;IF([.N10]=&quot;&quot;;&quot;null&quot;;[.N10]);&quot;, &quot;&quot;properties&quot;&quot;: &quot;;[.O10];&quot; },&quot;)" office:value-type="string" office:string-value="{ &quot;id&quot;: &quot;08-01&quot;, &quot;type&quot;: &quot;Feature&quot;, &quot;geometry&quot;: { &quot;type&quot;: &quot;Point&quot;, &quot;coordinates&quot;: [43.531408, 5.446797] }, &quot;properties&quot;: { &quot;nr&quot;: &quot;08&quot;, &quot;confirmed&quot;: &quot;true&quot;, &quot;name&quot;: &quot;Aix-en-Provene (Bouches-du-Rhône&quot;, &quot;shortname&quot;: &quot;Aix-en-Provene&quot; } }," calcext:value-type="string">
            <text:p>{ "id": "08-01", "type": "Feature", "geometry": { "type": "Point", "coordinates": [43.531408, 5.446797] }, "properties": { "nr": "08", "confirmed": "true", "name": "Aix-en-Provene (Bouches-du-Rhône", "shortname": "Aix-en-Proven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09 Fréjus (Var) </text:span><text:span text:style-name="T1"><text:a xlink:href="javascript:void(0)" xlink:type="simple">43.433153, 6.736453</text:a></text:span></text:p>
          </table:table-cell>
          <table:table-cell table:formula="of:=IFERROR(FIND(4;[.A11];3);LEN([.A11])+1)" office:value-type="float" office:value="17" calcext:value-type="float">
            <text:p>17</text:p>
          </table:table-cell>
          <table:table-cell table:formula="of:=IFERROR(FIND(&quot;,&quot;;[.A11];[.B11]);[.B11])" office:value-type="float" office:value="26" calcext:value-type="float">
            <text:p>26</text:p>
          </table:table-cell>
          <table:table-cell table:formula="of:=LEFT([.A11];2)" office:value-type="string" office:string-value="09" calcext:value-type="string">
            <text:p>09</text:p>
          </table:table-cell>
          <table:table-cell table:formula="of:=IF([.D11]=[.D10];[.E10]+1;1)" office:value-type="float" office:value="1" calcext:value-type="float">
            <text:p>1</text:p>
          </table:table-cell>
          <table:table-cell office:value-type="string" calcext:value-type="string">
            <text:p>09</text:p>
          </table:table-cell>
          <table:table-cell table:formula="of:=CONCATENATE([.D11];&quot;-&quot;;IF(LEN([.E11])=1;CONCATENATE(&quot;0&quot;;[.E11]);[.E11]))" office:value-type="string" office:string-value="09-01" calcext:value-type="string">
            <text:p>09-01</text:p>
          </table:table-cell>
          <table:table-cell table:formula="of:=TRIM(MID([.A11];4;[.B11]-4))" office:value-type="string" office:string-value="Fréjus (Var)" calcext:value-type="string">
            <text:p>Fréjus (Var)</text:p>
          </table:table-cell>
          <table:table-cell table:formula="of:=MID([.A11];[.B11];[.C11]-[.B11])" office:value-type="string" office:string-value="43.433153" calcext:value-type="string">
            <text:p>43.433153</text:p>
          </table:table-cell>
          <table:table-cell table:formula="of:=IFERROR(MID([.A11];[.C11]+2;LEN([.A11])-[.C11]);&quot;&quot;)" office:value-type="string" office:string-value="6.736453" calcext:value-type="string">
            <text:p>6.736453</text:p>
          </table:table-cell>
          <table:table-cell table:formula="of:=IF([.B11]&lt;&gt;[.C11];&quot;true&quot;;&quot;false&quot;)" office:value-type="string" office:string-value="true" calcext:value-type="string">
            <text:p>true</text:p>
          </table:table-cell>
          <table:table-cell table:formula="of:=MID([.H11];1;FIND(&quot;(&quot;;[.H11])-2)" office:value-type="string" office:string-value="Fréjus" calcext:value-type="string">
            <text:p>Fréjus</text:p>
          </table:table-cell>
          <table:table-cell/>
          <table:table-cell table:formula="of:=IF([.I11]&lt;&gt;&quot;&quot;;CONCATENATE(&quot;{ &quot;&quot;type&quot;&quot;: &quot;&quot;Point&quot;&quot;, &quot;&quot;coordinates&quot;&quot;: [&quot;;[.I11];&quot;, &quot;;[.J11];&quot;] }&quot;);&quot;&quot;)" office:value-type="string" office:string-value="{ &quot;type&quot;: &quot;Point&quot;, &quot;coordinates&quot;: [43.433153, 6.736453] }" calcext:value-type="string">
            <text:p>{ "type": "Point", "coordinates": [43.433153, 6.736453] }</text:p>
          </table:table-cell>
          <table:table-cell table:formula="of:=CONCATENATE(&quot;{ &quot;&quot;nr&quot;&quot;: &quot;&quot;&quot;;[.F11];&quot;&quot;&quot;, &quot;&quot;confirmed&quot;&quot;: &quot;&quot;&quot;;[.K11];&quot;&quot;&quot;, &quot;&quot;name&quot;&quot;: &quot;&quot;&quot;;[.H11];&quot;&quot;&quot;, &quot;&quot;shortname&quot;&quot;: &quot;&quot;&quot;;[.L11];&quot;&quot;&quot; }&quot;)" office:value-type="string" office:string-value="{ &quot;nr&quot;: &quot;09&quot;, &quot;confirmed&quot;: &quot;true&quot;, &quot;name&quot;: &quot;Fréjus (Var)&quot;, &quot;shortname&quot;: &quot;Fréjus&quot; }" calcext:value-type="string">
            <text:p>{ "nr": "09", "confirmed": "true", "name": "Fréjus (Var)", "shortname": "Fréjus" }</text:p>
          </table:table-cell>
          <table:table-cell table:formula="of:=CONCATENATE(&quot;{ &quot;&quot;id&quot;&quot;: &quot;&quot;&quot;;[.G11];&quot;&quot;&quot;, &quot;&quot;type&quot;&quot;: &quot;&quot;Feature&quot;&quot;, &quot;&quot;geometry&quot;&quot;: &quot;;IF([.N11]=&quot;&quot;;&quot;null&quot;;[.N11]);&quot;, &quot;&quot;properties&quot;&quot;: &quot;;[.O11];&quot; },&quot;)" office:value-type="string" office:string-value="{ &quot;id&quot;: &quot;09-01&quot;, &quot;type&quot;: &quot;Feature&quot;, &quot;geometry&quot;: { &quot;type&quot;: &quot;Point&quot;, &quot;coordinates&quot;: [43.433153, 6.736453] }, &quot;properties&quot;: { &quot;nr&quot;: &quot;09&quot;, &quot;confirmed&quot;: &quot;true&quot;, &quot;name&quot;: &quot;Fréjus (Var)&quot;, &quot;shortname&quot;: &quot;Fréjus&quot; } }," calcext:value-type="string">
            <text:p>{ "id": "09-01", "type": "Feature", "geometry": { "type": "Point", "coordinates": [43.433153, 6.736453] }, "properties": { "nr": "09", "confirmed": "true", "name": "Fréjus (Var)", "shortname": "Fréju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0 Riez (Alpes-de-Haute-Provence)</text:span><text:span text:style-name="T1"><text:a xlink:href="javascript:void(0)" xlink:type="simple">43.816196, 6.092591</text:a></text:span></text:p>
          </table:table-cell>
          <table:table-cell table:formula="of:=IFERROR(FIND(4;[.A12];3);LEN([.A12])+1)" office:value-type="float" office:value="34" calcext:value-type="float">
            <text:p>34</text:p>
          </table:table-cell>
          <table:table-cell table:formula="of:=IFERROR(FIND(&quot;,&quot;;[.A12];[.B12]);[.B12])" office:value-type="float" office:value="43" calcext:value-type="float">
            <text:p>43</text:p>
          </table:table-cell>
          <table:table-cell table:formula="of:=LEFT([.A12];2)" office:value-type="string" office:string-value="10" calcext:value-type="string">
            <text:p>10</text:p>
          </table:table-cell>
          <table:table-cell table:formula="of:=IF([.D12]=[.D11];[.E11]+1;1)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formula="of:=CONCATENATE([.D12];&quot;-&quot;;IF(LEN([.E12])=1;CONCATENATE(&quot;0&quot;;[.E12]);[.E12]))" office:value-type="string" office:string-value="10-01" calcext:value-type="string">
            <text:p>10-01</text:p>
          </table:table-cell>
          <table:table-cell table:formula="of:=TRIM(MID([.A12];4;[.B12]-4))" office:value-type="string" office:string-value="Riez (Alpes-de-Haute-Provence)" calcext:value-type="string">
            <text:p>Riez (Alpes-de-Haute-Provence)</text:p>
          </table:table-cell>
          <table:table-cell table:formula="of:=MID([.A12];[.B12];[.C12]-[.B12])" office:value-type="string" office:string-value="43.816196" calcext:value-type="string">
            <text:p>43.816196</text:p>
          </table:table-cell>
          <table:table-cell table:formula="of:=IFERROR(MID([.A12];[.C12]+2;LEN([.A12])-[.C12]);&quot;&quot;)" office:value-type="string" office:string-value="6.092591" calcext:value-type="string">
            <text:p>6.092591</text:p>
          </table:table-cell>
          <table:table-cell table:formula="of:=IF([.B12]&lt;&gt;[.C12];&quot;true&quot;;&quot;false&quot;)" office:value-type="string" office:string-value="true" calcext:value-type="string">
            <text:p>true</text:p>
          </table:table-cell>
          <table:table-cell table:formula="of:=MID([.H12];1;FIND(&quot;(&quot;;[.H12])-2)" office:value-type="string" office:string-value="Riez" calcext:value-type="string">
            <text:p>Riez</text:p>
          </table:table-cell>
          <table:table-cell/>
          <table:table-cell table:formula="of:=IF([.I12]&lt;&gt;&quot;&quot;;CONCATENATE(&quot;{ &quot;&quot;type&quot;&quot;: &quot;&quot;Point&quot;&quot;, &quot;&quot;coordinates&quot;&quot;: [&quot;;[.I12];&quot;, &quot;;[.J12];&quot;] }&quot;);&quot;&quot;)" office:value-type="string" office:string-value="{ &quot;type&quot;: &quot;Point&quot;, &quot;coordinates&quot;: [43.816196, 6.092591] }" calcext:value-type="string">
            <text:p>{ "type": "Point", "coordinates": [43.816196, 6.092591] }</text:p>
          </table:table-cell>
          <table:table-cell table:formula="of:=CONCATENATE(&quot;{ &quot;&quot;nr&quot;&quot;: &quot;&quot;&quot;;[.F12];&quot;&quot;&quot;, &quot;&quot;confirmed&quot;&quot;: &quot;&quot;&quot;;[.K12];&quot;&quot;&quot;, &quot;&quot;name&quot;&quot;: &quot;&quot;&quot;;[.H12];&quot;&quot;&quot;, &quot;&quot;shortname&quot;&quot;: &quot;&quot;&quot;;[.L12];&quot;&quot;&quot; }&quot;)" office:value-type="string" office:string-value="{ &quot;nr&quot;: &quot;10&quot;, &quot;confirmed&quot;: &quot;true&quot;, &quot;name&quot;: &quot;Riez (Alpes-de-Haute-Provence)&quot;, &quot;shortname&quot;: &quot;Riez&quot; }" calcext:value-type="string">
            <text:p>{ "nr": "10", "confirmed": "true", "name": "Riez (Alpes-de-Haute-Provence)", "shortname": "Riez" }</text:p>
          </table:table-cell>
          <table:table-cell table:formula="of:=CONCATENATE(&quot;{ &quot;&quot;id&quot;&quot;: &quot;&quot;&quot;;[.G12];&quot;&quot;&quot;, &quot;&quot;type&quot;&quot;: &quot;&quot;Feature&quot;&quot;, &quot;&quot;geometry&quot;&quot;: &quot;;IF([.N12]=&quot;&quot;;&quot;null&quot;;[.N12]);&quot;, &quot;&quot;properties&quot;&quot;: &quot;;[.O12];&quot; },&quot;)" office:value-type="string" office:string-value="{ &quot;id&quot;: &quot;10-01&quot;, &quot;type&quot;: &quot;Feature&quot;, &quot;geometry&quot;: { &quot;type&quot;: &quot;Point&quot;, &quot;coordinates&quot;: [43.816196, 6.092591] }, &quot;properties&quot;: { &quot;nr&quot;: &quot;10&quot;, &quot;confirmed&quot;: &quot;true&quot;, &quot;name&quot;: &quot;Riez (Alpes-de-Haute-Provence)&quot;, &quot;shortname&quot;: &quot;Riez&quot; } }," calcext:value-type="string">
            <text:p>{ "id": "10-01", "type": "Feature", "geometry": { "type": "Point", "coordinates": [43.816196, 6.092591] }, "properties": { "nr": "10", "confirmed": "true", "name": "Riez (Alpes-de-Haute-Provence)", "shortname": "Riez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1 Venasque (Vaucluse) </text:span><text:span text:style-name="T1"><text:a xlink:href="javascript:void(0)" xlink:type="simple">43.997037, 5.145890</text:a></text:span></text:p>
          </table:table-cell>
          <table:table-cell table:formula="of:=IFERROR(FIND(4;[.A13];3);LEN([.A13])+1)" office:value-type="float" office:value="24" calcext:value-type="float">
            <text:p>24</text:p>
          </table:table-cell>
          <table:table-cell table:formula="of:=IFERROR(FIND(&quot;,&quot;;[.A13];[.B13]);[.B13])" office:value-type="float" office:value="33" calcext:value-type="float">
            <text:p>33</text:p>
          </table:table-cell>
          <table:table-cell table:formula="of:=LEFT([.A13];2)" office:value-type="string" office:string-value="11" calcext:value-type="string">
            <text:p>11</text:p>
          </table:table-cell>
          <table:table-cell table:formula="of:=IF([.D13]=[.D12];[.E12]+1;1)"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table:formula="of:=CONCATENATE([.D13];&quot;-&quot;;IF(LEN([.E13])=1;CONCATENATE(&quot;0&quot;;[.E13]);[.E13]))" office:value-type="string" office:string-value="11-01" calcext:value-type="string">
            <text:p>11-01</text:p>
          </table:table-cell>
          <table:table-cell table:formula="of:=TRIM(MID([.A13];4;[.B13]-4))" office:value-type="string" office:string-value="Venasque (Vaucluse)" calcext:value-type="string">
            <text:p>Venasque (Vaucluse)</text:p>
          </table:table-cell>
          <table:table-cell table:formula="of:=MID([.A13];[.B13];[.C13]-[.B13])" office:value-type="string" office:string-value="43.997037" calcext:value-type="string">
            <text:p>43.997037</text:p>
          </table:table-cell>
          <table:table-cell table:formula="of:=IFERROR(MID([.A13];[.C13]+2;LEN([.A13])-[.C13]);&quot;&quot;)" office:value-type="string" office:string-value="5.145890" calcext:value-type="string">
            <text:p>5.145890</text:p>
          </table:table-cell>
          <table:table-cell table:formula="of:=IF([.B13]&lt;&gt;[.C13];&quot;true&quot;;&quot;false&quot;)" office:value-type="string" office:string-value="true" calcext:value-type="string">
            <text:p>true</text:p>
          </table:table-cell>
          <table:table-cell table:formula="of:=MID([.H13];1;FIND(&quot;(&quot;;[.H13])-2)" office:value-type="string" office:string-value="Venasque" calcext:value-type="string">
            <text:p>Venasque</text:p>
          </table:table-cell>
          <table:table-cell/>
          <table:table-cell table:formula="of:=IF([.I13]&lt;&gt;&quot;&quot;;CONCATENATE(&quot;{ &quot;&quot;type&quot;&quot;: &quot;&quot;Point&quot;&quot;, &quot;&quot;coordinates&quot;&quot;: [&quot;;[.I13];&quot;, &quot;;[.J13];&quot;] }&quot;);&quot;&quot;)" office:value-type="string" office:string-value="{ &quot;type&quot;: &quot;Point&quot;, &quot;coordinates&quot;: [43.997037, 5.145890] }" calcext:value-type="string">
            <text:p>{ "type": "Point", "coordinates": [43.997037, 5.145890] }</text:p>
          </table:table-cell>
          <table:table-cell table:formula="of:=CONCATENATE(&quot;{ &quot;&quot;nr&quot;&quot;: &quot;&quot;&quot;;[.F13];&quot;&quot;&quot;, &quot;&quot;confirmed&quot;&quot;: &quot;&quot;&quot;;[.K13];&quot;&quot;&quot;, &quot;&quot;name&quot;&quot;: &quot;&quot;&quot;;[.H13];&quot;&quot;&quot;, &quot;&quot;shortname&quot;&quot;: &quot;&quot;&quot;;[.L13];&quot;&quot;&quot; }&quot;)" office:value-type="string" office:string-value="{ &quot;nr&quot;: &quot;11&quot;, &quot;confirmed&quot;: &quot;true&quot;, &quot;name&quot;: &quot;Venasque (Vaucluse)&quot;, &quot;shortname&quot;: &quot;Venasque&quot; }" calcext:value-type="string">
            <text:p>{ "nr": "11", "confirmed": "true", "name": "Venasque (Vaucluse)", "shortname": "Venasque" }</text:p>
          </table:table-cell>
          <table:table-cell table:formula="of:=CONCATENATE(&quot;{ &quot;&quot;id&quot;&quot;: &quot;&quot;&quot;;[.G13];&quot;&quot;&quot;, &quot;&quot;type&quot;&quot;: &quot;&quot;Feature&quot;&quot;, &quot;&quot;geometry&quot;&quot;: &quot;;IF([.N13]=&quot;&quot;;&quot;null&quot;;[.N13]);&quot;, &quot;&quot;properties&quot;&quot;: &quot;;[.O13];&quot; },&quot;)" office:value-type="string" office:string-value="{ &quot;id&quot;: &quot;11-01&quot;, &quot;type&quot;: &quot;Feature&quot;, &quot;geometry&quot;: { &quot;type&quot;: &quot;Point&quot;, &quot;coordinates&quot;: [43.997037, 5.145890] }, &quot;properties&quot;: { &quot;nr&quot;: &quot;11&quot;, &quot;confirmed&quot;: &quot;true&quot;, &quot;name&quot;: &quot;Venasque (Vaucluse)&quot;, &quot;shortname&quot;: &quot;Venasque&quot; } }," calcext:value-type="string">
            <text:p>{ "id": "11-01", "type": "Feature", "geometry": { "type": "Point", "coordinates": [43.997037, 5.145890] }, "properties": { "nr": "11", "confirmed": "true", "name": "Venasque (Vaucluse)", "shortname": "Venasqu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2 Meysse (Ardèche) </text:span><text:span text:style-name="T1"><text:a xlink:href="javascript:void(0)" xlink:type="simple">44.607528, 4.722391</text:a></text:span></text:p>
          </table:table-cell>
          <table:table-cell table:formula="of:=IFERROR(FIND(4;[.A14];3);LEN([.A14])+1)" office:value-type="float" office:value="21" calcext:value-type="float">
            <text:p>21</text:p>
          </table:table-cell>
          <table:table-cell table:formula="of:=IFERROR(FIND(&quot;,&quot;;[.A14];[.B14]);[.B14])" office:value-type="float" office:value="30" calcext:value-type="float">
            <text:p>30</text:p>
          </table:table-cell>
          <table:table-cell table:formula="of:=LEFT([.A14];2)" office:value-type="string" office:string-value="12" calcext:value-type="string">
            <text:p>12</text:p>
          </table:table-cell>
          <table:table-cell table:formula="of:=IF([.D14]=[.D13];[.E13]+1;1)"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table:formula="of:=CONCATENATE([.D14];&quot;-&quot;;IF(LEN([.E14])=1;CONCATENATE(&quot;0&quot;;[.E14]);[.E14]))" office:value-type="string" office:string-value="12-01" calcext:value-type="string">
            <text:p>12-01</text:p>
          </table:table-cell>
          <table:table-cell table:formula="of:=TRIM(MID([.A14];4;[.B14]-4))" office:value-type="string" office:string-value="Meysse (Ardèche)" calcext:value-type="string">
            <text:p>Meysse (Ardèche)</text:p>
          </table:table-cell>
          <table:table-cell table:formula="of:=MID([.A14];[.B14];[.C14]-[.B14])" office:value-type="string" office:string-value="44.607528" calcext:value-type="string">
            <text:p>44.607528</text:p>
          </table:table-cell>
          <table:table-cell table:formula="of:=IFERROR(MID([.A14];[.C14]+2;LEN([.A14])-[.C14]);&quot;&quot;)" office:value-type="string" office:string-value="4.722391" calcext:value-type="string">
            <text:p>4.722391</text:p>
          </table:table-cell>
          <table:table-cell table:formula="of:=IF([.B14]&lt;&gt;[.C14];&quot;true&quot;;&quot;false&quot;)" office:value-type="string" office:string-value="true" calcext:value-type="string">
            <text:p>true</text:p>
          </table:table-cell>
          <table:table-cell table:formula="of:=MID([.H14];1;FIND(&quot;(&quot;;[.H14])-2)" office:value-type="string" office:string-value="Meysse" calcext:value-type="string">
            <text:p>Meysse</text:p>
          </table:table-cell>
          <table:table-cell/>
          <table:table-cell table:formula="of:=IF([.I14]&lt;&gt;&quot;&quot;;CONCATENATE(&quot;{ &quot;&quot;type&quot;&quot;: &quot;&quot;Point&quot;&quot;, &quot;&quot;coordinates&quot;&quot;: [&quot;;[.I14];&quot;, &quot;;[.J14];&quot;] }&quot;);&quot;&quot;)" office:value-type="string" office:string-value="{ &quot;type&quot;: &quot;Point&quot;, &quot;coordinates&quot;: [44.607528, 4.722391] }" calcext:value-type="string">
            <text:p>{ "type": "Point", "coordinates": [44.607528, 4.722391] }</text:p>
          </table:table-cell>
          <table:table-cell table:formula="of:=CONCATENATE(&quot;{ &quot;&quot;nr&quot;&quot;: &quot;&quot;&quot;;[.F14];&quot;&quot;&quot;, &quot;&quot;confirmed&quot;&quot;: &quot;&quot;&quot;;[.K14];&quot;&quot;&quot;, &quot;&quot;name&quot;&quot;: &quot;&quot;&quot;;[.H14];&quot;&quot;&quot;, &quot;&quot;shortname&quot;&quot;: &quot;&quot;&quot;;[.L14];&quot;&quot;&quot; }&quot;)" office:value-type="string" office:string-value="{ &quot;nr&quot;: &quot;12&quot;, &quot;confirmed&quot;: &quot;true&quot;, &quot;name&quot;: &quot;Meysse (Ardèche)&quot;, &quot;shortname&quot;: &quot;Meysse&quot; }" calcext:value-type="string">
            <text:p>{ "nr": "12", "confirmed": "true", "name": "Meysse (Ardèche)", "shortname": "Meysse" }</text:p>
          </table:table-cell>
          <table:table-cell table:formula="of:=CONCATENATE(&quot;{ &quot;&quot;id&quot;&quot;: &quot;&quot;&quot;;[.G14];&quot;&quot;&quot;, &quot;&quot;type&quot;&quot;: &quot;&quot;Feature&quot;&quot;, &quot;&quot;geometry&quot;&quot;: &quot;;IF([.N14]=&quot;&quot;;&quot;null&quot;;[.N14]);&quot;, &quot;&quot;properties&quot;&quot;: &quot;;[.O14];&quot; },&quot;)" office:value-type="string" office:string-value="{ &quot;id&quot;: &quot;12-01&quot;, &quot;type&quot;: &quot;Feature&quot;, &quot;geometry&quot;: { &quot;type&quot;: &quot;Point&quot;, &quot;coordinates&quot;: [44.607528, 4.722391] }, &quot;properties&quot;: { &quot;nr&quot;: &quot;12&quot;, &quot;confirmed&quot;: &quot;true&quot;, &quot;name&quot;: &quot;Meysse (Ardèche)&quot;, &quot;shortname&quot;: &quot;Meysse&quot; } }," calcext:value-type="string">
            <text:p>{ "id": "12-01", "type": "Feature", "geometry": { "type": "Point", "coordinates": [44.607528, 4.722391] }, "properties": { "nr": "12", "confirmed": "true", "name": "Meysse (Ardèche)", "shortname": "Meyss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3 Nice (Alpes-Maritimes) </text:span><text:span text:style-name="T1"><text:a xlink:href="javascript:void(0)" xlink:type="simple">43.720024, 7.274565</text:a></text:span></text:p>
          </table:table-cell>
          <table:table-cell table:formula="of:=IFERROR(FIND(4;[.A15];3);LEN([.A15])+1)" office:value-type="float" office:value="27" calcext:value-type="float">
            <text:p>27</text:p>
          </table:table-cell>
          <table:table-cell table:formula="of:=IFERROR(FIND(&quot;,&quot;;[.A15];[.B15]);[.B15])" office:value-type="float" office:value="36" calcext:value-type="float">
            <text:p>36</text:p>
          </table:table-cell>
          <table:table-cell table:formula="of:=LEFT([.A15];2)" office:value-type="string" office:string-value="13" calcext:value-type="string">
            <text:p>13</text:p>
          </table:table-cell>
          <table:table-cell table:formula="of:=IF([.D15]=[.D14];[.E14]+1;1)"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table:formula="of:=CONCATENATE([.D15];&quot;-&quot;;IF(LEN([.E15])=1;CONCATENATE(&quot;0&quot;;[.E15]);[.E15]))" office:value-type="string" office:string-value="13-01" calcext:value-type="string">
            <text:p>13-01</text:p>
          </table:table-cell>
          <table:table-cell table:formula="of:=TRIM(MID([.A15];4;[.B15]-4))" office:value-type="string" office:string-value="Nice (Alpes-Maritimes)" calcext:value-type="string">
            <text:p>Nice (Alpes-Maritimes)</text:p>
          </table:table-cell>
          <table:table-cell table:formula="of:=MID([.A15];[.B15];[.C15]-[.B15])" office:value-type="string" office:string-value="43.720024" calcext:value-type="string">
            <text:p>43.720024</text:p>
          </table:table-cell>
          <table:table-cell table:formula="of:=IFERROR(MID([.A15];[.C15]+2;LEN([.A15])-[.C15]);&quot;&quot;)" office:value-type="string" office:string-value="7.274565" calcext:value-type="string">
            <text:p>7.274565</text:p>
          </table:table-cell>
          <table:table-cell table:formula="of:=IF([.B15]&lt;&gt;[.C15];&quot;true&quot;;&quot;false&quot;)" office:value-type="string" office:string-value="true" calcext:value-type="string">
            <text:p>true</text:p>
          </table:table-cell>
          <table:table-cell table:formula="of:=MID([.H15];1;FIND(&quot;(&quot;;[.H15])-2)" office:value-type="string" office:string-value="Nice" calcext:value-type="string">
            <text:p>Nice</text:p>
          </table:table-cell>
          <table:table-cell/>
          <table:table-cell table:formula="of:=IF([.I15]&lt;&gt;&quot;&quot;;CONCATENATE(&quot;{ &quot;&quot;type&quot;&quot;: &quot;&quot;Point&quot;&quot;, &quot;&quot;coordinates&quot;&quot;: [&quot;;[.I15];&quot;, &quot;;[.J15];&quot;] }&quot;);&quot;&quot;)" office:value-type="string" office:string-value="{ &quot;type&quot;: &quot;Point&quot;, &quot;coordinates&quot;: [43.720024, 7.274565] }" calcext:value-type="string">
            <text:p>{ "type": "Point", "coordinates": [43.720024, 7.274565] }</text:p>
          </table:table-cell>
          <table:table-cell table:formula="of:=CONCATENATE(&quot;{ &quot;&quot;nr&quot;&quot;: &quot;&quot;&quot;;[.F15];&quot;&quot;&quot;, &quot;&quot;confirmed&quot;&quot;: &quot;&quot;&quot;;[.K15];&quot;&quot;&quot;, &quot;&quot;name&quot;&quot;: &quot;&quot;&quot;;[.H15];&quot;&quot;&quot;, &quot;&quot;shortname&quot;&quot;: &quot;&quot;&quot;;[.L15];&quot;&quot;&quot; }&quot;)" office:value-type="string" office:string-value="{ &quot;nr&quot;: &quot;13&quot;, &quot;confirmed&quot;: &quot;true&quot;, &quot;name&quot;: &quot;Nice (Alpes-Maritimes)&quot;, &quot;shortname&quot;: &quot;Nice&quot; }" calcext:value-type="string">
            <text:p>{ "nr": "13", "confirmed": "true", "name": "Nice (Alpes-Maritimes)", "shortname": "Nice" }</text:p>
          </table:table-cell>
          <table:table-cell table:formula="of:=CONCATENATE(&quot;{ &quot;&quot;id&quot;&quot;: &quot;&quot;&quot;;[.G15];&quot;&quot;&quot;, &quot;&quot;type&quot;&quot;: &quot;&quot;Feature&quot;&quot;, &quot;&quot;geometry&quot;&quot;: &quot;;IF([.N15]=&quot;&quot;;&quot;null&quot;;[.N15]);&quot;, &quot;&quot;properties&quot;&quot;: &quot;;[.O15];&quot; },&quot;)" office:value-type="string" office:string-value="{ &quot;id&quot;: &quot;13-01&quot;, &quot;type&quot;: &quot;Feature&quot;, &quot;geometry&quot;: { &quot;type&quot;: &quot;Point&quot;, &quot;coordinates&quot;: [43.720024, 7.274565] }, &quot;properties&quot;: { &quot;nr&quot;: &quot;13&quot;, &quot;confirmed&quot;: &quot;true&quot;, &quot;name&quot;: &quot;Nice (Alpes-Maritimes)&quot;, &quot;shortname&quot;: &quot;Nice&quot; } }," calcext:value-type="string">
            <text:p>{ "id": "13-01", "type": "Feature", "geometry": { "type": "Point", "coordinates": [43.720024, 7.274565] }, "properties": { "nr": "13", "confirmed": "true", "name": "Nice (Alpes-Maritimes)", "shortname": "Nic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4 Ventimille (Ligure-Italie) </text:span><text:span text:style-name="T1"><text:a xlink:href="javascript:void(0)" xlink:type="simple">43.792574, 7.599054</text:a></text:span></text:p>
          </table:table-cell>
          <table:table-cell table:formula="of:=IFERROR(FIND(4;[.A16];3);LEN([.A16])+1)" office:value-type="float" office:value="31" calcext:value-type="float">
            <text:p>31</text:p>
          </table:table-cell>
          <table:table-cell table:formula="of:=IFERROR(FIND(&quot;,&quot;;[.A16];[.B16]);[.B16])" office:value-type="float" office:value="40" calcext:value-type="float">
            <text:p>40</text:p>
          </table:table-cell>
          <table:table-cell table:formula="of:=LEFT([.A16];2)" office:value-type="string" office:string-value="14" calcext:value-type="string">
            <text:p>14</text:p>
          </table:table-cell>
          <table:table-cell table:formula="of:=IF([.D16]=[.D15];[.E15]+1;1)"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table:formula="of:=CONCATENATE([.D16];&quot;-&quot;;IF(LEN([.E16])=1;CONCATENATE(&quot;0&quot;;[.E16]);[.E16]))" office:value-type="string" office:string-value="14-01" calcext:value-type="string">
            <text:p>14-01</text:p>
          </table:table-cell>
          <table:table-cell table:formula="of:=TRIM(MID([.A16];4;[.B16]-4))" office:value-type="string" office:string-value="Ventimille (Ligure-Italie)" calcext:value-type="string">
            <text:p>Ventimille (Ligure-Italie)</text:p>
          </table:table-cell>
          <table:table-cell table:formula="of:=MID([.A16];[.B16];[.C16]-[.B16])" office:value-type="string" office:string-value="43.792574" calcext:value-type="string">
            <text:p>43.792574</text:p>
          </table:table-cell>
          <table:table-cell table:formula="of:=IFERROR(MID([.A16];[.C16]+2;LEN([.A16])-[.C16]);&quot;&quot;)" office:value-type="string" office:string-value="7.599054" calcext:value-type="string">
            <text:p>7.599054</text:p>
          </table:table-cell>
          <table:table-cell table:formula="of:=IF([.B16]&lt;&gt;[.C16];&quot;true&quot;;&quot;false&quot;)" office:value-type="string" office:string-value="true" calcext:value-type="string">
            <text:p>true</text:p>
          </table:table-cell>
          <table:table-cell table:formula="of:=MID([.H16];1;FIND(&quot;(&quot;;[.H16])-2)" office:value-type="string" office:string-value="Ventimille" calcext:value-type="string">
            <text:p>Ventimille</text:p>
          </table:table-cell>
          <table:table-cell/>
          <table:table-cell table:formula="of:=IF([.I16]&lt;&gt;&quot;&quot;;CONCATENATE(&quot;{ &quot;&quot;type&quot;&quot;: &quot;&quot;Point&quot;&quot;, &quot;&quot;coordinates&quot;&quot;: [&quot;;[.I16];&quot;, &quot;;[.J16];&quot;] }&quot;);&quot;&quot;)" office:value-type="string" office:string-value="{ &quot;type&quot;: &quot;Point&quot;, &quot;coordinates&quot;: [43.792574, 7.599054] }" calcext:value-type="string">
            <text:p>{ "type": "Point", "coordinates": [43.792574, 7.599054] }</text:p>
          </table:table-cell>
          <table:table-cell table:formula="of:=CONCATENATE(&quot;{ &quot;&quot;nr&quot;&quot;: &quot;&quot;&quot;;[.F16];&quot;&quot;&quot;, &quot;&quot;confirmed&quot;&quot;: &quot;&quot;&quot;;[.K16];&quot;&quot;&quot;, &quot;&quot;name&quot;&quot;: &quot;&quot;&quot;;[.H16];&quot;&quot;&quot;, &quot;&quot;shortname&quot;&quot;: &quot;&quot;&quot;;[.L16];&quot;&quot;&quot; }&quot;)" office:value-type="string" office:string-value="{ &quot;nr&quot;: &quot;14&quot;, &quot;confirmed&quot;: &quot;true&quot;, &quot;name&quot;: &quot;Ventimille (Ligure-Italie)&quot;, &quot;shortname&quot;: &quot;Ventimille&quot; }" calcext:value-type="string">
            <text:p>{ "nr": "14", "confirmed": "true", "name": "Ventimille (Ligure-Italie)", "shortname": "Ventimille" }</text:p>
          </table:table-cell>
          <table:table-cell table:formula="of:=CONCATENATE(&quot;{ &quot;&quot;id&quot;&quot;: &quot;&quot;&quot;;[.G16];&quot;&quot;&quot;, &quot;&quot;type&quot;&quot;: &quot;&quot;Feature&quot;&quot;, &quot;&quot;geometry&quot;&quot;: &quot;;IF([.N16]=&quot;&quot;;&quot;null&quot;;[.N16]);&quot;, &quot;&quot;properties&quot;&quot;: &quot;;[.O16];&quot; },&quot;)" office:value-type="string" office:string-value="{ &quot;id&quot;: &quot;14-01&quot;, &quot;type&quot;: &quot;Feature&quot;, &quot;geometry&quot;: { &quot;type&quot;: &quot;Point&quot;, &quot;coordinates&quot;: [43.792574, 7.599054] }, &quot;properties&quot;: { &quot;nr&quot;: &quot;14&quot;, &quot;confirmed&quot;: &quot;true&quot;, &quot;name&quot;: &quot;Ventimille (Ligure-Italie)&quot;, &quot;shortname&quot;: &quot;Ventimille&quot; } }," calcext:value-type="string">
            <text:p>{ "id": "14-01", "type": "Feature", "geometry": { "type": "Point", "coordinates": [43.792574, 7.599054] }, "properties": { "nr": "14", "confirmed": "true", "name": "Ventimille (Ligure-Italie)", "shortname": "Ventimill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5 Aubeterre-sur-Dronne (Charente) </text:span><text:span text:style-name="T1"><text:a xlink:href="javascript:void(0)" xlink:type="simple">45.270953, 0.169678</text:a></text:span></text:p>
          </table:table-cell>
          <table:table-cell table:formula="of:=IFERROR(FIND(4;[.A17];3);LEN([.A17])+1)" office:value-type="float" office:value="36" calcext:value-type="float">
            <text:p>36</text:p>
          </table:table-cell>
          <table:table-cell table:formula="of:=IFERROR(FIND(&quot;,&quot;;[.A17];[.B17]);[.B17])" office:value-type="float" office:value="45" calcext:value-type="float">
            <text:p>45</text:p>
          </table:table-cell>
          <table:table-cell table:formula="of:=LEFT([.A17];2)" office:value-type="string" office:string-value="15" calcext:value-type="string">
            <text:p>15</text:p>
          </table:table-cell>
          <table:table-cell table:formula="of:=IF([.D17]=[.D16];[.E16]+1;1)"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table:formula="of:=CONCATENATE([.D17];&quot;-&quot;;IF(LEN([.E17])=1;CONCATENATE(&quot;0&quot;;[.E17]);[.E17]))" office:value-type="string" office:string-value="15-01" calcext:value-type="string">
            <text:p>15-01</text:p>
          </table:table-cell>
          <table:table-cell table:formula="of:=TRIM(MID([.A17];4;[.B17]-4))" office:value-type="string" office:string-value="Aubeterre-sur-Dronne (Charente)" calcext:value-type="string">
            <text:p>Aubeterre-sur-Dronne (Charente)</text:p>
          </table:table-cell>
          <table:table-cell table:formula="of:=MID([.A17];[.B17];[.C17]-[.B17])" office:value-type="string" office:string-value="45.270953" calcext:value-type="string">
            <text:p>45.270953</text:p>
          </table:table-cell>
          <table:table-cell table:formula="of:=IFERROR(MID([.A17];[.C17]+2;LEN([.A17])-[.C17]);&quot;&quot;)" office:value-type="string" office:string-value="0.169678" calcext:value-type="string">
            <text:p>0.169678</text:p>
          </table:table-cell>
          <table:table-cell table:formula="of:=IF([.B17]&lt;&gt;[.C17];&quot;true&quot;;&quot;false&quot;)" office:value-type="string" office:string-value="true" calcext:value-type="string">
            <text:p>true</text:p>
          </table:table-cell>
          <table:table-cell table:formula="of:=MID([.H17];1;FIND(&quot;(&quot;;[.H17])-2)" office:value-type="string" office:string-value="Aubeterre-sur-Dronne" calcext:value-type="string">
            <text:p>Aubeterre-sur-Dronne</text:p>
          </table:table-cell>
          <table:table-cell/>
          <table:table-cell table:formula="of:=IF([.I17]&lt;&gt;&quot;&quot;;CONCATENATE(&quot;{ &quot;&quot;type&quot;&quot;: &quot;&quot;Point&quot;&quot;, &quot;&quot;coordinates&quot;&quot;: [&quot;;[.I17];&quot;, &quot;;[.J17];&quot;] }&quot;);&quot;&quot;)" office:value-type="string" office:string-value="{ &quot;type&quot;: &quot;Point&quot;, &quot;coordinates&quot;: [45.270953, 0.169678] }" calcext:value-type="string">
            <text:p>{ "type": "Point", "coordinates": [45.270953, 0.169678] }</text:p>
          </table:table-cell>
          <table:table-cell table:formula="of:=CONCATENATE(&quot;{ &quot;&quot;nr&quot;&quot;: &quot;&quot;&quot;;[.F17];&quot;&quot;&quot;, &quot;&quot;confirmed&quot;&quot;: &quot;&quot;&quot;;[.K17];&quot;&quot;&quot;, &quot;&quot;name&quot;&quot;: &quot;&quot;&quot;;[.H17];&quot;&quot;&quot;, &quot;&quot;shortname&quot;&quot;: &quot;&quot;&quot;;[.L17];&quot;&quot;&quot; }&quot;)" office:value-type="string" office:string-value="{ &quot;nr&quot;: &quot;15&quot;, &quot;confirmed&quot;: &quot;true&quot;, &quot;name&quot;: &quot;Aubeterre-sur-Dronne (Charente)&quot;, &quot;shortname&quot;: &quot;Aubeterre-sur-Dronne&quot; }" calcext:value-type="string">
            <text:p>{ "nr": "15", "confirmed": "true", "name": "Aubeterre-sur-Dronne (Charente)", "shortname": "Aubeterre-sur-Dronne" }</text:p>
          </table:table-cell>
          <table:table-cell table:formula="of:=CONCATENATE(&quot;{ &quot;&quot;id&quot;&quot;: &quot;&quot;&quot;;[.G17];&quot;&quot;&quot;, &quot;&quot;type&quot;&quot;: &quot;&quot;Feature&quot;&quot;, &quot;&quot;geometry&quot;&quot;: &quot;;IF([.N17]=&quot;&quot;;&quot;null&quot;;[.N17]);&quot;, &quot;&quot;properties&quot;&quot;: &quot;;[.O17];&quot; },&quot;)" office:value-type="string" office:string-value="{ &quot;id&quot;: &quot;15-01&quot;, &quot;type&quot;: &quot;Feature&quot;, &quot;geometry&quot;: { &quot;type&quot;: &quot;Point&quot;, &quot;coordinates&quot;: [45.270953, 0.169678] }, &quot;properties&quot;: { &quot;nr&quot;: &quot;15&quot;, &quot;confirmed&quot;: &quot;true&quot;, &quot;name&quot;: &quot;Aubeterre-sur-Dronne (Charente)&quot;, &quot;shortname&quot;: &quot;Aubeterre-sur-Dronne&quot; } }," calcext:value-type="string">
            <text:p>{ "id": "15-01", "type": "Feature", "geometry": { "type": "Point", "coordinates": [45.270953, 0.169678] }, "properties": { "nr": "15", "confirmed": "true", "name": "Aubeterre-sur-Dronne (Charente)", "shortname": "Aubeterre-sur-Dronn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6 Reims (Marne) </text:span><text:span text:style-name="T1"><text:a xlink:href="javascript:void(0)" xlink:type="simple">49.253362, 4.032701</text:a></text:span></text:p>
          </table:table-cell>
          <table:table-cell table:formula="of:=IFERROR(FIND(4;[.A18];3);LEN([.A18])+1)" office:value-type="float" office:value="18" calcext:value-type="float">
            <text:p>18</text:p>
          </table:table-cell>
          <table:table-cell table:formula="of:=IFERROR(FIND(&quot;,&quot;;[.A18];[.B18]);[.B18])" office:value-type="float" office:value="27" calcext:value-type="float">
            <text:p>27</text:p>
          </table:table-cell>
          <table:table-cell table:formula="of:=LEFT([.A18];2)" office:value-type="string" office:string-value="16" calcext:value-type="string">
            <text:p>16</text:p>
          </table:table-cell>
          <table:table-cell table:formula="of:=IF([.D18]=[.D17];[.E17]+1;1)"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table:formula="of:=CONCATENATE([.D18];&quot;-&quot;;IF(LEN([.E18])=1;CONCATENATE(&quot;0&quot;;[.E18]);[.E18]))" office:value-type="string" office:string-value="16-01" calcext:value-type="string">
            <text:p>16-01</text:p>
          </table:table-cell>
          <table:table-cell table:formula="of:=TRIM(MID([.A18];4;[.B18]-4))" office:value-type="string" office:string-value="Reims (Marne)" calcext:value-type="string">
            <text:p>Reims (Marne)</text:p>
          </table:table-cell>
          <table:table-cell table:formula="of:=MID([.A18];[.B18];[.C18]-[.B18])" office:value-type="string" office:string-value="49.253362" calcext:value-type="string">
            <text:p>49.253362</text:p>
          </table:table-cell>
          <table:table-cell table:formula="of:=IFERROR(MID([.A18];[.C18]+2;LEN([.A18])-[.C18]);&quot;&quot;)" office:value-type="string" office:string-value="4.032701" calcext:value-type="string">
            <text:p>4.032701</text:p>
          </table:table-cell>
          <table:table-cell table:formula="of:=IF([.B18]&lt;&gt;[.C18];&quot;true&quot;;&quot;false&quot;)" office:value-type="string" office:string-value="true" calcext:value-type="string">
            <text:p>true</text:p>
          </table:table-cell>
          <table:table-cell table:formula="of:=MID([.H18];1;FIND(&quot;(&quot;;[.H18])-2)" office:value-type="string" office:string-value="Reims" calcext:value-type="string">
            <text:p>Reims</text:p>
          </table:table-cell>
          <table:table-cell/>
          <table:table-cell table:formula="of:=IF([.I18]&lt;&gt;&quot;&quot;;CONCATENATE(&quot;{ &quot;&quot;type&quot;&quot;: &quot;&quot;Point&quot;&quot;, &quot;&quot;coordinates&quot;&quot;: [&quot;;[.I18];&quot;, &quot;;[.J18];&quot;] }&quot;);&quot;&quot;)" office:value-type="string" office:string-value="{ &quot;type&quot;: &quot;Point&quot;, &quot;coordinates&quot;: [49.253362, 4.032701] }" calcext:value-type="string">
            <text:p>{ "type": "Point", "coordinates": [49.253362, 4.032701] }</text:p>
          </table:table-cell>
          <table:table-cell table:formula="of:=CONCATENATE(&quot;{ &quot;&quot;nr&quot;&quot;: &quot;&quot;&quot;;[.F18];&quot;&quot;&quot;, &quot;&quot;confirmed&quot;&quot;: &quot;&quot;&quot;;[.K18];&quot;&quot;&quot;, &quot;&quot;name&quot;&quot;: &quot;&quot;&quot;;[.H18];&quot;&quot;&quot;, &quot;&quot;shortname&quot;&quot;: &quot;&quot;&quot;;[.L18];&quot;&quot;&quot; }&quot;)" office:value-type="string" office:string-value="{ &quot;nr&quot;: &quot;16&quot;, &quot;confirmed&quot;: &quot;true&quot;, &quot;name&quot;: &quot;Reims (Marne)&quot;, &quot;shortname&quot;: &quot;Reims&quot; }" calcext:value-type="string">
            <text:p>{ "nr": "16", "confirmed": "true", "name": "Reims (Marne)", "shortname": "Reims" }</text:p>
          </table:table-cell>
          <table:table-cell table:formula="of:=CONCATENATE(&quot;{ &quot;&quot;id&quot;&quot;: &quot;&quot;&quot;;[.G18];&quot;&quot;&quot;, &quot;&quot;type&quot;&quot;: &quot;&quot;Feature&quot;&quot;, &quot;&quot;geometry&quot;&quot;: &quot;;IF([.N18]=&quot;&quot;;&quot;null&quot;;[.N18]);&quot;, &quot;&quot;properties&quot;&quot;: &quot;;[.O18];&quot; },&quot;)" office:value-type="string" office:string-value="{ &quot;id&quot;: &quot;16-01&quot;, &quot;type&quot;: &quot;Feature&quot;, &quot;geometry&quot;: { &quot;type&quot;: &quot;Point&quot;, &quot;coordinates&quot;: [49.253362, 4.032701] }, &quot;properties&quot;: { &quot;nr&quot;: &quot;16&quot;, &quot;confirmed&quot;: &quot;true&quot;, &quot;name&quot;: &quot;Reims (Marne)&quot;, &quot;shortname&quot;: &quot;Reims&quot; } }," calcext:value-type="string">
            <text:p>{ "id": "16-01", "type": "Feature", "geometry": { "type": "Point", "coordinates": [49.253362, 4.032701] }, "properties": { "nr": "16", "confirmed": "true", "name": "Reims (Marne)", "shortname": "Reim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7 Château-neuf-de-Grasse (Alpes-Maritimes) </text:span><text:span text:style-name="T1"><text:a xlink:href="javascript:void(0)" xlink:type="simple">43.674835, 6.975577</text:a></text:span></text:p>
          </table:table-cell>
          <table:table-cell table:formula="of:=IFERROR(FIND(4;[.A19];3);LEN([.A19])+1)" office:value-type="float" office:value="45" calcext:value-type="float">
            <text:p>45</text:p>
          </table:table-cell>
          <table:table-cell table:formula="of:=IFERROR(FIND(&quot;,&quot;;[.A19];[.B19]);[.B19])" office:value-type="float" office:value="54" calcext:value-type="float">
            <text:p>54</text:p>
          </table:table-cell>
          <table:table-cell table:formula="of:=LEFT([.A19];2)" office:value-type="string" office:string-value="17" calcext:value-type="string">
            <text:p>17</text:p>
          </table:table-cell>
          <table:table-cell table:formula="of:=IF([.D19]=[.D18];[.E18]+1;1)"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table:formula="of:=CONCATENATE([.D19];&quot;-&quot;;IF(LEN([.E19])=1;CONCATENATE(&quot;0&quot;;[.E19]);[.E19]))" office:value-type="string" office:string-value="17-01" calcext:value-type="string">
            <text:p>17-01</text:p>
          </table:table-cell>
          <table:table-cell table:formula="of:=TRIM(MID([.A19];4;[.B19]-4))" office:value-type="string" office:string-value="Château-neuf-de-Grasse (Alpes-Maritimes)" calcext:value-type="string">
            <text:p>Château-neuf-de-Grasse (Alpes-Maritimes)</text:p>
          </table:table-cell>
          <table:table-cell table:formula="of:=MID([.A19];[.B19];[.C19]-[.B19])" office:value-type="string" office:string-value="43.674835" calcext:value-type="string">
            <text:p>43.674835</text:p>
          </table:table-cell>
          <table:table-cell table:formula="of:=IFERROR(MID([.A19];[.C19]+2;LEN([.A19])-[.C19]);&quot;&quot;)" office:value-type="string" office:string-value="6.975577" calcext:value-type="string">
            <text:p>6.975577</text:p>
          </table:table-cell>
          <table:table-cell table:formula="of:=IF([.B19]&lt;&gt;[.C19];&quot;true&quot;;&quot;false&quot;)" office:value-type="string" office:string-value="true" calcext:value-type="string">
            <text:p>true</text:p>
          </table:table-cell>
          <table:table-cell table:formula="of:=MID([.H19];1;FIND(&quot;(&quot;;[.H19])-2)" office:value-type="string" office:string-value="Château-neuf-de-Grasse" calcext:value-type="string">
            <text:p>Château-neuf-de-Grasse</text:p>
          </table:table-cell>
          <table:table-cell/>
          <table:table-cell table:formula="of:=IF([.I19]&lt;&gt;&quot;&quot;;CONCATENATE(&quot;{ &quot;&quot;type&quot;&quot;: &quot;&quot;Point&quot;&quot;, &quot;&quot;coordinates&quot;&quot;: [&quot;;[.I19];&quot;, &quot;;[.J19];&quot;] }&quot;);&quot;&quot;)" office:value-type="string" office:string-value="{ &quot;type&quot;: &quot;Point&quot;, &quot;coordinates&quot;: [43.674835, 6.975577] }" calcext:value-type="string">
            <text:p>{ "type": "Point", "coordinates": [43.674835, 6.975577] }</text:p>
          </table:table-cell>
          <table:table-cell table:formula="of:=CONCATENATE(&quot;{ &quot;&quot;nr&quot;&quot;: &quot;&quot;&quot;;[.F19];&quot;&quot;&quot;, &quot;&quot;confirmed&quot;&quot;: &quot;&quot;&quot;;[.K19];&quot;&quot;&quot;, &quot;&quot;name&quot;&quot;: &quot;&quot;&quot;;[.H19];&quot;&quot;&quot;, &quot;&quot;shortname&quot;&quot;: &quot;&quot;&quot;;[.L19];&quot;&quot;&quot; }&quot;)" office:value-type="string" office:string-value="{ &quot;nr&quot;: &quot;17&quot;, &quot;confirmed&quot;: &quot;true&quot;, &quot;name&quot;: &quot;Château-neuf-de-Grasse (Alpes-Maritimes)&quot;, &quot;shortname&quot;: &quot;Château-neuf-de-Grasse&quot; }" calcext:value-type="string">
            <text:p>{ "nr": "17", "confirmed": "true", "name": "Château-neuf-de-Grasse (Alpes-Maritimes)", "shortname": "Château-neuf-de-Grasse" }</text:p>
          </table:table-cell>
          <table:table-cell table:formula="of:=CONCATENATE(&quot;{ &quot;&quot;id&quot;&quot;: &quot;&quot;&quot;;[.G19];&quot;&quot;&quot;, &quot;&quot;type&quot;&quot;: &quot;&quot;Feature&quot;&quot;, &quot;&quot;geometry&quot;&quot;: &quot;;IF([.N19]=&quot;&quot;;&quot;null&quot;;[.N19]);&quot;, &quot;&quot;properties&quot;&quot;: &quot;;[.O19];&quot; },&quot;)" office:value-type="string" office:string-value="{ &quot;id&quot;: &quot;17-01&quot;, &quot;type&quot;: &quot;Feature&quot;, &quot;geometry&quot;: { &quot;type&quot;: &quot;Point&quot;, &quot;coordinates&quot;: [43.674835, 6.975577] }, &quot;properties&quot;: { &quot;nr&quot;: &quot;17&quot;, &quot;confirmed&quot;: &quot;true&quot;, &quot;name&quot;: &quot;Château-neuf-de-Grasse (Alpes-Maritimes)&quot;, &quot;shortname&quot;: &quot;Château-neuf-de-Grasse&quot; } }," calcext:value-type="string">
            <text:p>{ "id": "17-01", "type": "Feature", "geometry": { "type": "Point", "coordinates": [43.674835, 6.975577] }, "properties": { "nr": "17", "confirmed": "true", "name": "Château-neuf-de-Grasse (Alpes-Maritimes)", "shortname": "Château-neuf-de-Grass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8 Grenoble (Isère) </text:span><text:span text:style-name="T1"><text:a xlink:href="javascript:void(0)" xlink:type="simple">45.192775, 5.731494</text:a></text:span></text:p>
          </table:table-cell>
          <table:table-cell table:formula="of:=IFERROR(FIND(4;[.A20];3);LEN([.A20])+1)" office:value-type="float" office:value="21" calcext:value-type="float">
            <text:p>21</text:p>
          </table:table-cell>
          <table:table-cell table:formula="of:=IFERROR(FIND(&quot;,&quot;;[.A20];[.B20]);[.B20])" office:value-type="float" office:value="30" calcext:value-type="float">
            <text:p>30</text:p>
          </table:table-cell>
          <table:table-cell table:formula="of:=LEFT([.A20];2)" office:value-type="string" office:string-value="18" calcext:value-type="string">
            <text:p>18</text:p>
          </table:table-cell>
          <table:table-cell table:formula="of:=IF([.D20]=[.D19];[.E19]+1;1)"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table:formula="of:=CONCATENATE([.D20];&quot;-&quot;;IF(LEN([.E20])=1;CONCATENATE(&quot;0&quot;;[.E20]);[.E20]))" office:value-type="string" office:string-value="18-01" calcext:value-type="string">
            <text:p>18-01</text:p>
          </table:table-cell>
          <table:table-cell table:formula="of:=TRIM(MID([.A20];4;[.B20]-4))" office:value-type="string" office:string-value="Grenoble (Isère)" calcext:value-type="string">
            <text:p>Grenoble (Isère)</text:p>
          </table:table-cell>
          <table:table-cell table:formula="of:=MID([.A20];[.B20];[.C20]-[.B20])" office:value-type="string" office:string-value="45.192775" calcext:value-type="string">
            <text:p>45.192775</text:p>
          </table:table-cell>
          <table:table-cell table:formula="of:=IFERROR(MID([.A20];[.C20]+2;LEN([.A20])-[.C20]);&quot;&quot;)" office:value-type="string" office:string-value="5.731494" calcext:value-type="string">
            <text:p>5.731494</text:p>
          </table:table-cell>
          <table:table-cell table:formula="of:=IF([.B20]&lt;&gt;[.C20];&quot;true&quot;;&quot;false&quot;)" office:value-type="string" office:string-value="true" calcext:value-type="string">
            <text:p>true</text:p>
          </table:table-cell>
          <table:table-cell table:formula="of:=MID([.H20];1;FIND(&quot;(&quot;;[.H20])-2)" office:value-type="string" office:string-value="Grenoble" calcext:value-type="string">
            <text:p>Grenoble</text:p>
          </table:table-cell>
          <table:table-cell/>
          <table:table-cell table:formula="of:=IF([.I20]&lt;&gt;&quot;&quot;;CONCATENATE(&quot;{ &quot;&quot;type&quot;&quot;: &quot;&quot;Point&quot;&quot;, &quot;&quot;coordinates&quot;&quot;: [&quot;;[.I20];&quot;, &quot;;[.J20];&quot;] }&quot;);&quot;&quot;)" office:value-type="string" office:string-value="{ &quot;type&quot;: &quot;Point&quot;, &quot;coordinates&quot;: [45.192775, 5.731494] }" calcext:value-type="string">
            <text:p>{ "type": "Point", "coordinates": [45.192775, 5.731494] }</text:p>
          </table:table-cell>
          <table:table-cell table:formula="of:=CONCATENATE(&quot;{ &quot;&quot;nr&quot;&quot;: &quot;&quot;&quot;;[.F20];&quot;&quot;&quot;, &quot;&quot;confirmed&quot;&quot;: &quot;&quot;&quot;;[.K20];&quot;&quot;&quot;, &quot;&quot;name&quot;&quot;: &quot;&quot;&quot;;[.H20];&quot;&quot;&quot;, &quot;&quot;shortname&quot;&quot;: &quot;&quot;&quot;;[.L20];&quot;&quot;&quot; }&quot;)" office:value-type="string" office:string-value="{ &quot;nr&quot;: &quot;18&quot;, &quot;confirmed&quot;: &quot;true&quot;, &quot;name&quot;: &quot;Grenoble (Isère)&quot;, &quot;shortname&quot;: &quot;Grenoble&quot; }" calcext:value-type="string">
            <text:p>{ "nr": "18", "confirmed": "true", "name": "Grenoble (Isère)", "shortname": "Grenoble" }</text:p>
          </table:table-cell>
          <table:table-cell table:formula="of:=CONCATENATE(&quot;{ &quot;&quot;id&quot;&quot;: &quot;&quot;&quot;;[.G20];&quot;&quot;&quot;, &quot;&quot;type&quot;&quot;: &quot;&quot;Feature&quot;&quot;, &quot;&quot;geometry&quot;&quot;: &quot;;IF([.N20]=&quot;&quot;;&quot;null&quot;;[.N20]);&quot;, &quot;&quot;properties&quot;&quot;: &quot;;[.O20];&quot; },&quot;)" office:value-type="string" office:string-value="{ &quot;id&quot;: &quot;18-01&quot;, &quot;type&quot;: &quot;Feature&quot;, &quot;geometry&quot;: { &quot;type&quot;: &quot;Point&quot;, &quot;coordinates&quot;: [45.192775, 5.731494] }, &quot;properties&quot;: { &quot;nr&quot;: &quot;18&quot;, &quot;confirmed&quot;: &quot;true&quot;, &quot;name&quot;: &quot;Grenoble (Isère)&quot;, &quot;shortname&quot;: &quot;Grenoble&quot; } }," calcext:value-type="string">
            <text:p>{ "id": "18-01", "type": "Feature", "geometry": { "type": "Point", "coordinates": [45.192775, 5.731494] }, "properties": { "nr": "18", "confirmed": "true", "name": "Grenoble (Isère)", "shortname": "Grenobl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19 Lyon (Rhône) </text:span><text:span text:style-name="T1"><text:a xlink:href="javascript:void(0)" xlink:type="simple">45.760808, 4.827523</text:a></text:span></text:p>
          </table:table-cell>
          <table:table-cell table:formula="of:=IFERROR(FIND(4;[.A21];3);LEN([.A21])+1)" office:value-type="float" office:value="17" calcext:value-type="float">
            <text:p>17</text:p>
          </table:table-cell>
          <table:table-cell table:formula="of:=IFERROR(FIND(&quot;,&quot;;[.A21];[.B21]);[.B21])" office:value-type="float" office:value="26" calcext:value-type="float">
            <text:p>26</text:p>
          </table:table-cell>
          <table:table-cell table:formula="of:=LEFT([.A21];2)" office:value-type="string" office:string-value="19" calcext:value-type="string">
            <text:p>19</text:p>
          </table:table-cell>
          <table:table-cell table:formula="of:=IF([.D21]=[.D20];[.E20]+1;1)"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table:formula="of:=CONCATENATE([.D21];&quot;-&quot;;IF(LEN([.E21])=1;CONCATENATE(&quot;0&quot;;[.E21]);[.E21]))" office:value-type="string" office:string-value="19-01" calcext:value-type="string">
            <text:p>19-01</text:p>
          </table:table-cell>
          <table:table-cell table:formula="of:=TRIM(MID([.A21];4;[.B21]-4))" office:value-type="string" office:string-value="Lyon (Rhône)" calcext:value-type="string">
            <text:p>Lyon (Rhône)</text:p>
          </table:table-cell>
          <table:table-cell table:formula="of:=MID([.A21];[.B21];[.C21]-[.B21])" office:value-type="string" office:string-value="45.760808" calcext:value-type="string">
            <text:p>45.760808</text:p>
          </table:table-cell>
          <table:table-cell table:formula="of:=IFERROR(MID([.A21];[.C21]+2;LEN([.A21])-[.C21]);&quot;&quot;)" office:value-type="string" office:string-value="4.827523" calcext:value-type="string">
            <text:p>4.827523</text:p>
          </table:table-cell>
          <table:table-cell table:formula="of:=IF([.B21]&lt;&gt;[.C21];&quot;true&quot;;&quot;false&quot;)" office:value-type="string" office:string-value="true" calcext:value-type="string">
            <text:p>true</text:p>
          </table:table-cell>
          <table:table-cell table:formula="of:=MID([.H21];1;FIND(&quot;(&quot;;[.H21])-2)" office:value-type="string" office:string-value="Lyon" calcext:value-type="string">
            <text:p>Lyon</text:p>
          </table:table-cell>
          <table:table-cell/>
          <table:table-cell table:formula="of:=IF([.I21]&lt;&gt;&quot;&quot;;CONCATENATE(&quot;{ &quot;&quot;type&quot;&quot;: &quot;&quot;Point&quot;&quot;, &quot;&quot;coordinates&quot;&quot;: [&quot;;[.I21];&quot;, &quot;;[.J21];&quot;] }&quot;);&quot;&quot;)" office:value-type="string" office:string-value="{ &quot;type&quot;: &quot;Point&quot;, &quot;coordinates&quot;: [45.760808, 4.827523] }" calcext:value-type="string">
            <text:p>{ "type": "Point", "coordinates": [45.760808, 4.827523] }</text:p>
          </table:table-cell>
          <table:table-cell table:formula="of:=CONCATENATE(&quot;{ &quot;&quot;nr&quot;&quot;: &quot;&quot;&quot;;[.F21];&quot;&quot;&quot;, &quot;&quot;confirmed&quot;&quot;: &quot;&quot;&quot;;[.K21];&quot;&quot;&quot;, &quot;&quot;name&quot;&quot;: &quot;&quot;&quot;;[.H21];&quot;&quot;&quot;, &quot;&quot;shortname&quot;&quot;: &quot;&quot;&quot;;[.L21];&quot;&quot;&quot; }&quot;)" office:value-type="string" office:string-value="{ &quot;nr&quot;: &quot;19&quot;, &quot;confirmed&quot;: &quot;true&quot;, &quot;name&quot;: &quot;Lyon (Rhône)&quot;, &quot;shortname&quot;: &quot;Lyon&quot; }" calcext:value-type="string">
            <text:p>{ "nr": "19", "confirmed": "true", "name": "Lyon (Rhône)", "shortname": "Lyon" }</text:p>
          </table:table-cell>
          <table:table-cell table:formula="of:=CONCATENATE(&quot;{ &quot;&quot;id&quot;&quot;: &quot;&quot;&quot;;[.G21];&quot;&quot;&quot;, &quot;&quot;type&quot;&quot;: &quot;&quot;Feature&quot;&quot;, &quot;&quot;geometry&quot;&quot;: &quot;;IF([.N21]=&quot;&quot;;&quot;null&quot;;[.N21]);&quot;, &quot;&quot;properties&quot;&quot;: &quot;;[.O21];&quot; },&quot;)" office:value-type="string" office:string-value="{ &quot;id&quot;: &quot;19-01&quot;, &quot;type&quot;: &quot;Feature&quot;, &quot;geometry&quot;: { &quot;type&quot;: &quot;Point&quot;, &quot;coordinates&quot;: [45.760808, 4.827523] }, &quot;properties&quot;: { &quot;nr&quot;: &quot;19&quot;, &quot;confirmed&quot;: &quot;true&quot;, &quot;name&quot;: &quot;Lyon (Rhône)&quot;, &quot;shortname&quot;: &quot;Lyon&quot; } }," calcext:value-type="string">
            <text:p>{ "id": "19-01", "type": "Feature", "geometry": { "type": "Point", "coordinates": [45.760808, 4.827523] }, "properties": { "nr": "19", "confirmed": "true", "name": "Lyon (Rhône)", "shortname": "Lyo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0 Civaux (Vienne) </text:span><text:span text:style-name="T1"><text:a xlink:href="javascript:void(0)" xlink:type="simple">46.444330, 0.663731</text:a></text:span></text:p>
          </table:table-cell>
          <table:table-cell table:formula="of:=IFERROR(FIND(4;[.A22];3);LEN([.A22])+1)" office:value-type="float" office:value="20" calcext:value-type="float">
            <text:p>20</text:p>
          </table:table-cell>
          <table:table-cell table:formula="of:=IFERROR(FIND(&quot;,&quot;;[.A22];[.B22]);[.B22])" office:value-type="float" office:value="29" calcext:value-type="float">
            <text:p>29</text:p>
          </table:table-cell>
          <table:table-cell table:formula="of:=LEFT([.A22];2)" office:value-type="string" office:string-value="20" calcext:value-type="string">
            <text:p>20</text:p>
          </table:table-cell>
          <table:table-cell table:formula="of:=IF([.D22]=[.D21];[.E21]+1;1)"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table:formula="of:=CONCATENATE([.D22];&quot;-&quot;;IF(LEN([.E22])=1;CONCATENATE(&quot;0&quot;;[.E22]);[.E22]))" office:value-type="string" office:string-value="20-01" calcext:value-type="string">
            <text:p>20-01</text:p>
          </table:table-cell>
          <table:table-cell table:formula="of:=TRIM(MID([.A22];4;[.B22]-4))" office:value-type="string" office:string-value="Civaux (Vienne)" calcext:value-type="string">
            <text:p>Civaux (Vienne)</text:p>
          </table:table-cell>
          <table:table-cell table:formula="of:=MID([.A22];[.B22];[.C22]-[.B22])" office:value-type="string" office:string-value="46.444330" calcext:value-type="string">
            <text:p>46.444330</text:p>
          </table:table-cell>
          <table:table-cell table:formula="of:=IFERROR(MID([.A22];[.C22]+2;LEN([.A22])-[.C22]);&quot;&quot;)" office:value-type="string" office:string-value="0.663731" calcext:value-type="string">
            <text:p>0.663731</text:p>
          </table:table-cell>
          <table:table-cell table:formula="of:=IF([.B22]&lt;&gt;[.C22];&quot;true&quot;;&quot;false&quot;)" office:value-type="string" office:string-value="true" calcext:value-type="string">
            <text:p>true</text:p>
          </table:table-cell>
          <table:table-cell table:formula="of:=MID([.H22];1;FIND(&quot;(&quot;;[.H22])-2)" office:value-type="string" office:string-value="Civaux" calcext:value-type="string">
            <text:p>Civaux</text:p>
          </table:table-cell>
          <table:table-cell/>
          <table:table-cell table:formula="of:=IF([.I22]&lt;&gt;&quot;&quot;;CONCATENATE(&quot;{ &quot;&quot;type&quot;&quot;: &quot;&quot;Point&quot;&quot;, &quot;&quot;coordinates&quot;&quot;: [&quot;;[.I22];&quot;, &quot;;[.J22];&quot;] }&quot;);&quot;&quot;)" office:value-type="string" office:string-value="{ &quot;type&quot;: &quot;Point&quot;, &quot;coordinates&quot;: [46.444330, 0.663731] }" calcext:value-type="string">
            <text:p>{ "type": "Point", "coordinates": [46.444330, 0.663731] }</text:p>
          </table:table-cell>
          <table:table-cell table:formula="of:=CONCATENATE(&quot;{ &quot;&quot;nr&quot;&quot;: &quot;&quot;&quot;;[.F22];&quot;&quot;&quot;, &quot;&quot;confirmed&quot;&quot;: &quot;&quot;&quot;;[.K22];&quot;&quot;&quot;, &quot;&quot;name&quot;&quot;: &quot;&quot;&quot;;[.H22];&quot;&quot;&quot;, &quot;&quot;shortname&quot;&quot;: &quot;&quot;&quot;;[.L22];&quot;&quot;&quot; }&quot;)" office:value-type="string" office:string-value="{ &quot;nr&quot;: &quot;20&quot;, &quot;confirmed&quot;: &quot;true&quot;, &quot;name&quot;: &quot;Civaux (Vienne)&quot;, &quot;shortname&quot;: &quot;Civaux&quot; }" calcext:value-type="string">
            <text:p>{ "nr": "20", "confirmed": "true", "name": "Civaux (Vienne)", "shortname": "Civaux" }</text:p>
          </table:table-cell>
          <table:table-cell table:formula="of:=CONCATENATE(&quot;{ &quot;&quot;id&quot;&quot;: &quot;&quot;&quot;;[.G22];&quot;&quot;&quot;, &quot;&quot;type&quot;&quot;: &quot;&quot;Feature&quot;&quot;, &quot;&quot;geometry&quot;&quot;: &quot;;IF([.N22]=&quot;&quot;;&quot;null&quot;;[.N22]);&quot;, &quot;&quot;properties&quot;&quot;: &quot;;[.O22];&quot; },&quot;)" office:value-type="string" office:string-value="{ &quot;id&quot;: &quot;20-01&quot;, &quot;type&quot;: &quot;Feature&quot;, &quot;geometry&quot;: { &quot;type&quot;: &quot;Point&quot;, &quot;coordinates&quot;: [46.444330, 0.663731] }, &quot;properties&quot;: { &quot;nr&quot;: &quot;20&quot;, &quot;confirmed&quot;: &quot;true&quot;, &quot;name&quot;: &quot;Civaux (Vienne)&quot;, &quot;shortname&quot;: &quot;Civaux&quot; } }," calcext:value-type="string">
            <text:p>{ "id": "20-01", "type": "Feature", "geometry": { "type": "Point", "coordinates": [46.444330, 0.663731] }, "properties": { "nr": "20", "confirmed": "true", "name": "Civaux (Vienne)", "shortname": "Civaux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1 Le Puy-en-Velay (Haute-Loire) </text:span><text:span text:style-name="T1"><text:a xlink:href="javascript:void(0)" xlink:type="simple">45.046286, 3.885029</text:a></text:span></text:p>
          </table:table-cell>
          <table:table-cell table:formula="of:=IFERROR(FIND(4;[.A23];3);LEN([.A23])+1)" office:value-type="float" office:value="34" calcext:value-type="float">
            <text:p>34</text:p>
          </table:table-cell>
          <table:table-cell table:formula="of:=IFERROR(FIND(&quot;,&quot;;[.A23];[.B23]);[.B23])" office:value-type="float" office:value="43" calcext:value-type="float">
            <text:p>43</text:p>
          </table:table-cell>
          <table:table-cell table:formula="of:=LEFT([.A23];2)" office:value-type="string" office:string-value="21" calcext:value-type="string">
            <text:p>21</text:p>
          </table:table-cell>
          <table:table-cell table:formula="of:=IF([.D23]=[.D22];[.E22]+1;1)"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table:formula="of:=CONCATENATE([.D23];&quot;-&quot;;IF(LEN([.E23])=1;CONCATENATE(&quot;0&quot;;[.E23]);[.E23]))" office:value-type="string" office:string-value="21-01" calcext:value-type="string">
            <text:p>21-01</text:p>
          </table:table-cell>
          <table:table-cell table:formula="of:=TRIM(MID([.A23];4;[.B23]-4))" office:value-type="string" office:string-value="Le Puy-en-Velay (Haute-Loire)" calcext:value-type="string">
            <text:p>Le Puy-en-Velay (Haute-Loire)</text:p>
          </table:table-cell>
          <table:table-cell table:formula="of:=MID([.A23];[.B23];[.C23]-[.B23])" office:value-type="string" office:string-value="45.046286" calcext:value-type="string">
            <text:p>45.046286</text:p>
          </table:table-cell>
          <table:table-cell table:formula="of:=IFERROR(MID([.A23];[.C23]+2;LEN([.A23])-[.C23]);&quot;&quot;)" office:value-type="string" office:string-value="3.885029" calcext:value-type="string">
            <text:p>3.885029</text:p>
          </table:table-cell>
          <table:table-cell table:formula="of:=IF([.B23]&lt;&gt;[.C23];&quot;true&quot;;&quot;false&quot;)" office:value-type="string" office:string-value="true" calcext:value-type="string">
            <text:p>true</text:p>
          </table:table-cell>
          <table:table-cell table:formula="of:=MID([.H23];1;FIND(&quot;(&quot;;[.H23])-2)" office:value-type="string" office:string-value="Le Puy-en-Velay" calcext:value-type="string">
            <text:p>Le Puy-en-Velay</text:p>
          </table:table-cell>
          <table:table-cell/>
          <table:table-cell table:formula="of:=IF([.I23]&lt;&gt;&quot;&quot;;CONCATENATE(&quot;{ &quot;&quot;type&quot;&quot;: &quot;&quot;Point&quot;&quot;, &quot;&quot;coordinates&quot;&quot;: [&quot;;[.I23];&quot;, &quot;;[.J23];&quot;] }&quot;);&quot;&quot;)" office:value-type="string" office:string-value="{ &quot;type&quot;: &quot;Point&quot;, &quot;coordinates&quot;: [45.046286, 3.885029] }" calcext:value-type="string">
            <text:p>{ "type": "Point", "coordinates": [45.046286, 3.885029] }</text:p>
          </table:table-cell>
          <table:table-cell table:formula="of:=CONCATENATE(&quot;{ &quot;&quot;nr&quot;&quot;: &quot;&quot;&quot;;[.F23];&quot;&quot;&quot;, &quot;&quot;confirmed&quot;&quot;: &quot;&quot;&quot;;[.K23];&quot;&quot;&quot;, &quot;&quot;name&quot;&quot;: &quot;&quot;&quot;;[.H23];&quot;&quot;&quot;, &quot;&quot;shortname&quot;&quot;: &quot;&quot;&quot;;[.L23];&quot;&quot;&quot; }&quot;)" office:value-type="string" office:string-value="{ &quot;nr&quot;: &quot;21&quot;, &quot;confirmed&quot;: &quot;true&quot;, &quot;name&quot;: &quot;Le Puy-en-Velay (Haute-Loire)&quot;, &quot;shortname&quot;: &quot;Le Puy-en-Velay&quot; }" calcext:value-type="string">
            <text:p>{ "nr": "21", "confirmed": "true", "name": "Le Puy-en-Velay (Haute-Loire)", "shortname": "Le Puy-en-Velay" }</text:p>
          </table:table-cell>
          <table:table-cell table:formula="of:=CONCATENATE(&quot;{ &quot;&quot;id&quot;&quot;: &quot;&quot;&quot;;[.G23];&quot;&quot;&quot;, &quot;&quot;type&quot;&quot;: &quot;&quot;Feature&quot;&quot;, &quot;&quot;geometry&quot;&quot;: &quot;;IF([.N23]=&quot;&quot;;&quot;null&quot;;[.N23]);&quot;, &quot;&quot;properties&quot;&quot;: &quot;;[.O23];&quot; },&quot;)" office:value-type="string" office:string-value="{ &quot;id&quot;: &quot;21-01&quot;, &quot;type&quot;: &quot;Feature&quot;, &quot;geometry&quot;: { &quot;type&quot;: &quot;Point&quot;, &quot;coordinates&quot;: [45.046286, 3.885029] }, &quot;properties&quot;: { &quot;nr&quot;: &quot;21&quot;, &quot;confirmed&quot;: &quot;true&quot;, &quot;name&quot;: &quot;Le Puy-en-Velay (Haute-Loire)&quot;, &quot;shortname&quot;: &quot;Le Puy-en-Velay&quot; } }," calcext:value-type="string">
            <text:p>{ "id": "21-01", "type": "Feature", "geometry": { "type": "Point", "coordinates": [45.046286, 3.885029] }, "properties": { "nr": "21", "confirmed": "true", "name": "Le Puy-en-Velay (Haute-Loire)", "shortname": "Le Puy-en-Velay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2 Chambéry (Savoie) </text:span><text:span text:style-name="T1"><text:a xlink:href="javascript:void(0)" xlink:type="simple">45.571019, 5.922826</text:a></text:span></text:p>
          </table:table-cell>
          <table:table-cell table:formula="of:=IFERROR(FIND(4;[.A24];3);LEN([.A24])+1)" office:value-type="float" office:value="22" calcext:value-type="float">
            <text:p>22</text:p>
          </table:table-cell>
          <table:table-cell table:formula="of:=IFERROR(FIND(&quot;,&quot;;[.A24];[.B24]);[.B24])" office:value-type="float" office:value="31" calcext:value-type="float">
            <text:p>31</text:p>
          </table:table-cell>
          <table:table-cell table:formula="of:=LEFT([.A24];2)" office:value-type="string" office:string-value="22" calcext:value-type="string">
            <text:p>22</text:p>
          </table:table-cell>
          <table:table-cell table:formula="of:=IF([.D24]=[.D23];[.E23]+1;1)"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table:formula="of:=CONCATENATE([.D24];&quot;-&quot;;IF(LEN([.E24])=1;CONCATENATE(&quot;0&quot;;[.E24]);[.E24]))" office:value-type="string" office:string-value="22-01" calcext:value-type="string">
            <text:p>22-01</text:p>
          </table:table-cell>
          <table:table-cell table:formula="of:=TRIM(MID([.A24];4;[.B24]-4))" office:value-type="string" office:string-value="Chambéry (Savoie)" calcext:value-type="string">
            <text:p>Chambéry (Savoie)</text:p>
          </table:table-cell>
          <table:table-cell table:formula="of:=MID([.A24];[.B24];[.C24]-[.B24])" office:value-type="string" office:string-value="45.571019" calcext:value-type="string">
            <text:p>45.571019</text:p>
          </table:table-cell>
          <table:table-cell table:formula="of:=IFERROR(MID([.A24];[.C24]+2;LEN([.A24])-[.C24]);&quot;&quot;)" office:value-type="string" office:string-value="5.922826" calcext:value-type="string">
            <text:p>5.922826</text:p>
          </table:table-cell>
          <table:table-cell table:formula="of:=IF([.B24]&lt;&gt;[.C24];&quot;true&quot;;&quot;false&quot;)" office:value-type="string" office:string-value="true" calcext:value-type="string">
            <text:p>true</text:p>
          </table:table-cell>
          <table:table-cell table:formula="of:=MID([.H24];1;FIND(&quot;(&quot;;[.H24])-2)" office:value-type="string" office:string-value="Chambéry" calcext:value-type="string">
            <text:p>Chambéry</text:p>
          </table:table-cell>
          <table:table-cell/>
          <table:table-cell table:formula="of:=IF([.I24]&lt;&gt;&quot;&quot;;CONCATENATE(&quot;{ &quot;&quot;type&quot;&quot;: &quot;&quot;Point&quot;&quot;, &quot;&quot;coordinates&quot;&quot;: [&quot;;[.I24];&quot;, &quot;;[.J24];&quot;] }&quot;);&quot;&quot;)" office:value-type="string" office:string-value="{ &quot;type&quot;: &quot;Point&quot;, &quot;coordinates&quot;: [45.571019, 5.922826] }" calcext:value-type="string">
            <text:p>{ "type": "Point", "coordinates": [45.571019, 5.922826] }</text:p>
          </table:table-cell>
          <table:table-cell table:formula="of:=CONCATENATE(&quot;{ &quot;&quot;nr&quot;&quot;: &quot;&quot;&quot;;[.F24];&quot;&quot;&quot;, &quot;&quot;confirmed&quot;&quot;: &quot;&quot;&quot;;[.K24];&quot;&quot;&quot;, &quot;&quot;name&quot;&quot;: &quot;&quot;&quot;;[.H24];&quot;&quot;&quot;, &quot;&quot;shortname&quot;&quot;: &quot;&quot;&quot;;[.L24];&quot;&quot;&quot; }&quot;)" office:value-type="string" office:string-value="{ &quot;nr&quot;: &quot;22&quot;, &quot;confirmed&quot;: &quot;true&quot;, &quot;name&quot;: &quot;Chambéry (Savoie)&quot;, &quot;shortname&quot;: &quot;Chambéry&quot; }" calcext:value-type="string">
            <text:p>{ "nr": "22", "confirmed": "true", "name": "Chambéry (Savoie)", "shortname": "Chambéry" }</text:p>
          </table:table-cell>
          <table:table-cell table:formula="of:=CONCATENATE(&quot;{ &quot;&quot;id&quot;&quot;: &quot;&quot;&quot;;[.G24];&quot;&quot;&quot;, &quot;&quot;type&quot;&quot;: &quot;&quot;Feature&quot;&quot;, &quot;&quot;geometry&quot;&quot;: &quot;;IF([.N24]=&quot;&quot;;&quot;null&quot;;[.N24]);&quot;, &quot;&quot;properties&quot;&quot;: &quot;;[.O24];&quot; },&quot;)" office:value-type="string" office:string-value="{ &quot;id&quot;: &quot;22-01&quot;, &quot;type&quot;: &quot;Feature&quot;, &quot;geometry&quot;: { &quot;type&quot;: &quot;Point&quot;, &quot;coordinates&quot;: [45.571019, 5.922826] }, &quot;properties&quot;: { &quot;nr&quot;: &quot;22&quot;, &quot;confirmed&quot;: &quot;true&quot;, &quot;name&quot;: &quot;Chambéry (Savoie)&quot;, &quot;shortname&quot;: &quot;Chambéry&quot; } }," calcext:value-type="string">
            <text:p>{ "id": "22-01", "type": "Feature", "geometry": { "type": "Point", "coordinates": [45.571019, 5.922826] }, "properties": { "nr": "22", "confirmed": "true", "name": "Chambéry (Savoie)", "shortname": "Chambéry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3 Six-Fours (Var) </text:span><text:span text:style-name="T1"><text:a xlink:href="javascript:void(0)" xlink:type="simple">43.100020, 5.849549</text:a></text:span></text:p>
          </table:table-cell>
          <table:table-cell table:formula="of:=IFERROR(FIND(4;[.A25];3);LEN([.A25])+1)" office:value-type="float" office:value="20" calcext:value-type="float">
            <text:p>20</text:p>
          </table:table-cell>
          <table:table-cell table:formula="of:=IFERROR(FIND(&quot;,&quot;;[.A25];[.B25]);[.B25])" office:value-type="float" office:value="29" calcext:value-type="float">
            <text:p>29</text:p>
          </table:table-cell>
          <table:table-cell table:formula="of:=LEFT([.A25];2)" office:value-type="string" office:string-value="23" calcext:value-type="string">
            <text:p>23</text:p>
          </table:table-cell>
          <table:table-cell table:formula="of:=IF([.D25]=[.D24];[.E24]+1;1)"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table:formula="of:=CONCATENATE([.D25];&quot;-&quot;;IF(LEN([.E25])=1;CONCATENATE(&quot;0&quot;;[.E25]);[.E25]))" office:value-type="string" office:string-value="23-01" calcext:value-type="string">
            <text:p>23-01</text:p>
          </table:table-cell>
          <table:table-cell table:formula="of:=TRIM(MID([.A25];4;[.B25]-4))" office:value-type="string" office:string-value="Six-Fours (Var)" calcext:value-type="string">
            <text:p>Six-Fours (Var)</text:p>
          </table:table-cell>
          <table:table-cell table:formula="of:=MID([.A25];[.B25];[.C25]-[.B25])" office:value-type="string" office:string-value="43.100020" calcext:value-type="string">
            <text:p>43.100020</text:p>
          </table:table-cell>
          <table:table-cell table:formula="of:=IFERROR(MID([.A25];[.C25]+2;LEN([.A25])-[.C25]);&quot;&quot;)" office:value-type="string" office:string-value="5.849549" calcext:value-type="string">
            <text:p>5.849549</text:p>
          </table:table-cell>
          <table:table-cell table:formula="of:=IF([.B25]&lt;&gt;[.C25];&quot;true&quot;;&quot;false&quot;)" office:value-type="string" office:string-value="true" calcext:value-type="string">
            <text:p>true</text:p>
          </table:table-cell>
          <table:table-cell table:formula="of:=MID([.H25];1;FIND(&quot;(&quot;;[.H25])-2)" office:value-type="string" office:string-value="Six-Fours" calcext:value-type="string">
            <text:p>Six-Fours</text:p>
          </table:table-cell>
          <table:table-cell/>
          <table:table-cell table:formula="of:=IF([.I25]&lt;&gt;&quot;&quot;;CONCATENATE(&quot;{ &quot;&quot;type&quot;&quot;: &quot;&quot;Point&quot;&quot;, &quot;&quot;coordinates&quot;&quot;: [&quot;;[.I25];&quot;, &quot;;[.J25];&quot;] }&quot;);&quot;&quot;)" office:value-type="string" office:string-value="{ &quot;type&quot;: &quot;Point&quot;, &quot;coordinates&quot;: [43.100020, 5.849549] }" calcext:value-type="string">
            <text:p>{ "type": "Point", "coordinates": [43.100020, 5.849549] }</text:p>
          </table:table-cell>
          <table:table-cell table:formula="of:=CONCATENATE(&quot;{ &quot;&quot;nr&quot;&quot;: &quot;&quot;&quot;;[.F25];&quot;&quot;&quot;, &quot;&quot;confirmed&quot;&quot;: &quot;&quot;&quot;;[.K25];&quot;&quot;&quot;, &quot;&quot;name&quot;&quot;: &quot;&quot;&quot;;[.H25];&quot;&quot;&quot;, &quot;&quot;shortname&quot;&quot;: &quot;&quot;&quot;;[.L25];&quot;&quot;&quot; }&quot;)" office:value-type="string" office:string-value="{ &quot;nr&quot;: &quot;23&quot;, &quot;confirmed&quot;: &quot;true&quot;, &quot;name&quot;: &quot;Six-Fours (Var)&quot;, &quot;shortname&quot;: &quot;Six-Fours&quot; }" calcext:value-type="string">
            <text:p>{ "nr": "23", "confirmed": "true", "name": "Six-Fours (Var)", "shortname": "Six-Fours" }</text:p>
          </table:table-cell>
          <table:table-cell table:formula="of:=CONCATENATE(&quot;{ &quot;&quot;id&quot;&quot;: &quot;&quot;&quot;;[.G25];&quot;&quot;&quot;, &quot;&quot;type&quot;&quot;: &quot;&quot;Feature&quot;&quot;, &quot;&quot;geometry&quot;&quot;: &quot;;IF([.N25]=&quot;&quot;;&quot;null&quot;;[.N25]);&quot;, &quot;&quot;properties&quot;&quot;: &quot;;[.O25];&quot; },&quot;)" office:value-type="string" office:string-value="{ &quot;id&quot;: &quot;23-01&quot;, &quot;type&quot;: &quot;Feature&quot;, &quot;geometry&quot;: { &quot;type&quot;: &quot;Point&quot;, &quot;coordinates&quot;: [43.100020, 5.849549] }, &quot;properties&quot;: { &quot;nr&quot;: &quot;23&quot;, &quot;confirmed&quot;: &quot;true&quot;, &quot;name&quot;: &quot;Six-Fours (Var)&quot;, &quot;shortname&quot;: &quot;Six-Fours&quot; } }," calcext:value-type="string">
            <text:p>{ "id": "23-01", "type": "Feature", "geometry": { "type": "Point", "coordinates": [43.100020, 5.849549] }, "properties": { "nr": "23", "confirmed": "true", "name": "Six-Fours (Var)", "shortname": "Six-Four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4 Nevers (Nièvre) </text:span><text:span text:style-name="T1"><text:a xlink:href="javascript:void(0)" xlink:type="simple">46.986742, 3.156917</text:a></text:span></text:p>
          </table:table-cell>
          <table:table-cell table:formula="of:=IFERROR(FIND(4;[.A26];3);LEN([.A26])+1)" office:value-type="float" office:value="20" calcext:value-type="float">
            <text:p>20</text:p>
          </table:table-cell>
          <table:table-cell table:formula="of:=IFERROR(FIND(&quot;,&quot;;[.A26];[.B26]);[.B26])" office:value-type="float" office:value="29" calcext:value-type="float">
            <text:p>29</text:p>
          </table:table-cell>
          <table:table-cell table:formula="of:=LEFT([.A26];2)" office:value-type="string" office:string-value="24" calcext:value-type="string">
            <text:p>24</text:p>
          </table:table-cell>
          <table:table-cell table:formula="of:=IF([.D26]=[.D25];[.E25]+1;1)" office:value-type="float" office:value="1" calcext:value-type="float">
            <text:p>1</text:p>
          </table:table-cell>
          <table:table-cell office:value-type="string" calcext:value-type="string">
            <text:p>24</text:p>
          </table:table-cell>
          <table:table-cell table:formula="of:=CONCATENATE([.D26];&quot;-&quot;;IF(LEN([.E26])=1;CONCATENATE(&quot;0&quot;;[.E26]);[.E26]))" office:value-type="string" office:string-value="24-01" calcext:value-type="string">
            <text:p>24-01</text:p>
          </table:table-cell>
          <table:table-cell table:formula="of:=TRIM(MID([.A26];4;[.B26]-4))" office:value-type="string" office:string-value="Nevers (Nièvre)" calcext:value-type="string">
            <text:p>Nevers (Nièvre)</text:p>
          </table:table-cell>
          <table:table-cell table:formula="of:=MID([.A26];[.B26];[.C26]-[.B26])" office:value-type="string" office:string-value="46.986742" calcext:value-type="string">
            <text:p>46.986742</text:p>
          </table:table-cell>
          <table:table-cell table:formula="of:=IFERROR(MID([.A26];[.C26]+2;LEN([.A26])-[.C26]);&quot;&quot;)" office:value-type="string" office:string-value="3.156917" calcext:value-type="string">
            <text:p>3.156917</text:p>
          </table:table-cell>
          <table:table-cell table:formula="of:=IF([.B26]&lt;&gt;[.C26];&quot;true&quot;;&quot;false&quot;)" office:value-type="string" office:string-value="true" calcext:value-type="string">
            <text:p>true</text:p>
          </table:table-cell>
          <table:table-cell table:formula="of:=MID([.H26];1;FIND(&quot;(&quot;;[.H26])-2)" office:value-type="string" office:string-value="Nevers" calcext:value-type="string">
            <text:p>Nevers</text:p>
          </table:table-cell>
          <table:table-cell/>
          <table:table-cell table:formula="of:=IF([.I26]&lt;&gt;&quot;&quot;;CONCATENATE(&quot;{ &quot;&quot;type&quot;&quot;: &quot;&quot;Point&quot;&quot;, &quot;&quot;coordinates&quot;&quot;: [&quot;;[.I26];&quot;, &quot;;[.J26];&quot;] }&quot;);&quot;&quot;)" office:value-type="string" office:string-value="{ &quot;type&quot;: &quot;Point&quot;, &quot;coordinates&quot;: [46.986742, 3.156917] }" calcext:value-type="string">
            <text:p>{ "type": "Point", "coordinates": [46.986742, 3.156917] }</text:p>
          </table:table-cell>
          <table:table-cell table:formula="of:=CONCATENATE(&quot;{ &quot;&quot;nr&quot;&quot;: &quot;&quot;&quot;;[.F26];&quot;&quot;&quot;, &quot;&quot;confirmed&quot;&quot;: &quot;&quot;&quot;;[.K26];&quot;&quot;&quot;, &quot;&quot;name&quot;&quot;: &quot;&quot;&quot;;[.H26];&quot;&quot;&quot;, &quot;&quot;shortname&quot;&quot;: &quot;&quot;&quot;;[.L26];&quot;&quot;&quot; }&quot;)" office:value-type="string" office:string-value="{ &quot;nr&quot;: &quot;24&quot;, &quot;confirmed&quot;: &quot;true&quot;, &quot;name&quot;: &quot;Nevers (Nièvre)&quot;, &quot;shortname&quot;: &quot;Nevers&quot; }" calcext:value-type="string">
            <text:p>{ "nr": "24", "confirmed": "true", "name": "Nevers (Nièvre)", "shortname": "Nevers" }</text:p>
          </table:table-cell>
          <table:table-cell table:formula="of:=CONCATENATE(&quot;{ &quot;&quot;id&quot;&quot;: &quot;&quot;&quot;;[.G26];&quot;&quot;&quot;, &quot;&quot;type&quot;&quot;: &quot;&quot;Feature&quot;&quot;, &quot;&quot;geometry&quot;&quot;: &quot;;IF([.N26]=&quot;&quot;;&quot;null&quot;;[.N26]);&quot;, &quot;&quot;properties&quot;&quot;: &quot;;[.O26];&quot; },&quot;)" office:value-type="string" office:string-value="{ &quot;id&quot;: &quot;24-01&quot;, &quot;type&quot;: &quot;Feature&quot;, &quot;geometry&quot;: { &quot;type&quot;: &quot;Point&quot;, &quot;coordinates&quot;: [46.986742, 3.156917] }, &quot;properties&quot;: { &quot;nr&quot;: &quot;24&quot;, &quot;confirmed&quot;: &quot;true&quot;, &quot;name&quot;: &quot;Nevers (Nièvre)&quot;, &quot;shortname&quot;: &quot;Nevers&quot; } }," calcext:value-type="string">
            <text:p>{ "id": "24-01", "type": "Feature", "geometry": { "type": "Point", "coordinates": [46.986742, 3.156917] }, "properties": { "nr": "24", "confirmed": "true", "name": "Nevers (Nièvre)", "shortname": "Never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5 Concevreux (Aisne) </text:span><text:span text:style-name="T1"><text:a xlink:href="javascript:void(0)" xlink:type="simple">49.376431, 3.789151</text:a></text:span></text:p>
          </table:table-cell>
          <table:table-cell table:formula="of:=IFERROR(FIND(4;[.A27];3);LEN([.A27])+1)" office:value-type="float" office:value="23" calcext:value-type="float">
            <text:p>23</text:p>
          </table:table-cell>
          <table:table-cell table:formula="of:=IFERROR(FIND(&quot;,&quot;;[.A27];[.B27]);[.B27])" office:value-type="float" office:value="32" calcext:value-type="float">
            <text:p>32</text:p>
          </table:table-cell>
          <table:table-cell table:formula="of:=LEFT([.A27];2)" office:value-type="string" office:string-value="25" calcext:value-type="string">
            <text:p>25</text:p>
          </table:table-cell>
          <table:table-cell table:formula="of:=IF([.D27]=[.D26];[.E26]+1;1)"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formula="of:=CONCATENATE([.D27];&quot;-&quot;;IF(LEN([.E27])=1;CONCATENATE(&quot;0&quot;;[.E27]);[.E27]))" office:value-type="string" office:string-value="25-01" calcext:value-type="string">
            <text:p>25-01</text:p>
          </table:table-cell>
          <table:table-cell table:formula="of:=TRIM(MID([.A27];4;[.B27]-4))" office:value-type="string" office:string-value="Concevreux (Aisne)" calcext:value-type="string">
            <text:p>Concevreux (Aisne)</text:p>
          </table:table-cell>
          <table:table-cell table:formula="of:=MID([.A27];[.B27];[.C27]-[.B27])" office:value-type="string" office:string-value="49.376431" calcext:value-type="string">
            <text:p>49.376431</text:p>
          </table:table-cell>
          <table:table-cell table:formula="of:=IFERROR(MID([.A27];[.C27]+2;LEN([.A27])-[.C27]);&quot;&quot;)" office:value-type="string" office:string-value="3.789151" calcext:value-type="string">
            <text:p>3.789151</text:p>
          </table:table-cell>
          <table:table-cell table:formula="of:=IF([.B27]&lt;&gt;[.C27];&quot;true&quot;;&quot;false&quot;)" office:value-type="string" office:string-value="true" calcext:value-type="string">
            <text:p>true</text:p>
          </table:table-cell>
          <table:table-cell table:formula="of:=MID([.H27];1;FIND(&quot;(&quot;;[.H27])-2)" office:value-type="string" office:string-value="Concevreux" calcext:value-type="string">
            <text:p>Concevreux</text:p>
          </table:table-cell>
          <table:table-cell/>
          <table:table-cell table:formula="of:=IF([.I27]&lt;&gt;&quot;&quot;;CONCATENATE(&quot;{ &quot;&quot;type&quot;&quot;: &quot;&quot;Point&quot;&quot;, &quot;&quot;coordinates&quot;&quot;: [&quot;;[.I27];&quot;, &quot;;[.J27];&quot;] }&quot;);&quot;&quot;)" office:value-type="string" office:string-value="{ &quot;type&quot;: &quot;Point&quot;, &quot;coordinates&quot;: [49.376431, 3.789151] }" calcext:value-type="string">
            <text:p>{ "type": "Point", "coordinates": [49.376431, 3.789151] }</text:p>
          </table:table-cell>
          <table:table-cell table:formula="of:=CONCATENATE(&quot;{ &quot;&quot;nr&quot;&quot;: &quot;&quot;&quot;;[.F27];&quot;&quot;&quot;, &quot;&quot;confirmed&quot;&quot;: &quot;&quot;&quot;;[.K27];&quot;&quot;&quot;, &quot;&quot;name&quot;&quot;: &quot;&quot;&quot;;[.H27];&quot;&quot;&quot;, &quot;&quot;shortname&quot;&quot;: &quot;&quot;&quot;;[.L27];&quot;&quot;&quot; }&quot;)" office:value-type="string" office:string-value="{ &quot;nr&quot;: &quot;25&quot;, &quot;confirmed&quot;: &quot;true&quot;, &quot;name&quot;: &quot;Concevreux (Aisne)&quot;, &quot;shortname&quot;: &quot;Concevreux&quot; }" calcext:value-type="string">
            <text:p>{ "nr": "25", "confirmed": "true", "name": "Concevreux (Aisne)", "shortname": "Concevreux" }</text:p>
          </table:table-cell>
          <table:table-cell table:formula="of:=CONCATENATE(&quot;{ &quot;&quot;id&quot;&quot;: &quot;&quot;&quot;;[.G27];&quot;&quot;&quot;, &quot;&quot;type&quot;&quot;: &quot;&quot;Feature&quot;&quot;, &quot;&quot;geometry&quot;&quot;: &quot;;IF([.N27]=&quot;&quot;;&quot;null&quot;;[.N27]);&quot;, &quot;&quot;properties&quot;&quot;: &quot;;[.O27];&quot; },&quot;)" office:value-type="string" office:string-value="{ &quot;id&quot;: &quot;25-01&quot;, &quot;type&quot;: &quot;Feature&quot;, &quot;geometry&quot;: { &quot;type&quot;: &quot;Point&quot;, &quot;coordinates&quot;: [49.376431, 3.789151] }, &quot;properties&quot;: { &quot;nr&quot;: &quot;25&quot;, &quot;confirmed&quot;: &quot;true&quot;, &quot;name&quot;: &quot;Concevreux (Aisne)&quot;, &quot;shortname&quot;: &quot;Concevreux&quot; } }," calcext:value-type="string">
            <text:p>{ "id": "25-01", "type": "Feature", "geometry": { "type": "Point", "coordinates": [49.376431, 3.789151] }, "properties": { "nr": "25", "confirmed": "true", "name": "Concevreux (Aisne)", "shortname": "Concevreux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6 Air-sur-Adour (Landes) </text:span><text:span text:style-name="T1"><text:a xlink:href="javascript:void(0)" xlink:type="simple">43.703992, -0.250666</text:a></text:span></text:p>
          </table:table-cell>
          <table:table-cell table:formula="of:=IFERROR(FIND(4;[.A28];3);LEN([.A28])+1)" office:value-type="float" office:value="27" calcext:value-type="float">
            <text:p>27</text:p>
          </table:table-cell>
          <table:table-cell table:formula="of:=IFERROR(FIND(&quot;,&quot;;[.A28];[.B28]);[.B28])" office:value-type="float" office:value="36" calcext:value-type="float">
            <text:p>36</text:p>
          </table:table-cell>
          <table:table-cell table:formula="of:=LEFT([.A28];2)" office:value-type="string" office:string-value="26" calcext:value-type="string">
            <text:p>26</text:p>
          </table:table-cell>
          <table:table-cell table:formula="of:=IF([.D28]=[.D27];[.E27]+1;1)"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table:formula="of:=CONCATENATE([.D28];&quot;-&quot;;IF(LEN([.E28])=1;CONCATENATE(&quot;0&quot;;[.E28]);[.E28]))" office:value-type="string" office:string-value="26-01" calcext:value-type="string">
            <text:p>26-01</text:p>
          </table:table-cell>
          <table:table-cell table:formula="of:=TRIM(MID([.A28];4;[.B28]-4))" office:value-type="string" office:string-value="Air-sur-Adour (Landes)" calcext:value-type="string">
            <text:p>Air-sur-Adour (Landes)</text:p>
          </table:table-cell>
          <table:table-cell table:formula="of:=MID([.A28];[.B28];[.C28]-[.B28])" office:value-type="string" office:string-value="43.703992" calcext:value-type="string">
            <text:p>43.703992</text:p>
          </table:table-cell>
          <table:table-cell table:formula="of:=IFERROR(MID([.A28];[.C28]+2;LEN([.A28])-[.C28]);&quot;&quot;)" office:value-type="string" office:string-value="-0.250666" calcext:value-type="string">
            <text:p>-0.250666</text:p>
          </table:table-cell>
          <table:table-cell table:formula="of:=IF([.B28]&lt;&gt;[.C28];&quot;true&quot;;&quot;false&quot;)" office:value-type="string" office:string-value="true" calcext:value-type="string">
            <text:p>true</text:p>
          </table:table-cell>
          <table:table-cell table:formula="of:=MID([.H28];1;FIND(&quot;(&quot;;[.H28])-2)" office:value-type="string" office:string-value="Air-sur-Adour" calcext:value-type="string">
            <text:p>Air-sur-Adour</text:p>
          </table:table-cell>
          <table:table-cell/>
          <table:table-cell table:formula="of:=IF([.I28]&lt;&gt;&quot;&quot;;CONCATENATE(&quot;{ &quot;&quot;type&quot;&quot;: &quot;&quot;Point&quot;&quot;, &quot;&quot;coordinates&quot;&quot;: [&quot;;[.I28];&quot;, &quot;;[.J28];&quot;] }&quot;);&quot;&quot;)" office:value-type="string" office:string-value="{ &quot;type&quot;: &quot;Point&quot;, &quot;coordinates&quot;: [43.703992, -0.250666] }" calcext:value-type="string">
            <text:p>{ "type": "Point", "coordinates": [43.703992, -0.250666] }</text:p>
          </table:table-cell>
          <table:table-cell table:formula="of:=CONCATENATE(&quot;{ &quot;&quot;nr&quot;&quot;: &quot;&quot;&quot;;[.F28];&quot;&quot;&quot;, &quot;&quot;confirmed&quot;&quot;: &quot;&quot;&quot;;[.K28];&quot;&quot;&quot;, &quot;&quot;name&quot;&quot;: &quot;&quot;&quot;;[.H28];&quot;&quot;&quot;, &quot;&quot;shortname&quot;&quot;: &quot;&quot;&quot;;[.L28];&quot;&quot;&quot; }&quot;)" office:value-type="string" office:string-value="{ &quot;nr&quot;: &quot;26&quot;, &quot;confirmed&quot;: &quot;true&quot;, &quot;name&quot;: &quot;Air-sur-Adour (Landes)&quot;, &quot;shortname&quot;: &quot;Air-sur-Adour&quot; }" calcext:value-type="string">
            <text:p>{ "nr": "26", "confirmed": "true", "name": "Air-sur-Adour (Landes)", "shortname": "Air-sur-Adour" }</text:p>
          </table:table-cell>
          <table:table-cell table:formula="of:=CONCATENATE(&quot;{ &quot;&quot;id&quot;&quot;: &quot;&quot;&quot;;[.G28];&quot;&quot;&quot;, &quot;&quot;type&quot;&quot;: &quot;&quot;Feature&quot;&quot;, &quot;&quot;geometry&quot;&quot;: &quot;;IF([.N28]=&quot;&quot;;&quot;null&quot;;[.N28]);&quot;, &quot;&quot;properties&quot;&quot;: &quot;;[.O28];&quot; },&quot;)" office:value-type="string" office:string-value="{ &quot;id&quot;: &quot;26-01&quot;, &quot;type&quot;: &quot;Feature&quot;, &quot;geometry&quot;: { &quot;type&quot;: &quot;Point&quot;, &quot;coordinates&quot;: [43.703992, -0.250666] }, &quot;properties&quot;: { &quot;nr&quot;: &quot;26&quot;, &quot;confirmed&quot;: &quot;true&quot;, &quot;name&quot;: &quot;Air-sur-Adour (Landes)&quot;, &quot;shortname&quot;: &quot;Air-sur-Adour&quot; } }," calcext:value-type="string">
            <text:p>{ "id": "26-01", "type": "Feature", "geometry": { "type": "Point", "coordinates": [43.703992, -0.250666] }, "properties": { "nr": "26", "confirmed": "true", "name": "Air-sur-Adour (Landes)", "shortname": "Air-sur-Adour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7 Saint-Cizy (Haute-Garonne) </text:span><text:span text:style-name="T1"><text:a xlink:href="javascript:void(0)" xlink:type="simple">43.223740, 1.088616</text:a></text:span></text:p>
          </table:table-cell>
          <table:table-cell table:formula="of:=IFERROR(FIND(4;[.A29];3);LEN([.A29])+1)" office:value-type="float" office:value="31" calcext:value-type="float">
            <text:p>31</text:p>
          </table:table-cell>
          <table:table-cell table:formula="of:=IFERROR(FIND(&quot;,&quot;;[.A29];[.B29]);[.B29])" office:value-type="float" office:value="40" calcext:value-type="float">
            <text:p>40</text:p>
          </table:table-cell>
          <table:table-cell table:formula="of:=LEFT([.A29];2)" office:value-type="string" office:string-value="27" calcext:value-type="string">
            <text:p>27</text:p>
          </table:table-cell>
          <table:table-cell table:formula="of:=IF([.D29]=[.D28];[.E28]+1;1)"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table:formula="of:=CONCATENATE([.D29];&quot;-&quot;;IF(LEN([.E29])=1;CONCATENATE(&quot;0&quot;;[.E29]);[.E29]))" office:value-type="string" office:string-value="27-01" calcext:value-type="string">
            <text:p>27-01</text:p>
          </table:table-cell>
          <table:table-cell table:formula="of:=TRIM(MID([.A29];4;[.B29]-4))" office:value-type="string" office:string-value="Saint-Cizy (Haute-Garonne)" calcext:value-type="string">
            <text:p>Saint-Cizy (Haute-Garonne)</text:p>
          </table:table-cell>
          <table:table-cell table:formula="of:=MID([.A29];[.B29];[.C29]-[.B29])" office:value-type="string" office:string-value="43.223740" calcext:value-type="string">
            <text:p>43.223740</text:p>
          </table:table-cell>
          <table:table-cell table:formula="of:=IFERROR(MID([.A29];[.C29]+2;LEN([.A29])-[.C29]);&quot;&quot;)" office:value-type="string" office:string-value="1.088616" calcext:value-type="string">
            <text:p>1.088616</text:p>
          </table:table-cell>
          <table:table-cell table:formula="of:=IF([.B29]&lt;&gt;[.C29];&quot;true&quot;;&quot;false&quot;)" office:value-type="string" office:string-value="true" calcext:value-type="string">
            <text:p>true</text:p>
          </table:table-cell>
          <table:table-cell table:formula="of:=MID([.H29];1;FIND(&quot;(&quot;;[.H29])-2)" office:value-type="string" office:string-value="Saint-Cizy" calcext:value-type="string">
            <text:p>Saint-Cizy</text:p>
          </table:table-cell>
          <table:table-cell/>
          <table:table-cell table:formula="of:=IF([.I29]&lt;&gt;&quot;&quot;;CONCATENATE(&quot;{ &quot;&quot;type&quot;&quot;: &quot;&quot;Point&quot;&quot;, &quot;&quot;coordinates&quot;&quot;: [&quot;;[.I29];&quot;, &quot;;[.J29];&quot;] }&quot;);&quot;&quot;)" office:value-type="string" office:string-value="{ &quot;type&quot;: &quot;Point&quot;, &quot;coordinates&quot;: [43.223740, 1.088616] }" calcext:value-type="string">
            <text:p>{ "type": "Point", "coordinates": [43.223740, 1.088616] }</text:p>
          </table:table-cell>
          <table:table-cell table:formula="of:=CONCATENATE(&quot;{ &quot;&quot;nr&quot;&quot;: &quot;&quot;&quot;;[.F29];&quot;&quot;&quot;, &quot;&quot;confirmed&quot;&quot;: &quot;&quot;&quot;;[.K29];&quot;&quot;&quot;, &quot;&quot;name&quot;&quot;: &quot;&quot;&quot;;[.H29];&quot;&quot;&quot;, &quot;&quot;shortname&quot;&quot;: &quot;&quot;&quot;;[.L29];&quot;&quot;&quot; }&quot;)" office:value-type="string" office:string-value="{ &quot;nr&quot;: &quot;27&quot;, &quot;confirmed&quot;: &quot;true&quot;, &quot;name&quot;: &quot;Saint-Cizy (Haute-Garonne)&quot;, &quot;shortname&quot;: &quot;Saint-Cizy&quot; }" calcext:value-type="string">
            <text:p>{ "nr": "27", "confirmed": "true", "name": "Saint-Cizy (Haute-Garonne)", "shortname": "Saint-Cizy" }</text:p>
          </table:table-cell>
          <table:table-cell table:formula="of:=CONCATENATE(&quot;{ &quot;&quot;id&quot;&quot;: &quot;&quot;&quot;;[.G29];&quot;&quot;&quot;, &quot;&quot;type&quot;&quot;: &quot;&quot;Feature&quot;&quot;, &quot;&quot;geometry&quot;&quot;: &quot;;IF([.N29]=&quot;&quot;;&quot;null&quot;;[.N29]);&quot;, &quot;&quot;properties&quot;&quot;: &quot;;[.O29];&quot; },&quot;)" office:value-type="string" office:string-value="{ &quot;id&quot;: &quot;27-01&quot;, &quot;type&quot;: &quot;Feature&quot;, &quot;geometry&quot;: { &quot;type&quot;: &quot;Point&quot;, &quot;coordinates&quot;: [43.223740, 1.088616] }, &quot;properties&quot;: { &quot;nr&quot;: &quot;27&quot;, &quot;confirmed&quot;: &quot;true&quot;, &quot;name&quot;: &quot;Saint-Cizy (Haute-Garonne)&quot;, &quot;shortname&quot;: &quot;Saint-Cizy&quot; } }," calcext:value-type="string">
            <text:p>{ "id": "27-01", "type": "Feature", "geometry": { "type": "Point", "coordinates": [43.223740, 1.088616] }, "properties": { "nr": "27", "confirmed": "true", "name": "Saint-Cizy (Haute-Garonne)", "shortname": "Saint-Cizy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8 Loupian (Hérault) </text:span><text:span text:style-name="T1"><text:a xlink:href="javascript:void(0)" xlink:type="simple">43.449638, 3.613267</text:a></text:span></text:p>
          </table:table-cell>
          <table:table-cell table:formula="of:=IFERROR(FIND(4;[.A30];3);LEN([.A30])+1)" office:value-type="float" office:value="22" calcext:value-type="float">
            <text:p>22</text:p>
          </table:table-cell>
          <table:table-cell table:formula="of:=IFERROR(FIND(&quot;,&quot;;[.A30];[.B30]);[.B30])" office:value-type="float" office:value="31" calcext:value-type="float">
            <text:p>31</text:p>
          </table:table-cell>
          <table:table-cell table:formula="of:=LEFT([.A30];2)" office:value-type="string" office:string-value="28" calcext:value-type="string">
            <text:p>28</text:p>
          </table:table-cell>
          <table:table-cell table:formula="of:=IF([.D30]=[.D29];[.E29]+1;1)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table:formula="of:=CONCATENATE([.D30];&quot;-&quot;;IF(LEN([.E30])=1;CONCATENATE(&quot;0&quot;;[.E30]);[.E30]))" office:value-type="string" office:string-value="28-01" calcext:value-type="string">
            <text:p>28-01</text:p>
          </table:table-cell>
          <table:table-cell table:formula="of:=TRIM(MID([.A30];4;[.B30]-4))" office:value-type="string" office:string-value="Loupian (Hérault)" calcext:value-type="string">
            <text:p>Loupian (Hérault)</text:p>
          </table:table-cell>
          <table:table-cell table:formula="of:=MID([.A30];[.B30];[.C30]-[.B30])" office:value-type="string" office:string-value="43.449638" calcext:value-type="string">
            <text:p>43.449638</text:p>
          </table:table-cell>
          <table:table-cell table:formula="of:=IFERROR(MID([.A30];[.C30]+2;LEN([.A30])-[.C30]);&quot;&quot;)" office:value-type="string" office:string-value="3.613267" calcext:value-type="string">
            <text:p>3.613267</text:p>
          </table:table-cell>
          <table:table-cell table:formula="of:=IF([.B30]&lt;&gt;[.C30];&quot;true&quot;;&quot;false&quot;)" office:value-type="string" office:string-value="true" calcext:value-type="string">
            <text:p>true</text:p>
          </table:table-cell>
          <table:table-cell table:formula="of:=MID([.H30];1;FIND(&quot;(&quot;;[.H30])-2)" office:value-type="string" office:string-value="Loupian" calcext:value-type="string">
            <text:p>Loupian</text:p>
          </table:table-cell>
          <table:table-cell/>
          <table:table-cell table:formula="of:=IF([.I30]&lt;&gt;&quot;&quot;;CONCATENATE(&quot;{ &quot;&quot;type&quot;&quot;: &quot;&quot;Point&quot;&quot;, &quot;&quot;coordinates&quot;&quot;: [&quot;;[.I30];&quot;, &quot;;[.J30];&quot;] }&quot;);&quot;&quot;)" office:value-type="string" office:string-value="{ &quot;type&quot;: &quot;Point&quot;, &quot;coordinates&quot;: [43.449638, 3.613267] }" calcext:value-type="string">
            <text:p>{ "type": "Point", "coordinates": [43.449638, 3.613267] }</text:p>
          </table:table-cell>
          <table:table-cell table:formula="of:=CONCATENATE(&quot;{ &quot;&quot;nr&quot;&quot;: &quot;&quot;&quot;;[.F30];&quot;&quot;&quot;, &quot;&quot;confirmed&quot;&quot;: &quot;&quot;&quot;;[.K30];&quot;&quot;&quot;, &quot;&quot;name&quot;&quot;: &quot;&quot;&quot;;[.H30];&quot;&quot;&quot;, &quot;&quot;shortname&quot;&quot;: &quot;&quot;&quot;;[.L30];&quot;&quot;&quot; }&quot;)" office:value-type="string" office:string-value="{ &quot;nr&quot;: &quot;28&quot;, &quot;confirmed&quot;: &quot;true&quot;, &quot;name&quot;: &quot;Loupian (Hérault)&quot;, &quot;shortname&quot;: &quot;Loupian&quot; }" calcext:value-type="string">
            <text:p>{ "nr": "28", "confirmed": "true", "name": "Loupian (Hérault)", "shortname": "Loupian" }</text:p>
          </table:table-cell>
          <table:table-cell table:formula="of:=CONCATENATE(&quot;{ &quot;&quot;id&quot;&quot;: &quot;&quot;&quot;;[.G30];&quot;&quot;&quot;, &quot;&quot;type&quot;&quot;: &quot;&quot;Feature&quot;&quot;, &quot;&quot;geometry&quot;&quot;: &quot;;IF([.N30]=&quot;&quot;;&quot;null&quot;;[.N30]);&quot;, &quot;&quot;properties&quot;&quot;: &quot;;[.O30];&quot; },&quot;)" office:value-type="string" office:string-value="{ &quot;id&quot;: &quot;28-01&quot;, &quot;type&quot;: &quot;Feature&quot;, &quot;geometry&quot;: { &quot;type&quot;: &quot;Point&quot;, &quot;coordinates&quot;: [43.449638, 3.613267] }, &quot;properties&quot;: { &quot;nr&quot;: &quot;28&quot;, &quot;confirmed&quot;: &quot;true&quot;, &quot;name&quot;: &quot;Loupian (Hérault)&quot;, &quot;shortname&quot;: &quot;Loupian&quot; } }," calcext:value-type="string">
            <text:p>{ "id": "28-01", "type": "Feature", "geometry": { "type": "Point", "coordinates": [43.449638, 3.613267] }, "properties": { "nr": "28", "confirmed": "true", "name": "Loupian (Hérault)", "shortname": "Loupia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29 Le Dorat (Haute-Vienne) </text:span><text:span text:style-name="T1"><text:a xlink:href="javascript:void(0)" xlink:type="simple">46.214491, 1.081805</text:a></text:span></text:p>
          </table:table-cell>
          <table:table-cell table:formula="of:=IFERROR(FIND(4;[.A31];3);LEN([.A31])+1)" office:value-type="float" office:value="28" calcext:value-type="float">
            <text:p>28</text:p>
          </table:table-cell>
          <table:table-cell table:formula="of:=IFERROR(FIND(&quot;,&quot;;[.A31];[.B31]);[.B31])" office:value-type="float" office:value="37" calcext:value-type="float">
            <text:p>37</text:p>
          </table:table-cell>
          <table:table-cell table:formula="of:=LEFT([.A31];2)" office:value-type="string" office:string-value="29" calcext:value-type="string">
            <text:p>29</text:p>
          </table:table-cell>
          <table:table-cell table:formula="of:=IF([.D31]=[.D30];[.E30]+1;1)"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table:formula="of:=CONCATENATE([.D31];&quot;-&quot;;IF(LEN([.E31])=1;CONCATENATE(&quot;0&quot;;[.E31]);[.E31]))" office:value-type="string" office:string-value="29-01" calcext:value-type="string">
            <text:p>29-01</text:p>
          </table:table-cell>
          <table:table-cell table:formula="of:=TRIM(MID([.A31];4;[.B31]-4))" office:value-type="string" office:string-value="Le Dorat (Haute-Vienne)" calcext:value-type="string">
            <text:p>Le Dorat (Haute-Vienne)</text:p>
          </table:table-cell>
          <table:table-cell table:formula="of:=MID([.A31];[.B31];[.C31]-[.B31])" office:value-type="string" office:string-value="46.214491" calcext:value-type="string">
            <text:p>46.214491</text:p>
          </table:table-cell>
          <table:table-cell table:formula="of:=IFERROR(MID([.A31];[.C31]+2;LEN([.A31])-[.C31]);&quot;&quot;)" office:value-type="string" office:string-value="1.081805" calcext:value-type="string">
            <text:p>1.081805</text:p>
          </table:table-cell>
          <table:table-cell table:formula="of:=IF([.B31]&lt;&gt;[.C31];&quot;true&quot;;&quot;false&quot;)" office:value-type="string" office:string-value="true" calcext:value-type="string">
            <text:p>true</text:p>
          </table:table-cell>
          <table:table-cell table:formula="of:=MID([.H31];1;FIND(&quot;(&quot;;[.H31])-2)" office:value-type="string" office:string-value="Le Dorat" calcext:value-type="string">
            <text:p>Le Dorat</text:p>
          </table:table-cell>
          <table:table-cell/>
          <table:table-cell table:formula="of:=IF([.I31]&lt;&gt;&quot;&quot;;CONCATENATE(&quot;{ &quot;&quot;type&quot;&quot;: &quot;&quot;Point&quot;&quot;, &quot;&quot;coordinates&quot;&quot;: [&quot;;[.I31];&quot;, &quot;;[.J31];&quot;] }&quot;);&quot;&quot;)" office:value-type="string" office:string-value="{ &quot;type&quot;: &quot;Point&quot;, &quot;coordinates&quot;: [46.214491, 1.081805] }" calcext:value-type="string">
            <text:p>{ "type": "Point", "coordinates": [46.214491, 1.081805] }</text:p>
          </table:table-cell>
          <table:table-cell table:formula="of:=CONCATENATE(&quot;{ &quot;&quot;nr&quot;&quot;: &quot;&quot;&quot;;[.F31];&quot;&quot;&quot;, &quot;&quot;confirmed&quot;&quot;: &quot;&quot;&quot;;[.K31];&quot;&quot;&quot;, &quot;&quot;name&quot;&quot;: &quot;&quot;&quot;;[.H31];&quot;&quot;&quot;, &quot;&quot;shortname&quot;&quot;: &quot;&quot;&quot;;[.L31];&quot;&quot;&quot; }&quot;)" office:value-type="string" office:string-value="{ &quot;nr&quot;: &quot;29&quot;, &quot;confirmed&quot;: &quot;true&quot;, &quot;name&quot;: &quot;Le Dorat (Haute-Vienne)&quot;, &quot;shortname&quot;: &quot;Le Dorat&quot; }" calcext:value-type="string">
            <text:p>{ "nr": "29", "confirmed": "true", "name": "Le Dorat (Haute-Vienne)", "shortname": "Le Dorat" }</text:p>
          </table:table-cell>
          <table:table-cell table:formula="of:=CONCATENATE(&quot;{ &quot;&quot;id&quot;&quot;: &quot;&quot;&quot;;[.G31];&quot;&quot;&quot;, &quot;&quot;type&quot;&quot;: &quot;&quot;Feature&quot;&quot;, &quot;&quot;geometry&quot;&quot;: &quot;;IF([.N31]=&quot;&quot;;&quot;null&quot;;[.N31]);&quot;, &quot;&quot;properties&quot;&quot;: &quot;;[.O31];&quot; },&quot;)" office:value-type="string" office:string-value="{ &quot;id&quot;: &quot;29-01&quot;, &quot;type&quot;: &quot;Feature&quot;, &quot;geometry&quot;: { &quot;type&quot;: &quot;Point&quot;, &quot;coordinates&quot;: [46.214491, 1.081805] }, &quot;properties&quot;: { &quot;nr&quot;: &quot;29&quot;, &quot;confirmed&quot;: &quot;true&quot;, &quot;name&quot;: &quot;Le Dorat (Haute-Vienne)&quot;, &quot;shortname&quot;: &quot;Le Dorat&quot; } }," calcext:value-type="string">
            <text:p>{ "id": "29-01", "type": "Feature", "geometry": { "type": "Point", "coordinates": [46.214491, 1.081805] }, "properties": { "nr": "29", "confirmed": "true", "name": "Le Dorat (Haute-Vienne)", "shortname": "Le Dorat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0 Evreux (Eure) </text:span><text:span text:style-name="T1"><text:a xlink:href="javascript:void(0)" xlink:type="simple">49.024389, 1.150293</text:a></text:span></text:p>
          </table:table-cell>
          <table:table-cell table:formula="of:=IFERROR(FIND(4;[.A32];3);LEN([.A32])+1)" office:value-type="float" office:value="18" calcext:value-type="float">
            <text:p>18</text:p>
          </table:table-cell>
          <table:table-cell table:formula="of:=IFERROR(FIND(&quot;,&quot;;[.A32];[.B32]);[.B32])" office:value-type="float" office:value="27" calcext:value-type="float">
            <text:p>27</text:p>
          </table:table-cell>
          <table:table-cell table:formula="of:=LEFT([.A32];2)" office:value-type="string" office:string-value="30" calcext:value-type="string">
            <text:p>30</text:p>
          </table:table-cell>
          <table:table-cell table:formula="of:=IF([.D32]=[.D31];[.E31]+1;1)"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table:formula="of:=CONCATENATE([.D32];&quot;-&quot;;IF(LEN([.E32])=1;CONCATENATE(&quot;0&quot;;[.E32]);[.E32]))" office:value-type="string" office:string-value="30-01" calcext:value-type="string">
            <text:p>30-01</text:p>
          </table:table-cell>
          <table:table-cell table:formula="of:=TRIM(MID([.A32];4;[.B32]-4))" office:value-type="string" office:string-value="Evreux (Eure)" calcext:value-type="string">
            <text:p>Evreux (Eure)</text:p>
          </table:table-cell>
          <table:table-cell table:formula="of:=MID([.A32];[.B32];[.C32]-[.B32])" office:value-type="string" office:string-value="49.024389" calcext:value-type="string">
            <text:p>49.024389</text:p>
          </table:table-cell>
          <table:table-cell table:formula="of:=IFERROR(MID([.A32];[.C32]+2;LEN([.A32])-[.C32]);&quot;&quot;)" office:value-type="string" office:string-value="1.150293" calcext:value-type="string">
            <text:p>1.150293</text:p>
          </table:table-cell>
          <table:table-cell table:formula="of:=IF([.B32]&lt;&gt;[.C32];&quot;true&quot;;&quot;false&quot;)" office:value-type="string" office:string-value="true" calcext:value-type="string">
            <text:p>true</text:p>
          </table:table-cell>
          <table:table-cell table:formula="of:=MID([.H32];1;FIND(&quot;(&quot;;[.H32])-2)" office:value-type="string" office:string-value="Evreux" calcext:value-type="string">
            <text:p>Evreux</text:p>
          </table:table-cell>
          <table:table-cell/>
          <table:table-cell table:formula="of:=IF([.I32]&lt;&gt;&quot;&quot;;CONCATENATE(&quot;{ &quot;&quot;type&quot;&quot;: &quot;&quot;Point&quot;&quot;, &quot;&quot;coordinates&quot;&quot;: [&quot;;[.I32];&quot;, &quot;;[.J32];&quot;] }&quot;);&quot;&quot;)" office:value-type="string" office:string-value="{ &quot;type&quot;: &quot;Point&quot;, &quot;coordinates&quot;: [49.024389, 1.150293] }" calcext:value-type="string">
            <text:p>{ "type": "Point", "coordinates": [49.024389, 1.150293] }</text:p>
          </table:table-cell>
          <table:table-cell table:formula="of:=CONCATENATE(&quot;{ &quot;&quot;nr&quot;&quot;: &quot;&quot;&quot;;[.F32];&quot;&quot;&quot;, &quot;&quot;confirmed&quot;&quot;: &quot;&quot;&quot;;[.K32];&quot;&quot;&quot;, &quot;&quot;name&quot;&quot;: &quot;&quot;&quot;;[.H32];&quot;&quot;&quot;, &quot;&quot;shortname&quot;&quot;: &quot;&quot;&quot;;[.L32];&quot;&quot;&quot; }&quot;)" office:value-type="string" office:string-value="{ &quot;nr&quot;: &quot;30&quot;, &quot;confirmed&quot;: &quot;true&quot;, &quot;name&quot;: &quot;Evreux (Eure)&quot;, &quot;shortname&quot;: &quot;Evreux&quot; }" calcext:value-type="string">
            <text:p>{ "nr": "30", "confirmed": "true", "name": "Evreux (Eure)", "shortname": "Evreux" }</text:p>
          </table:table-cell>
          <table:table-cell table:formula="of:=CONCATENATE(&quot;{ &quot;&quot;id&quot;&quot;: &quot;&quot;&quot;;[.G32];&quot;&quot;&quot;, &quot;&quot;type&quot;&quot;: &quot;&quot;Feature&quot;&quot;, &quot;&quot;geometry&quot;&quot;: &quot;;IF([.N32]=&quot;&quot;;&quot;null&quot;;[.N32]);&quot;, &quot;&quot;properties&quot;&quot;: &quot;;[.O32];&quot; },&quot;)" office:value-type="string" office:string-value="{ &quot;id&quot;: &quot;30-01&quot;, &quot;type&quot;: &quot;Feature&quot;, &quot;geometry&quot;: { &quot;type&quot;: &quot;Point&quot;, &quot;coordinates&quot;: [49.024389, 1.150293] }, &quot;properties&quot;: { &quot;nr&quot;: &quot;30&quot;, &quot;confirmed&quot;: &quot;true&quot;, &quot;name&quot;: &quot;Evreux (Eure)&quot;, &quot;shortname&quot;: &quot;Evreux&quot; } }," calcext:value-type="string">
            <text:p>{ "id": "30-01", "type": "Feature", "geometry": { "type": "Point", "coordinates": [49.024389, 1.150293] }, "properties": { "nr": "30", "confirmed": "true", "name": "Evreux (Eure)", "shortname": "Evreux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1 Moulhouse (Haut-Rhin) </text:span><text:span text:style-name="T1"><text:a xlink:href="javascript:void(0)" xlink:type="simple">47.744558, 7.329769</text:a></text:span></text:p>
          </table:table-cell>
          <table:table-cell table:formula="of:=IFERROR(FIND(4;[.A33];3);LEN([.A33])+1)" office:value-type="float" office:value="26" calcext:value-type="float">
            <text:p>26</text:p>
          </table:table-cell>
          <table:table-cell table:formula="of:=IFERROR(FIND(&quot;,&quot;;[.A33];[.B33]);[.B33])" office:value-type="float" office:value="35" calcext:value-type="float">
            <text:p>35</text:p>
          </table:table-cell>
          <table:table-cell table:formula="of:=LEFT([.A33];2)" office:value-type="string" office:string-value="31" calcext:value-type="string">
            <text:p>31</text:p>
          </table:table-cell>
          <table:table-cell table:formula="of:=IF([.D33]=[.D32];[.E32]+1;1)"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table:formula="of:=CONCATENATE([.D33];&quot;-&quot;;IF(LEN([.E33])=1;CONCATENATE(&quot;0&quot;;[.E33]);[.E33]))" office:value-type="string" office:string-value="31-01" calcext:value-type="string">
            <text:p>31-01</text:p>
          </table:table-cell>
          <table:table-cell table:formula="of:=TRIM(MID([.A33];4;[.B33]-4))" office:value-type="string" office:string-value="Moulhouse (Haut-Rhin)" calcext:value-type="string">
            <text:p>Moulhouse (Haut-Rhin)</text:p>
          </table:table-cell>
          <table:table-cell table:formula="of:=MID([.A33];[.B33];[.C33]-[.B33])" office:value-type="string" office:string-value="47.744558" calcext:value-type="string">
            <text:p>47.744558</text:p>
          </table:table-cell>
          <table:table-cell table:formula="of:=IFERROR(MID([.A33];[.C33]+2;LEN([.A33])-[.C33]);&quot;&quot;)" office:value-type="string" office:string-value="7.329769" calcext:value-type="string">
            <text:p>7.329769</text:p>
          </table:table-cell>
          <table:table-cell table:formula="of:=IF([.B33]&lt;&gt;[.C33];&quot;true&quot;;&quot;false&quot;)" office:value-type="string" office:string-value="true" calcext:value-type="string">
            <text:p>true</text:p>
          </table:table-cell>
          <table:table-cell table:formula="of:=MID([.H33];1;FIND(&quot;(&quot;;[.H33])-2)" office:value-type="string" office:string-value="Moulhouse" calcext:value-type="string">
            <text:p>Moulhouse</text:p>
          </table:table-cell>
          <table:table-cell/>
          <table:table-cell table:formula="of:=IF([.I33]&lt;&gt;&quot;&quot;;CONCATENATE(&quot;{ &quot;&quot;type&quot;&quot;: &quot;&quot;Point&quot;&quot;, &quot;&quot;coordinates&quot;&quot;: [&quot;;[.I33];&quot;, &quot;;[.J33];&quot;] }&quot;);&quot;&quot;)" office:value-type="string" office:string-value="{ &quot;type&quot;: &quot;Point&quot;, &quot;coordinates&quot;: [47.744558, 7.329769] }" calcext:value-type="string">
            <text:p>{ "type": "Point", "coordinates": [47.744558, 7.329769] }</text:p>
          </table:table-cell>
          <table:table-cell table:formula="of:=CONCATENATE(&quot;{ &quot;&quot;nr&quot;&quot;: &quot;&quot;&quot;;[.F33];&quot;&quot;&quot;, &quot;&quot;confirmed&quot;&quot;: &quot;&quot;&quot;;[.K33];&quot;&quot;&quot;, &quot;&quot;name&quot;&quot;: &quot;&quot;&quot;;[.H33];&quot;&quot;&quot;, &quot;&quot;shortname&quot;&quot;: &quot;&quot;&quot;;[.L33];&quot;&quot;&quot; }&quot;)" office:value-type="string" office:string-value="{ &quot;nr&quot;: &quot;31&quot;, &quot;confirmed&quot;: &quot;true&quot;, &quot;name&quot;: &quot;Moulhouse (Haut-Rhin)&quot;, &quot;shortname&quot;: &quot;Moulhouse&quot; }" calcext:value-type="string">
            <text:p>{ "nr": "31", "confirmed": "true", "name": "Moulhouse (Haut-Rhin)", "shortname": "Moulhouse" }</text:p>
          </table:table-cell>
          <table:table-cell table:formula="of:=CONCATENATE(&quot;{ &quot;&quot;id&quot;&quot;: &quot;&quot;&quot;;[.G33];&quot;&quot;&quot;, &quot;&quot;type&quot;&quot;: &quot;&quot;Feature&quot;&quot;, &quot;&quot;geometry&quot;&quot;: &quot;;IF([.N33]=&quot;&quot;;&quot;null&quot;;[.N33]);&quot;, &quot;&quot;properties&quot;&quot;: &quot;;[.O33];&quot; },&quot;)" office:value-type="string" office:string-value="{ &quot;id&quot;: &quot;31-01&quot;, &quot;type&quot;: &quot;Feature&quot;, &quot;geometry&quot;: { &quot;type&quot;: &quot;Point&quot;, &quot;coordinates&quot;: [47.744558, 7.329769] }, &quot;properties&quot;: { &quot;nr&quot;: &quot;31&quot;, &quot;confirmed&quot;: &quot;true&quot;, &quot;name&quot;: &quot;Moulhouse (Haut-Rhin)&quot;, &quot;shortname&quot;: &quot;Moulhouse&quot; } }," calcext:value-type="string">
            <text:p>{ "id": "31-01", "type": "Feature", "geometry": { "type": "Point", "coordinates": [47.744558, 7.329769] }, "properties": { "nr": "31", "confirmed": "true", "name": "Moulhouse (Haut-Rhin)", "shortname": "Moulhous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2 Angers (Maine-et-Loire) </text:span><text:span text:style-name="T1"><text:a xlink:href="javascript:void(0)" xlink:type="simple">47.472353, -0.558473</text:a></text:span></text:p>
          </table:table-cell>
          <table:table-cell table:formula="of:=IFERROR(FIND(4;[.A34];3);LEN([.A34])+1)" office:value-type="float" office:value="28" calcext:value-type="float">
            <text:p>28</text:p>
          </table:table-cell>
          <table:table-cell table:formula="of:=IFERROR(FIND(&quot;,&quot;;[.A34];[.B34]);[.B34])" office:value-type="float" office:value="37" calcext:value-type="float">
            <text:p>37</text:p>
          </table:table-cell>
          <table:table-cell table:formula="of:=LEFT([.A34];2)" office:value-type="string" office:string-value="32" calcext:value-type="string">
            <text:p>32</text:p>
          </table:table-cell>
          <table:table-cell table:formula="of:=IF([.D34]=[.D33];[.E33]+1;1)"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table:formula="of:=CONCATENATE([.D34];&quot;-&quot;;IF(LEN([.E34])=1;CONCATENATE(&quot;0&quot;;[.E34]);[.E34]))" office:value-type="string" office:string-value="32-01" calcext:value-type="string">
            <text:p>32-01</text:p>
          </table:table-cell>
          <table:table-cell table:formula="of:=TRIM(MID([.A34];4;[.B34]-4))" office:value-type="string" office:string-value="Angers (Maine-et-Loire)" calcext:value-type="string">
            <text:p>Angers (Maine-et-Loire)</text:p>
          </table:table-cell>
          <table:table-cell table:formula="of:=MID([.A34];[.B34];[.C34]-[.B34])" office:value-type="string" office:string-value="47.472353" calcext:value-type="string">
            <text:p>47.472353</text:p>
          </table:table-cell>
          <table:table-cell table:formula="of:=IFERROR(MID([.A34];[.C34]+2;LEN([.A34])-[.C34]);&quot;&quot;)" office:value-type="string" office:string-value="-0.558473" calcext:value-type="string">
            <text:p>-0.558473</text:p>
          </table:table-cell>
          <table:table-cell table:formula="of:=IF([.B34]&lt;&gt;[.C34];&quot;true&quot;;&quot;false&quot;)" office:value-type="string" office:string-value="true" calcext:value-type="string">
            <text:p>true</text:p>
          </table:table-cell>
          <table:table-cell table:formula="of:=MID([.H34];1;FIND(&quot;(&quot;;[.H34])-2)" office:value-type="string" office:string-value="Angers" calcext:value-type="string">
            <text:p>Angers</text:p>
          </table:table-cell>
          <table:table-cell/>
          <table:table-cell table:formula="of:=IF([.I34]&lt;&gt;&quot;&quot;;CONCATENATE(&quot;{ &quot;&quot;type&quot;&quot;: &quot;&quot;Point&quot;&quot;, &quot;&quot;coordinates&quot;&quot;: [&quot;;[.I34];&quot;, &quot;;[.J34];&quot;] }&quot;);&quot;&quot;)" office:value-type="string" office:string-value="{ &quot;type&quot;: &quot;Point&quot;, &quot;coordinates&quot;: [47.472353, -0.558473] }" calcext:value-type="string">
            <text:p>{ "type": "Point", "coordinates": [47.472353, -0.558473] }</text:p>
          </table:table-cell>
          <table:table-cell table:formula="of:=CONCATENATE(&quot;{ &quot;&quot;nr&quot;&quot;: &quot;&quot;&quot;;[.F34];&quot;&quot;&quot;, &quot;&quot;confirmed&quot;&quot;: &quot;&quot;&quot;;[.K34];&quot;&quot;&quot;, &quot;&quot;name&quot;&quot;: &quot;&quot;&quot;;[.H34];&quot;&quot;&quot;, &quot;&quot;shortname&quot;&quot;: &quot;&quot;&quot;;[.L34];&quot;&quot;&quot; }&quot;)" office:value-type="string" office:string-value="{ &quot;nr&quot;: &quot;32&quot;, &quot;confirmed&quot;: &quot;true&quot;, &quot;name&quot;: &quot;Angers (Maine-et-Loire)&quot;, &quot;shortname&quot;: &quot;Angers&quot; }" calcext:value-type="string">
            <text:p>{ "nr": "32", "confirmed": "true", "name": "Angers (Maine-et-Loire)", "shortname": "Angers" }</text:p>
          </table:table-cell>
          <table:table-cell table:formula="of:=CONCATENATE(&quot;{ &quot;&quot;id&quot;&quot;: &quot;&quot;&quot;;[.G34];&quot;&quot;&quot;, &quot;&quot;type&quot;&quot;: &quot;&quot;Feature&quot;&quot;, &quot;&quot;geometry&quot;&quot;: &quot;;IF([.N34]=&quot;&quot;;&quot;null&quot;;[.N34]);&quot;, &quot;&quot;properties&quot;&quot;: &quot;;[.O34];&quot; },&quot;)" office:value-type="string" office:string-value="{ &quot;id&quot;: &quot;32-01&quot;, &quot;type&quot;: &quot;Feature&quot;, &quot;geometry&quot;: { &quot;type&quot;: &quot;Point&quot;, &quot;coordinates&quot;: [47.472353, -0.558473] }, &quot;properties&quot;: { &quot;nr&quot;: &quot;32&quot;, &quot;confirmed&quot;: &quot;true&quot;, &quot;name&quot;: &quot;Angers (Maine-et-Loire)&quot;, &quot;shortname&quot;: &quot;Angers&quot; } }," calcext:value-type="string">
            <text:p>{ "id": "32-01", "type": "Feature", "geometry": { "type": "Point", "coordinates": [47.472353, -0.558473] }, "properties": { "nr": "32", "confirmed": "true", "name": "Angers (Maine-et-Loire)", "shortname": "Anger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3 Metz (Moselle) </text:span><text:span text:style-name="T1"><text:a xlink:href="javascript:void(0)" xlink:type="simple">49.120186, 6.176085</text:a></text:span></text:p>
          </table:table-cell>
          <table:table-cell table:formula="of:=IFERROR(FIND(4;[.A35];3);LEN([.A35])+1)" office:value-type="float" office:value="19" calcext:value-type="float">
            <text:p>19</text:p>
          </table:table-cell>
          <table:table-cell table:formula="of:=IFERROR(FIND(&quot;,&quot;;[.A35];[.B35]);[.B35])" office:value-type="float" office:value="28" calcext:value-type="float">
            <text:p>28</text:p>
          </table:table-cell>
          <table:table-cell table:formula="of:=LEFT([.A35];2)" office:value-type="string" office:string-value="33" calcext:value-type="string">
            <text:p>33</text:p>
          </table:table-cell>
          <table:table-cell table:formula="of:=IF([.D35]=[.D34];[.E34]+1;1)" office:value-type="float" office:value="1" calcext:value-type="float">
            <text:p>1</text:p>
          </table:table-cell>
          <table:table-cell office:value-type="string" calcext:value-type="string">
            <text:p>33</text:p>
          </table:table-cell>
          <table:table-cell table:formula="of:=CONCATENATE([.D35];&quot;-&quot;;IF(LEN([.E35])=1;CONCATENATE(&quot;0&quot;;[.E35]);[.E35]))" office:value-type="string" office:string-value="33-01" calcext:value-type="string">
            <text:p>33-01</text:p>
          </table:table-cell>
          <table:table-cell table:formula="of:=TRIM(MID([.A35];4;[.B35]-4))" office:value-type="string" office:string-value="Metz (Moselle)" calcext:value-type="string">
            <text:p>Metz (Moselle)</text:p>
          </table:table-cell>
          <table:table-cell table:formula="of:=MID([.A35];[.B35];[.C35]-[.B35])" office:value-type="string" office:string-value="49.120186" calcext:value-type="string">
            <text:p>49.120186</text:p>
          </table:table-cell>
          <table:table-cell table:formula="of:=IFERROR(MID([.A35];[.C35]+2;LEN([.A35])-[.C35]);&quot;&quot;)" office:value-type="string" office:string-value="6.176085" calcext:value-type="string">
            <text:p>6.176085</text:p>
          </table:table-cell>
          <table:table-cell table:formula="of:=IF([.B35]&lt;&gt;[.C35];&quot;true&quot;;&quot;false&quot;)" office:value-type="string" office:string-value="true" calcext:value-type="string">
            <text:p>true</text:p>
          </table:table-cell>
          <table:table-cell table:formula="of:=MID([.H35];1;FIND(&quot;(&quot;;[.H35])-2)" office:value-type="string" office:string-value="Metz" calcext:value-type="string">
            <text:p>Metz</text:p>
          </table:table-cell>
          <table:table-cell/>
          <table:table-cell table:formula="of:=IF([.I35]&lt;&gt;&quot;&quot;;CONCATENATE(&quot;{ &quot;&quot;type&quot;&quot;: &quot;&quot;Point&quot;&quot;, &quot;&quot;coordinates&quot;&quot;: [&quot;;[.I35];&quot;, &quot;;[.J35];&quot;] }&quot;);&quot;&quot;)" office:value-type="string" office:string-value="{ &quot;type&quot;: &quot;Point&quot;, &quot;coordinates&quot;: [49.120186, 6.176085] }" calcext:value-type="string">
            <text:p>{ "type": "Point", "coordinates": [49.120186, 6.176085] }</text:p>
          </table:table-cell>
          <table:table-cell table:formula="of:=CONCATENATE(&quot;{ &quot;&quot;nr&quot;&quot;: &quot;&quot;&quot;;[.F35];&quot;&quot;&quot;, &quot;&quot;confirmed&quot;&quot;: &quot;&quot;&quot;;[.K35];&quot;&quot;&quot;, &quot;&quot;name&quot;&quot;: &quot;&quot;&quot;;[.H35];&quot;&quot;&quot;, &quot;&quot;shortname&quot;&quot;: &quot;&quot;&quot;;[.L35];&quot;&quot;&quot; }&quot;)" office:value-type="string" office:string-value="{ &quot;nr&quot;: &quot;33&quot;, &quot;confirmed&quot;: &quot;true&quot;, &quot;name&quot;: &quot;Metz (Moselle)&quot;, &quot;shortname&quot;: &quot;Metz&quot; }" calcext:value-type="string">
            <text:p>{ "nr": "33", "confirmed": "true", "name": "Metz (Moselle)", "shortname": "Metz" }</text:p>
          </table:table-cell>
          <table:table-cell table:formula="of:=CONCATENATE(&quot;{ &quot;&quot;id&quot;&quot;: &quot;&quot;&quot;;[.G35];&quot;&quot;&quot;, &quot;&quot;type&quot;&quot;: &quot;&quot;Feature&quot;&quot;, &quot;&quot;geometry&quot;&quot;: &quot;;IF([.N35]=&quot;&quot;;&quot;null&quot;;[.N35]);&quot;, &quot;&quot;properties&quot;&quot;: &quot;;[.O35];&quot; },&quot;)" office:value-type="string" office:string-value="{ &quot;id&quot;: &quot;33-01&quot;, &quot;type&quot;: &quot;Feature&quot;, &quot;geometry&quot;: { &quot;type&quot;: &quot;Point&quot;, &quot;coordinates&quot;: [49.120186, 6.176085] }, &quot;properties&quot;: { &quot;nr&quot;: &quot;33&quot;, &quot;confirmed&quot;: &quot;true&quot;, &quot;name&quot;: &quot;Metz (Moselle)&quot;, &quot;shortname&quot;: &quot;Metz&quot; } }," calcext:value-type="string">
            <text:p>{ "id": "33-01", "type": "Feature", "geometry": { "type": "Point", "coordinates": [49.120186, 6.176085] }, "properties": { "nr": "33", "confirmed": "true", "name": "Metz (Moselle)", "shortname": "Metz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4 Saint-Léonard-de-Noblat (Haute-Vienne) </text:span><text:span text:style-name="T1"><text:a xlink:href="javascript:void(0)" xlink:type="simple">45.837325, 1.489721</text:a></text:span></text:p>
          </table:table-cell>
          <table:table-cell table:formula="of:=IFERROR(FIND(4;[.A36];3);LEN([.A36])+1)" office:value-type="float" office:value="43" calcext:value-type="float">
            <text:p>43</text:p>
          </table:table-cell>
          <table:table-cell table:formula="of:=IFERROR(FIND(&quot;,&quot;;[.A36];[.B36]);[.B36])" office:value-type="float" office:value="52" calcext:value-type="float">
            <text:p>52</text:p>
          </table:table-cell>
          <table:table-cell table:formula="of:=LEFT([.A36];2)" office:value-type="string" office:string-value="34" calcext:value-type="string">
            <text:p>34</text:p>
          </table:table-cell>
          <table:table-cell table:formula="of:=IF([.D36]=[.D35];[.E35]+1;1)" office:value-type="float" office:value="1" calcext:value-type="float">
            <text:p>1</text:p>
          </table:table-cell>
          <table:table-cell office:value-type="string" calcext:value-type="string">
            <text:p>34</text:p>
          </table:table-cell>
          <table:table-cell table:formula="of:=CONCATENATE([.D36];&quot;-&quot;;IF(LEN([.E36])=1;CONCATENATE(&quot;0&quot;;[.E36]);[.E36]))" office:value-type="string" office:string-value="34-01" calcext:value-type="string">
            <text:p>34-01</text:p>
          </table:table-cell>
          <table:table-cell table:formula="of:=TRIM(MID([.A36];4;[.B36]-4))" office:value-type="string" office:string-value="Saint-Léonard-de-Noblat (Haute-Vienne)" calcext:value-type="string">
            <text:p>Saint-Léonard-de-Noblat (Haute-Vienne)</text:p>
          </table:table-cell>
          <table:table-cell table:formula="of:=MID([.A36];[.B36];[.C36]-[.B36])" office:value-type="string" office:string-value="45.837325" calcext:value-type="string">
            <text:p>45.837325</text:p>
          </table:table-cell>
          <table:table-cell table:formula="of:=IFERROR(MID([.A36];[.C36]+2;LEN([.A36])-[.C36]);&quot;&quot;)" office:value-type="string" office:string-value="1.489721" calcext:value-type="string">
            <text:p>1.489721</text:p>
          </table:table-cell>
          <table:table-cell table:formula="of:=IF([.B36]&lt;&gt;[.C36];&quot;true&quot;;&quot;false&quot;)" office:value-type="string" office:string-value="true" calcext:value-type="string">
            <text:p>true</text:p>
          </table:table-cell>
          <table:table-cell table:formula="of:=MID([.H36];1;FIND(&quot;(&quot;;[.H36])-2)" office:value-type="string" office:string-value="Saint-Léonard-de-Noblat" calcext:value-type="string">
            <text:p>Saint-Léonard-de-Noblat</text:p>
          </table:table-cell>
          <table:table-cell/>
          <table:table-cell table:formula="of:=IF([.I36]&lt;&gt;&quot;&quot;;CONCATENATE(&quot;{ &quot;&quot;type&quot;&quot;: &quot;&quot;Point&quot;&quot;, &quot;&quot;coordinates&quot;&quot;: [&quot;;[.I36];&quot;, &quot;;[.J36];&quot;] }&quot;);&quot;&quot;)" office:value-type="string" office:string-value="{ &quot;type&quot;: &quot;Point&quot;, &quot;coordinates&quot;: [45.837325, 1.489721] }" calcext:value-type="string">
            <text:p>{ "type": "Point", "coordinates": [45.837325, 1.489721] }</text:p>
          </table:table-cell>
          <table:table-cell table:formula="of:=CONCATENATE(&quot;{ &quot;&quot;nr&quot;&quot;: &quot;&quot;&quot;;[.F36];&quot;&quot;&quot;, &quot;&quot;confirmed&quot;&quot;: &quot;&quot;&quot;;[.K36];&quot;&quot;&quot;, &quot;&quot;name&quot;&quot;: &quot;&quot;&quot;;[.H36];&quot;&quot;&quot;, &quot;&quot;shortname&quot;&quot;: &quot;&quot;&quot;;[.L36];&quot;&quot;&quot; }&quot;)" office:value-type="string" office:string-value="{ &quot;nr&quot;: &quot;34&quot;, &quot;confirmed&quot;: &quot;true&quot;, &quot;name&quot;: &quot;Saint-Léonard-de-Noblat (Haute-Vienne)&quot;, &quot;shortname&quot;: &quot;Saint-Léonard-de-Noblat&quot; }" calcext:value-type="string">
            <text:p>{ "nr": "34", "confirmed": "true", "name": "Saint-Léonard-de-Noblat (Haute-Vienne)", "shortname": "Saint-Léonard-de-Noblat" }</text:p>
          </table:table-cell>
          <table:table-cell table:formula="of:=CONCATENATE(&quot;{ &quot;&quot;id&quot;&quot;: &quot;&quot;&quot;;[.G36];&quot;&quot;&quot;, &quot;&quot;type&quot;&quot;: &quot;&quot;Feature&quot;&quot;, &quot;&quot;geometry&quot;&quot;: &quot;;IF([.N36]=&quot;&quot;;&quot;null&quot;;[.N36]);&quot;, &quot;&quot;properties&quot;&quot;: &quot;;[.O36];&quot; },&quot;)" office:value-type="string" office:string-value="{ &quot;id&quot;: &quot;34-01&quot;, &quot;type&quot;: &quot;Feature&quot;, &quot;geometry&quot;: { &quot;type&quot;: &quot;Point&quot;, &quot;coordinates&quot;: [45.837325, 1.489721] }, &quot;properties&quot;: { &quot;nr&quot;: &quot;34&quot;, &quot;confirmed&quot;: &quot;true&quot;, &quot;name&quot;: &quot;Saint-Léonard-de-Noblat (Haute-Vienne)&quot;, &quot;shortname&quot;: &quot;Saint-Léonard-de-Noblat&quot; } }," calcext:value-type="string">
            <text:p>{ "id": "34-01", "type": "Feature", "geometry": { "type": "Point", "coordinates": [45.837325, 1.489721] }, "properties": { "nr": "34", "confirmed": "true", "name": "Saint-Léonard-de-Noblat (Haute-Vienne)", "shortname": "Saint-Léonard-de-Noblat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5 Le Thiel-Mélas (Ardèche) </text:span><text:span text:style-name="T1"><text:a xlink:href="javascript:void(0)" xlink:type="simple">49.247486, 1.421850</text:a></text:span></text:p>
          </table:table-cell>
          <table:table-cell table:formula="of:=IFERROR(FIND(4;[.A37];3);LEN([.A37])+1)" office:value-type="float" office:value="29" calcext:value-type="float">
            <text:p>29</text:p>
          </table:table-cell>
          <table:table-cell table:formula="of:=IFERROR(FIND(&quot;,&quot;;[.A37];[.B37]);[.B37])" office:value-type="float" office:value="38" calcext:value-type="float">
            <text:p>38</text:p>
          </table:table-cell>
          <table:table-cell table:formula="of:=LEFT([.A37];2)" office:value-type="string" office:string-value="35" calcext:value-type="string">
            <text:p>35</text:p>
          </table:table-cell>
          <table:table-cell table:formula="of:=IF([.D37]=[.D36];[.E36]+1;1)" office:value-type="float" office:value="1" calcext:value-type="float">
            <text:p>1</text:p>
          </table:table-cell>
          <table:table-cell office:value-type="string" calcext:value-type="string">
            <text:p>35</text:p>
          </table:table-cell>
          <table:table-cell table:formula="of:=CONCATENATE([.D37];&quot;-&quot;;IF(LEN([.E37])=1;CONCATENATE(&quot;0&quot;;[.E37]);[.E37]))" office:value-type="string" office:string-value="35-01" calcext:value-type="string">
            <text:p>35-01</text:p>
          </table:table-cell>
          <table:table-cell table:formula="of:=TRIM(MID([.A37];4;[.B37]-4))" office:value-type="string" office:string-value="Le Thiel-Mélas (Ardèche)" calcext:value-type="string">
            <text:p>Le Thiel-Mélas (Ardèche)</text:p>
          </table:table-cell>
          <table:table-cell table:formula="of:=MID([.A37];[.B37];[.C37]-[.B37])" office:value-type="string" office:string-value="49.247486" calcext:value-type="string">
            <text:p>49.247486</text:p>
          </table:table-cell>
          <table:table-cell table:formula="of:=IFERROR(MID([.A37];[.C37]+2;LEN([.A37])-[.C37]);&quot;&quot;)" office:value-type="string" office:string-value="1.421850" calcext:value-type="string">
            <text:p>1.421850</text:p>
          </table:table-cell>
          <table:table-cell table:formula="of:=IF([.B37]&lt;&gt;[.C37];&quot;true&quot;;&quot;false&quot;)" office:value-type="string" office:string-value="true" calcext:value-type="string">
            <text:p>true</text:p>
          </table:table-cell>
          <table:table-cell table:formula="of:=MID([.H37];1;FIND(&quot;(&quot;;[.H37])-2)" office:value-type="string" office:string-value="Le Thiel-Mélas" calcext:value-type="string">
            <text:p>Le Thiel-Mélas</text:p>
          </table:table-cell>
          <table:table-cell/>
          <table:table-cell table:formula="of:=IF([.I37]&lt;&gt;&quot;&quot;;CONCATENATE(&quot;{ &quot;&quot;type&quot;&quot;: &quot;&quot;Point&quot;&quot;, &quot;&quot;coordinates&quot;&quot;: [&quot;;[.I37];&quot;, &quot;;[.J37];&quot;] }&quot;);&quot;&quot;)" office:value-type="string" office:string-value="{ &quot;type&quot;: &quot;Point&quot;, &quot;coordinates&quot;: [49.247486, 1.421850] }" calcext:value-type="string">
            <text:p>{ "type": "Point", "coordinates": [49.247486, 1.421850] }</text:p>
          </table:table-cell>
          <table:table-cell table:formula="of:=CONCATENATE(&quot;{ &quot;&quot;nr&quot;&quot;: &quot;&quot;&quot;;[.F37];&quot;&quot;&quot;, &quot;&quot;confirmed&quot;&quot;: &quot;&quot;&quot;;[.K37];&quot;&quot;&quot;, &quot;&quot;name&quot;&quot;: &quot;&quot;&quot;;[.H37];&quot;&quot;&quot;, &quot;&quot;shortname&quot;&quot;: &quot;&quot;&quot;;[.L37];&quot;&quot;&quot; }&quot;)" office:value-type="string" office:string-value="{ &quot;nr&quot;: &quot;35&quot;, &quot;confirmed&quot;: &quot;true&quot;, &quot;name&quot;: &quot;Le Thiel-Mélas (Ardèche)&quot;, &quot;shortname&quot;: &quot;Le Thiel-Mélas&quot; }" calcext:value-type="string">
            <text:p>{ "nr": "35", "confirmed": "true", "name": "Le Thiel-Mélas (Ardèche)", "shortname": "Le Thiel-Mélas" }</text:p>
          </table:table-cell>
          <table:table-cell table:formula="of:=CONCATENATE(&quot;{ &quot;&quot;id&quot;&quot;: &quot;&quot;&quot;;[.G37];&quot;&quot;&quot;, &quot;&quot;type&quot;&quot;: &quot;&quot;Feature&quot;&quot;, &quot;&quot;geometry&quot;&quot;: &quot;;IF([.N37]=&quot;&quot;;&quot;null&quot;;[.N37]);&quot;, &quot;&quot;properties&quot;&quot;: &quot;;[.O37];&quot; },&quot;)" office:value-type="string" office:string-value="{ &quot;id&quot;: &quot;35-01&quot;, &quot;type&quot;: &quot;Feature&quot;, &quot;geometry&quot;: { &quot;type&quot;: &quot;Point&quot;, &quot;coordinates&quot;: [49.247486, 1.421850] }, &quot;properties&quot;: { &quot;nr&quot;: &quot;35&quot;, &quot;confirmed&quot;: &quot;true&quot;, &quot;name&quot;: &quot;Le Thiel-Mélas (Ardèche)&quot;, &quot;shortname&quot;: &quot;Le Thiel-Mélas&quot; } }," calcext:value-type="string">
            <text:p>{ "id": "35-01", "type": "Feature", "geometry": { "type": "Point", "coordinates": [49.247486, 1.421850] }, "properties": { "nr": "35", "confirmed": "true", "name": "Le Thiel-Mélas (Ardèche)", "shortname": "Le Thiel-Méla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6 Chambon-sur-Lac (Puy-du-Dôme) </text:span><text:span text:style-name="T1"><text:a xlink:href="javascript:void(0)" xlink:type="simple">45.575514, 2.918684</text:a></text:span></text:p>
          </table:table-cell>
          <table:table-cell table:formula="of:=IFERROR(FIND(4;[.A38];3);LEN([.A38])+1)" office:value-type="float" office:value="34" calcext:value-type="float">
            <text:p>34</text:p>
          </table:table-cell>
          <table:table-cell table:formula="of:=IFERROR(FIND(&quot;,&quot;;[.A38];[.B38]);[.B38])" office:value-type="float" office:value="43" calcext:value-type="float">
            <text:p>43</text:p>
          </table:table-cell>
          <table:table-cell table:formula="of:=LEFT([.A38];2)" office:value-type="string" office:string-value="36" calcext:value-type="string">
            <text:p>36</text:p>
          </table:table-cell>
          <table:table-cell table:formula="of:=IF([.D38]=[.D37];[.E37]+1;1)" office:value-type="float" office:value="1" calcext:value-type="float">
            <text:p>1</text:p>
          </table:table-cell>
          <table:table-cell office:value-type="string" calcext:value-type="string">
            <text:p>36</text:p>
          </table:table-cell>
          <table:table-cell table:formula="of:=CONCATENATE([.D38];&quot;-&quot;;IF(LEN([.E38])=1;CONCATENATE(&quot;0&quot;;[.E38]);[.E38]))" office:value-type="string" office:string-value="36-01" calcext:value-type="string">
            <text:p>36-01</text:p>
          </table:table-cell>
          <table:table-cell table:formula="of:=TRIM(MID([.A38];4;[.B38]-4))" office:value-type="string" office:string-value="Chambon-sur-Lac (Puy-du-Dôme)" calcext:value-type="string">
            <text:p>Chambon-sur-Lac (Puy-du-Dôme)</text:p>
          </table:table-cell>
          <table:table-cell table:formula="of:=MID([.A38];[.B38];[.C38]-[.B38])" office:value-type="string" office:string-value="45.575514" calcext:value-type="string">
            <text:p>45.575514</text:p>
          </table:table-cell>
          <table:table-cell table:formula="of:=IFERROR(MID([.A38];[.C38]+2;LEN([.A38])-[.C38]);&quot;&quot;)" office:value-type="string" office:string-value="2.918684" calcext:value-type="string">
            <text:p>2.918684</text:p>
          </table:table-cell>
          <table:table-cell table:formula="of:=IF([.B38]&lt;&gt;[.C38];&quot;true&quot;;&quot;false&quot;)" office:value-type="string" office:string-value="true" calcext:value-type="string">
            <text:p>true</text:p>
          </table:table-cell>
          <table:table-cell table:formula="of:=MID([.H38];1;FIND(&quot;(&quot;;[.H38])-2)" office:value-type="string" office:string-value="Chambon-sur-Lac" calcext:value-type="string">
            <text:p>Chambon-sur-Lac</text:p>
          </table:table-cell>
          <table:table-cell/>
          <table:table-cell table:formula="of:=IF([.I38]&lt;&gt;&quot;&quot;;CONCATENATE(&quot;{ &quot;&quot;type&quot;&quot;: &quot;&quot;Point&quot;&quot;, &quot;&quot;coordinates&quot;&quot;: [&quot;;[.I38];&quot;, &quot;;[.J38];&quot;] }&quot;);&quot;&quot;)" office:value-type="string" office:string-value="{ &quot;type&quot;: &quot;Point&quot;, &quot;coordinates&quot;: [45.575514, 2.918684] }" calcext:value-type="string">
            <text:p>{ "type": "Point", "coordinates": [45.575514, 2.918684] }</text:p>
          </table:table-cell>
          <table:table-cell table:formula="of:=CONCATENATE(&quot;{ &quot;&quot;nr&quot;&quot;: &quot;&quot;&quot;;[.F38];&quot;&quot;&quot;, &quot;&quot;confirmed&quot;&quot;: &quot;&quot;&quot;;[.K38];&quot;&quot;&quot;, &quot;&quot;name&quot;&quot;: &quot;&quot;&quot;;[.H38];&quot;&quot;&quot;, &quot;&quot;shortname&quot;&quot;: &quot;&quot;&quot;;[.L38];&quot;&quot;&quot; }&quot;)" office:value-type="string" office:string-value="{ &quot;nr&quot;: &quot;36&quot;, &quot;confirmed&quot;: &quot;true&quot;, &quot;name&quot;: &quot;Chambon-sur-Lac (Puy-du-Dôme)&quot;, &quot;shortname&quot;: &quot;Chambon-sur-Lac&quot; }" calcext:value-type="string">
            <text:p>{ "nr": "36", "confirmed": "true", "name": "Chambon-sur-Lac (Puy-du-Dôme)", "shortname": "Chambon-sur-Lac" }</text:p>
          </table:table-cell>
          <table:table-cell table:formula="of:=CONCATENATE(&quot;{ &quot;&quot;id&quot;&quot;: &quot;&quot;&quot;;[.G38];&quot;&quot;&quot;, &quot;&quot;type&quot;&quot;: &quot;&quot;Feature&quot;&quot;, &quot;&quot;geometry&quot;&quot;: &quot;;IF([.N38]=&quot;&quot;;&quot;null&quot;;[.N38]);&quot;, &quot;&quot;properties&quot;&quot;: &quot;;[.O38];&quot; },&quot;)" office:value-type="string" office:string-value="{ &quot;id&quot;: &quot;36-01&quot;, &quot;type&quot;: &quot;Feature&quot;, &quot;geometry&quot;: { &quot;type&quot;: &quot;Point&quot;, &quot;coordinates&quot;: [45.575514, 2.918684] }, &quot;properties&quot;: { &quot;nr&quot;: &quot;36&quot;, &quot;confirmed&quot;: &quot;true&quot;, &quot;name&quot;: &quot;Chambon-sur-Lac (Puy-du-Dôme)&quot;, &quot;shortname&quot;: &quot;Chambon-sur-Lac&quot; } }," calcext:value-type="string">
            <text:p>{ "id": "36-01", "type": "Feature", "geometry": { "type": "Point", "coordinates": [45.575514, 2.918684] }, "properties": { "nr": "36", "confirmed": "true", "name": "Chambon-sur-Lac (Puy-du-Dôme)", "shortname": "Chambon-sur-Lac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7 Avolsheim (Bas-Rhin) </text:span><text:span text:style-name="T1"><text:a xlink:href="javascript:void(0)" xlink:type="simple">48.560762, 7.494594</text:a></text:span></text:p>
          </table:table-cell>
          <table:table-cell table:formula="of:=IFERROR(FIND(4;[.A39];3);LEN([.A39])+1)" office:value-type="float" office:value="25" calcext:value-type="float">
            <text:p>25</text:p>
          </table:table-cell>
          <table:table-cell table:formula="of:=IFERROR(FIND(&quot;,&quot;;[.A39];[.B39]);[.B39])" office:value-type="float" office:value="34" calcext:value-type="float">
            <text:p>34</text:p>
          </table:table-cell>
          <table:table-cell table:formula="of:=LEFT([.A39];2)" office:value-type="string" office:string-value="37" calcext:value-type="string">
            <text:p>37</text:p>
          </table:table-cell>
          <table:table-cell table:formula="of:=IF([.D39]=[.D38];[.E38]+1;1)" office:value-type="float" office:value="1" calcext:value-type="float">
            <text:p>1</text:p>
          </table:table-cell>
          <table:table-cell office:value-type="string" calcext:value-type="string">
            <text:p>37</text:p>
          </table:table-cell>
          <table:table-cell table:formula="of:=CONCATENATE([.D39];&quot;-&quot;;IF(LEN([.E39])=1;CONCATENATE(&quot;0&quot;;[.E39]);[.E39]))" office:value-type="string" office:string-value="37-01" calcext:value-type="string">
            <text:p>37-01</text:p>
          </table:table-cell>
          <table:table-cell table:formula="of:=TRIM(MID([.A39];4;[.B39]-4))" office:value-type="string" office:string-value="Avolsheim (Bas-Rhin)" calcext:value-type="string">
            <text:p>Avolsheim (Bas-Rhin)</text:p>
          </table:table-cell>
          <table:table-cell table:formula="of:=MID([.A39];[.B39];[.C39]-[.B39])" office:value-type="string" office:string-value="48.560762" calcext:value-type="string">
            <text:p>48.560762</text:p>
          </table:table-cell>
          <table:table-cell table:formula="of:=IFERROR(MID([.A39];[.C39]+2;LEN([.A39])-[.C39]);&quot;&quot;)" office:value-type="string" office:string-value="7.494594" calcext:value-type="string">
            <text:p>7.494594</text:p>
          </table:table-cell>
          <table:table-cell table:formula="of:=IF([.B39]&lt;&gt;[.C39];&quot;true&quot;;&quot;false&quot;)" office:value-type="string" office:string-value="true" calcext:value-type="string">
            <text:p>true</text:p>
          </table:table-cell>
          <table:table-cell table:formula="of:=MID([.H39];1;FIND(&quot;(&quot;;[.H39])-2)" office:value-type="string" office:string-value="Avolsheim" calcext:value-type="string">
            <text:p>Avolsheim</text:p>
          </table:table-cell>
          <table:table-cell/>
          <table:table-cell table:formula="of:=IF([.I39]&lt;&gt;&quot;&quot;;CONCATENATE(&quot;{ &quot;&quot;type&quot;&quot;: &quot;&quot;Point&quot;&quot;, &quot;&quot;coordinates&quot;&quot;: [&quot;;[.I39];&quot;, &quot;;[.J39];&quot;] }&quot;);&quot;&quot;)" office:value-type="string" office:string-value="{ &quot;type&quot;: &quot;Point&quot;, &quot;coordinates&quot;: [48.560762, 7.494594] }" calcext:value-type="string">
            <text:p>{ "type": "Point", "coordinates": [48.560762, 7.494594] }</text:p>
          </table:table-cell>
          <table:table-cell table:formula="of:=CONCATENATE(&quot;{ &quot;&quot;nr&quot;&quot;: &quot;&quot;&quot;;[.F39];&quot;&quot;&quot;, &quot;&quot;confirmed&quot;&quot;: &quot;&quot;&quot;;[.K39];&quot;&quot;&quot;, &quot;&quot;name&quot;&quot;: &quot;&quot;&quot;;[.H39];&quot;&quot;&quot;, &quot;&quot;shortname&quot;&quot;: &quot;&quot;&quot;;[.L39];&quot;&quot;&quot; }&quot;)" office:value-type="string" office:string-value="{ &quot;nr&quot;: &quot;37&quot;, &quot;confirmed&quot;: &quot;true&quot;, &quot;name&quot;: &quot;Avolsheim (Bas-Rhin)&quot;, &quot;shortname&quot;: &quot;Avolsheim&quot; }" calcext:value-type="string">
            <text:p>{ "nr": "37", "confirmed": "true", "name": "Avolsheim (Bas-Rhin)", "shortname": "Avolsheim" }</text:p>
          </table:table-cell>
          <table:table-cell table:formula="of:=CONCATENATE(&quot;{ &quot;&quot;id&quot;&quot;: &quot;&quot;&quot;;[.G39];&quot;&quot;&quot;, &quot;&quot;type&quot;&quot;: &quot;&quot;Feature&quot;&quot;, &quot;&quot;geometry&quot;&quot;: &quot;;IF([.N39]=&quot;&quot;;&quot;null&quot;;[.N39]);&quot;, &quot;&quot;properties&quot;&quot;: &quot;;[.O39];&quot; },&quot;)" office:value-type="string" office:string-value="{ &quot;id&quot;: &quot;37-01&quot;, &quot;type&quot;: &quot;Feature&quot;, &quot;geometry&quot;: { &quot;type&quot;: &quot;Point&quot;, &quot;coordinates&quot;: [48.560762, 7.494594] }, &quot;properties&quot;: { &quot;nr&quot;: &quot;37&quot;, &quot;confirmed&quot;: &quot;true&quot;, &quot;name&quot;: &quot;Avolsheim (Bas-Rhin)&quot;, &quot;shortname&quot;: &quot;Avolsheim&quot; } }," calcext:value-type="string">
            <text:p>{ "id": "37-01", "type": "Feature", "geometry": { "type": "Point", "coordinates": [48.560762, 7.494594] }, "properties": { "nr": "37", "confirmed": "true", "name": "Avolsheim (Bas-Rhin)", "shortname": "Avolsheim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8 Marseille (Bouche-du-Rhône) </text:span><text:span text:style-name="T1"><text:a xlink:href="javascript:void(0)" xlink:type="simple">43.298970, 5.364770</text:a></text:span></text:p>
          </table:table-cell>
          <table:table-cell table:formula="of:=IFERROR(FIND(4;[.A40];3);LEN([.A40])+1)" office:value-type="float" office:value="32" calcext:value-type="float">
            <text:p>32</text:p>
          </table:table-cell>
          <table:table-cell table:formula="of:=IFERROR(FIND(&quot;,&quot;;[.A40];[.B40]);[.B40])" office:value-type="float" office:value="41" calcext:value-type="float">
            <text:p>41</text:p>
          </table:table-cell>
          <table:table-cell table:formula="of:=LEFT([.A40];2)" office:value-type="string" office:string-value="38" calcext:value-type="string">
            <text:p>38</text:p>
          </table:table-cell>
          <table:table-cell table:formula="of:=IF([.D40]=[.D39];[.E39]+1;1)" office:value-type="float" office:value="1" calcext:value-type="float">
            <text:p>1</text:p>
          </table:table-cell>
          <table:table-cell office:value-type="string" calcext:value-type="string">
            <text:p>38</text:p>
          </table:table-cell>
          <table:table-cell table:formula="of:=CONCATENATE([.D40];&quot;-&quot;;IF(LEN([.E40])=1;CONCATENATE(&quot;0&quot;;[.E40]);[.E40]))" office:value-type="string" office:string-value="38-01" calcext:value-type="string">
            <text:p>38-01</text:p>
          </table:table-cell>
          <table:table-cell table:formula="of:=TRIM(MID([.A40];4;[.B40]-4))" office:value-type="string" office:string-value="Marseille (Bouche-du-Rhône)" calcext:value-type="string">
            <text:p>Marseille (Bouche-du-Rhône)</text:p>
          </table:table-cell>
          <table:table-cell table:formula="of:=MID([.A40];[.B40];[.C40]-[.B40])" office:value-type="string" office:string-value="43.298970" calcext:value-type="string">
            <text:p>43.298970</text:p>
          </table:table-cell>
          <table:table-cell table:formula="of:=IFERROR(MID([.A40];[.C40]+2;LEN([.A40])-[.C40]);&quot;&quot;)" office:value-type="string" office:string-value="5.364770" calcext:value-type="string">
            <text:p>5.364770</text:p>
          </table:table-cell>
          <table:table-cell table:formula="of:=IF([.B40]&lt;&gt;[.C40];&quot;true&quot;;&quot;false&quot;)" office:value-type="string" office:string-value="true" calcext:value-type="string">
            <text:p>true</text:p>
          </table:table-cell>
          <table:table-cell table:formula="of:=MID([.H40];1;FIND(&quot;(&quot;;[.H40])-2)" office:value-type="string" office:string-value="Marseille" calcext:value-type="string">
            <text:p>Marseille</text:p>
          </table:table-cell>
          <table:table-cell/>
          <table:table-cell table:formula="of:=IF([.I40]&lt;&gt;&quot;&quot;;CONCATENATE(&quot;{ &quot;&quot;type&quot;&quot;: &quot;&quot;Point&quot;&quot;, &quot;&quot;coordinates&quot;&quot;: [&quot;;[.I40];&quot;, &quot;;[.J40];&quot;] }&quot;);&quot;&quot;)" office:value-type="string" office:string-value="{ &quot;type&quot;: &quot;Point&quot;, &quot;coordinates&quot;: [43.298970, 5.364770] }" calcext:value-type="string">
            <text:p>{ "type": "Point", "coordinates": [43.298970, 5.364770] }</text:p>
          </table:table-cell>
          <table:table-cell table:formula="of:=CONCATENATE(&quot;{ &quot;&quot;nr&quot;&quot;: &quot;&quot;&quot;;[.F40];&quot;&quot;&quot;, &quot;&quot;confirmed&quot;&quot;: &quot;&quot;&quot;;[.K40];&quot;&quot;&quot;, &quot;&quot;name&quot;&quot;: &quot;&quot;&quot;;[.H40];&quot;&quot;&quot;, &quot;&quot;shortname&quot;&quot;: &quot;&quot;&quot;;[.L40];&quot;&quot;&quot; }&quot;)" office:value-type="string" office:string-value="{ &quot;nr&quot;: &quot;38&quot;, &quot;confirmed&quot;: &quot;true&quot;, &quot;name&quot;: &quot;Marseille (Bouche-du-Rhône)&quot;, &quot;shortname&quot;: &quot;Marseille&quot; }" calcext:value-type="string">
            <text:p>{ "nr": "38", "confirmed": "true", "name": "Marseille (Bouche-du-Rhône)", "shortname": "Marseille" }</text:p>
          </table:table-cell>
          <table:table-cell table:formula="of:=CONCATENATE(&quot;{ &quot;&quot;id&quot;&quot;: &quot;&quot;&quot;;[.G40];&quot;&quot;&quot;, &quot;&quot;type&quot;&quot;: &quot;&quot;Feature&quot;&quot;, &quot;&quot;geometry&quot;&quot;: &quot;;IF([.N40]=&quot;&quot;;&quot;null&quot;;[.N40]);&quot;, &quot;&quot;properties&quot;&quot;: &quot;;[.O40];&quot; },&quot;)" office:value-type="string" office:string-value="{ &quot;id&quot;: &quot;38-01&quot;, &quot;type&quot;: &quot;Feature&quot;, &quot;geometry&quot;: { &quot;type&quot;: &quot;Point&quot;, &quot;coordinates&quot;: [43.298970, 5.364770] }, &quot;properties&quot;: { &quot;nr&quot;: &quot;38&quot;, &quot;confirmed&quot;: &quot;true&quot;, &quot;name&quot;: &quot;Marseille (Bouche-du-Rhône)&quot;, &quot;shortname&quot;: &quot;Marseille&quot; } }," calcext:value-type="string">
            <text:p>{ "id": "38-01", "type": "Feature", "geometry": { "type": "Point", "coordinates": [43.298970, 5.364770] }, "properties": { "nr": "38", "confirmed": "true", "name": "Marseille (Bouche-du-Rhône)", "shortname": "Marseill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39 Nantes (Loire-Atlantique) </text:span><text:span text:style-name="T1"><text:a xlink:href="javascript:void(0)" xlink:type="simple">47.212167, -1.565239</text:a></text:span></text:p>
          </table:table-cell>
          <table:table-cell table:formula="of:=IFERROR(FIND(4;[.A41];3);LEN([.A41])+1)" office:value-type="float" office:value="30" calcext:value-type="float">
            <text:p>30</text:p>
          </table:table-cell>
          <table:table-cell table:formula="of:=IFERROR(FIND(&quot;,&quot;;[.A41];[.B41]);[.B41])" office:value-type="float" office:value="39" calcext:value-type="float">
            <text:p>39</text:p>
          </table:table-cell>
          <table:table-cell table:formula="of:=LEFT([.A41];2)" office:value-type="string" office:string-value="39" calcext:value-type="string">
            <text:p>39</text:p>
          </table:table-cell>
          <table:table-cell table:formula="of:=IF([.D41]=[.D40];[.E40]+1;1)" office:value-type="float" office:value="1" calcext:value-type="float">
            <text:p>1</text:p>
          </table:table-cell>
          <table:table-cell office:value-type="string" calcext:value-type="string">
            <text:p>39</text:p>
          </table:table-cell>
          <table:table-cell table:formula="of:=CONCATENATE([.D41];&quot;-&quot;;IF(LEN([.E41])=1;CONCATENATE(&quot;0&quot;;[.E41]);[.E41]))" office:value-type="string" office:string-value="39-01" calcext:value-type="string">
            <text:p>39-01</text:p>
          </table:table-cell>
          <table:table-cell table:formula="of:=TRIM(MID([.A41];4;[.B41]-4))" office:value-type="string" office:string-value="Nantes (Loire-Atlantique)" calcext:value-type="string">
            <text:p>Nantes (Loire-Atlantique)</text:p>
          </table:table-cell>
          <table:table-cell table:formula="of:=MID([.A41];[.B41];[.C41]-[.B41])" office:value-type="string" office:string-value="47.212167" calcext:value-type="string">
            <text:p>47.212167</text:p>
          </table:table-cell>
          <table:table-cell table:formula="of:=IFERROR(MID([.A41];[.C41]+2;LEN([.A41])-[.C41]);&quot;&quot;)" office:value-type="string" office:string-value="-1.565239" calcext:value-type="string">
            <text:p>-1.565239</text:p>
          </table:table-cell>
          <table:table-cell table:formula="of:=IF([.B41]&lt;&gt;[.C41];&quot;true&quot;;&quot;false&quot;)" office:value-type="string" office:string-value="true" calcext:value-type="string">
            <text:p>true</text:p>
          </table:table-cell>
          <table:table-cell table:formula="of:=MID([.H41];1;FIND(&quot;(&quot;;[.H41])-2)" office:value-type="string" office:string-value="Nantes" calcext:value-type="string">
            <text:p>Nantes</text:p>
          </table:table-cell>
          <table:table-cell/>
          <table:table-cell table:formula="of:=IF([.I41]&lt;&gt;&quot;&quot;;CONCATENATE(&quot;{ &quot;&quot;type&quot;&quot;: &quot;&quot;Point&quot;&quot;, &quot;&quot;coordinates&quot;&quot;: [&quot;;[.I41];&quot;, &quot;;[.J41];&quot;] }&quot;);&quot;&quot;)" office:value-type="string" office:string-value="{ &quot;type&quot;: &quot;Point&quot;, &quot;coordinates&quot;: [47.212167, -1.565239] }" calcext:value-type="string">
            <text:p>{ "type": "Point", "coordinates": [47.212167, -1.565239] }</text:p>
          </table:table-cell>
          <table:table-cell table:formula="of:=CONCATENATE(&quot;{ &quot;&quot;nr&quot;&quot;: &quot;&quot;&quot;;[.F41];&quot;&quot;&quot;, &quot;&quot;confirmed&quot;&quot;: &quot;&quot;&quot;;[.K41];&quot;&quot;&quot;, &quot;&quot;name&quot;&quot;: &quot;&quot;&quot;;[.H41];&quot;&quot;&quot;, &quot;&quot;shortname&quot;&quot;: &quot;&quot;&quot;;[.L41];&quot;&quot;&quot; }&quot;)" office:value-type="string" office:string-value="{ &quot;nr&quot;: &quot;39&quot;, &quot;confirmed&quot;: &quot;true&quot;, &quot;name&quot;: &quot;Nantes (Loire-Atlantique)&quot;, &quot;shortname&quot;: &quot;Nantes&quot; }" calcext:value-type="string">
            <text:p>{ "nr": "39", "confirmed": "true", "name": "Nantes (Loire-Atlantique)", "shortname": "Nantes" }</text:p>
          </table:table-cell>
          <table:table-cell table:formula="of:=CONCATENATE(&quot;{ &quot;&quot;id&quot;&quot;: &quot;&quot;&quot;;[.G41];&quot;&quot;&quot;, &quot;&quot;type&quot;&quot;: &quot;&quot;Feature&quot;&quot;, &quot;&quot;geometry&quot;&quot;: &quot;;IF([.N41]=&quot;&quot;;&quot;null&quot;;[.N41]);&quot;, &quot;&quot;properties&quot;&quot;: &quot;;[.O41];&quot; },&quot;)" office:value-type="string" office:string-value="{ &quot;id&quot;: &quot;39-01&quot;, &quot;type&quot;: &quot;Feature&quot;, &quot;geometry&quot;: { &quot;type&quot;: &quot;Point&quot;, &quot;coordinates&quot;: [47.212167, -1.565239] }, &quot;properties&quot;: { &quot;nr&quot;: &quot;39&quot;, &quot;confirmed&quot;: &quot;true&quot;, &quot;name&quot;: &quot;Nantes (Loire-Atlantique)&quot;, &quot;shortname&quot;: &quot;Nantes&quot; } }," calcext:value-type="string">
            <text:p>{ "id": "39-01", "type": "Feature", "geometry": { "type": "Point", "coordinates": [47.212167, -1.565239] }, "properties": { "nr": "39", "confirmed": "true", "name": "Nantes (Loire-Atlantique)", "shortname": "Nante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40 Valence (Drôme) </text:span><text:span text:style-name="T1"><text:a xlink:href="javascript:void(0)" xlink:type="simple">44.931497, 4.889437</text:a></text:span></text:p>
          </table:table-cell>
          <table:table-cell table:formula="of:=IFERROR(FIND(4;[.A42];3);LEN([.A42])+1)" office:value-type="float" office:value="20" calcext:value-type="float">
            <text:p>20</text:p>
          </table:table-cell>
          <table:table-cell table:formula="of:=IFERROR(FIND(&quot;,&quot;;[.A42];[.B42]);[.B42])" office:value-type="float" office:value="29" calcext:value-type="float">
            <text:p>29</text:p>
          </table:table-cell>
          <table:table-cell table:formula="of:=LEFT([.A42];2)" office:value-type="string" office:string-value="40" calcext:value-type="string">
            <text:p>40</text:p>
          </table:table-cell>
          <table:table-cell table:formula="of:=IF([.D42]=[.D41];[.E41]+1;1)" office:value-type="float" office:value="1" calcext:value-type="float">
            <text:p>1</text:p>
          </table:table-cell>
          <table:table-cell office:value-type="string" calcext:value-type="string">
            <text:p>40</text:p>
          </table:table-cell>
          <table:table-cell table:formula="of:=CONCATENATE([.D42];&quot;-&quot;;IF(LEN([.E42])=1;CONCATENATE(&quot;0&quot;;[.E42]);[.E42]))" office:value-type="string" office:string-value="40-01" calcext:value-type="string">
            <text:p>40-01</text:p>
          </table:table-cell>
          <table:table-cell table:formula="of:=TRIM(MID([.A42];4;[.B42]-4))" office:value-type="string" office:string-value="Valence (Drôme)" calcext:value-type="string">
            <text:p>Valence (Drôme)</text:p>
          </table:table-cell>
          <table:table-cell table:formula="of:=MID([.A42];[.B42];[.C42]-[.B42])" office:value-type="string" office:string-value="44.931497" calcext:value-type="string">
            <text:p>44.931497</text:p>
          </table:table-cell>
          <table:table-cell table:formula="of:=IFERROR(MID([.A42];[.C42]+2;LEN([.A42])-[.C42]);&quot;&quot;)" office:value-type="string" office:string-value="4.889437" calcext:value-type="string">
            <text:p>4.889437</text:p>
          </table:table-cell>
          <table:table-cell table:formula="of:=IF([.B42]&lt;&gt;[.C42];&quot;true&quot;;&quot;false&quot;)" office:value-type="string" office:string-value="true" calcext:value-type="string">
            <text:p>true</text:p>
          </table:table-cell>
          <table:table-cell table:formula="of:=MID([.H42];1;FIND(&quot;(&quot;;[.H42])-2)" office:value-type="string" office:string-value="Valence" calcext:value-type="string">
            <text:p>Valence</text:p>
          </table:table-cell>
          <table:table-cell/>
          <table:table-cell table:formula="of:=IF([.I42]&lt;&gt;&quot;&quot;;CONCATENATE(&quot;{ &quot;&quot;type&quot;&quot;: &quot;&quot;Point&quot;&quot;, &quot;&quot;coordinates&quot;&quot;: [&quot;;[.I42];&quot;, &quot;;[.J42];&quot;] }&quot;);&quot;&quot;)" office:value-type="string" office:string-value="{ &quot;type&quot;: &quot;Point&quot;, &quot;coordinates&quot;: [44.931497, 4.889437] }" calcext:value-type="string">
            <text:p>{ "type": "Point", "coordinates": [44.931497, 4.889437] }</text:p>
          </table:table-cell>
          <table:table-cell table:formula="of:=CONCATENATE(&quot;{ &quot;&quot;nr&quot;&quot;: &quot;&quot;&quot;;[.F42];&quot;&quot;&quot;, &quot;&quot;confirmed&quot;&quot;: &quot;&quot;&quot;;[.K42];&quot;&quot;&quot;, &quot;&quot;name&quot;&quot;: &quot;&quot;&quot;;[.H42];&quot;&quot;&quot;, &quot;&quot;shortname&quot;&quot;: &quot;&quot;&quot;;[.L42];&quot;&quot;&quot; }&quot;)" office:value-type="string" office:string-value="{ &quot;nr&quot;: &quot;40&quot;, &quot;confirmed&quot;: &quot;true&quot;, &quot;name&quot;: &quot;Valence (Drôme)&quot;, &quot;shortname&quot;: &quot;Valence&quot; }" calcext:value-type="string">
            <text:p>{ "nr": "40", "confirmed": "true", "name": "Valence (Drôme)", "shortname": "Valence" }</text:p>
          </table:table-cell>
          <table:table-cell table:formula="of:=CONCATENATE(&quot;{ &quot;&quot;id&quot;&quot;: &quot;&quot;&quot;;[.G42];&quot;&quot;&quot;, &quot;&quot;type&quot;&quot;: &quot;&quot;Feature&quot;&quot;, &quot;&quot;geometry&quot;&quot;: &quot;;IF([.N42]=&quot;&quot;;&quot;null&quot;;[.N42]);&quot;, &quot;&quot;properties&quot;&quot;: &quot;;[.O42];&quot; },&quot;)" office:value-type="string" office:string-value="{ &quot;id&quot;: &quot;40-01&quot;, &quot;type&quot;: &quot;Feature&quot;, &quot;geometry&quot;: { &quot;type&quot;: &quot;Point&quot;, &quot;coordinates&quot;: [44.931497, 4.889437] }, &quot;properties&quot;: { &quot;nr&quot;: &quot;40&quot;, &quot;confirmed&quot;: &quot;true&quot;, &quot;name&quot;: &quot;Valence (Drôme)&quot;, &quot;shortname&quot;: &quot;Valence&quot; } }," calcext:value-type="string">
            <text:p>{ "id": "40-01", "type": "Feature", "geometry": { "type": "Point", "coordinates": [44.931497, 4.889437] }, "properties": { "nr": "40", "confirmed": "true", "name": "Valence (Drôme)", "shortname": "Valenc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41 Limoges (Haute-Vienne) </text:span><text:span text:style-name="T1"><text:a xlink:href="javascript:void(0)" xlink:type="simple">45.828739, 1.266743</text:a></text:span></text:p>
          </table:table-cell>
          <table:table-cell table:formula="of:=IFERROR(FIND(4;[.A43];3);LEN([.A43])+1)" office:value-type="float" office:value="27" calcext:value-type="float">
            <text:p>27</text:p>
          </table:table-cell>
          <table:table-cell table:formula="of:=IFERROR(FIND(&quot;,&quot;;[.A43];[.B43]);[.B43])" office:value-type="float" office:value="36" calcext:value-type="float">
            <text:p>36</text:p>
          </table:table-cell>
          <table:table-cell table:formula="of:=LEFT([.A43];2)" office:value-type="string" office:string-value="41" calcext:value-type="string">
            <text:p>41</text:p>
          </table:table-cell>
          <table:table-cell table:formula="of:=IF([.D43]=[.D42];[.E42]+1;1)" office:value-type="float" office:value="1" calcext:value-type="float">
            <text:p>1</text:p>
          </table:table-cell>
          <table:table-cell office:value-type="string" calcext:value-type="string">
            <text:p>41</text:p>
          </table:table-cell>
          <table:table-cell table:formula="of:=CONCATENATE([.D43];&quot;-&quot;;IF(LEN([.E43])=1;CONCATENATE(&quot;0&quot;;[.E43]);[.E43]))" office:value-type="string" office:string-value="41-01" calcext:value-type="string">
            <text:p>41-01</text:p>
          </table:table-cell>
          <table:table-cell table:formula="of:=TRIM(MID([.A43];4;[.B43]-4))" office:value-type="string" office:string-value="Limoges (Haute-Vienne)" calcext:value-type="string">
            <text:p>Limoges (Haute-Vienne)</text:p>
          </table:table-cell>
          <table:table-cell table:formula="of:=MID([.A43];[.B43];[.C43]-[.B43])" office:value-type="string" office:string-value="45.828739" calcext:value-type="string">
            <text:p>45.828739</text:p>
          </table:table-cell>
          <table:table-cell table:formula="of:=IFERROR(MID([.A43];[.C43]+2;LEN([.A43])-[.C43]);&quot;&quot;)" office:value-type="string" office:string-value="1.266743" calcext:value-type="string">
            <text:p>1.266743</text:p>
          </table:table-cell>
          <table:table-cell table:formula="of:=IF([.B43]&lt;&gt;[.C43];&quot;true&quot;;&quot;false&quot;)" office:value-type="string" office:string-value="true" calcext:value-type="string">
            <text:p>true</text:p>
          </table:table-cell>
          <table:table-cell table:formula="of:=MID([.H43];1;FIND(&quot;(&quot;;[.H43])-2)" office:value-type="string" office:string-value="Limoges" calcext:value-type="string">
            <text:p>Limoges</text:p>
          </table:table-cell>
          <table:table-cell/>
          <table:table-cell table:formula="of:=IF([.I43]&lt;&gt;&quot;&quot;;CONCATENATE(&quot;{ &quot;&quot;type&quot;&quot;: &quot;&quot;Point&quot;&quot;, &quot;&quot;coordinates&quot;&quot;: [&quot;;[.I43];&quot;, &quot;;[.J43];&quot;] }&quot;);&quot;&quot;)" office:value-type="string" office:string-value="{ &quot;type&quot;: &quot;Point&quot;, &quot;coordinates&quot;: [45.828739, 1.266743] }" calcext:value-type="string">
            <text:p>{ "type": "Point", "coordinates": [45.828739, 1.266743] }</text:p>
          </table:table-cell>
          <table:table-cell table:formula="of:=CONCATENATE(&quot;{ &quot;&quot;nr&quot;&quot;: &quot;&quot;&quot;;[.F43];&quot;&quot;&quot;, &quot;&quot;confirmed&quot;&quot;: &quot;&quot;&quot;;[.K43];&quot;&quot;&quot;, &quot;&quot;name&quot;&quot;: &quot;&quot;&quot;;[.H43];&quot;&quot;&quot;, &quot;&quot;shortname&quot;&quot;: &quot;&quot;&quot;;[.L43];&quot;&quot;&quot; }&quot;)" office:value-type="string" office:string-value="{ &quot;nr&quot;: &quot;41&quot;, &quot;confirmed&quot;: &quot;true&quot;, &quot;name&quot;: &quot;Limoges (Haute-Vienne)&quot;, &quot;shortname&quot;: &quot;Limoges&quot; }" calcext:value-type="string">
            <text:p>{ "nr": "41", "confirmed": "true", "name": "Limoges (Haute-Vienne)", "shortname": "Limoges" }</text:p>
          </table:table-cell>
          <table:table-cell table:formula="of:=CONCATENATE(&quot;{ &quot;&quot;id&quot;&quot;: &quot;&quot;&quot;;[.G43];&quot;&quot;&quot;, &quot;&quot;type&quot;&quot;: &quot;&quot;Feature&quot;&quot;, &quot;&quot;geometry&quot;&quot;: &quot;;IF([.N43]=&quot;&quot;;&quot;null&quot;;[.N43]);&quot;, &quot;&quot;properties&quot;&quot;: &quot;;[.O43];&quot; },&quot;)" office:value-type="string" office:string-value="{ &quot;id&quot;: &quot;41-01&quot;, &quot;type&quot;: &quot;Feature&quot;, &quot;geometry&quot;: { &quot;type&quot;: &quot;Point&quot;, &quot;coordinates&quot;: [45.828739, 1.266743] }, &quot;properties&quot;: { &quot;nr&quot;: &quot;41&quot;, &quot;confirmed&quot;: &quot;true&quot;, &quot;name&quot;: &quot;Limoges (Haute-Vienne)&quot;, &quot;shortname&quot;: &quot;Limoges&quot; } }," calcext:value-type="string">
            <text:p>{ "id": "41-01", "type": "Feature", "geometry": { "type": "Point", "coordinates": [45.828739, 1.266743] }, "properties": { "nr": "41", "confirmed": "true", "name": "Limoges (Haute-Vienne)", "shortname": "Limoge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42 Brioude (Haute-Loire) </text:span><text:span text:style-name="T1"><text:a xlink:href="javascript:void(0)" xlink:type="simple">45.293539, 3.384677</text:a></text:span></text:p>
          </table:table-cell>
          <table:table-cell table:formula="of:=IFERROR(FIND(4;[.A44];3);LEN([.A44])+1)" office:value-type="float" office:value="26" calcext:value-type="float">
            <text:p>26</text:p>
          </table:table-cell>
          <table:table-cell table:formula="of:=IFERROR(FIND(&quot;,&quot;;[.A44];[.B44]);[.B44])" office:value-type="float" office:value="35" calcext:value-type="float">
            <text:p>35</text:p>
          </table:table-cell>
          <table:table-cell table:formula="of:=LEFT([.A44];2)" office:value-type="string" office:string-value="42" calcext:value-type="string">
            <text:p>42</text:p>
          </table:table-cell>
          <table:table-cell table:formula="of:=IF([.D44]=[.D43];[.E43]+1;1)" office:value-type="float" office:value="1" calcext:value-type="float">
            <text:p>1</text:p>
          </table:table-cell>
          <table:table-cell office:value-type="string" calcext:value-type="string">
            <text:p>42</text:p>
          </table:table-cell>
          <table:table-cell table:formula="of:=CONCATENATE([.D44];&quot;-&quot;;IF(LEN([.E44])=1;CONCATENATE(&quot;0&quot;;[.E44]);[.E44]))" office:value-type="string" office:string-value="42-01" calcext:value-type="string">
            <text:p>42-01</text:p>
          </table:table-cell>
          <table:table-cell table:formula="of:=TRIM(MID([.A44];4;[.B44]-4))" office:value-type="string" office:string-value="Brioude (Haute-Loire)" calcext:value-type="string">
            <text:p>Brioude (Haute-Loire)</text:p>
          </table:table-cell>
          <table:table-cell table:formula="of:=MID([.A44];[.B44];[.C44]-[.B44])" office:value-type="string" office:string-value="45.293539" calcext:value-type="string">
            <text:p>45.293539</text:p>
          </table:table-cell>
          <table:table-cell table:formula="of:=IFERROR(MID([.A44];[.C44]+2;LEN([.A44])-[.C44]);&quot;&quot;)" office:value-type="string" office:string-value="3.384677" calcext:value-type="string">
            <text:p>3.384677</text:p>
          </table:table-cell>
          <table:table-cell table:formula="of:=IF([.B44]&lt;&gt;[.C44];&quot;true&quot;;&quot;false&quot;)" office:value-type="string" office:string-value="true" calcext:value-type="string">
            <text:p>true</text:p>
          </table:table-cell>
          <table:table-cell table:formula="of:=MID([.H44];1;FIND(&quot;(&quot;;[.H44])-2)" office:value-type="string" office:string-value="Brioude" calcext:value-type="string">
            <text:p>Brioude</text:p>
          </table:table-cell>
          <table:table-cell/>
          <table:table-cell table:formula="of:=IF([.I44]&lt;&gt;&quot;&quot;;CONCATENATE(&quot;{ &quot;&quot;type&quot;&quot;: &quot;&quot;Point&quot;&quot;, &quot;&quot;coordinates&quot;&quot;: [&quot;;[.I44];&quot;, &quot;;[.J44];&quot;] }&quot;);&quot;&quot;)" office:value-type="string" office:string-value="{ &quot;type&quot;: &quot;Point&quot;, &quot;coordinates&quot;: [45.293539, 3.384677] }" calcext:value-type="string">
            <text:p>{ "type": "Point", "coordinates": [45.293539, 3.384677] }</text:p>
          </table:table-cell>
          <table:table-cell table:formula="of:=CONCATENATE(&quot;{ &quot;&quot;nr&quot;&quot;: &quot;&quot;&quot;;[.F44];&quot;&quot;&quot;, &quot;&quot;confirmed&quot;&quot;: &quot;&quot;&quot;;[.K44];&quot;&quot;&quot;, &quot;&quot;name&quot;&quot;: &quot;&quot;&quot;;[.H44];&quot;&quot;&quot;, &quot;&quot;shortname&quot;&quot;: &quot;&quot;&quot;;[.L44];&quot;&quot;&quot; }&quot;)" office:value-type="string" office:string-value="{ &quot;nr&quot;: &quot;42&quot;, &quot;confirmed&quot;: &quot;true&quot;, &quot;name&quot;: &quot;Brioude (Haute-Loire)&quot;, &quot;shortname&quot;: &quot;Brioude&quot; }" calcext:value-type="string">
            <text:p>{ "nr": "42", "confirmed": "true", "name": "Brioude (Haute-Loire)", "shortname": "Brioude" }</text:p>
          </table:table-cell>
          <table:table-cell table:formula="of:=CONCATENATE(&quot;{ &quot;&quot;id&quot;&quot;: &quot;&quot;&quot;;[.G44];&quot;&quot;&quot;, &quot;&quot;type&quot;&quot;: &quot;&quot;Feature&quot;&quot;, &quot;&quot;geometry&quot;&quot;: &quot;;IF([.N44]=&quot;&quot;;&quot;null&quot;;[.N44]);&quot;, &quot;&quot;properties&quot;&quot;: &quot;;[.O44];&quot; },&quot;)" office:value-type="string" office:string-value="{ &quot;id&quot;: &quot;42-01&quot;, &quot;type&quot;: &quot;Feature&quot;, &quot;geometry&quot;: { &quot;type&quot;: &quot;Point&quot;, &quot;coordinates&quot;: [45.293539, 3.384677] }, &quot;properties&quot;: { &quot;nr&quot;: &quot;42&quot;, &quot;confirmed&quot;: &quot;true&quot;, &quot;name&quot;: &quot;Brioude (Haute-Loire)&quot;, &quot;shortname&quot;: &quot;Brioude&quot; } }," calcext:value-type="string">
            <text:p>{ "id": "42-01", "type": "Feature", "geometry": { "type": "Point", "coordinates": [45.293539, 3.384677] }, "properties": { "nr": "42", "confirmed": "true", "name": "Brioude (Haute-Loire)", "shortname": "Brioud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43 Draguignan (Var) </text:span><text:span text:style-name="T1"><text:a xlink:href="javascript:void(0)" xlink:type="simple">43.529758, 6.447417</text:a></text:span></text:p>
          </table:table-cell>
          <table:table-cell table:formula="of:=IFERROR(FIND(4;[.A45];3);LEN([.A45])+1)" office:value-type="float" office:value="21" calcext:value-type="float">
            <text:p>21</text:p>
          </table:table-cell>
          <table:table-cell table:formula="of:=IFERROR(FIND(&quot;,&quot;;[.A45];[.B45]);[.B45])" office:value-type="float" office:value="30" calcext:value-type="float">
            <text:p>30</text:p>
          </table:table-cell>
          <table:table-cell table:formula="of:=LEFT([.A45];2)" office:value-type="string" office:string-value="43" calcext:value-type="string">
            <text:p>43</text:p>
          </table:table-cell>
          <table:table-cell table:formula="of:=IF([.D45]=[.D44];[.E44]+1;1)" office:value-type="float" office:value="1" calcext:value-type="float">
            <text:p>1</text:p>
          </table:table-cell>
          <table:table-cell office:value-type="string" calcext:value-type="string">
            <text:p>43</text:p>
          </table:table-cell>
          <table:table-cell table:formula="of:=CONCATENATE([.D45];&quot;-&quot;;IF(LEN([.E45])=1;CONCATENATE(&quot;0&quot;;[.E45]);[.E45]))" office:value-type="string" office:string-value="43-01" calcext:value-type="string">
            <text:p>43-01</text:p>
          </table:table-cell>
          <table:table-cell table:formula="of:=TRIM(MID([.A45];4;[.B45]-4))" office:value-type="string" office:string-value="Draguignan (Var)" calcext:value-type="string">
            <text:p>Draguignan (Var)</text:p>
          </table:table-cell>
          <table:table-cell table:formula="of:=MID([.A45];[.B45];[.C45]-[.B45])" office:value-type="string" office:string-value="43.529758" calcext:value-type="string">
            <text:p>43.529758</text:p>
          </table:table-cell>
          <table:table-cell table:formula="of:=IFERROR(MID([.A45];[.C45]+2;LEN([.A45])-[.C45]);&quot;&quot;)" office:value-type="string" office:string-value="6.447417" calcext:value-type="string">
            <text:p>6.447417</text:p>
          </table:table-cell>
          <table:table-cell table:formula="of:=IF([.B45]&lt;&gt;[.C45];&quot;true&quot;;&quot;false&quot;)" office:value-type="string" office:string-value="true" calcext:value-type="string">
            <text:p>true</text:p>
          </table:table-cell>
          <table:table-cell table:formula="of:=MID([.H45];1;FIND(&quot;(&quot;;[.H45])-2)" office:value-type="string" office:string-value="Draguignan" calcext:value-type="string">
            <text:p>Draguignan</text:p>
          </table:table-cell>
          <table:table-cell/>
          <table:table-cell table:formula="of:=IF([.I45]&lt;&gt;&quot;&quot;;CONCATENATE(&quot;{ &quot;&quot;type&quot;&quot;: &quot;&quot;Point&quot;&quot;, &quot;&quot;coordinates&quot;&quot;: [&quot;;[.I45];&quot;, &quot;;[.J45];&quot;] }&quot;);&quot;&quot;)" office:value-type="string" office:string-value="{ &quot;type&quot;: &quot;Point&quot;, &quot;coordinates&quot;: [43.529758, 6.447417] }" calcext:value-type="string">
            <text:p>{ "type": "Point", "coordinates": [43.529758, 6.447417] }</text:p>
          </table:table-cell>
          <table:table-cell table:formula="of:=CONCATENATE(&quot;{ &quot;&quot;nr&quot;&quot;: &quot;&quot;&quot;;[.F45];&quot;&quot;&quot;, &quot;&quot;confirmed&quot;&quot;: &quot;&quot;&quot;;[.K45];&quot;&quot;&quot;, &quot;&quot;name&quot;&quot;: &quot;&quot;&quot;;[.H45];&quot;&quot;&quot;, &quot;&quot;shortname&quot;&quot;: &quot;&quot;&quot;;[.L45];&quot;&quot;&quot; }&quot;)" office:value-type="string" office:string-value="{ &quot;nr&quot;: &quot;43&quot;, &quot;confirmed&quot;: &quot;true&quot;, &quot;name&quot;: &quot;Draguignan (Var)&quot;, &quot;shortname&quot;: &quot;Draguignan&quot; }" calcext:value-type="string">
            <text:p>{ "nr": "43", "confirmed": "true", "name": "Draguignan (Var)", "shortname": "Draguignan" }</text:p>
          </table:table-cell>
          <table:table-cell table:formula="of:=CONCATENATE(&quot;{ &quot;&quot;id&quot;&quot;: &quot;&quot;&quot;;[.G45];&quot;&quot;&quot;, &quot;&quot;type&quot;&quot;: &quot;&quot;Feature&quot;&quot;, &quot;&quot;geometry&quot;&quot;: &quot;;IF([.N45]=&quot;&quot;;&quot;null&quot;;[.N45]);&quot;, &quot;&quot;properties&quot;&quot;: &quot;;[.O45];&quot; },&quot;)" office:value-type="string" office:string-value="{ &quot;id&quot;: &quot;43-01&quot;, &quot;type&quot;: &quot;Feature&quot;, &quot;geometry&quot;: { &quot;type&quot;: &quot;Point&quot;, &quot;coordinates&quot;: [43.529758, 6.447417] }, &quot;properties&quot;: { &quot;nr&quot;: &quot;43&quot;, &quot;confirmed&quot;: &quot;true&quot;, &quot;name&quot;: &quot;Draguignan (Var)&quot;, &quot;shortname&quot;: &quot;Draguignan&quot; } }," calcext:value-type="string">
            <text:p>{ "id": "43-01", "type": "Feature", "geometry": { "type": "Point", "coordinates": [43.529758, 6.447417] }, "properties": { "nr": "43", "confirmed": "true", "name": "Draguignan (Var)", "shortname": "Draguigna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44 Roanne (Loire) </text:span><text:span text:style-name="T1"><text:a xlink:href="javascript:void(0)" xlink:type="simple">46.040217, 4.071239</text:a></text:span></text:p>
          </table:table-cell>
          <table:table-cell table:formula="of:=IFERROR(FIND(4;[.A46];3);LEN([.A46])+1)" office:value-type="float" office:value="19" calcext:value-type="float">
            <text:p>19</text:p>
          </table:table-cell>
          <table:table-cell table:formula="of:=IFERROR(FIND(&quot;,&quot;;[.A46];[.B46]);[.B46])" office:value-type="float" office:value="28" calcext:value-type="float">
            <text:p>28</text:p>
          </table:table-cell>
          <table:table-cell table:formula="of:=LEFT([.A46];2)" office:value-type="string" office:string-value="44" calcext:value-type="string">
            <text:p>44</text:p>
          </table:table-cell>
          <table:table-cell table:formula="of:=IF([.D46]=[.D45];[.E45]+1;1)" office:value-type="float" office:value="1" calcext:value-type="float">
            <text:p>1</text:p>
          </table:table-cell>
          <table:table-cell office:value-type="string" calcext:value-type="string">
            <text:p>44</text:p>
          </table:table-cell>
          <table:table-cell table:formula="of:=CONCATENATE([.D46];&quot;-&quot;;IF(LEN([.E46])=1;CONCATENATE(&quot;0&quot;;[.E46]);[.E46]))" office:value-type="string" office:string-value="44-01" calcext:value-type="string">
            <text:p>44-01</text:p>
          </table:table-cell>
          <table:table-cell table:formula="of:=TRIM(MID([.A46];4;[.B46]-4))" office:value-type="string" office:string-value="Roanne (Loire)" calcext:value-type="string">
            <text:p>Roanne (Loire)</text:p>
          </table:table-cell>
          <table:table-cell table:formula="of:=MID([.A46];[.B46];[.C46]-[.B46])" office:value-type="string" office:string-value="46.040217" calcext:value-type="string">
            <text:p>46.040217</text:p>
          </table:table-cell>
          <table:table-cell table:formula="of:=IFERROR(MID([.A46];[.C46]+2;LEN([.A46])-[.C46]);&quot;&quot;)" office:value-type="string" office:string-value="4.071239" calcext:value-type="string">
            <text:p>4.071239</text:p>
          </table:table-cell>
          <table:table-cell table:formula="of:=IF([.B46]&lt;&gt;[.C46];&quot;true&quot;;&quot;false&quot;)" office:value-type="string" office:string-value="true" calcext:value-type="string">
            <text:p>true</text:p>
          </table:table-cell>
          <table:table-cell table:formula="of:=MID([.H46];1;FIND(&quot;(&quot;;[.H46])-2)" office:value-type="string" office:string-value="Roanne" calcext:value-type="string">
            <text:p>Roanne</text:p>
          </table:table-cell>
          <table:table-cell/>
          <table:table-cell table:formula="of:=IF([.I46]&lt;&gt;&quot;&quot;;CONCATENATE(&quot;{ &quot;&quot;type&quot;&quot;: &quot;&quot;Point&quot;&quot;, &quot;&quot;coordinates&quot;&quot;: [&quot;;[.I46];&quot;, &quot;;[.J46];&quot;] }&quot;);&quot;&quot;)" office:value-type="string" office:string-value="{ &quot;type&quot;: &quot;Point&quot;, &quot;coordinates&quot;: [46.040217, 4.071239] }" calcext:value-type="string">
            <text:p>{ "type": "Point", "coordinates": [46.040217, 4.071239] }</text:p>
          </table:table-cell>
          <table:table-cell table:formula="of:=CONCATENATE(&quot;{ &quot;&quot;nr&quot;&quot;: &quot;&quot;&quot;;[.F46];&quot;&quot;&quot;, &quot;&quot;confirmed&quot;&quot;: &quot;&quot;&quot;;[.K46];&quot;&quot;&quot;, &quot;&quot;name&quot;&quot;: &quot;&quot;&quot;;[.H46];&quot;&quot;&quot;, &quot;&quot;shortname&quot;&quot;: &quot;&quot;&quot;;[.L46];&quot;&quot;&quot; }&quot;)" office:value-type="string" office:string-value="{ &quot;nr&quot;: &quot;44&quot;, &quot;confirmed&quot;: &quot;true&quot;, &quot;name&quot;: &quot;Roanne (Loire)&quot;, &quot;shortname&quot;: &quot;Roanne&quot; }" calcext:value-type="string">
            <text:p>{ "nr": "44", "confirmed": "true", "name": "Roanne (Loire)", "shortname": "Roanne" }</text:p>
          </table:table-cell>
          <table:table-cell table:formula="of:=CONCATENATE(&quot;{ &quot;&quot;id&quot;&quot;: &quot;&quot;&quot;;[.G46];&quot;&quot;&quot;, &quot;&quot;type&quot;&quot;: &quot;&quot;Feature&quot;&quot;, &quot;&quot;geometry&quot;&quot;: &quot;;IF([.N46]=&quot;&quot;;&quot;null&quot;;[.N46]);&quot;, &quot;&quot;properties&quot;&quot;: &quot;;[.O46];&quot; },&quot;)" office:value-type="string" office:string-value="{ &quot;id&quot;: &quot;44-01&quot;, &quot;type&quot;: &quot;Feature&quot;, &quot;geometry&quot;: { &quot;type&quot;: &quot;Point&quot;, &quot;coordinates&quot;: [46.040217, 4.071239] }, &quot;properties&quot;: { &quot;nr&quot;: &quot;44&quot;, &quot;confirmed&quot;: &quot;true&quot;, &quot;name&quot;: &quot;Roanne (Loire)&quot;, &quot;shortname&quot;: &quot;Roanne&quot; } }," calcext:value-type="string">
            <text:p>{ "id": "44-01", "type": "Feature", "geometry": { "type": "Point", "coordinates": [46.040217, 4.071239] }, "properties": { "nr": "44", "confirmed": "true", "name": "Roanne (Loire)", "shortname": "Roann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45 L'Isle-Jourdain (Gers) </text:span><text:span text:style-name="T1"><text:a xlink:href="javascript:void(0)" xlink:type="simple">43.606548, 1.065925</text:a></text:span></text:p>
          </table:table-cell>
          <table:table-cell table:formula="of:=IFERROR(FIND(4;[.A47];3);LEN([.A47])+1)" office:value-type="float" office:value="27" calcext:value-type="float">
            <text:p>27</text:p>
          </table:table-cell>
          <table:table-cell table:formula="of:=IFERROR(FIND(&quot;,&quot;;[.A47];[.B47]);[.B47])" office:value-type="float" office:value="36" calcext:value-type="float">
            <text:p>36</text:p>
          </table:table-cell>
          <table:table-cell table:formula="of:=LEFT([.A47];2)" office:value-type="string" office:string-value="45" calcext:value-type="string">
            <text:p>45</text:p>
          </table:table-cell>
          <table:table-cell table:formula="of:=IF([.D47]=[.D46];[.E46]+1;1)" office:value-type="float" office:value="1" calcext:value-type="float">
            <text:p>1</text:p>
          </table:table-cell>
          <table:table-cell office:value-type="string" calcext:value-type="string">
            <text:p>45</text:p>
          </table:table-cell>
          <table:table-cell table:formula="of:=CONCATENATE([.D47];&quot;-&quot;;IF(LEN([.E47])=1;CONCATENATE(&quot;0&quot;;[.E47]);[.E47]))" office:value-type="string" office:string-value="45-01" calcext:value-type="string">
            <text:p>45-01</text:p>
          </table:table-cell>
          <table:table-cell table:formula="of:=TRIM(MID([.A47];4;[.B47]-4))" office:value-type="string" office:string-value="L'Isle-Jourdain (Gers)" calcext:value-type="string">
            <text:p>L'Isle-Jourdain (Gers)</text:p>
          </table:table-cell>
          <table:table-cell table:formula="of:=MID([.A47];[.B47];[.C47]-[.B47])" office:value-type="string" office:string-value="43.606548" calcext:value-type="string">
            <text:p>43.606548</text:p>
          </table:table-cell>
          <table:table-cell table:formula="of:=IFERROR(MID([.A47];[.C47]+2;LEN([.A47])-[.C47]);&quot;&quot;)" office:value-type="string" office:string-value="1.065925" calcext:value-type="string">
            <text:p>1.065925</text:p>
          </table:table-cell>
          <table:table-cell table:formula="of:=IF([.B47]&lt;&gt;[.C47];&quot;true&quot;;&quot;false&quot;)" office:value-type="string" office:string-value="true" calcext:value-type="string">
            <text:p>true</text:p>
          </table:table-cell>
          <table:table-cell table:formula="of:=MID([.H47];1;FIND(&quot;(&quot;;[.H47])-2)" office:value-type="string" office:string-value="L'Isle-Jourdain" calcext:value-type="string">
            <text:p>L'Isle-Jourdain</text:p>
          </table:table-cell>
          <table:table-cell/>
          <table:table-cell table:formula="of:=IF([.I47]&lt;&gt;&quot;&quot;;CONCATENATE(&quot;{ &quot;&quot;type&quot;&quot;: &quot;&quot;Point&quot;&quot;, &quot;&quot;coordinates&quot;&quot;: [&quot;;[.I47];&quot;, &quot;;[.J47];&quot;] }&quot;);&quot;&quot;)" office:value-type="string" office:string-value="{ &quot;type&quot;: &quot;Point&quot;, &quot;coordinates&quot;: [43.606548, 1.065925] }" calcext:value-type="string">
            <text:p>{ "type": "Point", "coordinates": [43.606548, 1.065925] }</text:p>
          </table:table-cell>
          <table:table-cell table:formula="of:=CONCATENATE(&quot;{ &quot;&quot;nr&quot;&quot;: &quot;&quot;&quot;;[.F47];&quot;&quot;&quot;, &quot;&quot;confirmed&quot;&quot;: &quot;&quot;&quot;;[.K47];&quot;&quot;&quot;, &quot;&quot;name&quot;&quot;: &quot;&quot;&quot;;[.H47];&quot;&quot;&quot;, &quot;&quot;shortname&quot;&quot;: &quot;&quot;&quot;;[.L47];&quot;&quot;&quot; }&quot;)" office:value-type="string" office:string-value="{ &quot;nr&quot;: &quot;45&quot;, &quot;confirmed&quot;: &quot;true&quot;, &quot;name&quot;: &quot;L'Isle-Jourdain (Gers)&quot;, &quot;shortname&quot;: &quot;L'Isle-Jourdain&quot; }" calcext:value-type="string">
            <text:p>{ "nr": "45", "confirmed": "true", "name": "L'Isle-Jourdain (Gers)", "shortname": "L'Isle-Jourdain" }</text:p>
          </table:table-cell>
          <table:table-cell table:formula="of:=CONCATENATE(&quot;{ &quot;&quot;id&quot;&quot;: &quot;&quot;&quot;;[.G47];&quot;&quot;&quot;, &quot;&quot;type&quot;&quot;: &quot;&quot;Feature&quot;&quot;, &quot;&quot;geometry&quot;&quot;: &quot;;IF([.N47]=&quot;&quot;;&quot;null&quot;;[.N47]);&quot;, &quot;&quot;properties&quot;&quot;: &quot;;[.O47];&quot; },&quot;)" office:value-type="string" office:string-value="{ &quot;id&quot;: &quot;45-01&quot;, &quot;type&quot;: &quot;Feature&quot;, &quot;geometry&quot;: { &quot;type&quot;: &quot;Point&quot;, &quot;coordinates&quot;: [43.606548, 1.065925] }, &quot;properties&quot;: { &quot;nr&quot;: &quot;45&quot;, &quot;confirmed&quot;: &quot;true&quot;, &quot;name&quot;: &quot;L'Isle-Jourdain (Gers)&quot;, &quot;shortname&quot;: &quot;L'Isle-Jourdain&quot; } }," calcext:value-type="string">
            <text:p>{ "id": "45-01", "type": "Feature", "geometry": { "type": "Point", "coordinates": [43.606548, 1.065925] }, "properties": { "nr": "45", "confirmed": "true", "name": "L'Isle-Jourdain (Gers)", "shortname": "L'Isle-Jourdai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46 Saint-Maximin (Var) </text:span><text:span text:style-name="T1"><text:a xlink:href="javascript:void(0)" xlink:type="simple">43.453394, 5.863181</text:a></text:span></text:p>
          </table:table-cell>
          <table:table-cell table:formula="of:=IFERROR(FIND(4;[.A48];3);LEN([.A48])+1)" office:value-type="float" office:value="24" calcext:value-type="float">
            <text:p>24</text:p>
          </table:table-cell>
          <table:table-cell table:formula="of:=IFERROR(FIND(&quot;,&quot;;[.A48];[.B48]);[.B48])" office:value-type="float" office:value="33" calcext:value-type="float">
            <text:p>33</text:p>
          </table:table-cell>
          <table:table-cell table:formula="of:=LEFT([.A48];2)" office:value-type="string" office:string-value="46" calcext:value-type="string">
            <text:p>46</text:p>
          </table:table-cell>
          <table:table-cell table:formula="of:=IF([.D48]=[.D47];[.E47]+1;1)" office:value-type="float" office:value="1" calcext:value-type="float">
            <text:p>1</text:p>
          </table:table-cell>
          <table:table-cell office:value-type="string" calcext:value-type="string">
            <text:p>46</text:p>
          </table:table-cell>
          <table:table-cell table:formula="of:=CONCATENATE([.D48];&quot;-&quot;;IF(LEN([.E48])=1;CONCATENATE(&quot;0&quot;;[.E48]);[.E48]))" office:value-type="string" office:string-value="46-01" calcext:value-type="string">
            <text:p>46-01</text:p>
          </table:table-cell>
          <table:table-cell table:formula="of:=TRIM(MID([.A48];4;[.B48]-4))" office:value-type="string" office:string-value="Saint-Maximin (Var)" calcext:value-type="string">
            <text:p>Saint-Maximin (Var)</text:p>
          </table:table-cell>
          <table:table-cell table:formula="of:=MID([.A48];[.B48];[.C48]-[.B48])" office:value-type="string" office:string-value="43.453394" calcext:value-type="string">
            <text:p>43.453394</text:p>
          </table:table-cell>
          <table:table-cell table:formula="of:=IFERROR(MID([.A48];[.C48]+2;LEN([.A48])-[.C48]);&quot;&quot;)" office:value-type="string" office:string-value="5.863181" calcext:value-type="string">
            <text:p>5.863181</text:p>
          </table:table-cell>
          <table:table-cell table:formula="of:=IF([.B48]&lt;&gt;[.C48];&quot;true&quot;;&quot;false&quot;)" office:value-type="string" office:string-value="true" calcext:value-type="string">
            <text:p>true</text:p>
          </table:table-cell>
          <table:table-cell table:formula="of:=MID([.H48];1;FIND(&quot;(&quot;;[.H48])-2)" office:value-type="string" office:string-value="Saint-Maximin" calcext:value-type="string">
            <text:p>Saint-Maximin</text:p>
          </table:table-cell>
          <table:table-cell/>
          <table:table-cell table:formula="of:=IF([.I48]&lt;&gt;&quot;&quot;;CONCATENATE(&quot;{ &quot;&quot;type&quot;&quot;: &quot;&quot;Point&quot;&quot;, &quot;&quot;coordinates&quot;&quot;: [&quot;;[.I48];&quot;, &quot;;[.J48];&quot;] }&quot;);&quot;&quot;)" office:value-type="string" office:string-value="{ &quot;type&quot;: &quot;Point&quot;, &quot;coordinates&quot;: [43.453394, 5.863181] }" calcext:value-type="string">
            <text:p>{ "type": "Point", "coordinates": [43.453394, 5.863181] }</text:p>
          </table:table-cell>
          <table:table-cell table:formula="of:=CONCATENATE(&quot;{ &quot;&quot;nr&quot;&quot;: &quot;&quot;&quot;;[.F48];&quot;&quot;&quot;, &quot;&quot;confirmed&quot;&quot;: &quot;&quot;&quot;;[.K48];&quot;&quot;&quot;, &quot;&quot;name&quot;&quot;: &quot;&quot;&quot;;[.H48];&quot;&quot;&quot;, &quot;&quot;shortname&quot;&quot;: &quot;&quot;&quot;;[.L48];&quot;&quot;&quot; }&quot;)" office:value-type="string" office:string-value="{ &quot;nr&quot;: &quot;46&quot;, &quot;confirmed&quot;: &quot;true&quot;, &quot;name&quot;: &quot;Saint-Maximin (Var)&quot;, &quot;shortname&quot;: &quot;Saint-Maximin&quot; }" calcext:value-type="string">
            <text:p>{ "nr": "46", "confirmed": "true", "name": "Saint-Maximin (Var)", "shortname": "Saint-Maximin" }</text:p>
          </table:table-cell>
          <table:table-cell table:formula="of:=CONCATENATE(&quot;{ &quot;&quot;id&quot;&quot;: &quot;&quot;&quot;;[.G48];&quot;&quot;&quot;, &quot;&quot;type&quot;&quot;: &quot;&quot;Feature&quot;&quot;, &quot;&quot;geometry&quot;&quot;: &quot;;IF([.N48]=&quot;&quot;;&quot;null&quot;;[.N48]);&quot;, &quot;&quot;properties&quot;&quot;: &quot;;[.O48];&quot; },&quot;)" office:value-type="string" office:string-value="{ &quot;id&quot;: &quot;46-01&quot;, &quot;type&quot;: &quot;Feature&quot;, &quot;geometry&quot;: { &quot;type&quot;: &quot;Point&quot;, &quot;coordinates&quot;: [43.453394, 5.863181] }, &quot;properties&quot;: { &quot;nr&quot;: &quot;46&quot;, &quot;confirmed&quot;: &quot;true&quot;, &quot;name&quot;: &quot;Saint-Maximin (Var)&quot;, &quot;shortname&quot;: &quot;Saint-Maximin&quot; } }," calcext:value-type="string">
            <text:p>{ "id": "46-01", "type": "Feature", "geometry": { "type": "Point", "coordinates": [43.453394, 5.863181] }, "properties": { "nr": "46", "confirmed": "true", "name": "Saint-Maximin (Var)", "shortname": "Saint-Maximi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47 Embrun (Hautes-Alpes) </text:span><text:span text:style-name="T1"><text:a xlink:href="javascript:void(0)" xlink:type="simple">44.567119, 6.496097</text:a></text:span></text:p>
          </table:table-cell>
          <table:table-cell table:formula="of:=IFERROR(FIND(4;[.A49];3);LEN([.A49])+1)" office:value-type="float" office:value="26" calcext:value-type="float">
            <text:p>26</text:p>
          </table:table-cell>
          <table:table-cell table:formula="of:=IFERROR(FIND(&quot;,&quot;;[.A49];[.B49]);[.B49])" office:value-type="float" office:value="35" calcext:value-type="float">
            <text:p>35</text:p>
          </table:table-cell>
          <table:table-cell table:formula="of:=LEFT([.A49];2)" office:value-type="string" office:string-value="47" calcext:value-type="string">
            <text:p>47</text:p>
          </table:table-cell>
          <table:table-cell table:formula="of:=IF([.D49]=[.D48];[.E48]+1;1)" office:value-type="float" office:value="1" calcext:value-type="float">
            <text:p>1</text:p>
          </table:table-cell>
          <table:table-cell office:value-type="string" calcext:value-type="string">
            <text:p>47</text:p>
          </table:table-cell>
          <table:table-cell table:formula="of:=CONCATENATE([.D49];&quot;-&quot;;IF(LEN([.E49])=1;CONCATENATE(&quot;0&quot;;[.E49]);[.E49]))" office:value-type="string" office:string-value="47-01" calcext:value-type="string">
            <text:p>47-01</text:p>
          </table:table-cell>
          <table:table-cell table:formula="of:=TRIM(MID([.A49];4;[.B49]-4))" office:value-type="string" office:string-value="Embrun (Hautes-Alpes)" calcext:value-type="string">
            <text:p>Embrun (Hautes-Alpes)</text:p>
          </table:table-cell>
          <table:table-cell table:formula="of:=MID([.A49];[.B49];[.C49]-[.B49])" office:value-type="string" office:string-value="44.567119" calcext:value-type="string">
            <text:p>44.567119</text:p>
          </table:table-cell>
          <table:table-cell table:formula="of:=IFERROR(MID([.A49];[.C49]+2;LEN([.A49])-[.C49]);&quot;&quot;)" office:value-type="string" office:string-value="6.496097" calcext:value-type="string">
            <text:p>6.496097</text:p>
          </table:table-cell>
          <table:table-cell table:formula="of:=IF([.B49]&lt;&gt;[.C49];&quot;true&quot;;&quot;false&quot;)" office:value-type="string" office:string-value="true" calcext:value-type="string">
            <text:p>true</text:p>
          </table:table-cell>
          <table:table-cell table:formula="of:=MID([.H49];1;FIND(&quot;(&quot;;[.H49])-2)" office:value-type="string" office:string-value="Embrun" calcext:value-type="string">
            <text:p>Embrun</text:p>
          </table:table-cell>
          <table:table-cell/>
          <table:table-cell table:formula="of:=IF([.I49]&lt;&gt;&quot;&quot;;CONCATENATE(&quot;{ &quot;&quot;type&quot;&quot;: &quot;&quot;Point&quot;&quot;, &quot;&quot;coordinates&quot;&quot;: [&quot;;[.I49];&quot;, &quot;;[.J49];&quot;] }&quot;);&quot;&quot;)" office:value-type="string" office:string-value="{ &quot;type&quot;: &quot;Point&quot;, &quot;coordinates&quot;: [44.567119, 6.496097] }" calcext:value-type="string">
            <text:p>{ "type": "Point", "coordinates": [44.567119, 6.496097] }</text:p>
          </table:table-cell>
          <table:table-cell table:formula="of:=CONCATENATE(&quot;{ &quot;&quot;nr&quot;&quot;: &quot;&quot;&quot;;[.F49];&quot;&quot;&quot;, &quot;&quot;confirmed&quot;&quot;: &quot;&quot;&quot;;[.K49];&quot;&quot;&quot;, &quot;&quot;name&quot;&quot;: &quot;&quot;&quot;;[.H49];&quot;&quot;&quot;, &quot;&quot;shortname&quot;&quot;: &quot;&quot;&quot;;[.L49];&quot;&quot;&quot; }&quot;)" office:value-type="string" office:string-value="{ &quot;nr&quot;: &quot;47&quot;, &quot;confirmed&quot;: &quot;true&quot;, &quot;name&quot;: &quot;Embrun (Hautes-Alpes)&quot;, &quot;shortname&quot;: &quot;Embrun&quot; }" calcext:value-type="string">
            <text:p>{ "nr": "47", "confirmed": "true", "name": "Embrun (Hautes-Alpes)", "shortname": "Embrun" }</text:p>
          </table:table-cell>
          <table:table-cell table:formula="of:=CONCATENATE(&quot;{ &quot;&quot;id&quot;&quot;: &quot;&quot;&quot;;[.G49];&quot;&quot;&quot;, &quot;&quot;type&quot;&quot;: &quot;&quot;Feature&quot;&quot;, &quot;&quot;geometry&quot;&quot;: &quot;;IF([.N49]=&quot;&quot;;&quot;null&quot;;[.N49]);&quot;, &quot;&quot;properties&quot;&quot;: &quot;;[.O49];&quot; },&quot;)" office:value-type="string" office:string-value="{ &quot;id&quot;: &quot;47-01&quot;, &quot;type&quot;: &quot;Feature&quot;, &quot;geometry&quot;: { &quot;type&quot;: &quot;Point&quot;, &quot;coordinates&quot;: [44.567119, 6.496097] }, &quot;properties&quot;: { &quot;nr&quot;: &quot;47&quot;, &quot;confirmed&quot;: &quot;true&quot;, &quot;name&quot;: &quot;Embrun (Hautes-Alpes)&quot;, &quot;shortname&quot;: &quot;Embrun&quot; } }," calcext:value-type="string">
            <text:p>{ "id": "47-01", "type": "Feature", "geometry": { "type": "Point", "coordinates": [44.567119, 6.496097] }, "properties": { "nr": "47", "confirmed": "true", "name": "Embrun (Hautes-Alpes)", "shortname": "Embru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48 Périgeux (Dordogne) </text:span><text:span text:style-name="T1"><text:a xlink:href="javascript:void(0)" xlink:type="simple">45.183827, 0.722703</text:a></text:span></text:p>
          </table:table-cell>
          <table:table-cell table:formula="of:=IFERROR(FIND(4;[.A50];3);LEN([.A50])+1)" office:value-type="float" office:value="24" calcext:value-type="float">
            <text:p>24</text:p>
          </table:table-cell>
          <table:table-cell table:formula="of:=IFERROR(FIND(&quot;,&quot;;[.A50];[.B50]);[.B50])" office:value-type="float" office:value="33" calcext:value-type="float">
            <text:p>33</text:p>
          </table:table-cell>
          <table:table-cell table:formula="of:=LEFT([.A50];2)" office:value-type="string" office:string-value="48" calcext:value-type="string">
            <text:p>48</text:p>
          </table:table-cell>
          <table:table-cell table:formula="of:=IF([.D50]=[.D49];[.E49]+1;1)" office:value-type="float" office:value="1" calcext:value-type="float">
            <text:p>1</text:p>
          </table:table-cell>
          <table:table-cell office:value-type="string" calcext:value-type="string">
            <text:p>48</text:p>
          </table:table-cell>
          <table:table-cell table:formula="of:=CONCATENATE([.D50];&quot;-&quot;;IF(LEN([.E50])=1;CONCATENATE(&quot;0&quot;;[.E50]);[.E50]))" office:value-type="string" office:string-value="48-01" calcext:value-type="string">
            <text:p>48-01</text:p>
          </table:table-cell>
          <table:table-cell table:formula="of:=TRIM(MID([.A50];4;[.B50]-4))" office:value-type="string" office:string-value="Périgeux (Dordogne)" calcext:value-type="string">
            <text:p>Périgeux (Dordogne)</text:p>
          </table:table-cell>
          <table:table-cell table:formula="of:=MID([.A50];[.B50];[.C50]-[.B50])" office:value-type="string" office:string-value="45.183827" calcext:value-type="string">
            <text:p>45.183827</text:p>
          </table:table-cell>
          <table:table-cell table:formula="of:=IFERROR(MID([.A50];[.C50]+2;LEN([.A50])-[.C50]);&quot;&quot;)" office:value-type="string" office:string-value="0.722703" calcext:value-type="string">
            <text:p>0.722703</text:p>
          </table:table-cell>
          <table:table-cell table:formula="of:=IF([.B50]&lt;&gt;[.C50];&quot;true&quot;;&quot;false&quot;)" office:value-type="string" office:string-value="true" calcext:value-type="string">
            <text:p>true</text:p>
          </table:table-cell>
          <table:table-cell table:formula="of:=MID([.H50];1;FIND(&quot;(&quot;;[.H50])-2)" office:value-type="string" office:string-value="Périgeux" calcext:value-type="string">
            <text:p>Périgeux</text:p>
          </table:table-cell>
          <table:table-cell/>
          <table:table-cell table:formula="of:=IF([.I50]&lt;&gt;&quot;&quot;;CONCATENATE(&quot;{ &quot;&quot;type&quot;&quot;: &quot;&quot;Point&quot;&quot;, &quot;&quot;coordinates&quot;&quot;: [&quot;;[.I50];&quot;, &quot;;[.J50];&quot;] }&quot;);&quot;&quot;)" office:value-type="string" office:string-value="{ &quot;type&quot;: &quot;Point&quot;, &quot;coordinates&quot;: [45.183827, 0.722703] }" calcext:value-type="string">
            <text:p>{ "type": "Point", "coordinates": [45.183827, 0.722703] }</text:p>
          </table:table-cell>
          <table:table-cell table:formula="of:=CONCATENATE(&quot;{ &quot;&quot;nr&quot;&quot;: &quot;&quot;&quot;;[.F50];&quot;&quot;&quot;, &quot;&quot;confirmed&quot;&quot;: &quot;&quot;&quot;;[.K50];&quot;&quot;&quot;, &quot;&quot;name&quot;&quot;: &quot;&quot;&quot;;[.H50];&quot;&quot;&quot;, &quot;&quot;shortname&quot;&quot;: &quot;&quot;&quot;;[.L50];&quot;&quot;&quot; }&quot;)" office:value-type="string" office:string-value="{ &quot;nr&quot;: &quot;48&quot;, &quot;confirmed&quot;: &quot;true&quot;, &quot;name&quot;: &quot;Périgeux (Dordogne)&quot;, &quot;shortname&quot;: &quot;Périgeux&quot; }" calcext:value-type="string">
            <text:p>{ "nr": "48", "confirmed": "true", "name": "Périgeux (Dordogne)", "shortname": "Périgeux" }</text:p>
          </table:table-cell>
          <table:table-cell table:formula="of:=CONCATENATE(&quot;{ &quot;&quot;id&quot;&quot;: &quot;&quot;&quot;;[.G50];&quot;&quot;&quot;, &quot;&quot;type&quot;&quot;: &quot;&quot;Feature&quot;&quot;, &quot;&quot;geometry&quot;&quot;: &quot;;IF([.N50]=&quot;&quot;;&quot;null&quot;;[.N50]);&quot;, &quot;&quot;properties&quot;&quot;: &quot;;[.O50];&quot; },&quot;)" office:value-type="string" office:string-value="{ &quot;id&quot;: &quot;48-01&quot;, &quot;type&quot;: &quot;Feature&quot;, &quot;geometry&quot;: { &quot;type&quot;: &quot;Point&quot;, &quot;coordinates&quot;: [45.183827, 0.722703] }, &quot;properties&quot;: { &quot;nr&quot;: &quot;48&quot;, &quot;confirmed&quot;: &quot;true&quot;, &quot;name&quot;: &quot;Périgeux (Dordogne)&quot;, &quot;shortname&quot;: &quot;Périgeux&quot; } }," calcext:value-type="string">
            <text:p>{ "id": "48-01", "type": "Feature", "geometry": { "type": "Point", "coordinates": [45.183827, 0.722703] }, "properties": { "nr": "48", "confirmed": "true", "name": "Périgeux (Dordogne)", "shortname": "Périgeux" } },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2">49 Les Andelys (Eure) </text:span><text:span text:style-name="T2"><text:a xlink:href="javascript:void(0)" xlink:type="simple">49.247570, 1.421679</text:a></text:span></text:p>
          </table:table-cell>
          <table:table-cell table:formula="of:=IFERROR(FIND(4;[.A51];3);LEN([.A51])+1)" office:value-type="float" office:value="23" calcext:value-type="float">
            <text:p>23</text:p>
          </table:table-cell>
          <table:table-cell table:formula="of:=IFERROR(FIND(&quot;,&quot;;[.A51];[.B51]);[.B51])" office:value-type="float" office:value="32" calcext:value-type="float">
            <text:p>32</text:p>
          </table:table-cell>
          <table:table-cell table:formula="of:=LEFT([.A51];2)" office:value-type="string" office:string-value="49" calcext:value-type="string">
            <text:p>49</text:p>
          </table:table-cell>
          <table:table-cell table:formula="of:=IF([.D51]=[.D50];[.E50]+1;1)" office:value-type="float" office:value="1" calcext:value-type="float">
            <text:p>1</text:p>
          </table:table-cell>
          <table:table-cell office:value-type="string" calcext:value-type="string">
            <text:p>49</text:p>
          </table:table-cell>
          <table:table-cell table:formula="of:=CONCATENATE([.D51];&quot;-&quot;;IF(LEN([.E51])=1;CONCATENATE(&quot;0&quot;;[.E51]);[.E51]))" office:value-type="string" office:string-value="49-01" calcext:value-type="string">
            <text:p>49-01</text:p>
          </table:table-cell>
          <table:table-cell table:formula="of:=TRIM(MID([.A51];4;[.B51]-4))" office:value-type="string" office:string-value="Les Andelys (Eure)" calcext:value-type="string">
            <text:p>Les Andelys (Eure)</text:p>
          </table:table-cell>
          <table:table-cell table:formula="of:=MID([.A51];[.B51];[.C51]-[.B51])" office:value-type="string" office:string-value="49.247570" calcext:value-type="string">
            <text:p>49.247570</text:p>
          </table:table-cell>
          <table:table-cell table:formula="of:=IFERROR(MID([.A51];[.C51]+2;LEN([.A51])-[.C51]);&quot;&quot;)" office:value-type="string" office:string-value="1.421679" calcext:value-type="string">
            <text:p>1.421679</text:p>
          </table:table-cell>
          <table:table-cell table:formula="of:=IF([.B51]&lt;&gt;[.C51];&quot;true&quot;;&quot;false&quot;)" office:value-type="string" office:string-value="true" calcext:value-type="string">
            <text:p>true</text:p>
          </table:table-cell>
          <table:table-cell table:formula="of:=MID([.H51];1;FIND(&quot;(&quot;;[.H51])-2)" office:value-type="string" office:string-value="Les Andelys" calcext:value-type="string">
            <text:p>Les Andelys</text:p>
          </table:table-cell>
          <table:table-cell/>
          <table:table-cell table:formula="of:=IF([.I51]&lt;&gt;&quot;&quot;;CONCATENATE(&quot;{ &quot;&quot;type&quot;&quot;: &quot;&quot;Point&quot;&quot;, &quot;&quot;coordinates&quot;&quot;: [&quot;;[.I51];&quot;, &quot;;[.J51];&quot;] }&quot;);&quot;&quot;)" office:value-type="string" office:string-value="{ &quot;type&quot;: &quot;Point&quot;, &quot;coordinates&quot;: [49.247570, 1.421679] }" calcext:value-type="string">
            <text:p>{ "type": "Point", "coordinates": [49.247570, 1.421679] }</text:p>
          </table:table-cell>
          <table:table-cell table:formula="of:=CONCATENATE(&quot;{ &quot;&quot;nr&quot;&quot;: &quot;&quot;&quot;;[.F51];&quot;&quot;&quot;, &quot;&quot;confirmed&quot;&quot;: &quot;&quot;&quot;;[.K51];&quot;&quot;&quot;, &quot;&quot;name&quot;&quot;: &quot;&quot;&quot;;[.H51];&quot;&quot;&quot;, &quot;&quot;shortname&quot;&quot;: &quot;&quot;&quot;;[.L51];&quot;&quot;&quot; }&quot;)" office:value-type="string" office:string-value="{ &quot;nr&quot;: &quot;49&quot;, &quot;confirmed&quot;: &quot;true&quot;, &quot;name&quot;: &quot;Les Andelys (Eure)&quot;, &quot;shortname&quot;: &quot;Les Andelys&quot; }" calcext:value-type="string">
            <text:p>{ "nr": "49", "confirmed": "true", "name": "Les Andelys (Eure)", "shortname": "Les Andelys" }</text:p>
          </table:table-cell>
          <table:table-cell table:formula="of:=CONCATENATE(&quot;{ &quot;&quot;id&quot;&quot;: &quot;&quot;&quot;;[.G51];&quot;&quot;&quot;, &quot;&quot;type&quot;&quot;: &quot;&quot;Feature&quot;&quot;, &quot;&quot;geometry&quot;&quot;: &quot;;IF([.N51]=&quot;&quot;;&quot;null&quot;;[.N51]);&quot;, &quot;&quot;properties&quot;&quot;: &quot;;[.O51];&quot; },&quot;)" office:value-type="string" office:string-value="{ &quot;id&quot;: &quot;49-01&quot;, &quot;type&quot;: &quot;Feature&quot;, &quot;geometry&quot;: { &quot;type&quot;: &quot;Point&quot;, &quot;coordinates&quot;: [49.247570, 1.421679] }, &quot;properties&quot;: { &quot;nr&quot;: &quot;49&quot;, &quot;confirmed&quot;: &quot;true&quot;, &quot;name&quot;: &quot;Les Andelys (Eure)&quot;, &quot;shortname&quot;: &quot;Les Andelys&quot; } }," calcext:value-type="string">
            <text:p>{ "id": "49-01", "type": "Feature", "geometry": { "type": "Point", "coordinates": [49.247570, 1.421679] }, "properties": { "nr": "49", "confirmed": "true", "name": "Les Andelys (Eure)", "shortname": "Les Andely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0 Château-neuf-sur Charente (Charente) </text:span><text:span text:style-name="T1"><text:a xlink:href="javascript:void(0)" xlink:type="simple">45.603861, -0.041671</text:a></text:span></text:p>
          </table:table-cell>
          <table:table-cell table:formula="of:=IFERROR(FIND(4;[.A52];3);LEN([.A52])+1)" office:value-type="float" office:value="41" calcext:value-type="float">
            <text:p>41</text:p>
          </table:table-cell>
          <table:table-cell table:formula="of:=IFERROR(FIND(&quot;,&quot;;[.A52];[.B52]);[.B52])" office:value-type="float" office:value="50" calcext:value-type="float">
            <text:p>50</text:p>
          </table:table-cell>
          <table:table-cell table:formula="of:=LEFT([.A52];2)" office:value-type="string" office:string-value="50" calcext:value-type="string">
            <text:p>50</text:p>
          </table:table-cell>
          <table:table-cell table:formula="of:=IF([.D52]=[.D51];[.E51]+1;1)" office:value-type="float" office:value="1" calcext:value-type="float">
            <text:p>1</text:p>
          </table:table-cell>
          <table:table-cell office:value-type="string" calcext:value-type="string">
            <text:p>50</text:p>
          </table:table-cell>
          <table:table-cell table:formula="of:=CONCATENATE([.D52];&quot;-&quot;;IF(LEN([.E52])=1;CONCATENATE(&quot;0&quot;;[.E52]);[.E52]))" office:value-type="string" office:string-value="50-01" calcext:value-type="string">
            <text:p>50-01</text:p>
          </table:table-cell>
          <table:table-cell table:formula="of:=TRIM(MID([.A52];4;[.B52]-4))" office:value-type="string" office:string-value="Château-neuf-sur Charente (Charente)" calcext:value-type="string">
            <text:p>Château-neuf-sur Charente (Charente)</text:p>
          </table:table-cell>
          <table:table-cell table:formula="of:=MID([.A52];[.B52];[.C52]-[.B52])" office:value-type="string" office:string-value="45.603861" calcext:value-type="string">
            <text:p>45.603861</text:p>
          </table:table-cell>
          <table:table-cell table:formula="of:=IFERROR(MID([.A52];[.C52]+2;LEN([.A52])-[.C52]);&quot;&quot;)" office:value-type="string" office:string-value="-0.041671" calcext:value-type="string">
            <text:p>-0.041671</text:p>
          </table:table-cell>
          <table:table-cell table:formula="of:=IF([.B52]&lt;&gt;[.C52];&quot;true&quot;;&quot;false&quot;)" office:value-type="string" office:string-value="true" calcext:value-type="string">
            <text:p>true</text:p>
          </table:table-cell>
          <table:table-cell table:formula="of:=MID([.H52];1;FIND(&quot;(&quot;;[.H52])-2)" office:value-type="string" office:string-value="Château-neuf-sur Charente" calcext:value-type="string">
            <text:p>Château-neuf-sur Charente</text:p>
          </table:table-cell>
          <table:table-cell/>
          <table:table-cell table:formula="of:=IF([.I52]&lt;&gt;&quot;&quot;;CONCATENATE(&quot;{ &quot;&quot;type&quot;&quot;: &quot;&quot;Point&quot;&quot;, &quot;&quot;coordinates&quot;&quot;: [&quot;;[.I52];&quot;, &quot;;[.J52];&quot;] }&quot;);&quot;&quot;)" office:value-type="string" office:string-value="{ &quot;type&quot;: &quot;Point&quot;, &quot;coordinates&quot;: [45.603861, -0.041671] }" calcext:value-type="string">
            <text:p>{ "type": "Point", "coordinates": [45.603861, -0.041671] }</text:p>
          </table:table-cell>
          <table:table-cell table:formula="of:=CONCATENATE(&quot;{ &quot;&quot;nr&quot;&quot;: &quot;&quot;&quot;;[.F52];&quot;&quot;&quot;, &quot;&quot;confirmed&quot;&quot;: &quot;&quot;&quot;;[.K52];&quot;&quot;&quot;, &quot;&quot;name&quot;&quot;: &quot;&quot;&quot;;[.H52];&quot;&quot;&quot;, &quot;&quot;shortname&quot;&quot;: &quot;&quot;&quot;;[.L52];&quot;&quot;&quot; }&quot;)" office:value-type="string" office:string-value="{ &quot;nr&quot;: &quot;50&quot;, &quot;confirmed&quot;: &quot;true&quot;, &quot;name&quot;: &quot;Château-neuf-sur Charente (Charente)&quot;, &quot;shortname&quot;: &quot;Château-neuf-sur Charente&quot; }" calcext:value-type="string">
            <text:p>{ "nr": "50", "confirmed": "true", "name": "Château-neuf-sur Charente (Charente)", "shortname": "Château-neuf-sur Charente" }</text:p>
          </table:table-cell>
          <table:table-cell table:formula="of:=CONCATENATE(&quot;{ &quot;&quot;id&quot;&quot;: &quot;&quot;&quot;;[.G52];&quot;&quot;&quot;, &quot;&quot;type&quot;&quot;: &quot;&quot;Feature&quot;&quot;, &quot;&quot;geometry&quot;&quot;: &quot;;IF([.N52]=&quot;&quot;;&quot;null&quot;;[.N52]);&quot;, &quot;&quot;properties&quot;&quot;: &quot;;[.O52];&quot; },&quot;)" office:value-type="string" office:string-value="{ &quot;id&quot;: &quot;50-01&quot;, &quot;type&quot;: &quot;Feature&quot;, &quot;geometry&quot;: { &quot;type&quot;: &quot;Point&quot;, &quot;coordinates&quot;: [45.603861, -0.041671] }, &quot;properties&quot;: { &quot;nr&quot;: &quot;50&quot;, &quot;confirmed&quot;: &quot;true&quot;, &quot;name&quot;: &quot;Château-neuf-sur Charente (Charente)&quot;, &quot;shortname&quot;: &quot;Château-neuf-sur Charente&quot; } }," calcext:value-type="string">
            <text:p>{ "id": "50-01", "type": "Feature", "geometry": { "type": "Point", "coordinates": [45.603861, -0.041671] }, "properties": { "nr": "50", "confirmed": "true", "name": "Château-neuf-sur Charente (Charente)", "shortname": "Château-neuf-sur Charent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1 Dol-de-Bretagne (Ille-et-Vilaine) </text:span><text:span text:style-name="T1"><text:a xlink:href="javascript:void(0)" xlink:type="simple">48.549873, -1.756949</text:a></text:span></text:p>
          </table:table-cell>
          <table:table-cell table:formula="of:=IFERROR(FIND(4;[.A53];3);LEN([.A53])+1)" office:value-type="float" office:value="38" calcext:value-type="float">
            <text:p>38</text:p>
          </table:table-cell>
          <table:table-cell table:formula="of:=IFERROR(FIND(&quot;,&quot;;[.A53];[.B53]);[.B53])" office:value-type="float" office:value="47" calcext:value-type="float">
            <text:p>47</text:p>
          </table:table-cell>
          <table:table-cell table:formula="of:=LEFT([.A53];2)" office:value-type="string" office:string-value="51" calcext:value-type="string">
            <text:p>51</text:p>
          </table:table-cell>
          <table:table-cell table:formula="of:=IF([.D53]=[.D52];[.E52]+1;1)" office:value-type="float" office:value="1" calcext:value-type="float">
            <text:p>1</text:p>
          </table:table-cell>
          <table:table-cell office:value-type="string" calcext:value-type="string">
            <text:p>51</text:p>
          </table:table-cell>
          <table:table-cell table:formula="of:=CONCATENATE([.D53];&quot;-&quot;;IF(LEN([.E53])=1;CONCATENATE(&quot;0&quot;;[.E53]);[.E53]))" office:value-type="string" office:string-value="51-01" calcext:value-type="string">
            <text:p>51-01</text:p>
          </table:table-cell>
          <table:table-cell table:formula="of:=TRIM(MID([.A53];4;[.B53]-4))" office:value-type="string" office:string-value="Dol-de-Bretagne (Ille-et-Vilaine)" calcext:value-type="string">
            <text:p>Dol-de-Bretagne (Ille-et-Vilaine)</text:p>
          </table:table-cell>
          <table:table-cell table:formula="of:=MID([.A53];[.B53];[.C53]-[.B53])" office:value-type="string" office:string-value="48.549873" calcext:value-type="string">
            <text:p>48.549873</text:p>
          </table:table-cell>
          <table:table-cell table:formula="of:=IFERROR(MID([.A53];[.C53]+2;LEN([.A53])-[.C53]);&quot;&quot;)" office:value-type="string" office:string-value="-1.756949" calcext:value-type="string">
            <text:p>-1.756949</text:p>
          </table:table-cell>
          <table:table-cell table:formula="of:=IF([.B53]&lt;&gt;[.C53];&quot;true&quot;;&quot;false&quot;)" office:value-type="string" office:string-value="true" calcext:value-type="string">
            <text:p>true</text:p>
          </table:table-cell>
          <table:table-cell table:formula="of:=MID([.H53];1;FIND(&quot;(&quot;;[.H53])-2)" office:value-type="string" office:string-value="Dol-de-Bretagne" calcext:value-type="string">
            <text:p>Dol-de-Bretagne</text:p>
          </table:table-cell>
          <table:table-cell/>
          <table:table-cell table:formula="of:=IF([.I53]&lt;&gt;&quot;&quot;;CONCATENATE(&quot;{ &quot;&quot;type&quot;&quot;: &quot;&quot;Point&quot;&quot;, &quot;&quot;coordinates&quot;&quot;: [&quot;;[.I53];&quot;, &quot;;[.J53];&quot;] }&quot;);&quot;&quot;)" office:value-type="string" office:string-value="{ &quot;type&quot;: &quot;Point&quot;, &quot;coordinates&quot;: [48.549873, -1.756949] }" calcext:value-type="string">
            <text:p>{ "type": "Point", "coordinates": [48.549873, -1.756949] }</text:p>
          </table:table-cell>
          <table:table-cell table:formula="of:=CONCATENATE(&quot;{ &quot;&quot;nr&quot;&quot;: &quot;&quot;&quot;;[.F53];&quot;&quot;&quot;, &quot;&quot;confirmed&quot;&quot;: &quot;&quot;&quot;;[.K53];&quot;&quot;&quot;, &quot;&quot;name&quot;&quot;: &quot;&quot;&quot;;[.H53];&quot;&quot;&quot;, &quot;&quot;shortname&quot;&quot;: &quot;&quot;&quot;;[.L53];&quot;&quot;&quot; }&quot;)" office:value-type="string" office:string-value="{ &quot;nr&quot;: &quot;51&quot;, &quot;confirmed&quot;: &quot;true&quot;, &quot;name&quot;: &quot;Dol-de-Bretagne (Ille-et-Vilaine)&quot;, &quot;shortname&quot;: &quot;Dol-de-Bretagne&quot; }" calcext:value-type="string">
            <text:p>{ "nr": "51", "confirmed": "true", "name": "Dol-de-Bretagne (Ille-et-Vilaine)", "shortname": "Dol-de-Bretagne" }</text:p>
          </table:table-cell>
          <table:table-cell table:formula="of:=CONCATENATE(&quot;{ &quot;&quot;id&quot;&quot;: &quot;&quot;&quot;;[.G53];&quot;&quot;&quot;, &quot;&quot;type&quot;&quot;: &quot;&quot;Feature&quot;&quot;, &quot;&quot;geometry&quot;&quot;: &quot;;IF([.N53]=&quot;&quot;;&quot;null&quot;;[.N53]);&quot;, &quot;&quot;properties&quot;&quot;: &quot;;[.O53];&quot; },&quot;)" office:value-type="string" office:string-value="{ &quot;id&quot;: &quot;51-01&quot;, &quot;type&quot;: &quot;Feature&quot;, &quot;geometry&quot;: { &quot;type&quot;: &quot;Point&quot;, &quot;coordinates&quot;: [48.549873, -1.756949] }, &quot;properties&quot;: { &quot;nr&quot;: &quot;51&quot;, &quot;confirmed&quot;: &quot;true&quot;, &quot;name&quot;: &quot;Dol-de-Bretagne (Ille-et-Vilaine)&quot;, &quot;shortname&quot;: &quot;Dol-de-Bretagne&quot; } }," calcext:value-type="string">
            <text:p>{ "id": "51-01", "type": "Feature", "geometry": { "type": "Point", "coordinates": [48.549873, -1.756949] }, "properties": { "nr": "51", "confirmed": "true", "name": "Dol-de-Bretagne (Ille-et-Vilaine)", "shortname": "Dol-de-Bretagn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2 Langeais (Indre-et-Loire) </text:span><text:span text:style-name="T1"><text:a xlink:href="javascript:void(0)" xlink:type="simple">47.318461, 0.405220</text:a></text:span></text:p>
          </table:table-cell>
          <table:table-cell table:formula="of:=IFERROR(FIND(4;[.A54];3);LEN([.A54])+1)" office:value-type="float" office:value="30" calcext:value-type="float">
            <text:p>30</text:p>
          </table:table-cell>
          <table:table-cell table:formula="of:=IFERROR(FIND(&quot;,&quot;;[.A54];[.B54]);[.B54])" office:value-type="float" office:value="39" calcext:value-type="float">
            <text:p>39</text:p>
          </table:table-cell>
          <table:table-cell table:formula="of:=LEFT([.A54];2)" office:value-type="string" office:string-value="52" calcext:value-type="string">
            <text:p>52</text:p>
          </table:table-cell>
          <table:table-cell table:formula="of:=IF([.D54]=[.D53];[.E53]+1;1)" office:value-type="float" office:value="1" calcext:value-type="float">
            <text:p>1</text:p>
          </table:table-cell>
          <table:table-cell office:value-type="string" calcext:value-type="string">
            <text:p>52</text:p>
          </table:table-cell>
          <table:table-cell table:formula="of:=CONCATENATE([.D54];&quot;-&quot;;IF(LEN([.E54])=1;CONCATENATE(&quot;0&quot;;[.E54]);[.E54]))" office:value-type="string" office:string-value="52-01" calcext:value-type="string">
            <text:p>52-01</text:p>
          </table:table-cell>
          <table:table-cell table:formula="of:=TRIM(MID([.A54];4;[.B54]-4))" office:value-type="string" office:string-value="Langeais (Indre-et-Loire)" calcext:value-type="string">
            <text:p>Langeais (Indre-et-Loire)</text:p>
          </table:table-cell>
          <table:table-cell table:formula="of:=MID([.A54];[.B54];[.C54]-[.B54])" office:value-type="string" office:string-value="47.318461" calcext:value-type="string">
            <text:p>47.318461</text:p>
          </table:table-cell>
          <table:table-cell table:formula="of:=IFERROR(MID([.A54];[.C54]+2;LEN([.A54])-[.C54]);&quot;&quot;)" office:value-type="string" office:string-value="0.405220" calcext:value-type="string">
            <text:p>0.405220</text:p>
          </table:table-cell>
          <table:table-cell table:formula="of:=IF([.B54]&lt;&gt;[.C54];&quot;true&quot;;&quot;false&quot;)" office:value-type="string" office:string-value="true" calcext:value-type="string">
            <text:p>true</text:p>
          </table:table-cell>
          <table:table-cell table:formula="of:=MID([.H54];1;FIND(&quot;(&quot;;[.H54])-2)" office:value-type="string" office:string-value="Langeais" calcext:value-type="string">
            <text:p>Langeais</text:p>
          </table:table-cell>
          <table:table-cell/>
          <table:table-cell table:formula="of:=IF([.I54]&lt;&gt;&quot;&quot;;CONCATENATE(&quot;{ &quot;&quot;type&quot;&quot;: &quot;&quot;Point&quot;&quot;, &quot;&quot;coordinates&quot;&quot;: [&quot;;[.I54];&quot;, &quot;;[.J54];&quot;] }&quot;);&quot;&quot;)" office:value-type="string" office:string-value="{ &quot;type&quot;: &quot;Point&quot;, &quot;coordinates&quot;: [47.318461, 0.405220] }" calcext:value-type="string">
            <text:p>{ "type": "Point", "coordinates": [47.318461, 0.405220] }</text:p>
          </table:table-cell>
          <table:table-cell table:formula="of:=CONCATENATE(&quot;{ &quot;&quot;nr&quot;&quot;: &quot;&quot;&quot;;[.F54];&quot;&quot;&quot;, &quot;&quot;confirmed&quot;&quot;: &quot;&quot;&quot;;[.K54];&quot;&quot;&quot;, &quot;&quot;name&quot;&quot;: &quot;&quot;&quot;;[.H54];&quot;&quot;&quot;, &quot;&quot;shortname&quot;&quot;: &quot;&quot;&quot;;[.L54];&quot;&quot;&quot; }&quot;)" office:value-type="string" office:string-value="{ &quot;nr&quot;: &quot;52&quot;, &quot;confirmed&quot;: &quot;true&quot;, &quot;name&quot;: &quot;Langeais (Indre-et-Loire)&quot;, &quot;shortname&quot;: &quot;Langeais&quot; }" calcext:value-type="string">
            <text:p>{ "nr": "52", "confirmed": "true", "name": "Langeais (Indre-et-Loire)", "shortname": "Langeais" }</text:p>
          </table:table-cell>
          <table:table-cell table:formula="of:=CONCATENATE(&quot;{ &quot;&quot;id&quot;&quot;: &quot;&quot;&quot;;[.G54];&quot;&quot;&quot;, &quot;&quot;type&quot;&quot;: &quot;&quot;Feature&quot;&quot;, &quot;&quot;geometry&quot;&quot;: &quot;;IF([.N54]=&quot;&quot;;&quot;null&quot;;[.N54]);&quot;, &quot;&quot;properties&quot;&quot;: &quot;;[.O54];&quot; },&quot;)" office:value-type="string" office:string-value="{ &quot;id&quot;: &quot;52-01&quot;, &quot;type&quot;: &quot;Feature&quot;, &quot;geometry&quot;: { &quot;type&quot;: &quot;Point&quot;, &quot;coordinates&quot;: [47.318461, 0.405220] }, &quot;properties&quot;: { &quot;nr&quot;: &quot;52&quot;, &quot;confirmed&quot;: &quot;true&quot;, &quot;name&quot;: &quot;Langeais (Indre-et-Loire)&quot;, &quot;shortname&quot;: &quot;Langeais&quot; } }," calcext:value-type="string">
            <text:p>{ "id": "52-01", "type": "Feature", "geometry": { "type": "Point", "coordinates": [47.318461, 0.405220] }, "properties": { "nr": "52", "confirmed": "true", "name": "Langeais (Indre-et-Loire)", "shortname": "Langeai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3 Eglise-aux-Bois (Haute-Vienne) </text:span><text:span text:style-name="T1"><text:a xlink:href="javascript:void(0)" xlink:type="simple">45.648377, 1.797997</text:a></text:span></text:p>
          </table:table-cell>
          <table:table-cell table:formula="of:=IFERROR(FIND(4;[.A55];3);LEN([.A55])+1)" office:value-type="float" office:value="35" calcext:value-type="float">
            <text:p>35</text:p>
          </table:table-cell>
          <table:table-cell table:formula="of:=IFERROR(FIND(&quot;,&quot;;[.A55];[.B55]);[.B55])" office:value-type="float" office:value="44" calcext:value-type="float">
            <text:p>44</text:p>
          </table:table-cell>
          <table:table-cell table:formula="of:=LEFT([.A55];2)" office:value-type="string" office:string-value="53" calcext:value-type="string">
            <text:p>53</text:p>
          </table:table-cell>
          <table:table-cell table:formula="of:=IF([.D55]=[.D54];[.E54]+1;1)" office:value-type="float" office:value="1" calcext:value-type="float">
            <text:p>1</text:p>
          </table:table-cell>
          <table:table-cell office:value-type="string" calcext:value-type="string">
            <text:p>53</text:p>
          </table:table-cell>
          <table:table-cell table:formula="of:=CONCATENATE([.D55];&quot;-&quot;;IF(LEN([.E55])=1;CONCATENATE(&quot;0&quot;;[.E55]);[.E55]))" office:value-type="string" office:string-value="53-01" calcext:value-type="string">
            <text:p>53-01</text:p>
          </table:table-cell>
          <table:table-cell table:formula="of:=TRIM(MID([.A55];4;[.B55]-4))" office:value-type="string" office:string-value="Eglise-aux-Bois (Haute-Vienne)" calcext:value-type="string">
            <text:p>Eglise-aux-Bois (Haute-Vienne)</text:p>
          </table:table-cell>
          <table:table-cell table:formula="of:=MID([.A55];[.B55];[.C55]-[.B55])" office:value-type="string" office:string-value="45.648377" calcext:value-type="string">
            <text:p>45.648377</text:p>
          </table:table-cell>
          <table:table-cell table:formula="of:=IFERROR(MID([.A55];[.C55]+2;LEN([.A55])-[.C55]);&quot;&quot;)" office:value-type="string" office:string-value="1.797997" calcext:value-type="string">
            <text:p>1.797997</text:p>
          </table:table-cell>
          <table:table-cell table:formula="of:=IF([.B55]&lt;&gt;[.C55];&quot;true&quot;;&quot;false&quot;)" office:value-type="string" office:string-value="true" calcext:value-type="string">
            <text:p>true</text:p>
          </table:table-cell>
          <table:table-cell table:formula="of:=MID([.H55];1;FIND(&quot;(&quot;;[.H55])-2)" office:value-type="string" office:string-value="Eglise-aux-Bois" calcext:value-type="string">
            <text:p>Eglise-aux-Bois</text:p>
          </table:table-cell>
          <table:table-cell/>
          <table:table-cell table:formula="of:=IF([.I55]&lt;&gt;&quot;&quot;;CONCATENATE(&quot;{ &quot;&quot;type&quot;&quot;: &quot;&quot;Point&quot;&quot;, &quot;&quot;coordinates&quot;&quot;: [&quot;;[.I55];&quot;, &quot;;[.J55];&quot;] }&quot;);&quot;&quot;)" office:value-type="string" office:string-value="{ &quot;type&quot;: &quot;Point&quot;, &quot;coordinates&quot;: [45.648377, 1.797997] }" calcext:value-type="string">
            <text:p>{ "type": "Point", "coordinates": [45.648377, 1.797997] }</text:p>
          </table:table-cell>
          <table:table-cell table:formula="of:=CONCATENATE(&quot;{ &quot;&quot;nr&quot;&quot;: &quot;&quot;&quot;;[.F55];&quot;&quot;&quot;, &quot;&quot;confirmed&quot;&quot;: &quot;&quot;&quot;;[.K55];&quot;&quot;&quot;, &quot;&quot;name&quot;&quot;: &quot;&quot;&quot;;[.H55];&quot;&quot;&quot;, &quot;&quot;shortname&quot;&quot;: &quot;&quot;&quot;;[.L55];&quot;&quot;&quot; }&quot;)" office:value-type="string" office:string-value="{ &quot;nr&quot;: &quot;53&quot;, &quot;confirmed&quot;: &quot;true&quot;, &quot;name&quot;: &quot;Eglise-aux-Bois (Haute-Vienne)&quot;, &quot;shortname&quot;: &quot;Eglise-aux-Bois&quot; }" calcext:value-type="string">
            <text:p>{ "nr": "53", "confirmed": "true", "name": "Eglise-aux-Bois (Haute-Vienne)", "shortname": "Eglise-aux-Bois" }</text:p>
          </table:table-cell>
          <table:table-cell table:formula="of:=CONCATENATE(&quot;{ &quot;&quot;id&quot;&quot;: &quot;&quot;&quot;;[.G55];&quot;&quot;&quot;, &quot;&quot;type&quot;&quot;: &quot;&quot;Feature&quot;&quot;, &quot;&quot;geometry&quot;&quot;: &quot;;IF([.N55]=&quot;&quot;;&quot;null&quot;;[.N55]);&quot;, &quot;&quot;properties&quot;&quot;: &quot;;[.O55];&quot; },&quot;)" office:value-type="string" office:string-value="{ &quot;id&quot;: &quot;53-01&quot;, &quot;type&quot;: &quot;Feature&quot;, &quot;geometry&quot;: { &quot;type&quot;: &quot;Point&quot;, &quot;coordinates&quot;: [45.648377, 1.797997] }, &quot;properties&quot;: { &quot;nr&quot;: &quot;53&quot;, &quot;confirmed&quot;: &quot;true&quot;, &quot;name&quot;: &quot;Eglise-aux-Bois (Haute-Vienne)&quot;, &quot;shortname&quot;: &quot;Eglise-aux-Bois&quot; } }," calcext:value-type="string">
            <text:p>{ "id": "53-01", "type": "Feature", "geometry": { "type": "Point", "coordinates": [45.648377, 1.797997] }, "properties": { "nr": "53", "confirmed": "true", "name": "Eglise-aux-Bois (Haute-Vienne)", "shortname": "Eglise-aux-Boi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4 Engins (Isère) </text:span><text:span text:style-name="T1"><text:a xlink:href="javascript:void(0)" xlink:type="simple">45.243393, 5.631978</text:a></text:span></text:p>
          </table:table-cell>
          <table:table-cell table:formula="of:=IFERROR(FIND(4;[.A56];3);LEN([.A56])+1)" office:value-type="float" office:value="19" calcext:value-type="float">
            <text:p>19</text:p>
          </table:table-cell>
          <table:table-cell table:formula="of:=IFERROR(FIND(&quot;,&quot;;[.A56];[.B56]);[.B56])" office:value-type="float" office:value="28" calcext:value-type="float">
            <text:p>28</text:p>
          </table:table-cell>
          <table:table-cell table:formula="of:=LEFT([.A56];2)" office:value-type="string" office:string-value="54" calcext:value-type="string">
            <text:p>54</text:p>
          </table:table-cell>
          <table:table-cell table:formula="of:=IF([.D56]=[.D55];[.E55]+1;1)" office:value-type="float" office:value="1" calcext:value-type="float">
            <text:p>1</text:p>
          </table:table-cell>
          <table:table-cell office:value-type="string" calcext:value-type="string">
            <text:p>54</text:p>
          </table:table-cell>
          <table:table-cell table:formula="of:=CONCATENATE([.D56];&quot;-&quot;;IF(LEN([.E56])=1;CONCATENATE(&quot;0&quot;;[.E56]);[.E56]))" office:value-type="string" office:string-value="54-01" calcext:value-type="string">
            <text:p>54-01</text:p>
          </table:table-cell>
          <table:table-cell table:formula="of:=TRIM(MID([.A56];4;[.B56]-4))" office:value-type="string" office:string-value="Engins (Isère)" calcext:value-type="string">
            <text:p>Engins (Isère)</text:p>
          </table:table-cell>
          <table:table-cell table:formula="of:=MID([.A56];[.B56];[.C56]-[.B56])" office:value-type="string" office:string-value="45.243393" calcext:value-type="string">
            <text:p>45.243393</text:p>
          </table:table-cell>
          <table:table-cell table:formula="of:=IFERROR(MID([.A56];[.C56]+2;LEN([.A56])-[.C56]);&quot;&quot;)" office:value-type="string" office:string-value="5.631978" calcext:value-type="string">
            <text:p>5.631978</text:p>
          </table:table-cell>
          <table:table-cell table:formula="of:=IF([.B56]&lt;&gt;[.C56];&quot;true&quot;;&quot;false&quot;)" office:value-type="string" office:string-value="true" calcext:value-type="string">
            <text:p>true</text:p>
          </table:table-cell>
          <table:table-cell table:formula="of:=MID([.H56];1;FIND(&quot;(&quot;;[.H56])-2)" office:value-type="string" office:string-value="Engins" calcext:value-type="string">
            <text:p>Engins</text:p>
          </table:table-cell>
          <table:table-cell/>
          <table:table-cell table:formula="of:=IF([.I56]&lt;&gt;&quot;&quot;;CONCATENATE(&quot;{ &quot;&quot;type&quot;&quot;: &quot;&quot;Point&quot;&quot;, &quot;&quot;coordinates&quot;&quot;: [&quot;;[.I56];&quot;, &quot;;[.J56];&quot;] }&quot;);&quot;&quot;)" office:value-type="string" office:string-value="{ &quot;type&quot;: &quot;Point&quot;, &quot;coordinates&quot;: [45.243393, 5.631978] }" calcext:value-type="string">
            <text:p>{ "type": "Point", "coordinates": [45.243393, 5.631978] }</text:p>
          </table:table-cell>
          <table:table-cell table:formula="of:=CONCATENATE(&quot;{ &quot;&quot;nr&quot;&quot;: &quot;&quot;&quot;;[.F56];&quot;&quot;&quot;, &quot;&quot;confirmed&quot;&quot;: &quot;&quot;&quot;;[.K56];&quot;&quot;&quot;, &quot;&quot;name&quot;&quot;: &quot;&quot;&quot;;[.H56];&quot;&quot;&quot;, &quot;&quot;shortname&quot;&quot;: &quot;&quot;&quot;;[.L56];&quot;&quot;&quot; }&quot;)" office:value-type="string" office:string-value="{ &quot;nr&quot;: &quot;54&quot;, &quot;confirmed&quot;: &quot;true&quot;, &quot;name&quot;: &quot;Engins (Isère)&quot;, &quot;shortname&quot;: &quot;Engins&quot; }" calcext:value-type="string">
            <text:p>{ "nr": "54", "confirmed": "true", "name": "Engins (Isère)", "shortname": "Engins" }</text:p>
          </table:table-cell>
          <table:table-cell table:formula="of:=CONCATENATE(&quot;{ &quot;&quot;id&quot;&quot;: &quot;&quot;&quot;;[.G56];&quot;&quot;&quot;, &quot;&quot;type&quot;&quot;: &quot;&quot;Feature&quot;&quot;, &quot;&quot;geometry&quot;&quot;: &quot;;IF([.N56]=&quot;&quot;;&quot;null&quot;;[.N56]);&quot;, &quot;&quot;properties&quot;&quot;: &quot;;[.O56];&quot; },&quot;)" office:value-type="string" office:string-value="{ &quot;id&quot;: &quot;54-01&quot;, &quot;type&quot;: &quot;Feature&quot;, &quot;geometry&quot;: { &quot;type&quot;: &quot;Point&quot;, &quot;coordinates&quot;: [45.243393, 5.631978] }, &quot;properties&quot;: { &quot;nr&quot;: &quot;54&quot;, &quot;confirmed&quot;: &quot;true&quot;, &quot;name&quot;: &quot;Engins (Isère)&quot;, &quot;shortname&quot;: &quot;Engins&quot; } }," calcext:value-type="string">
            <text:p>{ "id": "54-01", "type": "Feature", "geometry": { "type": "Point", "coordinates": [45.243393, 5.631978] }, "properties": { "nr": "54", "confirmed": "true", "name": "Engins (Isère)", "shortname": "Engin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5 Schacheneck (Moselle) </text:span><text:span text:style-name="T1"><text:a xlink:href="javascript:void(0)" xlink:type="simple">48.694600, 7.230461</text:a></text:span></text:p>
          </table:table-cell>
          <table:table-cell table:formula="of:=IFERROR(FIND(4;[.A57];3);LEN([.A57])+1)" office:value-type="float" office:value="26" calcext:value-type="float">
            <text:p>26</text:p>
          </table:table-cell>
          <table:table-cell table:formula="of:=IFERROR(FIND(&quot;,&quot;;[.A57];[.B57]);[.B57])" office:value-type="float" office:value="35" calcext:value-type="float">
            <text:p>35</text:p>
          </table:table-cell>
          <table:table-cell table:formula="of:=LEFT([.A57];2)" office:value-type="string" office:string-value="55" calcext:value-type="string">
            <text:p>55</text:p>
          </table:table-cell>
          <table:table-cell table:formula="of:=IF([.D57]=[.D56];[.E56]+1;1)" office:value-type="float" office:value="1" calcext:value-type="float">
            <text:p>1</text:p>
          </table:table-cell>
          <table:table-cell office:value-type="string" calcext:value-type="string">
            <text:p>55</text:p>
          </table:table-cell>
          <table:table-cell table:formula="of:=CONCATENATE([.D57];&quot;-&quot;;IF(LEN([.E57])=1;CONCATENATE(&quot;0&quot;;[.E57]);[.E57]))" office:value-type="string" office:string-value="55-01" calcext:value-type="string">
            <text:p>55-01</text:p>
          </table:table-cell>
          <table:table-cell table:formula="of:=TRIM(MID([.A57];4;[.B57]-4))" office:value-type="string" office:string-value="Schacheneck (Moselle)" calcext:value-type="string">
            <text:p>Schacheneck (Moselle)</text:p>
          </table:table-cell>
          <table:table-cell table:formula="of:=MID([.A57];[.B57];[.C57]-[.B57])" office:value-type="string" office:string-value="48.694600" calcext:value-type="string">
            <text:p>48.694600</text:p>
          </table:table-cell>
          <table:table-cell table:formula="of:=IFERROR(MID([.A57];[.C57]+2;LEN([.A57])-[.C57]);&quot;&quot;)" office:value-type="string" office:string-value="7.230461" calcext:value-type="string">
            <text:p>7.230461</text:p>
          </table:table-cell>
          <table:table-cell table:formula="of:=IF([.B57]&lt;&gt;[.C57];&quot;true&quot;;&quot;false&quot;)" office:value-type="string" office:string-value="true" calcext:value-type="string">
            <text:p>true</text:p>
          </table:table-cell>
          <table:table-cell table:formula="of:=MID([.H57];1;FIND(&quot;(&quot;;[.H57])-2)" office:value-type="string" office:string-value="Schacheneck" calcext:value-type="string">
            <text:p>Schacheneck</text:p>
          </table:table-cell>
          <table:table-cell/>
          <table:table-cell table:formula="of:=IF([.I57]&lt;&gt;&quot;&quot;;CONCATENATE(&quot;{ &quot;&quot;type&quot;&quot;: &quot;&quot;Point&quot;&quot;, &quot;&quot;coordinates&quot;&quot;: [&quot;;[.I57];&quot;, &quot;;[.J57];&quot;] }&quot;);&quot;&quot;)" office:value-type="string" office:string-value="{ &quot;type&quot;: &quot;Point&quot;, &quot;coordinates&quot;: [48.694600, 7.230461] }" calcext:value-type="string">
            <text:p>{ "type": "Point", "coordinates": [48.694600, 7.230461] }</text:p>
          </table:table-cell>
          <table:table-cell table:formula="of:=CONCATENATE(&quot;{ &quot;&quot;nr&quot;&quot;: &quot;&quot;&quot;;[.F57];&quot;&quot;&quot;, &quot;&quot;confirmed&quot;&quot;: &quot;&quot;&quot;;[.K57];&quot;&quot;&quot;, &quot;&quot;name&quot;&quot;: &quot;&quot;&quot;;[.H57];&quot;&quot;&quot;, &quot;&quot;shortname&quot;&quot;: &quot;&quot;&quot;;[.L57];&quot;&quot;&quot; }&quot;)" office:value-type="string" office:string-value="{ &quot;nr&quot;: &quot;55&quot;, &quot;confirmed&quot;: &quot;true&quot;, &quot;name&quot;: &quot;Schacheneck (Moselle)&quot;, &quot;shortname&quot;: &quot;Schacheneck&quot; }" calcext:value-type="string">
            <text:p>{ "nr": "55", "confirmed": "true", "name": "Schacheneck (Moselle)", "shortname": "Schacheneck" }</text:p>
          </table:table-cell>
          <table:table-cell table:formula="of:=CONCATENATE(&quot;{ &quot;&quot;id&quot;&quot;: &quot;&quot;&quot;;[.G57];&quot;&quot;&quot;, &quot;&quot;type&quot;&quot;: &quot;&quot;Feature&quot;&quot;, &quot;&quot;geometry&quot;&quot;: &quot;;IF([.N57]=&quot;&quot;;&quot;null&quot;;[.N57]);&quot;, &quot;&quot;properties&quot;&quot;: &quot;;[.O57];&quot; },&quot;)" office:value-type="string" office:string-value="{ &quot;id&quot;: &quot;55-01&quot;, &quot;type&quot;: &quot;Feature&quot;, &quot;geometry&quot;: { &quot;type&quot;: &quot;Point&quot;, &quot;coordinates&quot;: [48.694600, 7.230461] }, &quot;properties&quot;: { &quot;nr&quot;: &quot;55&quot;, &quot;confirmed&quot;: &quot;true&quot;, &quot;name&quot;: &quot;Schacheneck (Moselle)&quot;, &quot;shortname&quot;: &quot;Schacheneck&quot; } }," calcext:value-type="string">
            <text:p>{ "id": "55-01", "type": "Feature", "geometry": { "type": "Point", "coordinates": [48.694600, 7.230461] }, "properties": { "nr": "55", "confirmed": "true", "name": "Schacheneck (Moselle)", "shortname": "Schacheneck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6 Colmar (Haut Rhin) </text:span><text:span text:style-name="T1"><text:a xlink:href="javascript:void(0)" xlink:type="simple">48.077854, 7.357909</text:a></text:span></text:p>
          </table:table-cell>
          <table:table-cell table:formula="of:=IFERROR(FIND(4;[.A58];3);LEN([.A58])+1)" office:value-type="float" office:value="23" calcext:value-type="float">
            <text:p>23</text:p>
          </table:table-cell>
          <table:table-cell table:formula="of:=IFERROR(FIND(&quot;,&quot;;[.A58];[.B58]);[.B58])" office:value-type="float" office:value="32" calcext:value-type="float">
            <text:p>32</text:p>
          </table:table-cell>
          <table:table-cell table:formula="of:=LEFT([.A58];2)" office:value-type="string" office:string-value="56" calcext:value-type="string">
            <text:p>56</text:p>
          </table:table-cell>
          <table:table-cell table:formula="of:=IF([.D58]=[.D57];[.E57]+1;1)" office:value-type="float" office:value="1" calcext:value-type="float">
            <text:p>1</text:p>
          </table:table-cell>
          <table:table-cell office:value-type="string" calcext:value-type="string">
            <text:p>56</text:p>
          </table:table-cell>
          <table:table-cell table:formula="of:=CONCATENATE([.D58];&quot;-&quot;;IF(LEN([.E58])=1;CONCATENATE(&quot;0&quot;;[.E58]);[.E58]))" office:value-type="string" office:string-value="56-01" calcext:value-type="string">
            <text:p>56-01</text:p>
          </table:table-cell>
          <table:table-cell table:formula="of:=TRIM(MID([.A58];4;[.B58]-4))" office:value-type="string" office:string-value="Colmar (Haut Rhin)" calcext:value-type="string">
            <text:p>Colmar (Haut Rhin)</text:p>
          </table:table-cell>
          <table:table-cell table:formula="of:=MID([.A58];[.B58];[.C58]-[.B58])" office:value-type="string" office:string-value="48.077854" calcext:value-type="string">
            <text:p>48.077854</text:p>
          </table:table-cell>
          <table:table-cell table:formula="of:=IFERROR(MID([.A58];[.C58]+2;LEN([.A58])-[.C58]);&quot;&quot;)" office:value-type="string" office:string-value="7.357909" calcext:value-type="string">
            <text:p>7.357909</text:p>
          </table:table-cell>
          <table:table-cell table:formula="of:=IF([.B58]&lt;&gt;[.C58];&quot;true&quot;;&quot;false&quot;)" office:value-type="string" office:string-value="true" calcext:value-type="string">
            <text:p>true</text:p>
          </table:table-cell>
          <table:table-cell table:formula="of:=MID([.H58];1;FIND(&quot;(&quot;;[.H58])-2)" office:value-type="string" office:string-value="Colmar" calcext:value-type="string">
            <text:p>Colmar</text:p>
          </table:table-cell>
          <table:table-cell/>
          <table:table-cell table:formula="of:=IF([.I58]&lt;&gt;&quot;&quot;;CONCATENATE(&quot;{ &quot;&quot;type&quot;&quot;: &quot;&quot;Point&quot;&quot;, &quot;&quot;coordinates&quot;&quot;: [&quot;;[.I58];&quot;, &quot;;[.J58];&quot;] }&quot;);&quot;&quot;)" office:value-type="string" office:string-value="{ &quot;type&quot;: &quot;Point&quot;, &quot;coordinates&quot;: [48.077854, 7.357909] }" calcext:value-type="string">
            <text:p>{ "type": "Point", "coordinates": [48.077854, 7.357909] }</text:p>
          </table:table-cell>
          <table:table-cell table:formula="of:=CONCATENATE(&quot;{ &quot;&quot;nr&quot;&quot;: &quot;&quot;&quot;;[.F58];&quot;&quot;&quot;, &quot;&quot;confirmed&quot;&quot;: &quot;&quot;&quot;;[.K58];&quot;&quot;&quot;, &quot;&quot;name&quot;&quot;: &quot;&quot;&quot;;[.H58];&quot;&quot;&quot;, &quot;&quot;shortname&quot;&quot;: &quot;&quot;&quot;;[.L58];&quot;&quot;&quot; }&quot;)" office:value-type="string" office:string-value="{ &quot;nr&quot;: &quot;56&quot;, &quot;confirmed&quot;: &quot;true&quot;, &quot;name&quot;: &quot;Colmar (Haut Rhin)&quot;, &quot;shortname&quot;: &quot;Colmar&quot; }" calcext:value-type="string">
            <text:p>{ "nr": "56", "confirmed": "true", "name": "Colmar (Haut Rhin)", "shortname": "Colmar" }</text:p>
          </table:table-cell>
          <table:table-cell table:formula="of:=CONCATENATE(&quot;{ &quot;&quot;id&quot;&quot;: &quot;&quot;&quot;;[.G58];&quot;&quot;&quot;, &quot;&quot;type&quot;&quot;: &quot;&quot;Feature&quot;&quot;, &quot;&quot;geometry&quot;&quot;: &quot;;IF([.N58]=&quot;&quot;;&quot;null&quot;;[.N58]);&quot;, &quot;&quot;properties&quot;&quot;: &quot;;[.O58];&quot; },&quot;)" office:value-type="string" office:string-value="{ &quot;id&quot;: &quot;56-01&quot;, &quot;type&quot;: &quot;Feature&quot;, &quot;geometry&quot;: { &quot;type&quot;: &quot;Point&quot;, &quot;coordinates&quot;: [48.077854, 7.357909] }, &quot;properties&quot;: { &quot;nr&quot;: &quot;56&quot;, &quot;confirmed&quot;: &quot;true&quot;, &quot;name&quot;: &quot;Colmar (Haut Rhin)&quot;, &quot;shortname&quot;: &quot;Colmar&quot; } }," calcext:value-type="string">
            <text:p>{ "id": "56-01", "type": "Feature", "geometry": { "type": "Point", "coordinates": [48.077854, 7.357909] }, "properties": { "nr": "56", "confirmed": "true", "name": "Colmar (Haut Rhin)", "shortname": "Colmar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6 Strasbourg (Bas-Rhin) </text:span><text:span text:style-name="T1"><text:a xlink:href="javascript:void(0)" xlink:type="simple">48.582130, 7.751725</text:a></text:span></text:p>
          </table:table-cell>
          <table:table-cell table:formula="of:=IFERROR(FIND(4;[.A59];3);LEN([.A59])+1)" office:value-type="float" office:value="26" calcext:value-type="float">
            <text:p>26</text:p>
          </table:table-cell>
          <table:table-cell table:formula="of:=IFERROR(FIND(&quot;,&quot;;[.A59];[.B59]);[.B59])" office:value-type="float" office:value="35" calcext:value-type="float">
            <text:p>35</text:p>
          </table:table-cell>
          <table:table-cell table:formula="of:=LEFT([.A59];2)" office:value-type="string" office:string-value="56" calcext:value-type="string">
            <text:p>56</text:p>
          </table:table-cell>
          <table:table-cell table:formula="of:=IF([.D59]=[.D58];[.E58]+1;1)" office:value-type="float" office:value="2" calcext:value-type="float">
            <text:p>2</text:p>
          </table:table-cell>
          <table:table-cell office:value-type="string" calcext:value-type="string">
            <text:p>57</text:p>
          </table:table-cell>
          <table:table-cell table:formula="of:=CONCATENATE([.D59];&quot;-&quot;;IF(LEN([.E59])=1;CONCATENATE(&quot;0&quot;;[.E59]);[.E59]))" office:value-type="string" office:string-value="56-02" calcext:value-type="string">
            <text:p>56-02</text:p>
          </table:table-cell>
          <table:table-cell table:formula="of:=TRIM(MID([.A59];4;[.B59]-4))" office:value-type="string" office:string-value="Strasbourg (Bas-Rhin)" calcext:value-type="string">
            <text:p>Strasbourg (Bas-Rhin)</text:p>
          </table:table-cell>
          <table:table-cell table:formula="of:=MID([.A59];[.B59];[.C59]-[.B59])" office:value-type="string" office:string-value="48.582130" calcext:value-type="string">
            <text:p>48.582130</text:p>
          </table:table-cell>
          <table:table-cell table:formula="of:=IFERROR(MID([.A59];[.C59]+2;LEN([.A59])-[.C59]);&quot;&quot;)" office:value-type="string" office:string-value="7.751725" calcext:value-type="string">
            <text:p>7.751725</text:p>
          </table:table-cell>
          <table:table-cell table:formula="of:=IF([.B59]&lt;&gt;[.C59];&quot;true&quot;;&quot;false&quot;)" office:value-type="string" office:string-value="true" calcext:value-type="string">
            <text:p>true</text:p>
          </table:table-cell>
          <table:table-cell table:formula="of:=MID([.H59];1;FIND(&quot;(&quot;;[.H59])-2)" office:value-type="string" office:string-value="Strasbourg" calcext:value-type="string">
            <text:p>Strasbourg</text:p>
          </table:table-cell>
          <table:table-cell/>
          <table:table-cell table:formula="of:=IF([.I59]&lt;&gt;&quot;&quot;;CONCATENATE(&quot;{ &quot;&quot;type&quot;&quot;: &quot;&quot;Point&quot;&quot;, &quot;&quot;coordinates&quot;&quot;: [&quot;;[.I59];&quot;, &quot;;[.J59];&quot;] }&quot;);&quot;&quot;)" office:value-type="string" office:string-value="{ &quot;type&quot;: &quot;Point&quot;, &quot;coordinates&quot;: [48.582130, 7.751725] }" calcext:value-type="string">
            <text:p>{ "type": "Point", "coordinates": [48.582130, 7.751725] }</text:p>
          </table:table-cell>
          <table:table-cell table:formula="of:=CONCATENATE(&quot;{ &quot;&quot;nr&quot;&quot;: &quot;&quot;&quot;;[.F59];&quot;&quot;&quot;, &quot;&quot;confirmed&quot;&quot;: &quot;&quot;&quot;;[.K59];&quot;&quot;&quot;, &quot;&quot;name&quot;&quot;: &quot;&quot;&quot;;[.H59];&quot;&quot;&quot;, &quot;&quot;shortname&quot;&quot;: &quot;&quot;&quot;;[.L59];&quot;&quot;&quot; }&quot;)" office:value-type="string" office:string-value="{ &quot;nr&quot;: &quot;57&quot;, &quot;confirmed&quot;: &quot;true&quot;, &quot;name&quot;: &quot;Strasbourg (Bas-Rhin)&quot;, &quot;shortname&quot;: &quot;Strasbourg&quot; }" calcext:value-type="string">
            <text:p>{ "nr": "57", "confirmed": "true", "name": "Strasbourg (Bas-Rhin)", "shortname": "Strasbourg" }</text:p>
          </table:table-cell>
          <table:table-cell table:formula="of:=CONCATENATE(&quot;{ &quot;&quot;id&quot;&quot;: &quot;&quot;&quot;;[.G59];&quot;&quot;&quot;, &quot;&quot;type&quot;&quot;: &quot;&quot;Feature&quot;&quot;, &quot;&quot;geometry&quot;&quot;: &quot;;IF([.N59]=&quot;&quot;;&quot;null&quot;;[.N59]);&quot;, &quot;&quot;properties&quot;&quot;: &quot;;[.O59];&quot; },&quot;)" office:value-type="string" office:string-value="{ &quot;id&quot;: &quot;56-02&quot;, &quot;type&quot;: &quot;Feature&quot;, &quot;geometry&quot;: { &quot;type&quot;: &quot;Point&quot;, &quot;coordinates&quot;: [48.582130, 7.751725] }, &quot;properties&quot;: { &quot;nr&quot;: &quot;57&quot;, &quot;confirmed&quot;: &quot;true&quot;, &quot;name&quot;: &quot;Strasbourg (Bas-Rhin)&quot;, &quot;shortname&quot;: &quot;Strasbourg&quot; } }," calcext:value-type="string">
            <text:p>{ "id": "56-02", "type": "Feature", "geometry": { "type": "Point", "coordinates": [48.582130, 7.751725] }, "properties": { "nr": "57", "confirmed": "true", "name": "Strasbourg (Bas-Rhin)", "shortname": "Strasbourg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7 Beauvaix (Oise) </text:span><text:span text:style-name="T1"><text:a xlink:href="javascript:void(0)" xlink:type="simple">49.432507, 2.081550</text:a></text:span></text:p>
          </table:table-cell>
          <table:table-cell table:formula="of:=IFERROR(FIND(4;[.A60];3);LEN([.A60])+1)" office:value-type="float" office:value="20" calcext:value-type="float">
            <text:p>20</text:p>
          </table:table-cell>
          <table:table-cell table:formula="of:=IFERROR(FIND(&quot;,&quot;;[.A60];[.B60]);[.B60])" office:value-type="float" office:value="29" calcext:value-type="float">
            <text:p>29</text:p>
          </table:table-cell>
          <table:table-cell table:formula="of:=LEFT([.A60];2)" office:value-type="string" office:string-value="57" calcext:value-type="string">
            <text:p>57</text:p>
          </table:table-cell>
          <table:table-cell table:formula="of:=IF([.D60]=[.D59];[.E59]+1;1)" office:value-type="float" office:value="1" calcext:value-type="float">
            <text:p>1</text:p>
          </table:table-cell>
          <table:table-cell office:value-type="string" calcext:value-type="string">
            <text:p>58</text:p>
          </table:table-cell>
          <table:table-cell table:formula="of:=CONCATENATE([.D60];&quot;-&quot;;IF(LEN([.E60])=1;CONCATENATE(&quot;0&quot;;[.E60]);[.E60]))" office:value-type="string" office:string-value="57-01" calcext:value-type="string">
            <text:p>57-01</text:p>
          </table:table-cell>
          <table:table-cell table:formula="of:=TRIM(MID([.A60];4;[.B60]-4))" office:value-type="string" office:string-value="Beauvaix (Oise)" calcext:value-type="string">
            <text:p>Beauvaix (Oise)</text:p>
          </table:table-cell>
          <table:table-cell table:formula="of:=MID([.A60];[.B60];[.C60]-[.B60])" office:value-type="string" office:string-value="49.432507" calcext:value-type="string">
            <text:p>49.432507</text:p>
          </table:table-cell>
          <table:table-cell table:formula="of:=IFERROR(MID([.A60];[.C60]+2;LEN([.A60])-[.C60]);&quot;&quot;)" office:value-type="string" office:string-value="2.081550" calcext:value-type="string">
            <text:p>2.081550</text:p>
          </table:table-cell>
          <table:table-cell table:formula="of:=IF([.B60]&lt;&gt;[.C60];&quot;true&quot;;&quot;false&quot;)" office:value-type="string" office:string-value="true" calcext:value-type="string">
            <text:p>true</text:p>
          </table:table-cell>
          <table:table-cell table:formula="of:=MID([.H60];1;FIND(&quot;(&quot;;[.H60])-2)" office:value-type="string" office:string-value="Beauvaix" calcext:value-type="string">
            <text:p>Beauvaix</text:p>
          </table:table-cell>
          <table:table-cell/>
          <table:table-cell table:formula="of:=IF([.I60]&lt;&gt;&quot;&quot;;CONCATENATE(&quot;{ &quot;&quot;type&quot;&quot;: &quot;&quot;Point&quot;&quot;, &quot;&quot;coordinates&quot;&quot;: [&quot;;[.I60];&quot;, &quot;;[.J60];&quot;] }&quot;);&quot;&quot;)" office:value-type="string" office:string-value="{ &quot;type&quot;: &quot;Point&quot;, &quot;coordinates&quot;: [49.432507, 2.081550] }" calcext:value-type="string">
            <text:p>{ "type": "Point", "coordinates": [49.432507, 2.081550] }</text:p>
          </table:table-cell>
          <table:table-cell table:formula="of:=CONCATENATE(&quot;{ &quot;&quot;nr&quot;&quot;: &quot;&quot;&quot;;[.F60];&quot;&quot;&quot;, &quot;&quot;confirmed&quot;&quot;: &quot;&quot;&quot;;[.K60];&quot;&quot;&quot;, &quot;&quot;name&quot;&quot;: &quot;&quot;&quot;;[.H60];&quot;&quot;&quot;, &quot;&quot;shortname&quot;&quot;: &quot;&quot;&quot;;[.L60];&quot;&quot;&quot; }&quot;)" office:value-type="string" office:string-value="{ &quot;nr&quot;: &quot;58&quot;, &quot;confirmed&quot;: &quot;true&quot;, &quot;name&quot;: &quot;Beauvaix (Oise)&quot;, &quot;shortname&quot;: &quot;Beauvaix&quot; }" calcext:value-type="string">
            <text:p>{ "nr": "58", "confirmed": "true", "name": "Beauvaix (Oise)", "shortname": "Beauvaix" }</text:p>
          </table:table-cell>
          <table:table-cell table:formula="of:=CONCATENATE(&quot;{ &quot;&quot;id&quot;&quot;: &quot;&quot;&quot;;[.G60];&quot;&quot;&quot;, &quot;&quot;type&quot;&quot;: &quot;&quot;Feature&quot;&quot;, &quot;&quot;geometry&quot;&quot;: &quot;;IF([.N60]=&quot;&quot;;&quot;null&quot;;[.N60]);&quot;, &quot;&quot;properties&quot;&quot;: &quot;;[.O60];&quot; },&quot;)" office:value-type="string" office:string-value="{ &quot;id&quot;: &quot;57-01&quot;, &quot;type&quot;: &quot;Feature&quot;, &quot;geometry&quot;: { &quot;type&quot;: &quot;Point&quot;, &quot;coordinates&quot;: [49.432507, 2.081550] }, &quot;properties&quot;: { &quot;nr&quot;: &quot;58&quot;, &quot;confirmed&quot;: &quot;true&quot;, &quot;name&quot;: &quot;Beauvaix (Oise)&quot;, &quot;shortname&quot;: &quot;Beauvaix&quot; } }," calcext:value-type="string">
            <text:p>{ "id": "57-01", "type": "Feature", "geometry": { "type": "Point", "coordinates": [49.432507, 2.081550] }, "properties": { "nr": "58", "confirmed": "true", "name": "Beauvaix (Oise)", "shortname": "Beauvaix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8 Cherbourg (Manche) </text:span><text:span text:style-name="T1"><text:a xlink:href="javascript:void(0)" xlink:type="simple">49.642235, -1.623614</text:a></text:span></text:p>
          </table:table-cell>
          <table:table-cell table:formula="of:=IFERROR(FIND(4;[.A61];3);LEN([.A61])+1)" office:value-type="float" office:value="23" calcext:value-type="float">
            <text:p>23</text:p>
          </table:table-cell>
          <table:table-cell table:formula="of:=IFERROR(FIND(&quot;,&quot;;[.A61];[.B61]);[.B61])" office:value-type="float" office:value="32" calcext:value-type="float">
            <text:p>32</text:p>
          </table:table-cell>
          <table:table-cell table:formula="of:=LEFT([.A61];2)" office:value-type="string" office:string-value="58" calcext:value-type="string">
            <text:p>58</text:p>
          </table:table-cell>
          <table:table-cell table:formula="of:=IF([.D61]=[.D60];[.E60]+1;1)" office:value-type="float" office:value="1" calcext:value-type="float">
            <text:p>1</text:p>
          </table:table-cell>
          <table:table-cell office:value-type="string" calcext:value-type="string">
            <text:p>59</text:p>
          </table:table-cell>
          <table:table-cell table:formula="of:=CONCATENATE([.D61];&quot;-&quot;;IF(LEN([.E61])=1;CONCATENATE(&quot;0&quot;;[.E61]);[.E61]))" office:value-type="string" office:string-value="58-01" calcext:value-type="string">
            <text:p>58-01</text:p>
          </table:table-cell>
          <table:table-cell table:formula="of:=TRIM(MID([.A61];4;[.B61]-4))" office:value-type="string" office:string-value="Cherbourg (Manche)" calcext:value-type="string">
            <text:p>Cherbourg (Manche)</text:p>
          </table:table-cell>
          <table:table-cell table:formula="of:=MID([.A61];[.B61];[.C61]-[.B61])" office:value-type="string" office:string-value="49.642235" calcext:value-type="string">
            <text:p>49.642235</text:p>
          </table:table-cell>
          <table:table-cell table:formula="of:=IFERROR(MID([.A61];[.C61]+2;LEN([.A61])-[.C61]);&quot;&quot;)" office:value-type="string" office:string-value="-1.623614" calcext:value-type="string">
            <text:p>-1.623614</text:p>
          </table:table-cell>
          <table:table-cell table:formula="of:=IF([.B61]&lt;&gt;[.C61];&quot;true&quot;;&quot;false&quot;)" office:value-type="string" office:string-value="true" calcext:value-type="string">
            <text:p>true</text:p>
          </table:table-cell>
          <table:table-cell table:formula="of:=MID([.H61];1;FIND(&quot;(&quot;;[.H61])-2)" office:value-type="string" office:string-value="Cherbourg" calcext:value-type="string">
            <text:p>Cherbourg</text:p>
          </table:table-cell>
          <table:table-cell/>
          <table:table-cell table:formula="of:=IF([.I61]&lt;&gt;&quot;&quot;;CONCATENATE(&quot;{ &quot;&quot;type&quot;&quot;: &quot;&quot;Point&quot;&quot;, &quot;&quot;coordinates&quot;&quot;: [&quot;;[.I61];&quot;, &quot;;[.J61];&quot;] }&quot;);&quot;&quot;)" office:value-type="string" office:string-value="{ &quot;type&quot;: &quot;Point&quot;, &quot;coordinates&quot;: [49.642235, -1.623614] }" calcext:value-type="string">
            <text:p>{ "type": "Point", "coordinates": [49.642235, -1.623614] }</text:p>
          </table:table-cell>
          <table:table-cell table:formula="of:=CONCATENATE(&quot;{ &quot;&quot;nr&quot;&quot;: &quot;&quot;&quot;;[.F61];&quot;&quot;&quot;, &quot;&quot;confirmed&quot;&quot;: &quot;&quot;&quot;;[.K61];&quot;&quot;&quot;, &quot;&quot;name&quot;&quot;: &quot;&quot;&quot;;[.H61];&quot;&quot;&quot;, &quot;&quot;shortname&quot;&quot;: &quot;&quot;&quot;;[.L61];&quot;&quot;&quot; }&quot;)" office:value-type="string" office:string-value="{ &quot;nr&quot;: &quot;59&quot;, &quot;confirmed&quot;: &quot;true&quot;, &quot;name&quot;: &quot;Cherbourg (Manche)&quot;, &quot;shortname&quot;: &quot;Cherbourg&quot; }" calcext:value-type="string">
            <text:p>{ "nr": "59", "confirmed": "true", "name": "Cherbourg (Manche)", "shortname": "Cherbourg" }</text:p>
          </table:table-cell>
          <table:table-cell table:formula="of:=CONCATENATE(&quot;{ &quot;&quot;id&quot;&quot;: &quot;&quot;&quot;;[.G61];&quot;&quot;&quot;, &quot;&quot;type&quot;&quot;: &quot;&quot;Feature&quot;&quot;, &quot;&quot;geometry&quot;&quot;: &quot;;IF([.N61]=&quot;&quot;;&quot;null&quot;;[.N61]);&quot;, &quot;&quot;properties&quot;&quot;: &quot;;[.O61];&quot; },&quot;)" office:value-type="string" office:string-value="{ &quot;id&quot;: &quot;58-01&quot;, &quot;type&quot;: &quot;Feature&quot;, &quot;geometry&quot;: { &quot;type&quot;: &quot;Point&quot;, &quot;coordinates&quot;: [49.642235, -1.623614] }, &quot;properties&quot;: { &quot;nr&quot;: &quot;59&quot;, &quot;confirmed&quot;: &quot;true&quot;, &quot;name&quot;: &quot;Cherbourg (Manche)&quot;, &quot;shortname&quot;: &quot;Cherbourg&quot; } }," calcext:value-type="string">
            <text:p>{ "id": "58-01", "type": "Feature", "geometry": { "type": "Point", "coordinates": [49.642235, -1.623614] }, "properties": { "nr": "59", "confirmed": "true", "name": "Cherbourg (Manche)", "shortname": "Cherbourg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59 Saint-Samson (Ille-et-Vilaine) </text:span><text:span text:style-name="T1"><text:a xlink:href="javascript:void(0)" xlink:type="simple">48.002255, -1.793652</text:a></text:span></text:p>
          </table:table-cell>
          <table:table-cell table:formula="of:=IFERROR(FIND(4;[.A62];3);LEN([.A62])+1)" office:value-type="float" office:value="35" calcext:value-type="float">
            <text:p>35</text:p>
          </table:table-cell>
          <table:table-cell table:formula="of:=IFERROR(FIND(&quot;,&quot;;[.A62];[.B62]);[.B62])" office:value-type="float" office:value="44" calcext:value-type="float">
            <text:p>44</text:p>
          </table:table-cell>
          <table:table-cell table:formula="of:=LEFT([.A62];2)" office:value-type="string" office:string-value="59" calcext:value-type="string">
            <text:p>59</text:p>
          </table:table-cell>
          <table:table-cell table:formula="of:=IF([.D62]=[.D61];[.E61]+1;1)" office:value-type="float" office:value="1" calcext:value-type="float">
            <text:p>1</text:p>
          </table:table-cell>
          <table:table-cell office:value-type="string" calcext:value-type="string">
            <text:p>60</text:p>
          </table:table-cell>
          <table:table-cell table:formula="of:=CONCATENATE([.D62];&quot;-&quot;;IF(LEN([.E62])=1;CONCATENATE(&quot;0&quot;;[.E62]);[.E62]))" office:value-type="string" office:string-value="59-01" calcext:value-type="string">
            <text:p>59-01</text:p>
          </table:table-cell>
          <table:table-cell table:formula="of:=TRIM(MID([.A62];4;[.B62]-4))" office:value-type="string" office:string-value="Saint-Samson (Ille-et-Vilaine)" calcext:value-type="string">
            <text:p>Saint-Samson (Ille-et-Vilaine)</text:p>
          </table:table-cell>
          <table:table-cell table:formula="of:=MID([.A62];[.B62];[.C62]-[.B62])" office:value-type="string" office:string-value="48.002255" calcext:value-type="string">
            <text:p>48.002255</text:p>
          </table:table-cell>
          <table:table-cell table:formula="of:=IFERROR(MID([.A62];[.C62]+2;LEN([.A62])-[.C62]);&quot;&quot;)" office:value-type="string" office:string-value="-1.793652" calcext:value-type="string">
            <text:p>-1.793652</text:p>
          </table:table-cell>
          <table:table-cell table:formula="of:=IF([.B62]&lt;&gt;[.C62];&quot;true&quot;;&quot;false&quot;)" office:value-type="string" office:string-value="true" calcext:value-type="string">
            <text:p>true</text:p>
          </table:table-cell>
          <table:table-cell table:formula="of:=MID([.H62];1;FIND(&quot;(&quot;;[.H62])-2)" office:value-type="string" office:string-value="Saint-Samson" calcext:value-type="string">
            <text:p>Saint-Samson</text:p>
          </table:table-cell>
          <table:table-cell/>
          <table:table-cell table:formula="of:=IF([.I62]&lt;&gt;&quot;&quot;;CONCATENATE(&quot;{ &quot;&quot;type&quot;&quot;: &quot;&quot;Point&quot;&quot;, &quot;&quot;coordinates&quot;&quot;: [&quot;;[.I62];&quot;, &quot;;[.J62];&quot;] }&quot;);&quot;&quot;)" office:value-type="string" office:string-value="{ &quot;type&quot;: &quot;Point&quot;, &quot;coordinates&quot;: [48.002255, -1.793652] }" calcext:value-type="string">
            <text:p>{ "type": "Point", "coordinates": [48.002255, -1.793652] }</text:p>
          </table:table-cell>
          <table:table-cell table:formula="of:=CONCATENATE(&quot;{ &quot;&quot;nr&quot;&quot;: &quot;&quot;&quot;;[.F62];&quot;&quot;&quot;, &quot;&quot;confirmed&quot;&quot;: &quot;&quot;&quot;;[.K62];&quot;&quot;&quot;, &quot;&quot;name&quot;&quot;: &quot;&quot;&quot;;[.H62];&quot;&quot;&quot;, &quot;&quot;shortname&quot;&quot;: &quot;&quot;&quot;;[.L62];&quot;&quot;&quot; }&quot;)" office:value-type="string" office:string-value="{ &quot;nr&quot;: &quot;60&quot;, &quot;confirmed&quot;: &quot;true&quot;, &quot;name&quot;: &quot;Saint-Samson (Ille-et-Vilaine)&quot;, &quot;shortname&quot;: &quot;Saint-Samson&quot; }" calcext:value-type="string">
            <text:p>{ "nr": "60", "confirmed": "true", "name": "Saint-Samson (Ille-et-Vilaine)", "shortname": "Saint-Samson" }</text:p>
          </table:table-cell>
          <table:table-cell table:formula="of:=CONCATENATE(&quot;{ &quot;&quot;id&quot;&quot;: &quot;&quot;&quot;;[.G62];&quot;&quot;&quot;, &quot;&quot;type&quot;&quot;: &quot;&quot;Feature&quot;&quot;, &quot;&quot;geometry&quot;&quot;: &quot;;IF([.N62]=&quot;&quot;;&quot;null&quot;;[.N62]);&quot;, &quot;&quot;properties&quot;&quot;: &quot;;[.O62];&quot; },&quot;)" office:value-type="string" office:string-value="{ &quot;id&quot;: &quot;59-01&quot;, &quot;type&quot;: &quot;Feature&quot;, &quot;geometry&quot;: { &quot;type&quot;: &quot;Point&quot;, &quot;coordinates&quot;: [48.002255, -1.793652] }, &quot;properties&quot;: { &quot;nr&quot;: &quot;60&quot;, &quot;confirmed&quot;: &quot;true&quot;, &quot;name&quot;: &quot;Saint-Samson (Ille-et-Vilaine)&quot;, &quot;shortname&quot;: &quot;Saint-Samson&quot; } }," calcext:value-type="string">
            <text:p>{ "id": "59-01", "type": "Feature", "geometry": { "type": "Point", "coordinates": [48.002255, -1.793652] }, "properties": { "nr": "60", "confirmed": "true", "name": "Saint-Samson (Ille-et-Vilaine)", "shortname": "Saint-Samso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0 Saint-Raphaël-en-Dordogne (Dordogne) </text:span><text:span text:style-name="T1"><text:a xlink:href="javascript:void(0)" xlink:type="simple">45.303629, 1.071770</text:a></text:span></text:p>
          </table:table-cell>
          <table:table-cell table:formula="of:=IFERROR(FIND(4;[.A63];3);LEN([.A63])+1)" office:value-type="float" office:value="41" calcext:value-type="float">
            <text:p>41</text:p>
          </table:table-cell>
          <table:table-cell table:formula="of:=IFERROR(FIND(&quot;,&quot;;[.A63];[.B63]);[.B63])" office:value-type="float" office:value="50" calcext:value-type="float">
            <text:p>50</text:p>
          </table:table-cell>
          <table:table-cell table:formula="of:=LEFT([.A63];2)" office:value-type="string" office:string-value="60" calcext:value-type="string">
            <text:p>60</text:p>
          </table:table-cell>
          <table:table-cell table:formula="of:=IF([.D63]=[.D62];[.E62]+1;1)" office:value-type="float" office:value="1" calcext:value-type="float">
            <text:p>1</text:p>
          </table:table-cell>
          <table:table-cell office:value-type="string" calcext:value-type="string">
            <text:p>61</text:p>
          </table:table-cell>
          <table:table-cell table:formula="of:=CONCATENATE([.D63];&quot;-&quot;;IF(LEN([.E63])=1;CONCATENATE(&quot;0&quot;;[.E63]);[.E63]))" office:value-type="string" office:string-value="60-01" calcext:value-type="string">
            <text:p>60-01</text:p>
          </table:table-cell>
          <table:table-cell table:formula="of:=TRIM(MID([.A63];4;[.B63]-4))" office:value-type="string" office:string-value="Saint-Raphaël-en-Dordogne (Dordogne)" calcext:value-type="string">
            <text:p>Saint-Raphaël-en-Dordogne (Dordogne)</text:p>
          </table:table-cell>
          <table:table-cell table:formula="of:=MID([.A63];[.B63];[.C63]-[.B63])" office:value-type="string" office:string-value="45.303629" calcext:value-type="string">
            <text:p>45.303629</text:p>
          </table:table-cell>
          <table:table-cell table:formula="of:=IFERROR(MID([.A63];[.C63]+2;LEN([.A63])-[.C63]);&quot;&quot;)" office:value-type="string" office:string-value="1.071770" calcext:value-type="string">
            <text:p>1.071770</text:p>
          </table:table-cell>
          <table:table-cell table:formula="of:=IF([.B63]&lt;&gt;[.C63];&quot;true&quot;;&quot;false&quot;)" office:value-type="string" office:string-value="true" calcext:value-type="string">
            <text:p>true</text:p>
          </table:table-cell>
          <table:table-cell table:formula="of:=MID([.H63];1;FIND(&quot;(&quot;;[.H63])-2)" office:value-type="string" office:string-value="Saint-Raphaël-en-Dordogne" calcext:value-type="string">
            <text:p>Saint-Raphaël-en-Dordogne</text:p>
          </table:table-cell>
          <table:table-cell/>
          <table:table-cell table:formula="of:=IF([.I63]&lt;&gt;&quot;&quot;;CONCATENATE(&quot;{ &quot;&quot;type&quot;&quot;: &quot;&quot;Point&quot;&quot;, &quot;&quot;coordinates&quot;&quot;: [&quot;;[.I63];&quot;, &quot;;[.J63];&quot;] }&quot;);&quot;&quot;)" office:value-type="string" office:string-value="{ &quot;type&quot;: &quot;Point&quot;, &quot;coordinates&quot;: [45.303629, 1.071770] }" calcext:value-type="string">
            <text:p>{ "type": "Point", "coordinates": [45.303629, 1.071770] }</text:p>
          </table:table-cell>
          <table:table-cell table:formula="of:=CONCATENATE(&quot;{ &quot;&quot;nr&quot;&quot;: &quot;&quot;&quot;;[.F63];&quot;&quot;&quot;, &quot;&quot;confirmed&quot;&quot;: &quot;&quot;&quot;;[.K63];&quot;&quot;&quot;, &quot;&quot;name&quot;&quot;: &quot;&quot;&quot;;[.H63];&quot;&quot;&quot;, &quot;&quot;shortname&quot;&quot;: &quot;&quot;&quot;;[.L63];&quot;&quot;&quot; }&quot;)" office:value-type="string" office:string-value="{ &quot;nr&quot;: &quot;61&quot;, &quot;confirmed&quot;: &quot;true&quot;, &quot;name&quot;: &quot;Saint-Raphaël-en-Dordogne (Dordogne)&quot;, &quot;shortname&quot;: &quot;Saint-Raphaël-en-Dordogne&quot; }" calcext:value-type="string">
            <text:p>{ "nr": "61", "confirmed": "true", "name": "Saint-Raphaël-en-Dordogne (Dordogne)", "shortname": "Saint-Raphaël-en-Dordogne" }</text:p>
          </table:table-cell>
          <table:table-cell table:formula="of:=CONCATENATE(&quot;{ &quot;&quot;id&quot;&quot;: &quot;&quot;&quot;;[.G63];&quot;&quot;&quot;, &quot;&quot;type&quot;&quot;: &quot;&quot;Feature&quot;&quot;, &quot;&quot;geometry&quot;&quot;: &quot;;IF([.N63]=&quot;&quot;;&quot;null&quot;;[.N63]);&quot;, &quot;&quot;properties&quot;&quot;: &quot;;[.O63];&quot; },&quot;)" office:value-type="string" office:string-value="{ &quot;id&quot;: &quot;60-01&quot;, &quot;type&quot;: &quot;Feature&quot;, &quot;geometry&quot;: { &quot;type&quot;: &quot;Point&quot;, &quot;coordinates&quot;: [45.303629, 1.071770] }, &quot;properties&quot;: { &quot;nr&quot;: &quot;61&quot;, &quot;confirmed&quot;: &quot;true&quot;, &quot;name&quot;: &quot;Saint-Raphaël-en-Dordogne (Dordogne)&quot;, &quot;shortname&quot;: &quot;Saint-Raphaël-en-Dordogne&quot; } }," calcext:value-type="string">
            <text:p>{ "id": "60-01", "type": "Feature", "geometry": { "type": "Point", "coordinates": [45.303629, 1.071770] }, "properties": { "nr": "61", "confirmed": "true", "name": "Saint-Raphaël-en-Dordogne (Dordogne)", "shortname": "Saint-Raphaël-en-Dordogn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1 Paris (Seine) </text:span><text:span text:style-name="T1"><text:a xlink:href="javascript:void(0)" xlink:type="simple">48.853123, 2.349859</text:a></text:span></text:p>
          </table:table-cell>
          <table:table-cell table:formula="of:=IFERROR(FIND(4;[.A64];3);LEN([.A64])+1)" office:value-type="float" office:value="18" calcext:value-type="float">
            <text:p>18</text:p>
          </table:table-cell>
          <table:table-cell table:formula="of:=IFERROR(FIND(&quot;,&quot;;[.A64];[.B64]);[.B64])" office:value-type="float" office:value="27" calcext:value-type="float">
            <text:p>27</text:p>
          </table:table-cell>
          <table:table-cell table:formula="of:=LEFT([.A64];2)" office:value-type="string" office:string-value="61" calcext:value-type="string">
            <text:p>61</text:p>
          </table:table-cell>
          <table:table-cell table:formula="of:=IF([.D64]=[.D63];[.E63]+1;1)" office:value-type="float" office:value="1" calcext:value-type="float">
            <text:p>1</text:p>
          </table:table-cell>
          <table:table-cell office:value-type="string" calcext:value-type="string">
            <text:p>62</text:p>
          </table:table-cell>
          <table:table-cell table:formula="of:=CONCATENATE([.D64];&quot;-&quot;;IF(LEN([.E64])=1;CONCATENATE(&quot;0&quot;;[.E64]);[.E64]))" office:value-type="string" office:string-value="61-01" calcext:value-type="string">
            <text:p>61-01</text:p>
          </table:table-cell>
          <table:table-cell table:formula="of:=TRIM(MID([.A64];4;[.B64]-4))" office:value-type="string" office:string-value="Paris (Seine)" calcext:value-type="string">
            <text:p>Paris (Seine)</text:p>
          </table:table-cell>
          <table:table-cell table:formula="of:=MID([.A64];[.B64];[.C64]-[.B64])" office:value-type="string" office:string-value="48.853123" calcext:value-type="string">
            <text:p>48.853123</text:p>
          </table:table-cell>
          <table:table-cell table:formula="of:=IFERROR(MID([.A64];[.C64]+2;LEN([.A64])-[.C64]);&quot;&quot;)" office:value-type="string" office:string-value="2.349859" calcext:value-type="string">
            <text:p>2.349859</text:p>
          </table:table-cell>
          <table:table-cell table:formula="of:=IF([.B64]&lt;&gt;[.C64];&quot;true&quot;;&quot;false&quot;)" office:value-type="string" office:string-value="true" calcext:value-type="string">
            <text:p>true</text:p>
          </table:table-cell>
          <table:table-cell table:formula="of:=MID([.H64];1;FIND(&quot;(&quot;;[.H64])-2)" office:value-type="string" office:string-value="Paris" calcext:value-type="string">
            <text:p>Paris</text:p>
          </table:table-cell>
          <table:table-cell/>
          <table:table-cell table:formula="of:=IF([.I64]&lt;&gt;&quot;&quot;;CONCATENATE(&quot;{ &quot;&quot;type&quot;&quot;: &quot;&quot;Point&quot;&quot;, &quot;&quot;coordinates&quot;&quot;: [&quot;;[.I64];&quot;, &quot;;[.J64];&quot;] }&quot;);&quot;&quot;)" office:value-type="string" office:string-value="{ &quot;type&quot;: &quot;Point&quot;, &quot;coordinates&quot;: [48.853123, 2.349859] }" calcext:value-type="string">
            <text:p>{ "type": "Point", "coordinates": [48.853123, 2.349859] }</text:p>
          </table:table-cell>
          <table:table-cell table:formula="of:=CONCATENATE(&quot;{ &quot;&quot;nr&quot;&quot;: &quot;&quot;&quot;;[.F64];&quot;&quot;&quot;, &quot;&quot;confirmed&quot;&quot;: &quot;&quot;&quot;;[.K64];&quot;&quot;&quot;, &quot;&quot;name&quot;&quot;: &quot;&quot;&quot;;[.H64];&quot;&quot;&quot;, &quot;&quot;shortname&quot;&quot;: &quot;&quot;&quot;;[.L64];&quot;&quot;&quot; }&quot;)" office:value-type="string" office:string-value="{ &quot;nr&quot;: &quot;62&quot;, &quot;confirmed&quot;: &quot;true&quot;, &quot;name&quot;: &quot;Paris (Seine)&quot;, &quot;shortname&quot;: &quot;Paris&quot; }" calcext:value-type="string">
            <text:p>{ "nr": "62", "confirmed": "true", "name": "Paris (Seine)", "shortname": "Paris" }</text:p>
          </table:table-cell>
          <table:table-cell table:formula="of:=CONCATENATE(&quot;{ &quot;&quot;id&quot;&quot;: &quot;&quot;&quot;;[.G64];&quot;&quot;&quot;, &quot;&quot;type&quot;&quot;: &quot;&quot;Feature&quot;&quot;, &quot;&quot;geometry&quot;&quot;: &quot;;IF([.N64]=&quot;&quot;;&quot;null&quot;;[.N64]);&quot;, &quot;&quot;properties&quot;&quot;: &quot;;[.O64];&quot; },&quot;)" office:value-type="string" office:string-value="{ &quot;id&quot;: &quot;61-01&quot;, &quot;type&quot;: &quot;Feature&quot;, &quot;geometry&quot;: { &quot;type&quot;: &quot;Point&quot;, &quot;coordinates&quot;: [48.853123, 2.349859] }, &quot;properties&quot;: { &quot;nr&quot;: &quot;62&quot;, &quot;confirmed&quot;: &quot;true&quot;, &quot;name&quot;: &quot;Paris (Seine)&quot;, &quot;shortname&quot;: &quot;Paris&quot; } }," calcext:value-type="string">
            <text:p>{ "id": "61-01", "type": "Feature", "geometry": { "type": "Point", "coordinates": [48.853123, 2.349859] }, "properties": { "nr": "62", "confirmed": "true", "name": "Paris (Seine)", "shortname": "Pari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1 Vence (Alpes-Maritimes)</text:span><text:span text:style-name="T1"><text:a xlink:href="javascript:void(0)" xlink:type="simple">43.721296, 7.115012</text:a></text:span></text:p>
          </table:table-cell>
          <table:table-cell table:formula="of:=IFERROR(FIND(4;[.A65];3);LEN([.A65])+1)" office:value-type="float" office:value="27" calcext:value-type="float">
            <text:p>27</text:p>
          </table:table-cell>
          <table:table-cell table:formula="of:=IFERROR(FIND(&quot;,&quot;;[.A65];[.B65]);[.B65])" office:value-type="float" office:value="36" calcext:value-type="float">
            <text:p>36</text:p>
          </table:table-cell>
          <table:table-cell table:formula="of:=LEFT([.A65];2)" office:value-type="string" office:string-value="61" calcext:value-type="string">
            <text:p>61</text:p>
          </table:table-cell>
          <table:table-cell table:formula="of:=IF([.D65]=[.D64];[.E64]+1;1)" office:value-type="float" office:value="2" calcext:value-type="float">
            <text:p>2</text:p>
          </table:table-cell>
          <table:table-cell office:value-type="string" calcext:value-type="string">
            <text:p>63</text:p>
          </table:table-cell>
          <table:table-cell table:formula="of:=CONCATENATE([.D65];&quot;-&quot;;IF(LEN([.E65])=1;CONCATENATE(&quot;0&quot;;[.E65]);[.E65]))" office:value-type="string" office:string-value="61-02" calcext:value-type="string">
            <text:p>61-02</text:p>
          </table:table-cell>
          <table:table-cell table:formula="of:=TRIM(MID([.A65];4;[.B65]-4))" office:value-type="string" office:string-value="Vence (Alpes-Maritimes)" calcext:value-type="string">
            <text:p>Vence (Alpes-Maritimes)</text:p>
          </table:table-cell>
          <table:table-cell table:formula="of:=MID([.A65];[.B65];[.C65]-[.B65])" office:value-type="string" office:string-value="43.721296" calcext:value-type="string">
            <text:p>43.721296</text:p>
          </table:table-cell>
          <table:table-cell table:formula="of:=IFERROR(MID([.A65];[.C65]+2;LEN([.A65])-[.C65]);&quot;&quot;)" office:value-type="string" office:string-value="7.115012" calcext:value-type="string">
            <text:p>7.115012</text:p>
          </table:table-cell>
          <table:table-cell table:formula="of:=IF([.B65]&lt;&gt;[.C65];&quot;true&quot;;&quot;false&quot;)" office:value-type="string" office:string-value="true" calcext:value-type="string">
            <text:p>true</text:p>
          </table:table-cell>
          <table:table-cell table:formula="of:=MID([.H65];1;FIND(&quot;(&quot;;[.H65])-2)" office:value-type="string" office:string-value="Vence" calcext:value-type="string">
            <text:p>Vence</text:p>
          </table:table-cell>
          <table:table-cell/>
          <table:table-cell table:formula="of:=IF([.I65]&lt;&gt;&quot;&quot;;CONCATENATE(&quot;{ &quot;&quot;type&quot;&quot;: &quot;&quot;Point&quot;&quot;, &quot;&quot;coordinates&quot;&quot;: [&quot;;[.I65];&quot;, &quot;;[.J65];&quot;] }&quot;);&quot;&quot;)" office:value-type="string" office:string-value="{ &quot;type&quot;: &quot;Point&quot;, &quot;coordinates&quot;: [43.721296, 7.115012] }" calcext:value-type="string">
            <text:p>{ "type": "Point", "coordinates": [43.721296, 7.115012] }</text:p>
          </table:table-cell>
          <table:table-cell table:formula="of:=CONCATENATE(&quot;{ &quot;&quot;nr&quot;&quot;: &quot;&quot;&quot;;[.F65];&quot;&quot;&quot;, &quot;&quot;confirmed&quot;&quot;: &quot;&quot;&quot;;[.K65];&quot;&quot;&quot;, &quot;&quot;name&quot;&quot;: &quot;&quot;&quot;;[.H65];&quot;&quot;&quot;, &quot;&quot;shortname&quot;&quot;: &quot;&quot;&quot;;[.L65];&quot;&quot;&quot; }&quot;)" office:value-type="string" office:string-value="{ &quot;nr&quot;: &quot;63&quot;, &quot;confirmed&quot;: &quot;true&quot;, &quot;name&quot;: &quot;Vence (Alpes-Maritimes)&quot;, &quot;shortname&quot;: &quot;Vence&quot; }" calcext:value-type="string">
            <text:p>{ "nr": "63", "confirmed": "true", "name": "Vence (Alpes-Maritimes)", "shortname": "Vence" }</text:p>
          </table:table-cell>
          <table:table-cell table:formula="of:=CONCATENATE(&quot;{ &quot;&quot;id&quot;&quot;: &quot;&quot;&quot;;[.G65];&quot;&quot;&quot;, &quot;&quot;type&quot;&quot;: &quot;&quot;Feature&quot;&quot;, &quot;&quot;geometry&quot;&quot;: &quot;;IF([.N65]=&quot;&quot;;&quot;null&quot;;[.N65]);&quot;, &quot;&quot;properties&quot;&quot;: &quot;;[.O65];&quot; },&quot;)" office:value-type="string" office:string-value="{ &quot;id&quot;: &quot;61-02&quot;, &quot;type&quot;: &quot;Feature&quot;, &quot;geometry&quot;: { &quot;type&quot;: &quot;Point&quot;, &quot;coordinates&quot;: [43.721296, 7.115012] }, &quot;properties&quot;: { &quot;nr&quot;: &quot;63&quot;, &quot;confirmed&quot;: &quot;true&quot;, &quot;name&quot;: &quot;Vence (Alpes-Maritimes)&quot;, &quot;shortname&quot;: &quot;Vence&quot; } }," calcext:value-type="string">
            <text:p>{ "id": "61-02", "type": "Feature", "geometry": { "type": "Point", "coordinates": [43.721296, 7.115012] }, "properties": { "nr": "63", "confirmed": "true", "name": "Vence (Alpes-Maritimes)", "shortname": "Vence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3 Tours (Indre-et-Loire)</text:span><text:span text:style-name="T1"><text:a xlink:href="javascript:void(0)" xlink:type="simple">47.393163, 0.682585</text:a></text:span></text:p>
          </table:table-cell>
          <table:table-cell table:formula="of:=IFERROR(FIND(4;[.A66];3);LEN([.A66])+1)" office:value-type="float" office:value="26" calcext:value-type="float">
            <text:p>26</text:p>
          </table:table-cell>
          <table:table-cell table:formula="of:=IFERROR(FIND(&quot;,&quot;;[.A66];[.B66]);[.B66])" office:value-type="float" office:value="35" calcext:value-type="float">
            <text:p>35</text:p>
          </table:table-cell>
          <table:table-cell table:formula="of:=LEFT([.A66];2)" office:value-type="string" office:string-value="63" calcext:value-type="string">
            <text:p>63</text:p>
          </table:table-cell>
          <table:table-cell table:formula="of:=IF([.D66]=[.D65];[.E65]+1;1)"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table:formula="of:=CONCATENATE([.D66];&quot;-&quot;;IF(LEN([.E66])=1;CONCATENATE(&quot;0&quot;;[.E66]);[.E66]))" office:value-type="string" office:string-value="63-01" calcext:value-type="string">
            <text:p>63-01</text:p>
          </table:table-cell>
          <table:table-cell table:formula="of:=TRIM(MID([.A66];4;[.B66]-4))" office:value-type="string" office:string-value="Tours (Indre-et-Loire)" calcext:value-type="string">
            <text:p>Tours (Indre-et-Loire)</text:p>
          </table:table-cell>
          <table:table-cell table:formula="of:=MID([.A66];[.B66];[.C66]-[.B66])" office:value-type="string" office:string-value="47.393163" calcext:value-type="string">
            <text:p>47.393163</text:p>
          </table:table-cell>
          <table:table-cell table:formula="of:=IFERROR(MID([.A66];[.C66]+2;LEN([.A66])-[.C66]);&quot;&quot;)" office:value-type="string" office:string-value="0.682585" calcext:value-type="string">
            <text:p>0.682585</text:p>
          </table:table-cell>
          <table:table-cell table:formula="of:=IF([.B66]&lt;&gt;[.C66];&quot;true&quot;;&quot;false&quot;)" office:value-type="string" office:string-value="true" calcext:value-type="string">
            <text:p>true</text:p>
          </table:table-cell>
          <table:table-cell table:formula="of:=MID([.H66];1;FIND(&quot;(&quot;;[.H66])-2)" office:value-type="string" office:string-value="Tours" calcext:value-type="string">
            <text:p>Tours</text:p>
          </table:table-cell>
          <table:table-cell/>
          <table:table-cell table:formula="of:=IF([.I66]&lt;&gt;&quot;&quot;;CONCATENATE(&quot;{ &quot;&quot;type&quot;&quot;: &quot;&quot;Point&quot;&quot;, &quot;&quot;coordinates&quot;&quot;: [&quot;;[.I66];&quot;, &quot;;[.J66];&quot;] }&quot;);&quot;&quot;)" office:value-type="string" office:string-value="{ &quot;type&quot;: &quot;Point&quot;, &quot;coordinates&quot;: [47.393163, 0.682585] }" calcext:value-type="string">
            <text:p>{ "type": "Point", "coordinates": [47.393163, 0.682585] }</text:p>
          </table:table-cell>
          <table:table-cell table:formula="of:=CONCATENATE(&quot;{ &quot;&quot;nr&quot;&quot;: &quot;&quot;&quot;;[.F66];&quot;&quot;&quot;, &quot;&quot;confirmed&quot;&quot;: &quot;&quot;&quot;;[.K66];&quot;&quot;&quot;, &quot;&quot;name&quot;&quot;: &quot;&quot;&quot;;[.H66];&quot;&quot;&quot;, &quot;&quot;shortname&quot;&quot;: &quot;&quot;&quot;;[.L66];&quot;&quot;&quot; }&quot;)" office:value-type="string" office:string-value="{ &quot;nr&quot;: &quot;64&quot;, &quot;confirmed&quot;: &quot;true&quot;, &quot;name&quot;: &quot;Tours (Indre-et-Loire)&quot;, &quot;shortname&quot;: &quot;Tours&quot; }" calcext:value-type="string">
            <text:p>{ "nr": "64", "confirmed": "true", "name": "Tours (Indre-et-Loire)", "shortname": "Tours" }</text:p>
          </table:table-cell>
          <table:table-cell table:formula="of:=CONCATENATE(&quot;{ &quot;&quot;id&quot;&quot;: &quot;&quot;&quot;;[.G66];&quot;&quot;&quot;, &quot;&quot;type&quot;&quot;: &quot;&quot;Feature&quot;&quot;, &quot;&quot;geometry&quot;&quot;: &quot;;IF([.N66]=&quot;&quot;;&quot;null&quot;;[.N66]);&quot;, &quot;&quot;properties&quot;&quot;: &quot;;[.O66];&quot; },&quot;)" office:value-type="string" office:string-value="{ &quot;id&quot;: &quot;63-01&quot;, &quot;type&quot;: &quot;Feature&quot;, &quot;geometry&quot;: { &quot;type&quot;: &quot;Point&quot;, &quot;coordinates&quot;: [47.393163, 0.682585] }, &quot;properties&quot;: { &quot;nr&quot;: &quot;64&quot;, &quot;confirmed&quot;: &quot;true&quot;, &quot;name&quot;: &quot;Tours (Indre-et-Loire)&quot;, &quot;shortname&quot;: &quot;Tours&quot; } }," calcext:value-type="string">
            <text:p>{ "id": "63-01", "type": "Feature", "geometry": { "type": "Point", "coordinates": [47.393163, 0.682585] }, "properties": { "nr": "64", "confirmed": "true", "name": "Tours (Indre-et-Loire)", "shortname": "Tour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4 Mazan (Ardèche) </text:span><text:span text:style-name="T1"><text:a xlink:href="javascript:void(0)" xlink:type="simple">44.729953, 4.089367</text:a></text:span></text:p>
          </table:table-cell>
          <table:table-cell table:formula="of:=IFERROR(FIND(4;[.A67];3);LEN([.A67])+1)" office:value-type="float" office:value="20" calcext:value-type="float">
            <text:p>20</text:p>
          </table:table-cell>
          <table:table-cell table:formula="of:=IFERROR(FIND(&quot;,&quot;;[.A67];[.B67]);[.B67])" office:value-type="float" office:value="29" calcext:value-type="float">
            <text:p>29</text:p>
          </table:table-cell>
          <table:table-cell table:formula="of:=LEFT([.A67];2)" office:value-type="string" office:string-value="64" calcext:value-type="string">
            <text:p>64</text:p>
          </table:table-cell>
          <table:table-cell table:formula="of:=IF([.D67]=[.D66];[.E66]+1;1)" office:value-type="float" office:value="1" calcext:value-type="float">
            <text:p>1</text:p>
          </table:table-cell>
          <table:table-cell office:value-type="string" calcext:value-type="string">
            <text:p>65</text:p>
          </table:table-cell>
          <table:table-cell table:formula="of:=CONCATENATE([.D67];&quot;-&quot;;IF(LEN([.E67])=1;CONCATENATE(&quot;0&quot;;[.E67]);[.E67]))" office:value-type="string" office:string-value="64-01" calcext:value-type="string">
            <text:p>64-01</text:p>
          </table:table-cell>
          <table:table-cell table:formula="of:=TRIM(MID([.A67];4;[.B67]-4))" office:value-type="string" office:string-value="Mazan (Ardèche)" calcext:value-type="string">
            <text:p>Mazan (Ardèche)</text:p>
          </table:table-cell>
          <table:table-cell table:formula="of:=MID([.A67];[.B67];[.C67]-[.B67])" office:value-type="string" office:string-value="44.729953" calcext:value-type="string">
            <text:p>44.729953</text:p>
          </table:table-cell>
          <table:table-cell table:formula="of:=IFERROR(MID([.A67];[.C67]+2;LEN([.A67])-[.C67]);&quot;&quot;)" office:value-type="string" office:string-value="4.089367" calcext:value-type="string">
            <text:p>4.089367</text:p>
          </table:table-cell>
          <table:table-cell table:formula="of:=IF([.B67]&lt;&gt;[.C67];&quot;true&quot;;&quot;false&quot;)" office:value-type="string" office:string-value="true" calcext:value-type="string">
            <text:p>true</text:p>
          </table:table-cell>
          <table:table-cell table:formula="of:=MID([.H67];1;FIND(&quot;(&quot;;[.H67])-2)" office:value-type="string" office:string-value="Mazan" calcext:value-type="string">
            <text:p>Mazan</text:p>
          </table:table-cell>
          <table:table-cell/>
          <table:table-cell table:formula="of:=IF([.I67]&lt;&gt;&quot;&quot;;CONCATENATE(&quot;{ &quot;&quot;type&quot;&quot;: &quot;&quot;Point&quot;&quot;, &quot;&quot;coordinates&quot;&quot;: [&quot;;[.I67];&quot;, &quot;;[.J67];&quot;] }&quot;);&quot;&quot;)" office:value-type="string" office:string-value="{ &quot;type&quot;: &quot;Point&quot;, &quot;coordinates&quot;: [44.729953, 4.089367] }" calcext:value-type="string">
            <text:p>{ "type": "Point", "coordinates": [44.729953, 4.089367] }</text:p>
          </table:table-cell>
          <table:table-cell table:formula="of:=CONCATENATE(&quot;{ &quot;&quot;nr&quot;&quot;: &quot;&quot;&quot;;[.F67];&quot;&quot;&quot;, &quot;&quot;confirmed&quot;&quot;: &quot;&quot;&quot;;[.K67];&quot;&quot;&quot;, &quot;&quot;name&quot;&quot;: &quot;&quot;&quot;;[.H67];&quot;&quot;&quot;, &quot;&quot;shortname&quot;&quot;: &quot;&quot;&quot;;[.L67];&quot;&quot;&quot; }&quot;)" office:value-type="string" office:string-value="{ &quot;nr&quot;: &quot;65&quot;, &quot;confirmed&quot;: &quot;true&quot;, &quot;name&quot;: &quot;Mazan (Ardèche)&quot;, &quot;shortname&quot;: &quot;Mazan&quot; }" calcext:value-type="string">
            <text:p>{ "nr": "65", "confirmed": "true", "name": "Mazan (Ardèche)", "shortname": "Mazan" }</text:p>
          </table:table-cell>
          <table:table-cell table:formula="of:=CONCATENATE(&quot;{ &quot;&quot;id&quot;&quot;: &quot;&quot;&quot;;[.G67];&quot;&quot;&quot;, &quot;&quot;type&quot;&quot;: &quot;&quot;Feature&quot;&quot;, &quot;&quot;geometry&quot;&quot;: &quot;;IF([.N67]=&quot;&quot;;&quot;null&quot;;[.N67]);&quot;, &quot;&quot;properties&quot;&quot;: &quot;;[.O67];&quot; },&quot;)" office:value-type="string" office:string-value="{ &quot;id&quot;: &quot;64-01&quot;, &quot;type&quot;: &quot;Feature&quot;, &quot;geometry&quot;: { &quot;type&quot;: &quot;Point&quot;, &quot;coordinates&quot;: [44.729953, 4.089367] }, &quot;properties&quot;: { &quot;nr&quot;: &quot;65&quot;, &quot;confirmed&quot;: &quot;true&quot;, &quot;name&quot;: &quot;Mazan (Ardèche)&quot;, &quot;shortname&quot;: &quot;Mazan&quot; } }," calcext:value-type="string">
            <text:p>{ "id": "64-01", "type": "Feature", "geometry": { "type": "Point", "coordinates": [44.729953, 4.089367] }, "properties": { "nr": "65", "confirmed": "true", "name": "Mazan (Ardèche)", "shortname": "Maza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5 Arles (Bouches-du-Rhône) </text:span><text:span text:style-name="T1"><text:a xlink:href="javascript:void(0)" xlink:type="simple">43.679946, 4.632676</text:a></text:span></text:p>
          </table:table-cell>
          <table:table-cell table:formula="of:=IFERROR(FIND(4;[.A68];3);LEN([.A68])+1)" office:value-type="float" office:value="29" calcext:value-type="float">
            <text:p>29</text:p>
          </table:table-cell>
          <table:table-cell table:formula="of:=IFERROR(FIND(&quot;,&quot;;[.A68];[.B68]);[.B68])" office:value-type="float" office:value="38" calcext:value-type="float">
            <text:p>38</text:p>
          </table:table-cell>
          <table:table-cell table:formula="of:=LEFT([.A68];2)" office:value-type="string" office:string-value="65" calcext:value-type="string">
            <text:p>65</text:p>
          </table:table-cell>
          <table:table-cell table:formula="of:=IF([.D68]=[.D67];[.E67]+1;1)" office:value-type="float" office:value="1" calcext:value-type="float">
            <text:p>1</text:p>
          </table:table-cell>
          <table:table-cell office:value-type="string" calcext:value-type="string">
            <text:p>66</text:p>
          </table:table-cell>
          <table:table-cell table:formula="of:=CONCATENATE([.D68];&quot;-&quot;;IF(LEN([.E68])=1;CONCATENATE(&quot;0&quot;;[.E68]);[.E68]))" office:value-type="string" office:string-value="65-01" calcext:value-type="string">
            <text:p>65-01</text:p>
          </table:table-cell>
          <table:table-cell table:formula="of:=TRIM(MID([.A68];4;[.B68]-4))" office:value-type="string" office:string-value="Arles (Bouches-du-Rhône)" calcext:value-type="string">
            <text:p>Arles (Bouches-du-Rhône)</text:p>
          </table:table-cell>
          <table:table-cell table:formula="of:=MID([.A68];[.B68];[.C68]-[.B68])" office:value-type="string" office:string-value="43.679946" calcext:value-type="string">
            <text:p>43.679946</text:p>
          </table:table-cell>
          <table:table-cell table:formula="of:=IFERROR(MID([.A68];[.C68]+2;LEN([.A68])-[.C68]);&quot;&quot;)" office:value-type="string" office:string-value="4.632676" calcext:value-type="string">
            <text:p>4.632676</text:p>
          </table:table-cell>
          <table:table-cell table:formula="of:=IF([.B68]&lt;&gt;[.C68];&quot;true&quot;;&quot;false&quot;)" office:value-type="string" office:string-value="true" calcext:value-type="string">
            <text:p>true</text:p>
          </table:table-cell>
          <table:table-cell table:formula="of:=MID([.H68];1;FIND(&quot;(&quot;;[.H68])-2)" office:value-type="string" office:string-value="Arles" calcext:value-type="string">
            <text:p>Arles</text:p>
          </table:table-cell>
          <table:table-cell/>
          <table:table-cell table:formula="of:=IF([.I68]&lt;&gt;&quot;&quot;;CONCATENATE(&quot;{ &quot;&quot;type&quot;&quot;: &quot;&quot;Point&quot;&quot;, &quot;&quot;coordinates&quot;&quot;: [&quot;;[.I68];&quot;, &quot;;[.J68];&quot;] }&quot;);&quot;&quot;)" office:value-type="string" office:string-value="{ &quot;type&quot;: &quot;Point&quot;, &quot;coordinates&quot;: [43.679946, 4.632676] }" calcext:value-type="string">
            <text:p>{ "type": "Point", "coordinates": [43.679946, 4.632676] }</text:p>
          </table:table-cell>
          <table:table-cell table:formula="of:=CONCATENATE(&quot;{ &quot;&quot;nr&quot;&quot;: &quot;&quot;&quot;;[.F68];&quot;&quot;&quot;, &quot;&quot;confirmed&quot;&quot;: &quot;&quot;&quot;;[.K68];&quot;&quot;&quot;, &quot;&quot;name&quot;&quot;: &quot;&quot;&quot;;[.H68];&quot;&quot;&quot;, &quot;&quot;shortname&quot;&quot;: &quot;&quot;&quot;;[.L68];&quot;&quot;&quot; }&quot;)" office:value-type="string" office:string-value="{ &quot;nr&quot;: &quot;66&quot;, &quot;confirmed&quot;: &quot;true&quot;, &quot;name&quot;: &quot;Arles (Bouches-du-Rhône)&quot;, &quot;shortname&quot;: &quot;Arles&quot; }" calcext:value-type="string">
            <text:p>{ "nr": "66", "confirmed": "true", "name": "Arles (Bouches-du-Rhône)", "shortname": "Arles" }</text:p>
          </table:table-cell>
          <table:table-cell table:formula="of:=CONCATENATE(&quot;{ &quot;&quot;id&quot;&quot;: &quot;&quot;&quot;;[.G68];&quot;&quot;&quot;, &quot;&quot;type&quot;&quot;: &quot;&quot;Feature&quot;&quot;, &quot;&quot;geometry&quot;&quot;: &quot;;IF([.N68]=&quot;&quot;;&quot;null&quot;;[.N68]);&quot;, &quot;&quot;properties&quot;&quot;: &quot;;[.O68];&quot; },&quot;)" office:value-type="string" office:string-value="{ &quot;id&quot;: &quot;65-01&quot;, &quot;type&quot;: &quot;Feature&quot;, &quot;geometry&quot;: { &quot;type&quot;: &quot;Point&quot;, &quot;coordinates&quot;: [43.679946, 4.632676] }, &quot;properties&quot;: { &quot;nr&quot;: &quot;66&quot;, &quot;confirmed&quot;: &quot;true&quot;, &quot;name&quot;: &quot;Arles (Bouches-du-Rhône)&quot;, &quot;shortname&quot;: &quot;Arles&quot; } }," calcext:value-type="string">
            <text:p>{ "id": "65-01", "type": "Feature", "geometry": { "type": "Point", "coordinates": [43.679946, 4.632676] }, "properties": { "nr": "66", "confirmed": "true", "name": "Arles (Bouches-du-Rhône)", "shortname": "Arle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6 Primuliacum (Dordogne) </text:span><text:span text:style-name="T1"><text:a xlink:href="javascript:void(0)" xlink:type="simple">45.376550, 0.997054</text:a></text:span></text:p>
          </table:table-cell>
          <table:table-cell table:formula="of:=IFERROR(FIND(4;[.A69];3);LEN([.A69])+1)" office:value-type="float" office:value="27" calcext:value-type="float">
            <text:p>27</text:p>
          </table:table-cell>
          <table:table-cell table:formula="of:=IFERROR(FIND(&quot;,&quot;;[.A69];[.B69]);[.B69])" office:value-type="float" office:value="36" calcext:value-type="float">
            <text:p>36</text:p>
          </table:table-cell>
          <table:table-cell table:formula="of:=LEFT([.A69];2)" office:value-type="string" office:string-value="66" calcext:value-type="string">
            <text:p>66</text:p>
          </table:table-cell>
          <table:table-cell table:formula="of:=IF([.D69]=[.D68];[.E68]+1;1)" office:value-type="float" office:value="1" calcext:value-type="float">
            <text:p>1</text:p>
          </table:table-cell>
          <table:table-cell office:value-type="string" calcext:value-type="string">
            <text:p>67</text:p>
          </table:table-cell>
          <table:table-cell table:formula="of:=CONCATENATE([.D69];&quot;-&quot;;IF(LEN([.E69])=1;CONCATENATE(&quot;0&quot;;[.E69]);[.E69]))" office:value-type="string" office:string-value="66-01" calcext:value-type="string">
            <text:p>66-01</text:p>
          </table:table-cell>
          <table:table-cell table:formula="of:=TRIM(MID([.A69];4;[.B69]-4))" office:value-type="string" office:string-value="Primuliacum (Dordogne)" calcext:value-type="string">
            <text:p>Primuliacum (Dordogne)</text:p>
          </table:table-cell>
          <table:table-cell table:formula="of:=MID([.A69];[.B69];[.C69]-[.B69])" office:value-type="string" office:string-value="45.376550" calcext:value-type="string">
            <text:p>45.376550</text:p>
          </table:table-cell>
          <table:table-cell table:formula="of:=IFERROR(MID([.A69];[.C69]+2;LEN([.A69])-[.C69]);&quot;&quot;)" office:value-type="string" office:string-value="0.997054" calcext:value-type="string">
            <text:p>0.997054</text:p>
          </table:table-cell>
          <table:table-cell table:formula="of:=IF([.B69]&lt;&gt;[.C69];&quot;true&quot;;&quot;false&quot;)" office:value-type="string" office:string-value="true" calcext:value-type="string">
            <text:p>true</text:p>
          </table:table-cell>
          <table:table-cell table:formula="of:=MID([.H69];1;FIND(&quot;(&quot;;[.H69])-2)" office:value-type="string" office:string-value="Primuliacum" calcext:value-type="string">
            <text:p>Primuliacum</text:p>
          </table:table-cell>
          <table:table-cell/>
          <table:table-cell table:formula="of:=IF([.I69]&lt;&gt;&quot;&quot;;CONCATENATE(&quot;{ &quot;&quot;type&quot;&quot;: &quot;&quot;Point&quot;&quot;, &quot;&quot;coordinates&quot;&quot;: [&quot;;[.I69];&quot;, &quot;;[.J69];&quot;] }&quot;);&quot;&quot;)" office:value-type="string" office:string-value="{ &quot;type&quot;: &quot;Point&quot;, &quot;coordinates&quot;: [45.376550, 0.997054] }" calcext:value-type="string">
            <text:p>{ "type": "Point", "coordinates": [45.376550, 0.997054] }</text:p>
          </table:table-cell>
          <table:table-cell table:formula="of:=CONCATENATE(&quot;{ &quot;&quot;nr&quot;&quot;: &quot;&quot;&quot;;[.F69];&quot;&quot;&quot;, &quot;&quot;confirmed&quot;&quot;: &quot;&quot;&quot;;[.K69];&quot;&quot;&quot;, &quot;&quot;name&quot;&quot;: &quot;&quot;&quot;;[.H69];&quot;&quot;&quot;, &quot;&quot;shortname&quot;&quot;: &quot;&quot;&quot;;[.L69];&quot;&quot;&quot; }&quot;)" office:value-type="string" office:string-value="{ &quot;nr&quot;: &quot;67&quot;, &quot;confirmed&quot;: &quot;true&quot;, &quot;name&quot;: &quot;Primuliacum (Dordogne)&quot;, &quot;shortname&quot;: &quot;Primuliacum&quot; }" calcext:value-type="string">
            <text:p>{ "nr": "67", "confirmed": "true", "name": "Primuliacum (Dordogne)", "shortname": "Primuliacum" }</text:p>
          </table:table-cell>
          <table:table-cell table:formula="of:=CONCATENATE(&quot;{ &quot;&quot;id&quot;&quot;: &quot;&quot;&quot;;[.G69];&quot;&quot;&quot;, &quot;&quot;type&quot;&quot;: &quot;&quot;Feature&quot;&quot;, &quot;&quot;geometry&quot;&quot;: &quot;;IF([.N69]=&quot;&quot;;&quot;null&quot;;[.N69]);&quot;, &quot;&quot;properties&quot;&quot;: &quot;;[.O69];&quot; },&quot;)" office:value-type="string" office:string-value="{ &quot;id&quot;: &quot;66-01&quot;, &quot;type&quot;: &quot;Feature&quot;, &quot;geometry&quot;: { &quot;type&quot;: &quot;Point&quot;, &quot;coordinates&quot;: [45.376550, 0.997054] }, &quot;properties&quot;: { &quot;nr&quot;: &quot;67&quot;, &quot;confirmed&quot;: &quot;true&quot;, &quot;name&quot;: &quot;Primuliacum (Dordogne)&quot;, &quot;shortname&quot;: &quot;Primuliacum&quot; } }," calcext:value-type="string">
            <text:p>{ "id": "66-01", "type": "Feature", "geometry": { "type": "Point", "coordinates": [45.376550, 0.997054] }, "properties": { "nr": "67", "confirmed": "true", "name": "Primuliacum (Dordogne)", "shortname": "Primuliacum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7 Autun (Saône-et-Loire)</text:span> <text:a xlink:href="javascript:void(0)" xlink:type="simple">46.944768, 4.299413</text:a></text:p>
          </table:table-cell>
          <table:table-cell table:formula="of:=IFERROR(FIND(4;[.A70];3);LEN([.A70])+1)" office:value-type="float" office:value="27" calcext:value-type="float">
            <text:p>27</text:p>
          </table:table-cell>
          <table:table-cell table:formula="of:=IFERROR(FIND(&quot;,&quot;;[.A70];[.B70]);[.B70])" office:value-type="float" office:value="36" calcext:value-type="float">
            <text:p>36</text:p>
          </table:table-cell>
          <table:table-cell table:formula="of:=LEFT([.A70];2)" office:value-type="string" office:string-value="67" calcext:value-type="string">
            <text:p>67</text:p>
          </table:table-cell>
          <table:table-cell table:formula="of:=IF([.D70]=[.D69];[.E69]+1;1)" office:value-type="float" office:value="1" calcext:value-type="float">
            <text:p>1</text:p>
          </table:table-cell>
          <table:table-cell office:value-type="string" calcext:value-type="string">
            <text:p>68</text:p>
          </table:table-cell>
          <table:table-cell table:formula="of:=CONCATENATE([.D70];&quot;-&quot;;IF(LEN([.E70])=1;CONCATENATE(&quot;0&quot;;[.E70]);[.E70]))" office:value-type="string" office:string-value="67-01" calcext:value-type="string">
            <text:p>67-01</text:p>
          </table:table-cell>
          <table:table-cell table:formula="of:=TRIM(MID([.A70];4;[.B70]-4))" office:value-type="string" office:string-value="Autun (Saône-et-Loire)" calcext:value-type="string">
            <text:p>Autun (Saône-et-Loire)</text:p>
          </table:table-cell>
          <table:table-cell table:formula="of:=MID([.A70];[.B70];[.C70]-[.B70])" office:value-type="string" office:string-value="46.944768" calcext:value-type="string">
            <text:p>46.944768</text:p>
          </table:table-cell>
          <table:table-cell table:formula="of:=IFERROR(MID([.A70];[.C70]+2;LEN([.A70])-[.C70]);&quot;&quot;)" office:value-type="string" office:string-value="4.299413" calcext:value-type="string">
            <text:p>4.299413</text:p>
          </table:table-cell>
          <table:table-cell table:formula="of:=IF([.B70]&lt;&gt;[.C70];&quot;true&quot;;&quot;false&quot;)" office:value-type="string" office:string-value="true" calcext:value-type="string">
            <text:p>true</text:p>
          </table:table-cell>
          <table:table-cell table:formula="of:=MID([.H70];1;FIND(&quot;(&quot;;[.H70])-2)" office:value-type="string" office:string-value="Autun" calcext:value-type="string">
            <text:p>Autun</text:p>
          </table:table-cell>
          <table:table-cell/>
          <table:table-cell table:formula="of:=IF([.I70]&lt;&gt;&quot;&quot;;CONCATENATE(&quot;{ &quot;&quot;type&quot;&quot;: &quot;&quot;Point&quot;&quot;, &quot;&quot;coordinates&quot;&quot;: [&quot;;[.I70];&quot;, &quot;;[.J70];&quot;] }&quot;);&quot;&quot;)" office:value-type="string" office:string-value="{ &quot;type&quot;: &quot;Point&quot;, &quot;coordinates&quot;: [46.944768, 4.299413] }" calcext:value-type="string">
            <text:p>{ "type": "Point", "coordinates": [46.944768, 4.299413] }</text:p>
          </table:table-cell>
          <table:table-cell table:formula="of:=CONCATENATE(&quot;{ &quot;&quot;nr&quot;&quot;: &quot;&quot;&quot;;[.F70];&quot;&quot;&quot;, &quot;&quot;confirmed&quot;&quot;: &quot;&quot;&quot;;[.K70];&quot;&quot;&quot;, &quot;&quot;name&quot;&quot;: &quot;&quot;&quot;;[.H70];&quot;&quot;&quot;, &quot;&quot;shortname&quot;&quot;: &quot;&quot;&quot;;[.L70];&quot;&quot;&quot; }&quot;)" office:value-type="string" office:string-value="{ &quot;nr&quot;: &quot;68&quot;, &quot;confirmed&quot;: &quot;true&quot;, &quot;name&quot;: &quot;Autun (Saône-et-Loire)&quot;, &quot;shortname&quot;: &quot;Autun&quot; }" calcext:value-type="string">
            <text:p>{ "nr": "68", "confirmed": "true", "name": "Autun (Saône-et-Loire)", "shortname": "Autun" }</text:p>
          </table:table-cell>
          <table:table-cell table:formula="of:=CONCATENATE(&quot;{ &quot;&quot;id&quot;&quot;: &quot;&quot;&quot;;[.G70];&quot;&quot;&quot;, &quot;&quot;type&quot;&quot;: &quot;&quot;Feature&quot;&quot;, &quot;&quot;geometry&quot;&quot;: &quot;;IF([.N70]=&quot;&quot;;&quot;null&quot;;[.N70]);&quot;, &quot;&quot;properties&quot;&quot;: &quot;;[.O70];&quot; },&quot;)" office:value-type="string" office:string-value="{ &quot;id&quot;: &quot;67-01&quot;, &quot;type&quot;: &quot;Feature&quot;, &quot;geometry&quot;: { &quot;type&quot;: &quot;Point&quot;, &quot;coordinates&quot;: [46.944768, 4.299413] }, &quot;properties&quot;: { &quot;nr&quot;: &quot;68&quot;, &quot;confirmed&quot;: &quot;true&quot;, &quot;name&quot;: &quot;Autun (Saône-et-Loire)&quot;, &quot;shortname&quot;: &quot;Autun&quot; } }," calcext:value-type="string">
            <text:p>{ "id": "67-01", "type": "Feature", "geometry": { "type": "Point", "coordinates": [46.944768, 4.299413] }, "properties": { "nr": "68", "confirmed": "true", "name": "Autun (Saône-et-Loire)", "shortname": "Autu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8 Saint-Vigor-le-Grand (Calvados) </text:span><text:span text:style-name="T1"><text:a xlink:href="javascript:void(0)" xlink:type="simple">49.275119, -0.703552</text:a></text:span></text:p>
          </table:table-cell>
          <table:table-cell table:formula="of:=IFERROR(FIND(4;[.A71];3);LEN([.A71])+1)" office:value-type="float" office:value="36" calcext:value-type="float">
            <text:p>36</text:p>
          </table:table-cell>
          <table:table-cell table:formula="of:=IFERROR(FIND(&quot;,&quot;;[.A71];[.B71]);[.B71])" office:value-type="float" office:value="45" calcext:value-type="float">
            <text:p>45</text:p>
          </table:table-cell>
          <table:table-cell table:formula="of:=LEFT([.A71];2)" office:value-type="string" office:string-value="68" calcext:value-type="string">
            <text:p>68</text:p>
          </table:table-cell>
          <table:table-cell table:formula="of:=IF([.D71]=[.D70];[.E70]+1;1)" office:value-type="float" office:value="1" calcext:value-type="float">
            <text:p>1</text:p>
          </table:table-cell>
          <table:table-cell office:value-type="string" calcext:value-type="string">
            <text:p>69</text:p>
          </table:table-cell>
          <table:table-cell table:formula="of:=CONCATENATE([.D71];&quot;-&quot;;IF(LEN([.E71])=1;CONCATENATE(&quot;0&quot;;[.E71]);[.E71]))" office:value-type="string" office:string-value="68-01" calcext:value-type="string">
            <text:p>68-01</text:p>
          </table:table-cell>
          <table:table-cell table:formula="of:=TRIM(MID([.A71];4;[.B71]-4))" office:value-type="string" office:string-value="Saint-Vigor-le-Grand (Calvados)" calcext:value-type="string">
            <text:p>Saint-Vigor-le-Grand (Calvados)</text:p>
          </table:table-cell>
          <table:table-cell table:formula="of:=MID([.A71];[.B71];[.C71]-[.B71])" office:value-type="string" office:string-value="49.275119" calcext:value-type="string">
            <text:p>49.275119</text:p>
          </table:table-cell>
          <table:table-cell table:formula="of:=IFERROR(MID([.A71];[.C71]+2;LEN([.A71])-[.C71]);&quot;&quot;)" office:value-type="string" office:string-value="-0.703552" calcext:value-type="string">
            <text:p>-0.703552</text:p>
          </table:table-cell>
          <table:table-cell table:formula="of:=IF([.B71]&lt;&gt;[.C71];&quot;true&quot;;&quot;false&quot;)" office:value-type="string" office:string-value="true" calcext:value-type="string">
            <text:p>true</text:p>
          </table:table-cell>
          <table:table-cell table:formula="of:=MID([.H71];1;FIND(&quot;(&quot;;[.H71])-2)" office:value-type="string" office:string-value="Saint-Vigor-le-Grand" calcext:value-type="string">
            <text:p>Saint-Vigor-le-Grand</text:p>
          </table:table-cell>
          <table:table-cell/>
          <table:table-cell table:formula="of:=IF([.I71]&lt;&gt;&quot;&quot;;CONCATENATE(&quot;{ &quot;&quot;type&quot;&quot;: &quot;&quot;Point&quot;&quot;, &quot;&quot;coordinates&quot;&quot;: [&quot;;[.I71];&quot;, &quot;;[.J71];&quot;] }&quot;);&quot;&quot;)" office:value-type="string" office:string-value="{ &quot;type&quot;: &quot;Point&quot;, &quot;coordinates&quot;: [49.275119, -0.703552] }" calcext:value-type="string">
            <text:p>{ "type": "Point", "coordinates": [49.275119, -0.703552] }</text:p>
          </table:table-cell>
          <table:table-cell table:formula="of:=CONCATENATE(&quot;{ &quot;&quot;nr&quot;&quot;: &quot;&quot;&quot;;[.F71];&quot;&quot;&quot;, &quot;&quot;confirmed&quot;&quot;: &quot;&quot;&quot;;[.K71];&quot;&quot;&quot;, &quot;&quot;name&quot;&quot;: &quot;&quot;&quot;;[.H71];&quot;&quot;&quot;, &quot;&quot;shortname&quot;&quot;: &quot;&quot;&quot;;[.L71];&quot;&quot;&quot; }&quot;)" office:value-type="string" office:string-value="{ &quot;nr&quot;: &quot;69&quot;, &quot;confirmed&quot;: &quot;true&quot;, &quot;name&quot;: &quot;Saint-Vigor-le-Grand (Calvados)&quot;, &quot;shortname&quot;: &quot;Saint-Vigor-le-Grand&quot; }" calcext:value-type="string">
            <text:p>{ "nr": "69", "confirmed": "true", "name": "Saint-Vigor-le-Grand (Calvados)", "shortname": "Saint-Vigor-le-Grand" }</text:p>
          </table:table-cell>
          <table:table-cell table:formula="of:=CONCATENATE(&quot;{ &quot;&quot;id&quot;&quot;: &quot;&quot;&quot;;[.G71];&quot;&quot;&quot;, &quot;&quot;type&quot;&quot;: &quot;&quot;Feature&quot;&quot;, &quot;&quot;geometry&quot;&quot;: &quot;;IF([.N71]=&quot;&quot;;&quot;null&quot;;[.N71]);&quot;, &quot;&quot;properties&quot;&quot;: &quot;;[.O71];&quot; },&quot;)" office:value-type="string" office:string-value="{ &quot;id&quot;: &quot;68-01&quot;, &quot;type&quot;: &quot;Feature&quot;, &quot;geometry&quot;: { &quot;type&quot;: &quot;Point&quot;, &quot;coordinates&quot;: [49.275119, -0.703552] }, &quot;properties&quot;: { &quot;nr&quot;: &quot;69&quot;, &quot;confirmed&quot;: &quot;true&quot;, &quot;name&quot;: &quot;Saint-Vigor-le-Grand (Calvados)&quot;, &quot;shortname&quot;: &quot;Saint-Vigor-le-Grand&quot; } }," calcext:value-type="string">
            <text:p>{ "id": "68-01", "type": "Feature", "geometry": { "type": "Point", "coordinates": [49.275119, -0.703552] }, "properties": { "nr": "69", "confirmed": "true", "name": "Saint-Vigor-le-Grand (Calvados)", "shortname": "Saint-Vigor-le-Grand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69 Saint-Remy-de-Provence (Bouches-du-Rhône) </text:span><text:span text:style-name="T1"><text:a xlink:href="javascript:void(0)" xlink:type="simple">43.788577, 4.833115</text:a></text:span></text:p>
          </table:table-cell>
          <table:table-cell table:formula="of:=IFERROR(FIND(4;[.A72];3);LEN([.A72])+1)" office:value-type="float" office:value="46" calcext:value-type="float">
            <text:p>46</text:p>
          </table:table-cell>
          <table:table-cell table:formula="of:=IFERROR(FIND(&quot;,&quot;;[.A72];[.B72]);[.B72])" office:value-type="float" office:value="55" calcext:value-type="float">
            <text:p>55</text:p>
          </table:table-cell>
          <table:table-cell table:formula="of:=LEFT([.A72];2)" office:value-type="string" office:string-value="69" calcext:value-type="string">
            <text:p>69</text:p>
          </table:table-cell>
          <table:table-cell table:formula="of:=IF([.D72]=[.D71];[.E71]+1;1)" office:value-type="float" office:value="1" calcext:value-type="float">
            <text:p>1</text:p>
          </table:table-cell>
          <table:table-cell office:value-type="string" calcext:value-type="string">
            <text:p>70</text:p>
          </table:table-cell>
          <table:table-cell table:formula="of:=CONCATENATE([.D72];&quot;-&quot;;IF(LEN([.E72])=1;CONCATENATE(&quot;0&quot;;[.E72]);[.E72]))" office:value-type="string" office:string-value="69-01" calcext:value-type="string">
            <text:p>69-01</text:p>
          </table:table-cell>
          <table:table-cell table:formula="of:=TRIM(MID([.A72];4;[.B72]-4))" office:value-type="string" office:string-value="Saint-Remy-de-Provence (Bouches-du-Rhône)" calcext:value-type="string">
            <text:p>Saint-Remy-de-Provence (Bouches-du-Rhône)</text:p>
          </table:table-cell>
          <table:table-cell table:formula="of:=MID([.A72];[.B72];[.C72]-[.B72])" office:value-type="string" office:string-value="43.788577" calcext:value-type="string">
            <text:p>43.788577</text:p>
          </table:table-cell>
          <table:table-cell table:formula="of:=IFERROR(MID([.A72];[.C72]+2;LEN([.A72])-[.C72]);&quot;&quot;)" office:value-type="string" office:string-value="4.833115" calcext:value-type="string">
            <text:p>4.833115</text:p>
          </table:table-cell>
          <table:table-cell table:formula="of:=IF([.B72]&lt;&gt;[.C72];&quot;true&quot;;&quot;false&quot;)" office:value-type="string" office:string-value="true" calcext:value-type="string">
            <text:p>true</text:p>
          </table:table-cell>
          <table:table-cell table:formula="of:=MID([.H72];1;FIND(&quot;(&quot;;[.H72])-2)" office:value-type="string" office:string-value="Saint-Remy-de-Provence" calcext:value-type="string">
            <text:p>Saint-Remy-de-Provence</text:p>
          </table:table-cell>
          <table:table-cell/>
          <table:table-cell table:formula="of:=IF([.I72]&lt;&gt;&quot;&quot;;CONCATENATE(&quot;{ &quot;&quot;type&quot;&quot;: &quot;&quot;Point&quot;&quot;, &quot;&quot;coordinates&quot;&quot;: [&quot;;[.I72];&quot;, &quot;;[.J72];&quot;] }&quot;);&quot;&quot;)" office:value-type="string" office:string-value="{ &quot;type&quot;: &quot;Point&quot;, &quot;coordinates&quot;: [43.788577, 4.833115] }" calcext:value-type="string">
            <text:p>{ "type": "Point", "coordinates": [43.788577, 4.833115] }</text:p>
          </table:table-cell>
          <table:table-cell table:formula="of:=CONCATENATE(&quot;{ &quot;&quot;nr&quot;&quot;: &quot;&quot;&quot;;[.F72];&quot;&quot;&quot;, &quot;&quot;confirmed&quot;&quot;: &quot;&quot;&quot;;[.K72];&quot;&quot;&quot;, &quot;&quot;name&quot;&quot;: &quot;&quot;&quot;;[.H72];&quot;&quot;&quot;, &quot;&quot;shortname&quot;&quot;: &quot;&quot;&quot;;[.L72];&quot;&quot;&quot; }&quot;)" office:value-type="string" office:string-value="{ &quot;nr&quot;: &quot;70&quot;, &quot;confirmed&quot;: &quot;true&quot;, &quot;name&quot;: &quot;Saint-Remy-de-Provence (Bouches-du-Rhône)&quot;, &quot;shortname&quot;: &quot;Saint-Remy-de-Provence&quot; }" calcext:value-type="string">
            <text:p>{ "nr": "70", "confirmed": "true", "name": "Saint-Remy-de-Provence (Bouches-du-Rhône)", "shortname": "Saint-Remy-de-Provence" }</text:p>
          </table:table-cell>
          <table:table-cell table:formula="of:=CONCATENATE(&quot;{ &quot;&quot;id&quot;&quot;: &quot;&quot;&quot;;[.G72];&quot;&quot;&quot;, &quot;&quot;type&quot;&quot;: &quot;&quot;Feature&quot;&quot;, &quot;&quot;geometry&quot;&quot;: &quot;;IF([.N72]=&quot;&quot;;&quot;null&quot;;[.N72]);&quot;, &quot;&quot;properties&quot;&quot;: &quot;;[.O72];&quot; },&quot;)" office:value-type="string" office:string-value="{ &quot;id&quot;: &quot;69-01&quot;, &quot;type&quot;: &quot;Feature&quot;, &quot;geometry&quot;: { &quot;type&quot;: &quot;Point&quot;, &quot;coordinates&quot;: [43.788577, 4.833115] }, &quot;properties&quot;: { &quot;nr&quot;: &quot;70&quot;, &quot;confirmed&quot;: &quot;true&quot;, &quot;name&quot;: &quot;Saint-Remy-de-Provence (Bouches-du-Rhône)&quot;, &quot;shortname&quot;: &quot;Saint-Remy-de-Provence&quot; } }," calcext:value-type="string">
            <text:p>{ "id": "69-01", "type": "Feature", "geometry": { "type": "Point", "coordinates": [43.788577, 4.833115] }, "properties": { "nr": "70", "confirmed": "true", "name": "Saint-Remy-de-Provence (Bouches-du-Rhône)", "shortname": "Saint-Remy-de-Provence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Amiens (Somme)</text:p>
          </table:table-cell>
          <table:table-cell table:formula="of:=IFERROR(FIND(4;[.A73];3);LEN([.A73])+1)" office:value-type="float" office:value="18" calcext:value-type="float">
            <text:p>18</text:p>
          </table:table-cell>
          <table:table-cell table:formula="of:=IFERROR(FIND(&quot;,&quot;;[.A73];[.B73]);[.B73])" office:value-type="float" office:value="18" calcext:value-type="float">
            <text:p>18</text:p>
          </table:table-cell>
          <table:table-cell table:formula="of:=LEFT([.A73];2)" office:value-type="string" office:string-value="70" calcext:value-type="string">
            <text:p>70</text:p>
          </table:table-cell>
          <table:table-cell table:formula="of:=IF([.D73]=[.D72];[.E72]+1;1)" office:value-type="float" office:value="1" calcext:value-type="float">
            <text:p>1</text:p>
          </table:table-cell>
          <table:table-cell office:value-type="string" calcext:value-type="string">
            <text:p>71</text:p>
          </table:table-cell>
          <table:table-cell table:formula="of:=CONCATENATE([.D73];&quot;-&quot;;IF(LEN([.E73])=1;CONCATENATE(&quot;0&quot;;[.E73]);[.E73]))" office:value-type="string" office:string-value="70-01" calcext:value-type="string">
            <text:p>70-01</text:p>
          </table:table-cell>
          <table:table-cell table:formula="of:=TRIM(MID([.A73];4;[.B73]-4))" office:value-type="string" office:string-value="Amiens (Somme)" calcext:value-type="string">
            <text:p>Amiens (Somme)</text:p>
          </table:table-cell>
          <table:table-cell office:value-type="float" office:value="49.894067" calcext:value-type="float">
            <text:p>49.894067</text:p>
          </table:table-cell>
          <table:table-cell office:value-type="float" office:value="2.295753" calcext:value-type="float">
            <text:p>2.295753</text:p>
          </table:table-cell>
          <table:table-cell table:formula="of:=IF([.B73]&lt;&gt;[.C73];&quot;true&quot;;&quot;false&quot;)" office:value-type="string" office:string-value="false" calcext:value-type="string">
            <text:p>false</text:p>
          </table:table-cell>
          <table:table-cell table:formula="of:=MID([.H73];1;FIND(&quot;(&quot;;[.H73])-2)" office:value-type="string" office:string-value="Amiens" calcext:value-type="string">
            <text:p>Amiens</text:p>
          </table:table-cell>
          <table:table-cell/>
          <table:table-cell table:formula="of:=IF([.I73]&lt;&gt;&quot;&quot;;CONCATENATE(&quot;{ &quot;&quot;type&quot;&quot;: &quot;&quot;Point&quot;&quot;, &quot;&quot;coordinates&quot;&quot;: [&quot;;[.I73];&quot;, &quot;;[.J73];&quot;] }&quot;);&quot;&quot;)" office:value-type="string" office:string-value="{ &quot;type&quot;: &quot;Point&quot;, &quot;coordinates&quot;: [49.894067, 2.295753] }" calcext:value-type="string">
            <text:p>{ "type": "Point", "coordinates": [49.894067, 2.295753] }</text:p>
          </table:table-cell>
          <table:table-cell table:formula="of:=CONCATENATE(&quot;{ &quot;&quot;nr&quot;&quot;: &quot;&quot;&quot;;[.F73];&quot;&quot;&quot;, &quot;&quot;confirmed&quot;&quot;: &quot;&quot;&quot;;[.K73];&quot;&quot;&quot;, &quot;&quot;name&quot;&quot;: &quot;&quot;&quot;;[.H73];&quot;&quot;&quot;, &quot;&quot;shortname&quot;&quot;: &quot;&quot;&quot;;[.L73];&quot;&quot;&quot; }&quot;)" office:value-type="string" office:string-value="{ &quot;nr&quot;: &quot;71&quot;, &quot;confirmed&quot;: &quot;false&quot;, &quot;name&quot;: &quot;Amiens (Somme)&quot;, &quot;shortname&quot;: &quot;Amiens&quot; }" calcext:value-type="string">
            <text:p>{ "nr": "71", "confirmed": "false", "name": "Amiens (Somme)", "shortname": "Amiens" }</text:p>
          </table:table-cell>
          <table:table-cell table:formula="of:=CONCATENATE(&quot;{ &quot;&quot;id&quot;&quot;: &quot;&quot;&quot;;[.G73];&quot;&quot;&quot;, &quot;&quot;type&quot;&quot;: &quot;&quot;Feature&quot;&quot;, &quot;&quot;geometry&quot;&quot;: &quot;;IF([.N73]=&quot;&quot;;&quot;null&quot;;[.N73]);&quot;, &quot;&quot;properties&quot;&quot;: &quot;;[.O73];&quot; },&quot;)" office:value-type="string" office:string-value="{ &quot;id&quot;: &quot;70-01&quot;, &quot;type&quot;: &quot;Feature&quot;, &quot;geometry&quot;: { &quot;type&quot;: &quot;Point&quot;, &quot;coordinates&quot;: [49.894067, 2.295753] }, &quot;properties&quot;: { &quot;nr&quot;: &quot;71&quot;, &quot;confirmed&quot;: &quot;false&quot;, &quot;name&quot;: &quot;Amiens (Somme)&quot;, &quot;shortname&quot;: &quot;Amiens&quot; } }," calcext:value-type="string">
            <text:p>{ "id": "70-01", "type": "Feature", "geometry": { "type": "Point", "coordinates": [49.894067, 2.295753] }, "properties": { "nr": "71", "confirmed": "false", "name": "Amiens (Somme)", "shortname": "Amiens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Apt (Vaucluse) </text:p>
          </table:table-cell>
          <table:table-cell table:formula="of:=IFERROR(FIND(4;[.A74];3);LEN([.A74])+1)" office:value-type="float" office:value="19" calcext:value-type="float">
            <text:p>19</text:p>
          </table:table-cell>
          <table:table-cell table:formula="of:=IFERROR(FIND(&quot;,&quot;;[.A74];[.B74]);[.B74])" office:value-type="float" office:value="19" calcext:value-type="float">
            <text:p>19</text:p>
          </table:table-cell>
          <table:table-cell table:formula="of:=LEFT([.A74];2)" office:value-type="string" office:string-value="70" calcext:value-type="string">
            <text:p>70</text:p>
          </table:table-cell>
          <table:table-cell table:formula="of:=IF([.D74]=[.D73];[.E73]+1;1)" office:value-type="float" office:value="2" calcext:value-type="float">
            <text:p>2</text:p>
          </table:table-cell>
          <table:table-cell office:value-type="string" calcext:value-type="string">
            <text:p>72</text:p>
          </table:table-cell>
          <table:table-cell table:formula="of:=CONCATENATE([.D74];&quot;-&quot;;IF(LEN([.E74])=1;CONCATENATE(&quot;0&quot;;[.E74]);[.E74]))" office:value-type="string" office:string-value="70-02" calcext:value-type="string">
            <text:p>70-02</text:p>
          </table:table-cell>
          <table:table-cell table:formula="of:=TRIM(MID([.A74];4;[.B74]-4))" office:value-type="string" office:string-value="Apt (Vaucluse)" calcext:value-type="string">
            <text:p>Apt (Vaucluse)</text:p>
          </table:table-cell>
          <table:table-cell table:style-name="ce5" office:value-type="float" office:value="43.876452" calcext:value-type="float">
            <text:p>43.876452</text:p>
          </table:table-cell>
          <table:table-cell table:style-name="ce5" office:value-type="float" office:value="5.395439" calcext:value-type="float">
            <text:p>5.395439</text:p>
          </table:table-cell>
          <table:table-cell table:formula="of:=IF([.B74]&lt;&gt;[.C74];&quot;true&quot;;&quot;false&quot;)" office:value-type="string" office:string-value="false" calcext:value-type="string">
            <text:p>false</text:p>
          </table:table-cell>
          <table:table-cell table:formula="of:=MID([.H74];1;FIND(&quot;(&quot;;[.H74])-2)" office:value-type="string" office:string-value="Apt" calcext:value-type="string">
            <text:p>Apt</text:p>
          </table:table-cell>
          <table:table-cell/>
          <table:table-cell table:formula="of:=IF([.I74]&lt;&gt;&quot;&quot;;CONCATENATE(&quot;{ &quot;&quot;type&quot;&quot;: &quot;&quot;Point&quot;&quot;, &quot;&quot;coordinates&quot;&quot;: [&quot;;[.I74];&quot;, &quot;;[.J74];&quot;] }&quot;);&quot;&quot;)" office:value-type="string" office:string-value="{ &quot;type&quot;: &quot;Point&quot;, &quot;coordinates&quot;: [43.876452, 5.395439] }" calcext:value-type="string">
            <text:p>{ "type": "Point", "coordinates": [43.876452, 5.395439] }</text:p>
          </table:table-cell>
          <table:table-cell table:formula="of:=CONCATENATE(&quot;{ &quot;&quot;nr&quot;&quot;: &quot;&quot;&quot;;[.F74];&quot;&quot;&quot;, &quot;&quot;confirmed&quot;&quot;: &quot;&quot;&quot;;[.K74];&quot;&quot;&quot;, &quot;&quot;name&quot;&quot;: &quot;&quot;&quot;;[.H74];&quot;&quot;&quot;, &quot;&quot;shortname&quot;&quot;: &quot;&quot;&quot;;[.L74];&quot;&quot;&quot; }&quot;)" office:value-type="string" office:string-value="{ &quot;nr&quot;: &quot;72&quot;, &quot;confirmed&quot;: &quot;false&quot;, &quot;name&quot;: &quot;Apt (Vaucluse)&quot;, &quot;shortname&quot;: &quot;Apt&quot; }" calcext:value-type="string">
            <text:p>{ "nr": "72", "confirmed": "false", "name": "Apt (Vaucluse)", "shortname": "Apt" }</text:p>
          </table:table-cell>
          <table:table-cell table:formula="of:=CONCATENATE(&quot;{ &quot;&quot;id&quot;&quot;: &quot;&quot;&quot;;[.G74];&quot;&quot;&quot;, &quot;&quot;type&quot;&quot;: &quot;&quot;Feature&quot;&quot;, &quot;&quot;geometry&quot;&quot;: &quot;;IF([.N74]=&quot;&quot;;&quot;null&quot;;[.N74]);&quot;, &quot;&quot;properties&quot;&quot;: &quot;;[.O74];&quot; },&quot;)" office:value-type="string" office:string-value="{ &quot;id&quot;: &quot;70-02&quot;, &quot;type&quot;: &quot;Feature&quot;, &quot;geometry&quot;: { &quot;type&quot;: &quot;Point&quot;, &quot;coordinates&quot;: [43.876452, 5.395439] }, &quot;properties&quot;: { &quot;nr&quot;: &quot;72&quot;, &quot;confirmed&quot;: &quot;false&quot;, &quot;name&quot;: &quot;Apt (Vaucluse)&quot;, &quot;shortname&quot;: &quot;Apt&quot; } }," calcext:value-type="string">
            <text:p>{ "id": "70-02", "type": "Feature", "geometry": { "type": "Point", "coordinates": [43.876452, 5.395439] }, "properties": { "nr": "72", "confirmed": "false", "name": "Apt (Vaucluse)", "shortname": "Apt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Auxerre (Yonne)</text:p>
          </table:table-cell>
          <table:table-cell table:formula="of:=IFERROR(FIND(4;[.A75];3);LEN([.A75])+1)" office:value-type="float" office:value="19" calcext:value-type="float">
            <text:p>19</text:p>
          </table:table-cell>
          <table:table-cell table:formula="of:=IFERROR(FIND(&quot;,&quot;;[.A75];[.B75]);[.B75])" office:value-type="float" office:value="19" calcext:value-type="float">
            <text:p>19</text:p>
          </table:table-cell>
          <table:table-cell table:formula="of:=LEFT([.A75];2)" office:value-type="string" office:string-value="70" calcext:value-type="string">
            <text:p>70</text:p>
          </table:table-cell>
          <table:table-cell table:formula="of:=IF([.D75]=[.D74];[.E74]+1;1)" office:value-type="float" office:value="3" calcext:value-type="float">
            <text:p>3</text:p>
          </table:table-cell>
          <table:table-cell office:value-type="string" calcext:value-type="string">
            <text:p>73</text:p>
          </table:table-cell>
          <table:table-cell table:formula="of:=CONCATENATE([.D75];&quot;-&quot;;IF(LEN([.E75])=1;CONCATENATE(&quot;0&quot;;[.E75]);[.E75]))" office:value-type="string" office:string-value="70-03" calcext:value-type="string">
            <text:p>70-03</text:p>
          </table:table-cell>
          <table:table-cell table:formula="of:=TRIM(MID([.A75];4;[.B75]-4))" office:value-type="string" office:string-value="Auxerre (Yonne)" calcext:value-type="string">
            <text:p>Auxerre (Yonne)</text:p>
          </table:table-cell>
          <table:table-cell table:style-name="ce5" office:value-type="float" office:value="47.798202" calcext:value-type="float">
            <text:p>47.798202</text:p>
          </table:table-cell>
          <table:table-cell table:style-name="ce5" office:value-type="float" office:value="3.573781" calcext:value-type="float">
            <text:p>3.573781</text:p>
          </table:table-cell>
          <table:table-cell table:formula="of:=IF([.B75]&lt;&gt;[.C75];&quot;true&quot;;&quot;false&quot;)" office:value-type="string" office:string-value="false" calcext:value-type="string">
            <text:p>false</text:p>
          </table:table-cell>
          <table:table-cell table:formula="of:=MID([.H75];1;FIND(&quot;(&quot;;[.H75])-2)" office:value-type="string" office:string-value="Auxerre" calcext:value-type="string">
            <text:p>Auxerre</text:p>
          </table:table-cell>
          <table:table-cell/>
          <table:table-cell table:formula="of:=IF([.I75]&lt;&gt;&quot;&quot;;CONCATENATE(&quot;{ &quot;&quot;type&quot;&quot;: &quot;&quot;Point&quot;&quot;, &quot;&quot;coordinates&quot;&quot;: [&quot;;[.I75];&quot;, &quot;;[.J75];&quot;] }&quot;);&quot;&quot;)" office:value-type="string" office:string-value="{ &quot;type&quot;: &quot;Point&quot;, &quot;coordinates&quot;: [47.798202, 3.573781] }" calcext:value-type="string">
            <text:p>{ "type": "Point", "coordinates": [47.798202, 3.573781] }</text:p>
          </table:table-cell>
          <table:table-cell table:formula="of:=CONCATENATE(&quot;{ &quot;&quot;nr&quot;&quot;: &quot;&quot;&quot;;[.F75];&quot;&quot;&quot;, &quot;&quot;confirmed&quot;&quot;: &quot;&quot;&quot;;[.K75];&quot;&quot;&quot;, &quot;&quot;name&quot;&quot;: &quot;&quot;&quot;;[.H75];&quot;&quot;&quot;, &quot;&quot;shortname&quot;&quot;: &quot;&quot;&quot;;[.L75];&quot;&quot;&quot; }&quot;)" office:value-type="string" office:string-value="{ &quot;nr&quot;: &quot;73&quot;, &quot;confirmed&quot;: &quot;false&quot;, &quot;name&quot;: &quot;Auxerre (Yonne)&quot;, &quot;shortname&quot;: &quot;Auxerre&quot; }" calcext:value-type="string">
            <text:p>{ "nr": "73", "confirmed": "false", "name": "Auxerre (Yonne)", "shortname": "Auxerre" }</text:p>
          </table:table-cell>
          <table:table-cell table:formula="of:=CONCATENATE(&quot;{ &quot;&quot;id&quot;&quot;: &quot;&quot;&quot;;[.G75];&quot;&quot;&quot;, &quot;&quot;type&quot;&quot;: &quot;&quot;Feature&quot;&quot;, &quot;&quot;geometry&quot;&quot;: &quot;;IF([.N75]=&quot;&quot;;&quot;null&quot;;[.N75]);&quot;, &quot;&quot;properties&quot;&quot;: &quot;;[.O75];&quot; },&quot;)" office:value-type="string" office:string-value="{ &quot;id&quot;: &quot;70-03&quot;, &quot;type&quot;: &quot;Feature&quot;, &quot;geometry&quot;: { &quot;type&quot;: &quot;Point&quot;, &quot;coordinates&quot;: [47.798202, 3.573781] }, &quot;properties&quot;: { &quot;nr&quot;: &quot;73&quot;, &quot;confirmed&quot;: &quot;false&quot;, &quot;name&quot;: &quot;Auxerre (Yonne)&quot;, &quot;shortname&quot;: &quot;Auxerre&quot; } }," calcext:value-type="string">
            <text:p>{ "id": "70-03", "type": "Feature", "geometry": { "type": "Point", "coordinates": [47.798202, 3.573781] }, "properties": { "nr": "73", "confirmed": "false", "name": "Auxerre (Yonne)", "shortname": "Auxerre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Avignon (Vaucluse)</text:p>
          </table:table-cell>
          <table:table-cell table:formula="of:=IFERROR(FIND(4;[.A76];3);LEN([.A76])+1)" office:value-type="float" office:value="22" calcext:value-type="float">
            <text:p>22</text:p>
          </table:table-cell>
          <table:table-cell table:formula="of:=IFERROR(FIND(&quot;,&quot;;[.A76];[.B76]);[.B76])" office:value-type="float" office:value="22" calcext:value-type="float">
            <text:p>22</text:p>
          </table:table-cell>
          <table:table-cell table:formula="of:=LEFT([.A76];2)" office:value-type="string" office:string-value="70" calcext:value-type="string">
            <text:p>70</text:p>
          </table:table-cell>
          <table:table-cell table:formula="of:=IF([.D76]=[.D75];[.E75]+1;1)" office:value-type="float" office:value="4" calcext:value-type="float">
            <text:p>4</text:p>
          </table:table-cell>
          <table:table-cell office:value-type="string" calcext:value-type="string">
            <text:p>74</text:p>
          </table:table-cell>
          <table:table-cell table:formula="of:=CONCATENATE([.D76];&quot;-&quot;;IF(LEN([.E76])=1;CONCATENATE(&quot;0&quot;;[.E76]);[.E76]))" office:value-type="string" office:string-value="70-04" calcext:value-type="string">
            <text:p>70-04</text:p>
          </table:table-cell>
          <table:table-cell table:formula="of:=TRIM(MID([.A76];4;[.B76]-4))" office:value-type="string" office:string-value="Avignon (Vaucluse)" calcext:value-type="string">
            <text:p>Avignon (Vaucluse)</text:p>
          </table:table-cell>
          <table:table-cell table:style-name="ce5" office:value-type="float" office:value="43.949317" calcext:value-type="float">
            <text:p>43.949317</text:p>
          </table:table-cell>
          <table:table-cell table:style-name="ce5" office:value-type="float" office:value="4.805528" calcext:value-type="float">
            <text:p>4.805528</text:p>
          </table:table-cell>
          <table:table-cell table:formula="of:=IF([.B76]&lt;&gt;[.C76];&quot;true&quot;;&quot;false&quot;)" office:value-type="string" office:string-value="false" calcext:value-type="string">
            <text:p>false</text:p>
          </table:table-cell>
          <table:table-cell table:formula="of:=MID([.H76];1;FIND(&quot;(&quot;;[.H76])-2)" office:value-type="string" office:string-value="Avignon" calcext:value-type="string">
            <text:p>Avignon</text:p>
          </table:table-cell>
          <table:table-cell/>
          <table:table-cell table:formula="of:=IF([.I76]&lt;&gt;&quot;&quot;;CONCATENATE(&quot;{ &quot;&quot;type&quot;&quot;: &quot;&quot;Point&quot;&quot;, &quot;&quot;coordinates&quot;&quot;: [&quot;;[.I76];&quot;, &quot;;[.J76];&quot;] }&quot;);&quot;&quot;)" office:value-type="string" office:string-value="{ &quot;type&quot;: &quot;Point&quot;, &quot;coordinates&quot;: [43.949317, 4.805528] }" calcext:value-type="string">
            <text:p>{ "type": "Point", "coordinates": [43.949317, 4.805528] }</text:p>
          </table:table-cell>
          <table:table-cell table:formula="of:=CONCATENATE(&quot;{ &quot;&quot;nr&quot;&quot;: &quot;&quot;&quot;;[.F76];&quot;&quot;&quot;, &quot;&quot;confirmed&quot;&quot;: &quot;&quot;&quot;;[.K76];&quot;&quot;&quot;, &quot;&quot;name&quot;&quot;: &quot;&quot;&quot;;[.H76];&quot;&quot;&quot;, &quot;&quot;shortname&quot;&quot;: &quot;&quot;&quot;;[.L76];&quot;&quot;&quot; }&quot;)" office:value-type="string" office:string-value="{ &quot;nr&quot;: &quot;74&quot;, &quot;confirmed&quot;: &quot;false&quot;, &quot;name&quot;: &quot;Avignon (Vaucluse)&quot;, &quot;shortname&quot;: &quot;Avignon&quot; }" calcext:value-type="string">
            <text:p>{ "nr": "74", "confirmed": "false", "name": "Avignon (Vaucluse)", "shortname": "Avignon" }</text:p>
          </table:table-cell>
          <table:table-cell table:formula="of:=CONCATENATE(&quot;{ &quot;&quot;id&quot;&quot;: &quot;&quot;&quot;;[.G76];&quot;&quot;&quot;, &quot;&quot;type&quot;&quot;: &quot;&quot;Feature&quot;&quot;, &quot;&quot;geometry&quot;&quot;: &quot;;IF([.N76]=&quot;&quot;;&quot;null&quot;;[.N76]);&quot;, &quot;&quot;properties&quot;&quot;: &quot;;[.O76];&quot; },&quot;)" office:value-type="string" office:string-value="{ &quot;id&quot;: &quot;70-04&quot;, &quot;type&quot;: &quot;Feature&quot;, &quot;geometry&quot;: { &quot;type&quot;: &quot;Point&quot;, &quot;coordinates&quot;: [43.949317, 4.805528] }, &quot;properties&quot;: { &quot;nr&quot;: &quot;74&quot;, &quot;confirmed&quot;: &quot;false&quot;, &quot;name&quot;: &quot;Avignon (Vaucluse)&quot;, &quot;shortname&quot;: &quot;Avignon&quot; } }," calcext:value-type="string">
            <text:p>{ "id": "70-04", "type": "Feature", "geometry": { "type": "Point", "coordinates": [43.949317, 4.805528] }, "properties": { "nr": "74", "confirmed": "false", "name": "Avignon (Vaucluse)", "shortname": "Avignon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Boulogne-sur-Mer (Pas-de-Calais)</text:p>
          </table:table-cell>
          <table:table-cell table:formula="of:=IFERROR(FIND(4;[.A77];3);LEN([.A77])+1)" office:value-type="float" office:value="36" calcext:value-type="float">
            <text:p>36</text:p>
          </table:table-cell>
          <table:table-cell table:formula="of:=IFERROR(FIND(&quot;,&quot;;[.A77];[.B77]);[.B77])" office:value-type="float" office:value="36" calcext:value-type="float">
            <text:p>36</text:p>
          </table:table-cell>
          <table:table-cell table:formula="of:=LEFT([.A77];2)" office:value-type="string" office:string-value="70" calcext:value-type="string">
            <text:p>70</text:p>
          </table:table-cell>
          <table:table-cell table:formula="of:=IF([.D77]=[.D76];[.E76]+1;1)" office:value-type="float" office:value="5" calcext:value-type="float">
            <text:p>5</text:p>
          </table:table-cell>
          <table:table-cell office:value-type="string" calcext:value-type="string">
            <text:p>75</text:p>
          </table:table-cell>
          <table:table-cell table:formula="of:=CONCATENATE([.D77];&quot;-&quot;;IF(LEN([.E77])=1;CONCATENATE(&quot;0&quot;;[.E77]);[.E77]))" office:value-type="string" office:string-value="70-05" calcext:value-type="string">
            <text:p>70-05</text:p>
          </table:table-cell>
          <table:table-cell table:formula="of:=TRIM(MID([.A77];4;[.B77]-4))" office:value-type="string" office:string-value="Boulogne-sur-Mer (Pas-de-Calais)" calcext:value-type="string">
            <text:p>Boulogne-sur-Mer (Pas-de-Calais)</text:p>
          </table:table-cell>
          <table:table-cell table:style-name="ce5" office:value-type="float" office:value="50.725231" calcext:value-type="float">
            <text:p>50.725231</text:p>
          </table:table-cell>
          <table:table-cell table:style-name="ce5" office:value-type="float" office:value="1.613334" calcext:value-type="float">
            <text:p>1.613334</text:p>
          </table:table-cell>
          <table:table-cell table:formula="of:=IF([.B77]&lt;&gt;[.C77];&quot;true&quot;;&quot;false&quot;)" office:value-type="string" office:string-value="false" calcext:value-type="string">
            <text:p>false</text:p>
          </table:table-cell>
          <table:table-cell table:formula="of:=MID([.H77];1;FIND(&quot;(&quot;;[.H77])-2)" office:value-type="string" office:string-value="Boulogne-sur-Mer" calcext:value-type="string">
            <text:p>Boulogne-sur-Mer</text:p>
          </table:table-cell>
          <table:table-cell/>
          <table:table-cell table:formula="of:=IF([.I77]&lt;&gt;&quot;&quot;;CONCATENATE(&quot;{ &quot;&quot;type&quot;&quot;: &quot;&quot;Point&quot;&quot;, &quot;&quot;coordinates&quot;&quot;: [&quot;;[.I77];&quot;, &quot;;[.J77];&quot;] }&quot;);&quot;&quot;)" office:value-type="string" office:string-value="{ &quot;type&quot;: &quot;Point&quot;, &quot;coordinates&quot;: [50.725231, 1.613334] }" calcext:value-type="string">
            <text:p>{ "type": "Point", "coordinates": [50.725231, 1.613334] }</text:p>
          </table:table-cell>
          <table:table-cell table:formula="of:=CONCATENATE(&quot;{ &quot;&quot;nr&quot;&quot;: &quot;&quot;&quot;;[.F77];&quot;&quot;&quot;, &quot;&quot;confirmed&quot;&quot;: &quot;&quot;&quot;;[.K77];&quot;&quot;&quot;, &quot;&quot;name&quot;&quot;: &quot;&quot;&quot;;[.H77];&quot;&quot;&quot;, &quot;&quot;shortname&quot;&quot;: &quot;&quot;&quot;;[.L77];&quot;&quot;&quot; }&quot;)" office:value-type="string" office:string-value="{ &quot;nr&quot;: &quot;75&quot;, &quot;confirmed&quot;: &quot;false&quot;, &quot;name&quot;: &quot;Boulogne-sur-Mer (Pas-de-Calais)&quot;, &quot;shortname&quot;: &quot;Boulogne-sur-Mer&quot; }" calcext:value-type="string">
            <text:p>{ "nr": "75", "confirmed": "false", "name": "Boulogne-sur-Mer (Pas-de-Calais)", "shortname": "Boulogne-sur-Mer" }</text:p>
          </table:table-cell>
          <table:table-cell table:formula="of:=CONCATENATE(&quot;{ &quot;&quot;id&quot;&quot;: &quot;&quot;&quot;;[.G77];&quot;&quot;&quot;, &quot;&quot;type&quot;&quot;: &quot;&quot;Feature&quot;&quot;, &quot;&quot;geometry&quot;&quot;: &quot;;IF([.N77]=&quot;&quot;;&quot;null&quot;;[.N77]);&quot;, &quot;&quot;properties&quot;&quot;: &quot;;[.O77];&quot; },&quot;)" office:value-type="string" office:string-value="{ &quot;id&quot;: &quot;70-05&quot;, &quot;type&quot;: &quot;Feature&quot;, &quot;geometry&quot;: { &quot;type&quot;: &quot;Point&quot;, &quot;coordinates&quot;: [50.725231, 1.613334] }, &quot;properties&quot;: { &quot;nr&quot;: &quot;75&quot;, &quot;confirmed&quot;: &quot;false&quot;, &quot;name&quot;: &quot;Boulogne-sur-Mer (Pas-de-Calais)&quot;, &quot;shortname&quot;: &quot;Boulogne-sur-Mer&quot; } }," calcext:value-type="string">
            <text:p>{ "id": "70-05", "type": "Feature", "geometry": { "type": "Point", "coordinates": [50.725231, 1.613334] }, "properties": { "nr": "75", "confirmed": "false", "name": "Boulogne-sur-Mer (Pas-de-Calais)", "shortname": "Boulogne-sur-Mer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Chalons-sur-Marne (Marne)</text:p>
          </table:table-cell>
          <table:table-cell table:formula="of:=IFERROR(FIND(4;[.A78];3);LEN([.A78])+1)" office:value-type="float" office:value="29" calcext:value-type="float">
            <text:p>29</text:p>
          </table:table-cell>
          <table:table-cell table:formula="of:=IFERROR(FIND(&quot;,&quot;;[.A78];[.B78]);[.B78])" office:value-type="float" office:value="29" calcext:value-type="float">
            <text:p>29</text:p>
          </table:table-cell>
          <table:table-cell table:formula="of:=LEFT([.A78];2)" office:value-type="string" office:string-value="70" calcext:value-type="string">
            <text:p>70</text:p>
          </table:table-cell>
          <table:table-cell table:formula="of:=IF([.D78]=[.D77];[.E77]+1;1)" office:value-type="float" office:value="6" calcext:value-type="float">
            <text:p>6</text:p>
          </table:table-cell>
          <table:table-cell office:value-type="string" calcext:value-type="string">
            <text:p>76</text:p>
          </table:table-cell>
          <table:table-cell table:formula="of:=CONCATENATE([.D78];&quot;-&quot;;IF(LEN([.E78])=1;CONCATENATE(&quot;0&quot;;[.E78]);[.E78]))" office:value-type="string" office:string-value="70-06" calcext:value-type="string">
            <text:p>70-06</text:p>
          </table:table-cell>
          <table:table-cell table:formula="of:=TRIM(MID([.A78];4;[.B78]-4))" office:value-type="string" office:string-value="Chalons-sur-Marne (Marne)" calcext:value-type="string">
            <text:p>Chalons-sur-Marne (Marne)</text:p>
          </table:table-cell>
          <table:table-cell table:style-name="ce5" office:value-type="float" office:value="48.956682" calcext:value-type="float">
            <text:p>48.956682</text:p>
          </table:table-cell>
          <table:table-cell table:style-name="ce5" office:value-type="float" office:value="4.363073" calcext:value-type="float">
            <text:p>4.363073</text:p>
          </table:table-cell>
          <table:table-cell table:formula="of:=IF([.B78]&lt;&gt;[.C78];&quot;true&quot;;&quot;false&quot;)" office:value-type="string" office:string-value="false" calcext:value-type="string">
            <text:p>false</text:p>
          </table:table-cell>
          <table:table-cell table:formula="of:=MID([.H78];1;FIND(&quot;(&quot;;[.H78])-2)" office:value-type="string" office:string-value="Chalons-sur-Marne" calcext:value-type="string">
            <text:p>Chalons-sur-Marne</text:p>
          </table:table-cell>
          <table:table-cell/>
          <table:table-cell table:formula="of:=IF([.I78]&lt;&gt;&quot;&quot;;CONCATENATE(&quot;{ &quot;&quot;type&quot;&quot;: &quot;&quot;Point&quot;&quot;, &quot;&quot;coordinates&quot;&quot;: [&quot;;[.I78];&quot;, &quot;;[.J78];&quot;] }&quot;);&quot;&quot;)" office:value-type="string" office:string-value="{ &quot;type&quot;: &quot;Point&quot;, &quot;coordinates&quot;: [48.956682, 4.363073] }" calcext:value-type="string">
            <text:p>{ "type": "Point", "coordinates": [48.956682, 4.363073] }</text:p>
          </table:table-cell>
          <table:table-cell table:formula="of:=CONCATENATE(&quot;{ &quot;&quot;nr&quot;&quot;: &quot;&quot;&quot;;[.F78];&quot;&quot;&quot;, &quot;&quot;confirmed&quot;&quot;: &quot;&quot;&quot;;[.K78];&quot;&quot;&quot;, &quot;&quot;name&quot;&quot;: &quot;&quot;&quot;;[.H78];&quot;&quot;&quot;, &quot;&quot;shortname&quot;&quot;: &quot;&quot;&quot;;[.L78];&quot;&quot;&quot; }&quot;)" office:value-type="string" office:string-value="{ &quot;nr&quot;: &quot;76&quot;, &quot;confirmed&quot;: &quot;false&quot;, &quot;name&quot;: &quot;Chalons-sur-Marne (Marne)&quot;, &quot;shortname&quot;: &quot;Chalons-sur-Marne&quot; }" calcext:value-type="string">
            <text:p>{ "nr": "76", "confirmed": "false", "name": "Chalons-sur-Marne (Marne)", "shortname": "Chalons-sur-Marne" }</text:p>
          </table:table-cell>
          <table:table-cell table:formula="of:=CONCATENATE(&quot;{ &quot;&quot;id&quot;&quot;: &quot;&quot;&quot;;[.G78];&quot;&quot;&quot;, &quot;&quot;type&quot;&quot;: &quot;&quot;Feature&quot;&quot;, &quot;&quot;geometry&quot;&quot;: &quot;;IF([.N78]=&quot;&quot;;&quot;null&quot;;[.N78]);&quot;, &quot;&quot;properties&quot;&quot;: &quot;;[.O78];&quot; },&quot;)" office:value-type="string" office:string-value="{ &quot;id&quot;: &quot;70-06&quot;, &quot;type&quot;: &quot;Feature&quot;, &quot;geometry&quot;: { &quot;type&quot;: &quot;Point&quot;, &quot;coordinates&quot;: [48.956682, 4.363073] }, &quot;properties&quot;: { &quot;nr&quot;: &quot;76&quot;, &quot;confirmed&quot;: &quot;false&quot;, &quot;name&quot;: &quot;Chalons-sur-Marne (Marne)&quot;, &quot;shortname&quot;: &quot;Chalons-sur-Marne&quot; } }," calcext:value-type="string">
            <text:p>{ "id": "70-06", "type": "Feature", "geometry": { "type": "Point", "coordinates": [48.956682, 4.363073] }, "properties": { "nr": "76", "confirmed": "false", "name": "Chalons-sur-Marne (Marne)", "shortname": "Chalons-sur-Marne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Clermont-Ferrand (Puy-du-Dôme)</text:p>
          </table:table-cell>
          <table:table-cell table:formula="of:=IFERROR(FIND(4;[.A79];3);LEN([.A79])+1)" office:value-type="float" office:value="34" calcext:value-type="float">
            <text:p>34</text:p>
          </table:table-cell>
          <table:table-cell table:formula="of:=IFERROR(FIND(&quot;,&quot;;[.A79];[.B79]);[.B79])" office:value-type="float" office:value="34" calcext:value-type="float">
            <text:p>34</text:p>
          </table:table-cell>
          <table:table-cell table:formula="of:=LEFT([.A79];2)" office:value-type="string" office:string-value="70" calcext:value-type="string">
            <text:p>70</text:p>
          </table:table-cell>
          <table:table-cell table:formula="of:=IF([.D79]=[.D78];[.E78]+1;1)" office:value-type="float" office:value="7" calcext:value-type="float">
            <text:p>7</text:p>
          </table:table-cell>
          <table:table-cell office:value-type="string" calcext:value-type="string">
            <text:p>77</text:p>
          </table:table-cell>
          <table:table-cell table:formula="of:=CONCATENATE([.D79];&quot;-&quot;;IF(LEN([.E79])=1;CONCATENATE(&quot;0&quot;;[.E79]);[.E79]))" office:value-type="string" office:string-value="70-07" calcext:value-type="string">
            <text:p>70-07</text:p>
          </table:table-cell>
          <table:table-cell table:formula="of:=TRIM(MID([.A79];4;[.B79]-4))" office:value-type="string" office:string-value="Clermont-Ferrand (Puy-du-Dôme)" calcext:value-type="string">
            <text:p>Clermont-Ferrand (Puy-du-Dôme)</text:p>
          </table:table-cell>
          <table:table-cell table:style-name="ce5" office:value-type="float" office:value="45.777222" calcext:value-type="float">
            <text:p>45.777222</text:p>
          </table:table-cell>
          <table:table-cell table:style-name="ce5" office:value-type="float" office:value="3.087025" calcext:value-type="float">
            <text:p>3.087025</text:p>
          </table:table-cell>
          <table:table-cell table:formula="of:=IF([.B79]&lt;&gt;[.C79];&quot;true&quot;;&quot;false&quot;)" office:value-type="string" office:string-value="false" calcext:value-type="string">
            <text:p>false</text:p>
          </table:table-cell>
          <table:table-cell table:formula="of:=MID([.H79];1;FIND(&quot;(&quot;;[.H79])-2)" office:value-type="string" office:string-value="Clermont-Ferrand" calcext:value-type="string">
            <text:p>Clermont-Ferrand</text:p>
          </table:table-cell>
          <table:table-cell/>
          <table:table-cell table:formula="of:=IF([.I79]&lt;&gt;&quot;&quot;;CONCATENATE(&quot;{ &quot;&quot;type&quot;&quot;: &quot;&quot;Point&quot;&quot;, &quot;&quot;coordinates&quot;&quot;: [&quot;;[.I79];&quot;, &quot;;[.J79];&quot;] }&quot;);&quot;&quot;)" office:value-type="string" office:string-value="{ &quot;type&quot;: &quot;Point&quot;, &quot;coordinates&quot;: [45.777222, 3.087025] }" calcext:value-type="string">
            <text:p>{ "type": "Point", "coordinates": [45.777222, 3.087025] }</text:p>
          </table:table-cell>
          <table:table-cell table:formula="of:=CONCATENATE(&quot;{ &quot;&quot;nr&quot;&quot;: &quot;&quot;&quot;;[.F79];&quot;&quot;&quot;, &quot;&quot;confirmed&quot;&quot;: &quot;&quot;&quot;;[.K79];&quot;&quot;&quot;, &quot;&quot;name&quot;&quot;: &quot;&quot;&quot;;[.H79];&quot;&quot;&quot;, &quot;&quot;shortname&quot;&quot;: &quot;&quot;&quot;;[.L79];&quot;&quot;&quot; }&quot;)" office:value-type="string" office:string-value="{ &quot;nr&quot;: &quot;77&quot;, &quot;confirmed&quot;: &quot;false&quot;, &quot;name&quot;: &quot;Clermont-Ferrand (Puy-du-Dôme)&quot;, &quot;shortname&quot;: &quot;Clermont-Ferrand&quot; }" calcext:value-type="string">
            <text:p>{ "nr": "77", "confirmed": "false", "name": "Clermont-Ferrand (Puy-du-Dôme)", "shortname": "Clermont-Ferrand" }</text:p>
          </table:table-cell>
          <table:table-cell table:formula="of:=CONCATENATE(&quot;{ &quot;&quot;id&quot;&quot;: &quot;&quot;&quot;;[.G79];&quot;&quot;&quot;, &quot;&quot;type&quot;&quot;: &quot;&quot;Feature&quot;&quot;, &quot;&quot;geometry&quot;&quot;: &quot;;IF([.N79]=&quot;&quot;;&quot;null&quot;;[.N79]);&quot;, &quot;&quot;properties&quot;&quot;: &quot;;[.O79];&quot; },&quot;)" office:value-type="string" office:string-value="{ &quot;id&quot;: &quot;70-07&quot;, &quot;type&quot;: &quot;Feature&quot;, &quot;geometry&quot;: { &quot;type&quot;: &quot;Point&quot;, &quot;coordinates&quot;: [45.777222, 3.087025] }, &quot;properties&quot;: { &quot;nr&quot;: &quot;77&quot;, &quot;confirmed&quot;: &quot;false&quot;, &quot;name&quot;: &quot;Clermont-Ferrand (Puy-du-Dôme)&quot;, &quot;shortname&quot;: &quot;Clermont-Ferrand&quot; } }," calcext:value-type="string">
            <text:p>{ "id": "70-07", "type": "Feature", "geometry": { "type": "Point", "coordinates": [45.777222, 3.087025] }, "properties": { "nr": "77", "confirmed": "false", "name": "Clermont-Ferrand (Puy-du-Dôme)", "shortname": "Clermont-Ferrand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Dijon (Côte-d'Or)</text:p>
          </table:table-cell>
          <table:table-cell table:formula="of:=IFERROR(FIND(4;[.A80];3);LEN([.A80])+1)" office:value-type="float" office:value="21" calcext:value-type="float">
            <text:p>21</text:p>
          </table:table-cell>
          <table:table-cell table:formula="of:=IFERROR(FIND(&quot;,&quot;;[.A80];[.B80]);[.B80])" office:value-type="float" office:value="21" calcext:value-type="float">
            <text:p>21</text:p>
          </table:table-cell>
          <table:table-cell table:formula="of:=LEFT([.A80];2)" office:value-type="string" office:string-value="70" calcext:value-type="string">
            <text:p>70</text:p>
          </table:table-cell>
          <table:table-cell table:formula="of:=IF([.D80]=[.D79];[.E79]+1;1)" office:value-type="float" office:value="8" calcext:value-type="float">
            <text:p>8</text:p>
          </table:table-cell>
          <table:table-cell office:value-type="string" calcext:value-type="string">
            <text:p>78</text:p>
          </table:table-cell>
          <table:table-cell table:formula="of:=CONCATENATE([.D80];&quot;-&quot;;IF(LEN([.E80])=1;CONCATENATE(&quot;0&quot;;[.E80]);[.E80]))" office:value-type="string" office:string-value="70-08" calcext:value-type="string">
            <text:p>70-08</text:p>
          </table:table-cell>
          <table:table-cell table:formula="of:=TRIM(MID([.A80];4;[.B80]-4))" office:value-type="string" office:string-value="Dijon (Côte-d'Or)" calcext:value-type="string">
            <text:p>Dijon (Côte-d'Or)</text:p>
          </table:table-cell>
          <table:table-cell table:style-name="ce5" office:value-type="float" office:value="47.322047" calcext:value-type="float">
            <text:p>47.322047</text:p>
          </table:table-cell>
          <table:table-cell table:style-name="ce5" office:value-type="float" office:value="5.04148" calcext:value-type="float">
            <text:p>5.04148</text:p>
          </table:table-cell>
          <table:table-cell table:formula="of:=IF([.B80]&lt;&gt;[.C80];&quot;true&quot;;&quot;false&quot;)" office:value-type="string" office:string-value="false" calcext:value-type="string">
            <text:p>false</text:p>
          </table:table-cell>
          <table:table-cell table:formula="of:=MID([.H80];1;FIND(&quot;(&quot;;[.H80])-2)" office:value-type="string" office:string-value="Dijon" calcext:value-type="string">
            <text:p>Dijon</text:p>
          </table:table-cell>
          <table:table-cell/>
          <table:table-cell table:formula="of:=IF([.I80]&lt;&gt;&quot;&quot;;CONCATENATE(&quot;{ &quot;&quot;type&quot;&quot;: &quot;&quot;Point&quot;&quot;, &quot;&quot;coordinates&quot;&quot;: [&quot;;[.I80];&quot;, &quot;;[.J80];&quot;] }&quot;);&quot;&quot;)" office:value-type="string" office:string-value="{ &quot;type&quot;: &quot;Point&quot;, &quot;coordinates&quot;: [47.322047, 5.04148] }" calcext:value-type="string">
            <text:p>{ "type": "Point", "coordinates": [47.322047, 5.04148] }</text:p>
          </table:table-cell>
          <table:table-cell table:formula="of:=CONCATENATE(&quot;{ &quot;&quot;nr&quot;&quot;: &quot;&quot;&quot;;[.F80];&quot;&quot;&quot;, &quot;&quot;confirmed&quot;&quot;: &quot;&quot;&quot;;[.K80];&quot;&quot;&quot;, &quot;&quot;name&quot;&quot;: &quot;&quot;&quot;;[.H80];&quot;&quot;&quot;, &quot;&quot;shortname&quot;&quot;: &quot;&quot;&quot;;[.L80];&quot;&quot;&quot; }&quot;)" office:value-type="string" office:string-value="{ &quot;nr&quot;: &quot;78&quot;, &quot;confirmed&quot;: &quot;false&quot;, &quot;name&quot;: &quot;Dijon (Côte-d'Or)&quot;, &quot;shortname&quot;: &quot;Dijon&quot; }" calcext:value-type="string">
            <text:p>{ "nr": "78", "confirmed": "false", "name": "Dijon (Côte-d'Or)", "shortname": "Dijon" }</text:p>
          </table:table-cell>
          <table:table-cell table:formula="of:=CONCATENATE(&quot;{ &quot;&quot;id&quot;&quot;: &quot;&quot;&quot;;[.G80];&quot;&quot;&quot;, &quot;&quot;type&quot;&quot;: &quot;&quot;Feature&quot;&quot;, &quot;&quot;geometry&quot;&quot;: &quot;;IF([.N80]=&quot;&quot;;&quot;null&quot;;[.N80]);&quot;, &quot;&quot;properties&quot;&quot;: &quot;;[.O80];&quot; },&quot;)" office:value-type="string" office:string-value="{ &quot;id&quot;: &quot;70-08&quot;, &quot;type&quot;: &quot;Feature&quot;, &quot;geometry&quot;: { &quot;type&quot;: &quot;Point&quot;, &quot;coordinates&quot;: [47.322047, 5.04148] }, &quot;properties&quot;: { &quot;nr&quot;: &quot;78&quot;, &quot;confirmed&quot;: &quot;false&quot;, &quot;name&quot;: &quot;Dijon (Côte-d'Or)&quot;, &quot;shortname&quot;: &quot;Dijon&quot; } }," calcext:value-type="string">
            <text:p>{ "id": "70-08", "type": "Feature", "geometry": { "type": "Point", "coordinates": [47.322047, 5.04148] }, "properties": { "nr": "78", "confirmed": "false", "name": "Dijon (Côte-d'Or)", "shortname": "Dijon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Puimoisson (Alpes-de-Haute-Provence)</text:p>
          </table:table-cell>
          <table:table-cell table:formula="of:=IFERROR(FIND(4;[.A81];3);LEN([.A81])+1)" office:value-type="float" office:value="40" calcext:value-type="float">
            <text:p>40</text:p>
          </table:table-cell>
          <table:table-cell table:formula="of:=IFERROR(FIND(&quot;,&quot;;[.A81];[.B81]);[.B81])" office:value-type="float" office:value="40" calcext:value-type="float">
            <text:p>40</text:p>
          </table:table-cell>
          <table:table-cell table:formula="of:=LEFT([.A81];2)" office:value-type="string" office:string-value="70" calcext:value-type="string">
            <text:p>70</text:p>
          </table:table-cell>
          <table:table-cell table:formula="of:=IF([.D81]=[.D80];[.E80]+1;1)" office:value-type="float" office:value="9" calcext:value-type="float">
            <text:p>9</text:p>
          </table:table-cell>
          <table:table-cell office:value-type="string" calcext:value-type="string">
            <text:p>79</text:p>
          </table:table-cell>
          <table:table-cell table:formula="of:=CONCATENATE([.D81];&quot;-&quot;;IF(LEN([.E81])=1;CONCATENATE(&quot;0&quot;;[.E81]);[.E81]))" office:value-type="string" office:string-value="70-09" calcext:value-type="string">
            <text:p>70-09</text:p>
          </table:table-cell>
          <table:table-cell table:formula="of:=TRIM(MID([.A81];4;[.B81]-4))" office:value-type="string" office:string-value="Puimoisson (Alpes-de-Haute-Provence)" calcext:value-type="string">
            <text:p>Puimoisson (Alpes-de-Haute-Provence)</text:p>
          </table:table-cell>
          <table:table-cell table:style-name="ce5" office:value-type="float" office:value="43.862813" calcext:value-type="float">
            <text:p>43.862813</text:p>
          </table:table-cell>
          <table:table-cell table:style-name="ce5" office:value-type="float" office:value="6.127701" calcext:value-type="float">
            <text:p>6.127701</text:p>
          </table:table-cell>
          <table:table-cell table:formula="of:=IF([.B81]&lt;&gt;[.C81];&quot;true&quot;;&quot;false&quot;)" office:value-type="string" office:string-value="false" calcext:value-type="string">
            <text:p>false</text:p>
          </table:table-cell>
          <table:table-cell table:formula="of:=MID([.H81];1;FIND(&quot;(&quot;;[.H81])-2)" office:value-type="string" office:string-value="Puimoisson" calcext:value-type="string">
            <text:p>Puimoisson</text:p>
          </table:table-cell>
          <table:table-cell/>
          <table:table-cell table:formula="of:=IF([.I81]&lt;&gt;&quot;&quot;;CONCATENATE(&quot;{ &quot;&quot;type&quot;&quot;: &quot;&quot;Point&quot;&quot;, &quot;&quot;coordinates&quot;&quot;: [&quot;;[.I81];&quot;, &quot;;[.J81];&quot;] }&quot;);&quot;&quot;)" office:value-type="string" office:string-value="{ &quot;type&quot;: &quot;Point&quot;, &quot;coordinates&quot;: [43.862813, 6.127701] }" calcext:value-type="string">
            <text:p>{ "type": "Point", "coordinates": [43.862813, 6.127701] }</text:p>
          </table:table-cell>
          <table:table-cell table:formula="of:=CONCATENATE(&quot;{ &quot;&quot;nr&quot;&quot;: &quot;&quot;&quot;;[.F81];&quot;&quot;&quot;, &quot;&quot;confirmed&quot;&quot;: &quot;&quot;&quot;;[.K81];&quot;&quot;&quot;, &quot;&quot;name&quot;&quot;: &quot;&quot;&quot;;[.H81];&quot;&quot;&quot;, &quot;&quot;shortname&quot;&quot;: &quot;&quot;&quot;;[.L81];&quot;&quot;&quot; }&quot;)" office:value-type="string" office:string-value="{ &quot;nr&quot;: &quot;79&quot;, &quot;confirmed&quot;: &quot;false&quot;, &quot;name&quot;: &quot;Puimoisson (Alpes-de-Haute-Provence)&quot;, &quot;shortname&quot;: &quot;Puimoisson&quot; }" calcext:value-type="string">
            <text:p>{ "nr": "79", "confirmed": "false", "name": "Puimoisson (Alpes-de-Haute-Provence)", "shortname": "Puimoisson" }</text:p>
          </table:table-cell>
          <table:table-cell table:formula="of:=CONCATENATE(&quot;{ &quot;&quot;id&quot;&quot;: &quot;&quot;&quot;;[.G81];&quot;&quot;&quot;, &quot;&quot;type&quot;&quot;: &quot;&quot;Feature&quot;&quot;, &quot;&quot;geometry&quot;&quot;: &quot;;IF([.N81]=&quot;&quot;;&quot;null&quot;;[.N81]);&quot;, &quot;&quot;properties&quot;&quot;: &quot;;[.O81];&quot; },&quot;)" office:value-type="string" office:string-value="{ &quot;id&quot;: &quot;70-09&quot;, &quot;type&quot;: &quot;Feature&quot;, &quot;geometry&quot;: { &quot;type&quot;: &quot;Point&quot;, &quot;coordinates&quot;: [43.862813, 6.127701] }, &quot;properties&quot;: { &quot;nr&quot;: &quot;79&quot;, &quot;confirmed&quot;: &quot;false&quot;, &quot;name&quot;: &quot;Puimoisson (Alpes-de-Haute-Provence)&quot;, &quot;shortname&quot;: &quot;Puimoisson&quot; } }," calcext:value-type="string">
            <text:p>{ "id": "70-09", "type": "Feature", "geometry": { "type": "Point", "coordinates": [43.862813, 6.127701] }, "properties": { "nr": "79", "confirmed": "false", "name": "Puimoisson (Alpes-de-Haute-Provence)", "shortname": "Puimoisson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Verdun (Meuse)</text:p>
          </table:table-cell>
          <table:table-cell table:formula="of:=IFERROR(FIND(4;[.A82];3);LEN([.A82])+1)" office:value-type="float" office:value="18" calcext:value-type="float">
            <text:p>18</text:p>
          </table:table-cell>
          <table:table-cell table:formula="of:=IFERROR(FIND(&quot;,&quot;;[.A82];[.B82]);[.B82])" office:value-type="float" office:value="18" calcext:value-type="float">
            <text:p>18</text:p>
          </table:table-cell>
          <table:table-cell table:formula="of:=LEFT([.A82];2)" office:value-type="string" office:string-value="70" calcext:value-type="string">
            <text:p>70</text:p>
          </table:table-cell>
          <table:table-cell table:formula="of:=IF([.D82]=[.D81];[.E81]+1;1)" office:value-type="float" office:value="10" calcext:value-type="float">
            <text:p>10</text:p>
          </table:table-cell>
          <table:table-cell office:value-type="string" calcext:value-type="string">
            <text:p>80</text:p>
          </table:table-cell>
          <table:table-cell table:formula="of:=CONCATENATE([.D82];&quot;-&quot;;IF(LEN([.E82])=1;CONCATENATE(&quot;0&quot;;[.E82]);[.E82]))" office:value-type="string" office:string-value="70-10" calcext:value-type="string">
            <text:p>70-10</text:p>
          </table:table-cell>
          <table:table-cell table:formula="of:=TRIM(MID([.A82];4;[.B82]-4))" office:value-type="string" office:string-value="Verdun (Meuse)" calcext:value-type="string">
            <text:p>Verdun (Meuse)</text:p>
          </table:table-cell>
          <table:table-cell table:style-name="ce5" office:value-type="float" office:value="49.1598764" calcext:value-type="float">
            <text:p>49.1598764</text:p>
          </table:table-cell>
          <table:table-cell table:style-name="ce5" office:value-type="float" office:value="5.3844231" calcext:value-type="float">
            <text:p>5.3844231</text:p>
          </table:table-cell>
          <table:table-cell table:formula="of:=IF([.B82]&lt;&gt;[.C82];&quot;true&quot;;&quot;false&quot;)" office:value-type="string" office:string-value="false" calcext:value-type="string">
            <text:p>false</text:p>
          </table:table-cell>
          <table:table-cell table:formula="of:=MID([.H82];1;FIND(&quot;(&quot;;[.H82])-2)" office:value-type="string" office:string-value="Verdun" calcext:value-type="string">
            <text:p>Verdun</text:p>
          </table:table-cell>
          <table:table-cell/>
          <table:table-cell table:formula="of:=IF([.I82]&lt;&gt;&quot;&quot;;CONCATENATE(&quot;{ &quot;&quot;type&quot;&quot;: &quot;&quot;Point&quot;&quot;, &quot;&quot;coordinates&quot;&quot;: [&quot;;[.I82];&quot;, &quot;;[.J82];&quot;] }&quot;);&quot;&quot;)" office:value-type="string" office:string-value="{ &quot;type&quot;: &quot;Point&quot;, &quot;coordinates&quot;: [49.1598764, 5.3844231] }" calcext:value-type="string">
            <text:p>{ "type": "Point", "coordinates": [49.1598764, 5.3844231] }</text:p>
          </table:table-cell>
          <table:table-cell table:formula="of:=CONCATENATE(&quot;{ &quot;&quot;nr&quot;&quot;: &quot;&quot;&quot;;[.F82];&quot;&quot;&quot;, &quot;&quot;confirmed&quot;&quot;: &quot;&quot;&quot;;[.K82];&quot;&quot;&quot;, &quot;&quot;name&quot;&quot;: &quot;&quot;&quot;;[.H82];&quot;&quot;&quot;, &quot;&quot;shortname&quot;&quot;: &quot;&quot;&quot;;[.L82];&quot;&quot;&quot; }&quot;)" office:value-type="string" office:string-value="{ &quot;nr&quot;: &quot;80&quot;, &quot;confirmed&quot;: &quot;false&quot;, &quot;name&quot;: &quot;Verdun (Meuse)&quot;, &quot;shortname&quot;: &quot;Verdun&quot; }" calcext:value-type="string">
            <text:p>{ "nr": "80", "confirmed": "false", "name": "Verdun (Meuse)", "shortname": "Verdun" }</text:p>
          </table:table-cell>
          <table:table-cell table:formula="of:=CONCATENATE(&quot;{ &quot;&quot;id&quot;&quot;: &quot;&quot;&quot;;[.G82];&quot;&quot;&quot;, &quot;&quot;type&quot;&quot;: &quot;&quot;Feature&quot;&quot;, &quot;&quot;geometry&quot;&quot;: &quot;;IF([.N82]=&quot;&quot;;&quot;null&quot;;[.N82]);&quot;, &quot;&quot;properties&quot;&quot;: &quot;;[.O82];&quot; },&quot;)" office:value-type="string" office:string-value="{ &quot;id&quot;: &quot;70-10&quot;, &quot;type&quot;: &quot;Feature&quot;, &quot;geometry&quot;: { &quot;type&quot;: &quot;Point&quot;, &quot;coordinates&quot;: [49.1598764, 5.3844231] }, &quot;properties&quot;: { &quot;nr&quot;: &quot;80&quot;, &quot;confirmed&quot;: &quot;false&quot;, &quot;name&quot;: &quot;Verdun (Meuse)&quot;, &quot;shortname&quot;: &quot;Verdun&quot; } }," calcext:value-type="string">
            <text:p>{ "id": "70-10", "type": "Feature", "geometry": { "type": "Point", "coordinates": [49.1598764, 5.3844231] }, "properties": { "nr": "80", "confirmed": "false", "name": "Verdun (Meuse)", "shortname": "Verdun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0 Viviers (Ardèche)</text:p>
          </table:table-cell>
          <table:table-cell table:formula="of:=IFERROR(FIND(4;[.A83];3);LEN([.A83])+1)" office:value-type="float" office:value="21" calcext:value-type="float">
            <text:p>21</text:p>
          </table:table-cell>
          <table:table-cell table:formula="of:=IFERROR(FIND(&quot;,&quot;;[.A83];[.B83]);[.B83])" office:value-type="float" office:value="21" calcext:value-type="float">
            <text:p>21</text:p>
          </table:table-cell>
          <table:table-cell table:formula="of:=LEFT([.A83];2)" office:value-type="string" office:string-value="70" calcext:value-type="string">
            <text:p>70</text:p>
          </table:table-cell>
          <table:table-cell table:formula="of:=IF([.D83]=[.D82];[.E82]+1;1)" office:value-type="float" office:value="11" calcext:value-type="float">
            <text:p>11</text:p>
          </table:table-cell>
          <table:table-cell office:value-type="string" calcext:value-type="string">
            <text:p>81</text:p>
          </table:table-cell>
          <table:table-cell table:formula="of:=CONCATENATE([.D83];&quot;-&quot;;IF(LEN([.E83])=1;CONCATENATE(&quot;0&quot;;[.E83]);[.E83]))" office:value-type="string" office:string-value="70-11" calcext:value-type="string">
            <text:p>70-11</text:p>
          </table:table-cell>
          <table:table-cell table:formula="of:=TRIM(MID([.A83];4;[.B83]-4))" office:value-type="string" office:string-value="Viviers (Ardèche)" calcext:value-type="string">
            <text:p>Viviers (Ardèche)</text:p>
          </table:table-cell>
          <table:table-cell table:style-name="ce5" office:value-type="float" office:value="44.480269" calcext:value-type="float">
            <text:p>44.480269</text:p>
          </table:table-cell>
          <table:table-cell table:style-name="ce5" office:value-type="float" office:value="4.691053" calcext:value-type="float">
            <text:p>4.691053</text:p>
          </table:table-cell>
          <table:table-cell table:formula="of:=IF([.B83]&lt;&gt;[.C83];&quot;true&quot;;&quot;false&quot;)" office:value-type="string" office:string-value="false" calcext:value-type="string">
            <text:p>false</text:p>
          </table:table-cell>
          <table:table-cell table:formula="of:=MID([.H83];1;FIND(&quot;(&quot;;[.H83])-2)" office:value-type="string" office:string-value="Viviers" calcext:value-type="string">
            <text:p>Viviers</text:p>
          </table:table-cell>
          <table:table-cell/>
          <table:table-cell table:formula="of:=IF([.I83]&lt;&gt;&quot;&quot;;CONCATENATE(&quot;{ &quot;&quot;type&quot;&quot;: &quot;&quot;Point&quot;&quot;, &quot;&quot;coordinates&quot;&quot;: [&quot;;[.I83];&quot;, &quot;;[.J83];&quot;] }&quot;);&quot;&quot;)" office:value-type="string" office:string-value="{ &quot;type&quot;: &quot;Point&quot;, &quot;coordinates&quot;: [44.480269, 4.691053] }" calcext:value-type="string">
            <text:p>{ "type": "Point", "coordinates": [44.480269, 4.691053] }</text:p>
          </table:table-cell>
          <table:table-cell table:formula="of:=CONCATENATE(&quot;{ &quot;&quot;nr&quot;&quot;: &quot;&quot;&quot;;[.F83];&quot;&quot;&quot;, &quot;&quot;confirmed&quot;&quot;: &quot;&quot;&quot;;[.K83];&quot;&quot;&quot;, &quot;&quot;name&quot;&quot;: &quot;&quot;&quot;;[.H83];&quot;&quot;&quot;, &quot;&quot;shortname&quot;&quot;: &quot;&quot;&quot;;[.L83];&quot;&quot;&quot; }&quot;)" office:value-type="string" office:string-value="{ &quot;nr&quot;: &quot;81&quot;, &quot;confirmed&quot;: &quot;false&quot;, &quot;name&quot;: &quot;Viviers (Ardèche)&quot;, &quot;shortname&quot;: &quot;Viviers&quot; }" calcext:value-type="string">
            <text:p>{ "nr": "81", "confirmed": "false", "name": "Viviers (Ardèche)", "shortname": "Viviers" }</text:p>
          </table:table-cell>
          <table:table-cell table:formula="of:=CONCATENATE(&quot;{ &quot;&quot;id&quot;&quot;: &quot;&quot;&quot;;[.G83];&quot;&quot;&quot;, &quot;&quot;type&quot;&quot;: &quot;&quot;Feature&quot;&quot;, &quot;&quot;geometry&quot;&quot;: &quot;;IF([.N83]=&quot;&quot;;&quot;null&quot;;[.N83]);&quot;, &quot;&quot;properties&quot;&quot;: &quot;;[.O83];&quot; },&quot;)" office:value-type="string" office:string-value="{ &quot;id&quot;: &quot;70-11&quot;, &quot;type&quot;: &quot;Feature&quot;, &quot;geometry&quot;: { &quot;type&quot;: &quot;Point&quot;, &quot;coordinates&quot;: [44.480269, 4.691053] }, &quot;properties&quot;: { &quot;nr&quot;: &quot;81&quot;, &quot;confirmed&quot;: &quot;false&quot;, &quot;name&quot;: &quot;Viviers (Ardèche)&quot;, &quot;shortname&quot;: &quot;Viviers&quot; } }," calcext:value-type="string">
            <text:p>{ "id": "70-11", "type": "Feature", "geometry": { "type": "Point", "coordinates": [44.480269, 4.691053] }, "properties": { "nr": "81", "confirmed": "false", "name": "Viviers (Ardèche)", "shortname": "Viviers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71 Commana (Finistère) </text:span><text:span text:style-name="T1"><text:a xlink:href="javascript:void(0)" xlink:type="simple">48.413474, -3.957092</text:a></text:span></text:p>
          </table:table-cell>
          <table:table-cell table:formula="of:=IFERROR(FIND(4;[.A84];3);LEN([.A84])+1)" office:value-type="float" office:value="24" calcext:value-type="float">
            <text:p>24</text:p>
          </table:table-cell>
          <table:table-cell table:formula="of:=IFERROR(FIND(&quot;,&quot;;[.A84];[.B84]);[.B84])" office:value-type="float" office:value="33" calcext:value-type="float">
            <text:p>33</text:p>
          </table:table-cell>
          <table:table-cell table:formula="of:=LEFT([.A84];2)" office:value-type="string" office:string-value="71" calcext:value-type="string">
            <text:p>71</text:p>
          </table:table-cell>
          <table:table-cell table:formula="of:=IF([.D84]=[.D83];[.E83]+1;1)" office:value-type="float" office:value="1" calcext:value-type="float">
            <text:p>1</text:p>
          </table:table-cell>
          <table:table-cell office:value-type="string" calcext:value-type="string">
            <text:p>82</text:p>
          </table:table-cell>
          <table:table-cell table:formula="of:=CONCATENATE([.D84];&quot;-&quot;;IF(LEN([.E84])=1;CONCATENATE(&quot;0&quot;;[.E84]);[.E84]))" office:value-type="string" office:string-value="71-01" calcext:value-type="string">
            <text:p>71-01</text:p>
          </table:table-cell>
          <table:table-cell table:formula="of:=TRIM(MID([.A84];4;[.B84]-4))" office:value-type="string" office:string-value="Commana (Finistère)" calcext:value-type="string">
            <text:p>Commana (Finistère)</text:p>
          </table:table-cell>
          <table:table-cell table:formula="of:=MID([.A84];[.B84];[.C84]-[.B84])" office:value-type="string" office:string-value="48.413474" calcext:value-type="string">
            <text:p>48.413474</text:p>
          </table:table-cell>
          <table:table-cell table:formula="of:=IFERROR(MID([.A84];[.C84]+2;LEN([.A84])-[.C84]);&quot;&quot;)" office:value-type="string" office:string-value="-3.957092" calcext:value-type="string">
            <text:p>-3.957092</text:p>
          </table:table-cell>
          <table:table-cell table:formula="of:=IF([.B84]&lt;&gt;[.C84];&quot;true&quot;;&quot;false&quot;)" office:value-type="string" office:string-value="true" calcext:value-type="string">
            <text:p>true</text:p>
          </table:table-cell>
          <table:table-cell table:formula="of:=MID([.H84];1;FIND(&quot;(&quot;;[.H84])-2)" office:value-type="string" office:string-value="Commana" calcext:value-type="string">
            <text:p>Commana</text:p>
          </table:table-cell>
          <table:table-cell/>
          <table:table-cell table:formula="of:=IF([.I84]&lt;&gt;&quot;&quot;;CONCATENATE(&quot;{ &quot;&quot;type&quot;&quot;: &quot;&quot;Point&quot;&quot;, &quot;&quot;coordinates&quot;&quot;: [&quot;;[.I84];&quot;, &quot;;[.J84];&quot;] }&quot;);&quot;&quot;)" office:value-type="string" office:string-value="{ &quot;type&quot;: &quot;Point&quot;, &quot;coordinates&quot;: [48.413474, -3.957092] }" calcext:value-type="string">
            <text:p>{ "type": "Point", "coordinates": [48.413474, -3.957092] }</text:p>
          </table:table-cell>
          <table:table-cell table:formula="of:=CONCATENATE(&quot;{ &quot;&quot;nr&quot;&quot;: &quot;&quot;&quot;;[.F84];&quot;&quot;&quot;, &quot;&quot;confirmed&quot;&quot;: &quot;&quot;&quot;;[.K84];&quot;&quot;&quot;, &quot;&quot;name&quot;&quot;: &quot;&quot;&quot;;[.H84];&quot;&quot;&quot;, &quot;&quot;shortname&quot;&quot;: &quot;&quot;&quot;;[.L84];&quot;&quot;&quot; }&quot;)" office:value-type="string" office:string-value="{ &quot;nr&quot;: &quot;82&quot;, &quot;confirmed&quot;: &quot;true&quot;, &quot;name&quot;: &quot;Commana (Finistère)&quot;, &quot;shortname&quot;: &quot;Commana&quot; }" calcext:value-type="string">
            <text:p>{ "nr": "82", "confirmed": "true", "name": "Commana (Finistère)", "shortname": "Commana" }</text:p>
          </table:table-cell>
          <table:table-cell table:formula="of:=CONCATENATE(&quot;{ &quot;&quot;id&quot;&quot;: &quot;&quot;&quot;;[.G84];&quot;&quot;&quot;, &quot;&quot;type&quot;&quot;: &quot;&quot;Feature&quot;&quot;, &quot;&quot;geometry&quot;&quot;: &quot;;IF([.N84]=&quot;&quot;;&quot;null&quot;;[.N84]);&quot;, &quot;&quot;properties&quot;&quot;: &quot;;[.O84];&quot; },&quot;)" office:value-type="string" office:string-value="{ &quot;id&quot;: &quot;71-01&quot;, &quot;type&quot;: &quot;Feature&quot;, &quot;geometry&quot;: { &quot;type&quot;: &quot;Point&quot;, &quot;coordinates&quot;: [48.413474, -3.957092] }, &quot;properties&quot;: { &quot;nr&quot;: &quot;82&quot;, &quot;confirmed&quot;: &quot;true&quot;, &quot;name&quot;: &quot;Commana (Finistère)&quot;, &quot;shortname&quot;: &quot;Commana&quot; } }," calcext:value-type="string">
            <text:p>{ "id": "71-01", "type": "Feature", "geometry": { "type": "Point", "coordinates": [48.413474, -3.957092] }, "properties": { "nr": "82", "confirmed": "true", "name": "Commana (Finistère)", "shortname": "Commana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72 Josselin (Morbihan) </text:span><text:span text:style-name="T1"><text:a xlink:href="javascript:void(0)" xlink:type="simple">47.953495, -2.547947</text:a></text:span></text:p>
          </table:table-cell>
          <table:table-cell table:formula="of:=IFERROR(FIND(4;[.A85];3);LEN([.A85])+1)" office:value-type="float" office:value="24" calcext:value-type="float">
            <text:p>24</text:p>
          </table:table-cell>
          <table:table-cell table:formula="of:=IFERROR(FIND(&quot;,&quot;;[.A85];[.B85]);[.B85])" office:value-type="float" office:value="33" calcext:value-type="float">
            <text:p>33</text:p>
          </table:table-cell>
          <table:table-cell table:formula="of:=LEFT([.A85];2)" office:value-type="string" office:string-value="72" calcext:value-type="string">
            <text:p>72</text:p>
          </table:table-cell>
          <table:table-cell table:formula="of:=IF([.D85]=[.D84];[.E84]+1;1)" office:value-type="float" office:value="1" calcext:value-type="float">
            <text:p>1</text:p>
          </table:table-cell>
          <table:table-cell office:value-type="string" calcext:value-type="string">
            <text:p>83</text:p>
          </table:table-cell>
          <table:table-cell table:formula="of:=CONCATENATE([.D85];&quot;-&quot;;IF(LEN([.E85])=1;CONCATENATE(&quot;0&quot;;[.E85]);[.E85]))" office:value-type="string" office:string-value="72-01" calcext:value-type="string">
            <text:p>72-01</text:p>
          </table:table-cell>
          <table:table-cell table:formula="of:=TRIM(MID([.A85];4;[.B85]-4))" office:value-type="string" office:string-value="Josselin (Morbihan)" calcext:value-type="string">
            <text:p>Josselin (Morbihan)</text:p>
          </table:table-cell>
          <table:table-cell table:formula="of:=MID([.A85];[.B85];[.C85]-[.B85])" office:value-type="string" office:string-value="47.953495" calcext:value-type="string">
            <text:p>47.953495</text:p>
          </table:table-cell>
          <table:table-cell table:formula="of:=IFERROR(MID([.A85];[.C85]+2;LEN([.A85])-[.C85]);&quot;&quot;)" office:value-type="string" office:string-value="-2.547947" calcext:value-type="string">
            <text:p>-2.547947</text:p>
          </table:table-cell>
          <table:table-cell table:formula="of:=IF([.B85]&lt;&gt;[.C85];&quot;true&quot;;&quot;false&quot;)" office:value-type="string" office:string-value="true" calcext:value-type="string">
            <text:p>true</text:p>
          </table:table-cell>
          <table:table-cell table:formula="of:=MID([.H85];1;FIND(&quot;(&quot;;[.H85])-2)" office:value-type="string" office:string-value="Josselin" calcext:value-type="string">
            <text:p>Josselin</text:p>
          </table:table-cell>
          <table:table-cell/>
          <table:table-cell table:formula="of:=IF([.I85]&lt;&gt;&quot;&quot;;CONCATENATE(&quot;{ &quot;&quot;type&quot;&quot;: &quot;&quot;Point&quot;&quot;, &quot;&quot;coordinates&quot;&quot;: [&quot;;[.I85];&quot;, &quot;;[.J85];&quot;] }&quot;);&quot;&quot;)" office:value-type="string" office:string-value="{ &quot;type&quot;: &quot;Point&quot;, &quot;coordinates&quot;: [47.953495, -2.547947] }" calcext:value-type="string">
            <text:p>{ "type": "Point", "coordinates": [47.953495, -2.547947] }</text:p>
          </table:table-cell>
          <table:table-cell table:formula="of:=CONCATENATE(&quot;{ &quot;&quot;nr&quot;&quot;: &quot;&quot;&quot;;[.F85];&quot;&quot;&quot;, &quot;&quot;confirmed&quot;&quot;: &quot;&quot;&quot;;[.K85];&quot;&quot;&quot;, &quot;&quot;name&quot;&quot;: &quot;&quot;&quot;;[.H85];&quot;&quot;&quot;, &quot;&quot;shortname&quot;&quot;: &quot;&quot;&quot;;[.L85];&quot;&quot;&quot; }&quot;)" office:value-type="string" office:string-value="{ &quot;nr&quot;: &quot;83&quot;, &quot;confirmed&quot;: &quot;true&quot;, &quot;name&quot;: &quot;Josselin (Morbihan)&quot;, &quot;shortname&quot;: &quot;Josselin&quot; }" calcext:value-type="string">
            <text:p>{ "nr": "83", "confirmed": "true", "name": "Josselin (Morbihan)", "shortname": "Josselin" }</text:p>
          </table:table-cell>
          <table:table-cell table:formula="of:=CONCATENATE(&quot;{ &quot;&quot;id&quot;&quot;: &quot;&quot;&quot;;[.G85];&quot;&quot;&quot;, &quot;&quot;type&quot;&quot;: &quot;&quot;Feature&quot;&quot;, &quot;&quot;geometry&quot;&quot;: &quot;;IF([.N85]=&quot;&quot;;&quot;null&quot;;[.N85]);&quot;, &quot;&quot;properties&quot;&quot;: &quot;;[.O85];&quot; },&quot;)" office:value-type="string" office:string-value="{ &quot;id&quot;: &quot;72-01&quot;, &quot;type&quot;: &quot;Feature&quot;, &quot;geometry&quot;: { &quot;type&quot;: &quot;Point&quot;, &quot;coordinates&quot;: [47.953495, -2.547947] }, &quot;properties&quot;: { &quot;nr&quot;: &quot;83&quot;, &quot;confirmed&quot;: &quot;true&quot;, &quot;name&quot;: &quot;Josselin (Morbihan)&quot;, &quot;shortname&quot;: &quot;Josselin&quot; } }," calcext:value-type="string">
            <text:p>{ "id": "72-01", "type": "Feature", "geometry": { "type": "Point", "coordinates": [47.953495, -2.547947] }, "properties": { "nr": "83", "confirmed": "true", "name": "Josselin (Morbihan)", "shortname": "Josselin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73 Bordeaux (Gironde) </text:span><text:span text:style-name="T1"><text:a xlink:href="javascript:void(0)" xlink:type="simple">44.826206, -0.587870</text:a></text:span></text:p>
          </table:table-cell>
          <table:table-cell table:formula="of:=IFERROR(FIND(4;[.A86];3);LEN([.A86])+1)" office:value-type="float" office:value="23" calcext:value-type="float">
            <text:p>23</text:p>
          </table:table-cell>
          <table:table-cell table:formula="of:=IFERROR(FIND(&quot;,&quot;;[.A86];[.B86]);[.B86])" office:value-type="float" office:value="32" calcext:value-type="float">
            <text:p>32</text:p>
          </table:table-cell>
          <table:table-cell table:formula="of:=LEFT([.A86];2)" office:value-type="string" office:string-value="73" calcext:value-type="string">
            <text:p>73</text:p>
          </table:table-cell>
          <table:table-cell table:formula="of:=IF([.D86]=[.D85];[.E85]+1;1)" office:value-type="float" office:value="1" calcext:value-type="float">
            <text:p>1</text:p>
          </table:table-cell>
          <table:table-cell office:value-type="string" calcext:value-type="string">
            <text:p>84</text:p>
          </table:table-cell>
          <table:table-cell table:formula="of:=CONCATENATE([.D86];&quot;-&quot;;IF(LEN([.E86])=1;CONCATENATE(&quot;0&quot;;[.E86]);[.E86]))" office:value-type="string" office:string-value="73-01" calcext:value-type="string">
            <text:p>73-01</text:p>
          </table:table-cell>
          <table:table-cell table:formula="of:=TRIM(MID([.A86];4;[.B86]-4))" office:value-type="string" office:string-value="Bordeaux (Gironde)" calcext:value-type="string">
            <text:p>Bordeaux (Gironde)</text:p>
          </table:table-cell>
          <table:table-cell table:formula="of:=MID([.A86];[.B86];[.C86]-[.B86])" office:value-type="string" office:string-value="44.826206" calcext:value-type="string">
            <text:p>44.826206</text:p>
          </table:table-cell>
          <table:table-cell table:formula="of:=IFERROR(MID([.A86];[.C86]+2;LEN([.A86])-[.C86]);&quot;&quot;)" office:value-type="string" office:string-value="-0.587870" calcext:value-type="string">
            <text:p>-0.587870</text:p>
          </table:table-cell>
          <table:table-cell table:formula="of:=IF([.B86]&lt;&gt;[.C86];&quot;true&quot;;&quot;false&quot;)" office:value-type="string" office:string-value="true" calcext:value-type="string">
            <text:p>true</text:p>
          </table:table-cell>
          <table:table-cell table:formula="of:=MID([.H86];1;FIND(&quot;(&quot;;[.H86])-2)" office:value-type="string" office:string-value="Bordeaux" calcext:value-type="string">
            <text:p>Bordeaux</text:p>
          </table:table-cell>
          <table:table-cell/>
          <table:table-cell table:formula="of:=IF([.I86]&lt;&gt;&quot;&quot;;CONCATENATE(&quot;{ &quot;&quot;type&quot;&quot;: &quot;&quot;Point&quot;&quot;, &quot;&quot;coordinates&quot;&quot;: [&quot;;[.I86];&quot;, &quot;;[.J86];&quot;] }&quot;);&quot;&quot;)" office:value-type="string" office:string-value="{ &quot;type&quot;: &quot;Point&quot;, &quot;coordinates&quot;: [44.826206, -0.587870] }" calcext:value-type="string">
            <text:p>{ "type": "Point", "coordinates": [44.826206, -0.587870] }</text:p>
          </table:table-cell>
          <table:table-cell table:formula="of:=CONCATENATE(&quot;{ &quot;&quot;nr&quot;&quot;: &quot;&quot;&quot;;[.F86];&quot;&quot;&quot;, &quot;&quot;confirmed&quot;&quot;: &quot;&quot;&quot;;[.K86];&quot;&quot;&quot;, &quot;&quot;name&quot;&quot;: &quot;&quot;&quot;;[.H86];&quot;&quot;&quot;, &quot;&quot;shortname&quot;&quot;: &quot;&quot;&quot;;[.L86];&quot;&quot;&quot; }&quot;)" office:value-type="string" office:string-value="{ &quot;nr&quot;: &quot;84&quot;, &quot;confirmed&quot;: &quot;true&quot;, &quot;name&quot;: &quot;Bordeaux (Gironde)&quot;, &quot;shortname&quot;: &quot;Bordeaux&quot; }" calcext:value-type="string">
            <text:p>{ "nr": "84", "confirmed": "true", "name": "Bordeaux (Gironde)", "shortname": "Bordeaux" }</text:p>
          </table:table-cell>
          <table:table-cell table:formula="of:=CONCATENATE(&quot;{ &quot;&quot;id&quot;&quot;: &quot;&quot;&quot;;[.G86];&quot;&quot;&quot;, &quot;&quot;type&quot;&quot;: &quot;&quot;Feature&quot;&quot;, &quot;&quot;geometry&quot;&quot;: &quot;;IF([.N86]=&quot;&quot;;&quot;null&quot;;[.N86]);&quot;, &quot;&quot;properties&quot;&quot;: &quot;;[.O86];&quot; },&quot;)" office:value-type="string" office:string-value="{ &quot;id&quot;: &quot;73-01&quot;, &quot;type&quot;: &quot;Feature&quot;, &quot;geometry&quot;: { &quot;type&quot;: &quot;Point&quot;, &quot;coordinates&quot;: [44.826206, -0.587870] }, &quot;properties&quot;: { &quot;nr&quot;: &quot;84&quot;, &quot;confirmed&quot;: &quot;true&quot;, &quot;name&quot;: &quot;Bordeaux (Gironde)&quot;, &quot;shortname&quot;: &quot;Bordeaux&quot; } }," calcext:value-type="string">
            <text:p>{ "id": "73-01", "type": "Feature", "geometry": { "type": "Point", "coordinates": [44.826206, -0.587870] }, "properties": { "nr": "84", "confirmed": "true", "name": "Bordeaux (Gironde)", "shortname": "Bordeaux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5 Mariana (Corse)</text:p>
          </table:table-cell>
          <table:table-cell table:formula="of:=IFERROR(FIND(4;[.A87];3);LEN([.A87])+1)" office:value-type="float" office:value="19" calcext:value-type="float">
            <text:p>19</text:p>
          </table:table-cell>
          <table:table-cell table:formula="of:=IFERROR(FIND(&quot;,&quot;;[.A87];[.B87]);[.B87])" office:value-type="float" office:value="19" calcext:value-type="float">
            <text:p>19</text:p>
          </table:table-cell>
          <table:table-cell table:formula="of:=LEFT([.A87];2)" office:value-type="string" office:string-value="75" calcext:value-type="string">
            <text:p>75</text:p>
          </table:table-cell>
          <table:table-cell table:formula="of:=IF([.D87]=[.D86];[.E86]+1;1)" office:value-type="float" office:value="1" calcext:value-type="float">
            <text:p>1</text:p>
          </table:table-cell>
          <table:table-cell office:value-type="string" calcext:value-type="string">
            <text:p>85</text:p>
          </table:table-cell>
          <table:table-cell table:formula="of:=CONCATENATE([.D87];&quot;-&quot;;IF(LEN([.E87])=1;CONCATENATE(&quot;0&quot;;[.E87]);[.E87]))" office:value-type="string" office:string-value="75-01" calcext:value-type="string">
            <text:p>75-01</text:p>
          </table:table-cell>
          <table:table-cell table:formula="of:=TRIM(MID([.A87];4;[.B87]-4))" office:value-type="string" office:string-value="Mariana (Corse)" calcext:value-type="string">
            <text:p>Mariana (Corse)</text:p>
          </table:table-cell>
          <table:table-cell table:style-name="ce6" office:value-type="string" calcext:value-type="string">
            <text:p><text:a xlink:href="javascript:void(0)" xlink:type="simple">42.539127</text:a></text:p>
          </table:table-cell>
          <table:table-cell table:style-name="ce6" office:value-type="string" calcext:value-type="string">
            <text:p><text:a xlink:href="javascript:void(0)" xlink:type="simple">9.495253</text:a></text:p>
          </table:table-cell>
          <table:table-cell table:formula="of:=IF([.B87]&lt;&gt;[.C87];&quot;true&quot;;&quot;false&quot;)" office:value-type="string" office:string-value="false" calcext:value-type="string">
            <text:p>false</text:p>
          </table:table-cell>
          <table:table-cell table:formula="of:=MID([.H87];1;FIND(&quot;(&quot;;[.H87])-2)" office:value-type="string" office:string-value="Mariana" calcext:value-type="string">
            <text:p>Mariana</text:p>
          </table:table-cell>
          <table:table-cell/>
          <table:table-cell table:formula="of:=IF([.I87]&lt;&gt;&quot;&quot;;CONCATENATE(&quot;{ &quot;&quot;type&quot;&quot;: &quot;&quot;Point&quot;&quot;, &quot;&quot;coordinates&quot;&quot;: [&quot;;[.I87];&quot;, &quot;;[.J87];&quot;] }&quot;);&quot;&quot;)" office:value-type="string" office:string-value="{ &quot;type&quot;: &quot;Point&quot;, &quot;coordinates&quot;: [42.539127, 9.495253] }" calcext:value-type="string">
            <text:p>{ "type": "Point", "coordinates": [42.539127, 9.495253] }</text:p>
          </table:table-cell>
          <table:table-cell table:formula="of:=CONCATENATE(&quot;{ &quot;&quot;nr&quot;&quot;: &quot;&quot;&quot;;[.F87];&quot;&quot;&quot;, &quot;&quot;confirmed&quot;&quot;: &quot;&quot;&quot;;[.K87];&quot;&quot;&quot;, &quot;&quot;name&quot;&quot;: &quot;&quot;&quot;;[.H87];&quot;&quot;&quot;, &quot;&quot;shortname&quot;&quot;: &quot;&quot;&quot;;[.L87];&quot;&quot;&quot; }&quot;)" office:value-type="string" office:string-value="{ &quot;nr&quot;: &quot;85&quot;, &quot;confirmed&quot;: &quot;false&quot;, &quot;name&quot;: &quot;Mariana (Corse)&quot;, &quot;shortname&quot;: &quot;Mariana&quot; }" calcext:value-type="string">
            <text:p>{ "nr": "85", "confirmed": "false", "name": "Mariana (Corse)", "shortname": "Mariana" }</text:p>
          </table:table-cell>
          <table:table-cell table:formula="of:=CONCATENATE(&quot;{ &quot;&quot;id&quot;&quot;: &quot;&quot;&quot;;[.G87];&quot;&quot;&quot;, &quot;&quot;type&quot;&quot;: &quot;&quot;Feature&quot;&quot;, &quot;&quot;geometry&quot;&quot;: &quot;;IF([.N87]=&quot;&quot;;&quot;null&quot;;[.N87]);&quot;, &quot;&quot;properties&quot;&quot;: &quot;;[.O87];&quot; },&quot;)" office:value-type="string" office:string-value="{ &quot;id&quot;: &quot;75-01&quot;, &quot;type&quot;: &quot;Feature&quot;, &quot;geometry&quot;: { &quot;type&quot;: &quot;Point&quot;, &quot;coordinates&quot;: [42.539127, 9.495253] }, &quot;properties&quot;: { &quot;nr&quot;: &quot;85&quot;, &quot;confirmed&quot;: &quot;false&quot;, &quot;name&quot;: &quot;Mariana (Corse)&quot;, &quot;shortname&quot;: &quot;Mariana&quot; } }," calcext:value-type="string">
            <text:p>{ "id": "75-01", "type": "Feature", "geometry": { "type": "Point", "coordinates": [42.539127, 9.495253] }, "properties": { "nr": "85", "confirmed": "false", "name": "Mariana (Corse)", "shortname": "Mariana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76 Valle de Rosito (Corse)</text:p>
          </table:table-cell>
          <table:table-cell table:formula="of:=IFERROR(FIND(4;[.A88];3);LEN([.A88])+1)" office:value-type="float" office:value="27" calcext:value-type="float">
            <text:p>27</text:p>
          </table:table-cell>
          <table:table-cell table:formula="of:=IFERROR(FIND(&quot;,&quot;;[.A88];[.B88]);[.B88])" office:value-type="float" office:value="27" calcext:value-type="float">
            <text:p>27</text:p>
          </table:table-cell>
          <table:table-cell table:formula="of:=LEFT([.A88];2)" office:value-type="string" office:string-value="76" calcext:value-type="string">
            <text:p>76</text:p>
          </table:table-cell>
          <table:table-cell table:formula="of:=IF([.D88]=[.D87];[.E87]+1;1)" office:value-type="float" office:value="1" calcext:value-type="float">
            <text:p>1</text:p>
          </table:table-cell>
          <table:table-cell office:value-type="string" calcext:value-type="string">
            <text:p>86</text:p>
          </table:table-cell>
          <table:table-cell table:formula="of:=CONCATENATE([.D88];&quot;-&quot;;IF(LEN([.E88])=1;CONCATENATE(&quot;0&quot;;[.E88]);[.E88]))" office:value-type="string" office:string-value="76-01" calcext:value-type="string">
            <text:p>76-01</text:p>
          </table:table-cell>
          <table:table-cell table:formula="of:=TRIM(MID([.A88];4;[.B88]-4))" office:value-type="string" office:string-value="Valle de Rosito (Corse)" calcext:value-type="string">
            <text:p>Valle de Rosito (Corse)</text:p>
          </table:table-cell>
          <table:table-cell table:style-name="ce6" office:value-type="string" calcext:value-type="string">
            <text:p><text:a xlink:href="javascript:void(0)" xlink:type="simple">42.458062</text:a></text:p>
          </table:table-cell>
          <table:table-cell table:style-name="ce6" office:value-type="string" calcext:value-type="string">
            <text:p><text:a xlink:href="javascript:void(0)" xlink:type="simple">9.270056</text:a></text:p>
          </table:table-cell>
          <table:table-cell table:formula="of:=IF([.B88]&lt;&gt;[.C88];&quot;true&quot;;&quot;false&quot;)" office:value-type="string" office:string-value="false" calcext:value-type="string">
            <text:p>false</text:p>
          </table:table-cell>
          <table:table-cell table:formula="of:=MID([.H88];1;FIND(&quot;(&quot;;[.H88])-2)" office:value-type="string" office:string-value="Valle de Rosito" calcext:value-type="string">
            <text:p>Valle de Rosito</text:p>
          </table:table-cell>
          <table:table-cell/>
          <table:table-cell table:formula="of:=IF([.I88]&lt;&gt;&quot;&quot;;CONCATENATE(&quot;{ &quot;&quot;type&quot;&quot;: &quot;&quot;Point&quot;&quot;, &quot;&quot;coordinates&quot;&quot;: [&quot;;[.I88];&quot;, &quot;;[.J88];&quot;] }&quot;);&quot;&quot;)" office:value-type="string" office:string-value="{ &quot;type&quot;: &quot;Point&quot;, &quot;coordinates&quot;: [42.458062, 9.270056] }" calcext:value-type="string">
            <text:p>{ "type": "Point", "coordinates": [42.458062, 9.270056] }</text:p>
          </table:table-cell>
          <table:table-cell table:formula="of:=CONCATENATE(&quot;{ &quot;&quot;nr&quot;&quot;: &quot;&quot;&quot;;[.F88];&quot;&quot;&quot;, &quot;&quot;confirmed&quot;&quot;: &quot;&quot;&quot;;[.K88];&quot;&quot;&quot;, &quot;&quot;name&quot;&quot;: &quot;&quot;&quot;;[.H88];&quot;&quot;&quot;, &quot;&quot;shortname&quot;&quot;: &quot;&quot;&quot;;[.L88];&quot;&quot;&quot; }&quot;)" office:value-type="string" office:string-value="{ &quot;nr&quot;: &quot;86&quot;, &quot;confirmed&quot;: &quot;false&quot;, &quot;name&quot;: &quot;Valle de Rosito (Corse)&quot;, &quot;shortname&quot;: &quot;Valle de Rosito&quot; }" calcext:value-type="string">
            <text:p>{ "nr": "86", "confirmed": "false", "name": "Valle de Rosito (Corse)", "shortname": "Valle de Rosito" }</text:p>
          </table:table-cell>
          <table:table-cell table:formula="of:=CONCATENATE(&quot;{ &quot;&quot;id&quot;&quot;: &quot;&quot;&quot;;[.G88];&quot;&quot;&quot;, &quot;&quot;type&quot;&quot;: &quot;&quot;Feature&quot;&quot;, &quot;&quot;geometry&quot;&quot;: &quot;;IF([.N88]=&quot;&quot;;&quot;null&quot;;[.N88]);&quot;, &quot;&quot;properties&quot;&quot;: &quot;;[.O88];&quot; },&quot;)" office:value-type="string" office:string-value="{ &quot;id&quot;: &quot;76-01&quot;, &quot;type&quot;: &quot;Feature&quot;, &quot;geometry&quot;: { &quot;type&quot;: &quot;Point&quot;, &quot;coordinates&quot;: [42.458062, 9.270056] }, &quot;properties&quot;: { &quot;nr&quot;: &quot;86&quot;, &quot;confirmed&quot;: &quot;false&quot;, &quot;name&quot;: &quot;Valle de Rosito (Corse)&quot;, &quot;shortname&quot;: &quot;Valle de Rosito&quot; } }," calcext:value-type="string">
            <text:p>{ "id": "76-01", "type": "Feature", "geometry": { "type": "Point", "coordinates": [42.458062, 9.270056] }, "properties": { "nr": "86", "confirmed": "false", "name": "Valle de Rosito (Corse)", "shortname": "Valle de Rosito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77 Bravone (Corse) </text:span><text:span text:style-name="T1"><text:a xlink:href="javascript:void(0)" xlink:type="simple">42.197636, 9.555516</text:a></text:span></text:p>
          </table:table-cell>
          <table:table-cell table:formula="of:=IFERROR(FIND(4;[.A89];3);LEN([.A89])+1)" office:value-type="float" office:value="20" calcext:value-type="float">
            <text:p>20</text:p>
          </table:table-cell>
          <table:table-cell table:formula="of:=IFERROR(FIND(&quot;,&quot;;[.A89];[.B89]);[.B89])" office:value-type="float" office:value="29" calcext:value-type="float">
            <text:p>29</text:p>
          </table:table-cell>
          <table:table-cell table:formula="of:=LEFT([.A89];2)" office:value-type="string" office:string-value="77" calcext:value-type="string">
            <text:p>77</text:p>
          </table:table-cell>
          <table:table-cell table:formula="of:=IF([.D89]=[.D88];[.E88]+1;1)" office:value-type="float" office:value="1" calcext:value-type="float">
            <text:p>1</text:p>
          </table:table-cell>
          <table:table-cell office:value-type="string" calcext:value-type="string">
            <text:p>87</text:p>
          </table:table-cell>
          <table:table-cell table:formula="of:=CONCATENATE([.D89];&quot;-&quot;;IF(LEN([.E89])=1;CONCATENATE(&quot;0&quot;;[.E89]);[.E89]))" office:value-type="string" office:string-value="77-01" calcext:value-type="string">
            <text:p>77-01</text:p>
          </table:table-cell>
          <table:table-cell table:formula="of:=TRIM(MID([.A89];4;[.B89]-4))" office:value-type="string" office:string-value="Bravone (Corse)" calcext:value-type="string">
            <text:p>Bravone (Corse)</text:p>
          </table:table-cell>
          <table:table-cell table:formula="of:=MID([.A89];[.B89];[.C89]-[.B89])" office:value-type="string" office:string-value="42.197636" calcext:value-type="string">
            <text:p>42.197636</text:p>
          </table:table-cell>
          <table:table-cell table:formula="of:=IFERROR(MID([.A89];[.C89]+2;LEN([.A89])-[.C89]);&quot;&quot;)" office:value-type="string" office:string-value="9.555516" calcext:value-type="string">
            <text:p>9.555516</text:p>
          </table:table-cell>
          <table:table-cell table:formula="of:=IF([.B89]&lt;&gt;[.C89];&quot;true&quot;;&quot;false&quot;)" office:value-type="string" office:string-value="true" calcext:value-type="string">
            <text:p>true</text:p>
          </table:table-cell>
          <table:table-cell table:formula="of:=MID([.H89];1;FIND(&quot;(&quot;;[.H89])-2)" office:value-type="string" office:string-value="Bravone" calcext:value-type="string">
            <text:p>Bravone</text:p>
          </table:table-cell>
          <table:table-cell/>
          <table:table-cell table:formula="of:=IF([.I89]&lt;&gt;&quot;&quot;;CONCATENATE(&quot;{ &quot;&quot;type&quot;&quot;: &quot;&quot;Point&quot;&quot;, &quot;&quot;coordinates&quot;&quot;: [&quot;;[.I89];&quot;, &quot;;[.J89];&quot;] }&quot;);&quot;&quot;)" office:value-type="string" office:string-value="{ &quot;type&quot;: &quot;Point&quot;, &quot;coordinates&quot;: [42.197636, 9.555516] }" calcext:value-type="string">
            <text:p>{ "type": "Point", "coordinates": [42.197636, 9.555516] }</text:p>
          </table:table-cell>
          <table:table-cell table:formula="of:=CONCATENATE(&quot;{ &quot;&quot;nr&quot;&quot;: &quot;&quot;&quot;;[.F89];&quot;&quot;&quot;, &quot;&quot;confirmed&quot;&quot;: &quot;&quot;&quot;;[.K89];&quot;&quot;&quot;, &quot;&quot;name&quot;&quot;: &quot;&quot;&quot;;[.H89];&quot;&quot;&quot;, &quot;&quot;shortname&quot;&quot;: &quot;&quot;&quot;;[.L89];&quot;&quot;&quot; }&quot;)" office:value-type="string" office:string-value="{ &quot;nr&quot;: &quot;87&quot;, &quot;confirmed&quot;: &quot;true&quot;, &quot;name&quot;: &quot;Bravone (Corse)&quot;, &quot;shortname&quot;: &quot;Bravone&quot; }" calcext:value-type="string">
            <text:p>{ "nr": "87", "confirmed": "true", "name": "Bravone (Corse)", "shortname": "Bravone" }</text:p>
          </table:table-cell>
          <table:table-cell table:formula="of:=CONCATENATE(&quot;{ &quot;&quot;id&quot;&quot;: &quot;&quot;&quot;;[.G89];&quot;&quot;&quot;, &quot;&quot;type&quot;&quot;: &quot;&quot;Feature&quot;&quot;, &quot;&quot;geometry&quot;&quot;: &quot;;IF([.N89]=&quot;&quot;;&quot;null&quot;;[.N89]);&quot;, &quot;&quot;properties&quot;&quot;: &quot;;[.O89];&quot; },&quot;)" office:value-type="string" office:string-value="{ &quot;id&quot;: &quot;77-01&quot;, &quot;type&quot;: &quot;Feature&quot;, &quot;geometry&quot;: { &quot;type&quot;: &quot;Point&quot;, &quot;coordinates&quot;: [42.197636, 9.555516] }, &quot;properties&quot;: { &quot;nr&quot;: &quot;87&quot;, &quot;confirmed&quot;: &quot;true&quot;, &quot;name&quot;: &quot;Bravone (Corse)&quot;, &quot;shortname&quot;: &quot;Bravone&quot; } }," calcext:value-type="string">
            <text:p>{ "id": "77-01", "type": "Feature", "geometry": { "type": "Point", "coordinates": [42.197636, 9.555516] }, "properties": { "nr": "87", "confirmed": "true", "name": "Bravone (Corse)", "shortname": "Bravone" } }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 Pianottoli-Calderello (Corse)</text:p>
          </table:table-cell>
          <table:table-cell table:formula="of:=IFERROR(FIND(4;[.A90];3);LEN([.A90])+1)" office:value-type="float" office:value="33" calcext:value-type="float">
            <text:p>33</text:p>
          </table:table-cell>
          <table:table-cell table:formula="of:=IFERROR(FIND(&quot;,&quot;;[.A90];[.B90]);[.B90])" office:value-type="float" office:value="33" calcext:value-type="float">
            <text:p>33</text:p>
          </table:table-cell>
          <table:table-cell table:formula="of:=LEFT([.A90];2)" office:value-type="string" office:string-value="78" calcext:value-type="string">
            <text:p>78</text:p>
          </table:table-cell>
          <table:table-cell table:formula="of:=IF([.D90]=[.D89];[.E89]+1;1)" office:value-type="float" office:value="1" calcext:value-type="float">
            <text:p>1</text:p>
          </table:table-cell>
          <table:table-cell office:value-type="string" calcext:value-type="string">
            <text:p>88</text:p>
          </table:table-cell>
          <table:table-cell table:formula="of:=CONCATENATE([.D90];&quot;-&quot;;IF(LEN([.E90])=1;CONCATENATE(&quot;0&quot;;[.E90]);[.E90]))" office:value-type="string" office:string-value="78-01" calcext:value-type="string">
            <text:p>78-01</text:p>
          </table:table-cell>
          <table:table-cell table:formula="of:=TRIM(MID([.A90];4;[.B90]-4))" office:value-type="string" office:string-value="Pianottoli-Calderello (Corse)" calcext:value-type="string">
            <text:p>Pianottoli-Calderello (Corse)</text:p>
          </table:table-cell>
          <table:table-cell table:style-name="ce6" office:value-type="string" calcext:value-type="string">
            <text:p><text:a xlink:href="javascript:void(0)" xlink:type="simple">41.462214</text:a></text:p>
          </table:table-cell>
          <table:table-cell table:style-name="ce6" office:value-type="string" calcext:value-type="string">
            <text:p><text:a xlink:href="javascript:void(0)" xlink:type="simple">9.053950</text:a></text:p>
          </table:table-cell>
          <table:table-cell table:formula="of:=IF([.B90]&lt;&gt;[.C90];&quot;true&quot;;&quot;false&quot;)" office:value-type="string" office:string-value="false" calcext:value-type="string">
            <text:p>false</text:p>
          </table:table-cell>
          <table:table-cell table:formula="of:=MID([.H90];1;FIND(&quot;(&quot;;[.H90])-2)" office:value-type="string" office:string-value="Pianottoli-Calderello" calcext:value-type="string">
            <text:p>Pianottoli-Calderello</text:p>
          </table:table-cell>
          <table:table-cell/>
          <table:table-cell table:formula="of:=IF([.I90]&lt;&gt;&quot;&quot;;CONCATENATE(&quot;{ &quot;&quot;type&quot;&quot;: &quot;&quot;Point&quot;&quot;, &quot;&quot;coordinates&quot;&quot;: [&quot;;[.I90];&quot;, &quot;;[.J90];&quot;] }&quot;);&quot;&quot;)" office:value-type="string" office:string-value="{ &quot;type&quot;: &quot;Point&quot;, &quot;coordinates&quot;: [41.462214, 9.053950] }" calcext:value-type="string">
            <text:p>{ "type": "Point", "coordinates": [41.462214, 9.053950] }</text:p>
          </table:table-cell>
          <table:table-cell table:formula="of:=CONCATENATE(&quot;{ &quot;&quot;nr&quot;&quot;: &quot;&quot;&quot;;[.F90];&quot;&quot;&quot;, &quot;&quot;confirmed&quot;&quot;: &quot;&quot;&quot;;[.K90];&quot;&quot;&quot;, &quot;&quot;name&quot;&quot;: &quot;&quot;&quot;;[.H90];&quot;&quot;&quot;, &quot;&quot;shortname&quot;&quot;: &quot;&quot;&quot;;[.L90];&quot;&quot;&quot; }&quot;)" office:value-type="string" office:string-value="{ &quot;nr&quot;: &quot;88&quot;, &quot;confirmed&quot;: &quot;false&quot;, &quot;name&quot;: &quot;Pianottoli-Calderello (Corse)&quot;, &quot;shortname&quot;: &quot;Pianottoli-Calderello&quot; }" calcext:value-type="string">
            <text:p>{ "nr": "88", "confirmed": "false", "name": "Pianottoli-Calderello (Corse)", "shortname": "Pianottoli-Calderello" }</text:p>
          </table:table-cell>
          <table:table-cell table:formula="of:=CONCATENATE(&quot;{ &quot;&quot;id&quot;&quot;: &quot;&quot;&quot;;[.G90];&quot;&quot;&quot;, &quot;&quot;type&quot;&quot;: &quot;&quot;Feature&quot;&quot;, &quot;&quot;geometry&quot;&quot;: &quot;;IF([.N90]=&quot;&quot;;&quot;null&quot;;[.N90]);&quot;, &quot;&quot;properties&quot;&quot;: &quot;;[.O90];&quot; },&quot;)" office:value-type="string" office:string-value="{ &quot;id&quot;: &quot;78-01&quot;, &quot;type&quot;: &quot;Feature&quot;, &quot;geometry&quot;: { &quot;type&quot;: &quot;Point&quot;, &quot;coordinates&quot;: [41.462214, 9.053950] }, &quot;properties&quot;: { &quot;nr&quot;: &quot;88&quot;, &quot;confirmed&quot;: &quot;false&quot;, &quot;name&quot;: &quot;Pianottoli-Calderello (Corse)&quot;, &quot;shortname&quot;: &quot;Pianottoli-Calderello&quot; } }," calcext:value-type="string">
            <text:p>{ "id": "78-01", "type": "Feature", "geometry": { "type": "Point", "coordinates": [41.462214, 9.053950] }, "properties": { "nr": "88", "confirmed": "false", "name": "Pianottoli-Calderello (Corse)", "shortname": "Pianottoli-Calderello" } },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79 Ajaccio (Corse) </text:span><text:span text:style-name="T1"><text:a xlink:href="javascript:void(0)" xlink:type="simple">41.936944, 8.744972</text:a></text:span></text:p>
          </table:table-cell>
          <table:table-cell table:formula="of:=IFERROR(FIND(4;[.A91];3);LEN([.A91])+1)" office:value-type="float" office:value="20" calcext:value-type="float">
            <text:p>20</text:p>
          </table:table-cell>
          <table:table-cell table:formula="of:=IFERROR(FIND(&quot;,&quot;;[.A91];[.B91]);[.B91])" office:value-type="float" office:value="29" calcext:value-type="float">
            <text:p>29</text:p>
          </table:table-cell>
          <table:table-cell table:formula="of:=LEFT([.A91];2)" office:value-type="string" office:string-value="79" calcext:value-type="string">
            <text:p>79</text:p>
          </table:table-cell>
          <table:table-cell table:formula="of:=IF([.D91]=[.D89];[.E89]+1;1)" office:value-type="float" office:value="1" calcext:value-type="float">
            <text:p>1</text:p>
          </table:table-cell>
          <table:table-cell office:value-type="string" calcext:value-type="string">
            <text:p>89</text:p>
          </table:table-cell>
          <table:table-cell table:formula="of:=CONCATENATE([.D91];&quot;-&quot;;IF(LEN([.E91])=1;CONCATENATE(&quot;0&quot;;[.E91]);[.E91]))" office:value-type="string" office:string-value="79-01" calcext:value-type="string">
            <text:p>79-01</text:p>
          </table:table-cell>
          <table:table-cell table:formula="of:=TRIM(MID([.A91];4;[.B91]-4))" office:value-type="string" office:string-value="Ajaccio (Corse)" calcext:value-type="string">
            <text:p>Ajaccio (Corse)</text:p>
          </table:table-cell>
          <table:table-cell table:formula="of:=MID([.A91];[.B91];[.C91]-[.B91])" office:value-type="string" office:string-value="41.936944" calcext:value-type="string">
            <text:p>41.936944</text:p>
          </table:table-cell>
          <table:table-cell table:formula="of:=IFERROR(MID([.A91];[.C91]+2;LEN([.A91])-[.C91]);&quot;&quot;)" office:value-type="string" office:string-value="8.744972" calcext:value-type="string">
            <text:p>8.744972</text:p>
          </table:table-cell>
          <table:table-cell table:formula="of:=IF([.B91]&lt;&gt;[.C91];&quot;true&quot;;&quot;false&quot;)" office:value-type="string" office:string-value="true" calcext:value-type="string">
            <text:p>true</text:p>
          </table:table-cell>
          <table:table-cell table:formula="of:=MID([.H91];1;FIND(&quot;(&quot;;[.H91])-2)" office:value-type="string" office:string-value="Ajaccio" calcext:value-type="string">
            <text:p>Ajaccio</text:p>
          </table:table-cell>
          <table:table-cell/>
          <table:table-cell table:formula="of:=IF([.I91]&lt;&gt;&quot;&quot;;CONCATENATE(&quot;{ &quot;&quot;type&quot;&quot;: &quot;&quot;Point&quot;&quot;, &quot;&quot;coordinates&quot;&quot;: [&quot;;[.I91];&quot;, &quot;;[.J91];&quot;] }&quot;);&quot;&quot;)" office:value-type="string" office:string-value="{ &quot;type&quot;: &quot;Point&quot;, &quot;coordinates&quot;: [41.936944, 8.744972] }" calcext:value-type="string">
            <text:p>{ "type": "Point", "coordinates": [41.936944, 8.744972] }</text:p>
          </table:table-cell>
          <table:table-cell table:formula="of:=CONCATENATE(&quot;{ &quot;&quot;nr&quot;&quot;: &quot;&quot;&quot;;[.F91];&quot;&quot;&quot;, &quot;&quot;confirmed&quot;&quot;: &quot;&quot;&quot;;[.K91];&quot;&quot;&quot;, &quot;&quot;name&quot;&quot;: &quot;&quot;&quot;;[.H91];&quot;&quot;&quot;, &quot;&quot;shortname&quot;&quot;: &quot;&quot;&quot;;[.L91];&quot;&quot;&quot; }&quot;)" office:value-type="string" office:string-value="{ &quot;nr&quot;: &quot;89&quot;, &quot;confirmed&quot;: &quot;true&quot;, &quot;name&quot;: &quot;Ajaccio (Corse)&quot;, &quot;shortname&quot;: &quot;Ajaccio&quot; }" calcext:value-type="string">
            <text:p>{ "nr": "89", "confirmed": "true", "name": "Ajaccio (Corse)", "shortname": "Ajaccio" }</text:p>
          </table:table-cell>
          <table:table-cell table:formula="of:=CONCATENATE(&quot;{ &quot;&quot;id&quot;&quot;: &quot;&quot;&quot;;[.G91];&quot;&quot;&quot;, &quot;&quot;type&quot;&quot;: &quot;&quot;Feature&quot;&quot;, &quot;&quot;geometry&quot;&quot;: &quot;;IF([.N91]=&quot;&quot;;&quot;null&quot;;[.N91]);&quot;, &quot;&quot;properties&quot;&quot;: &quot;;[.O91];&quot; },&quot;)" office:value-type="string" office:string-value="{ &quot;id&quot;: &quot;79-01&quot;, &quot;type&quot;: &quot;Feature&quot;, &quot;geometry&quot;: { &quot;type&quot;: &quot;Point&quot;, &quot;coordinates&quot;: [41.936944, 8.744972] }, &quot;properties&quot;: { &quot;nr&quot;: &quot;89&quot;, &quot;confirmed&quot;: &quot;true&quot;, &quot;name&quot;: &quot;Ajaccio (Corse)&quot;, &quot;shortname&quot;: &quot;Ajaccio&quot; } }," calcext:value-type="string">
            <text:p>{ "id": "79-01", "type": "Feature", "geometry": { "type": "Point", "coordinates": [41.936944, 8.744972] }, "properties": { "nr": "89", "confirmed": "true", "name": "Ajaccio (Corse)", "shortname": "Ajaccio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80 Sagone (Corse)</text:p>
          </table:table-cell>
          <table:table-cell table:formula="of:=IFERROR(FIND(4;[.A92];3);LEN([.A92])+1)" office:value-type="float" office:value="18" calcext:value-type="float">
            <text:p>18</text:p>
          </table:table-cell>
          <table:table-cell table:formula="of:=IFERROR(FIND(&quot;,&quot;;[.A92];[.B92]);[.B92])" office:value-type="float" office:value="18" calcext:value-type="float">
            <text:p>18</text:p>
          </table:table-cell>
          <table:table-cell table:formula="of:=LEFT([.A92];2)" office:value-type="string" office:string-value="80" calcext:value-type="string">
            <text:p>80</text:p>
          </table:table-cell>
          <table:table-cell table:formula="of:=IF([.D92]=[.D91];[.E91]+1;1)" office:value-type="float" office:value="1" calcext:value-type="float">
            <text:p>1</text:p>
          </table:table-cell>
          <table:table-cell office:value-type="string" calcext:value-type="string">
            <text:p>90</text:p>
          </table:table-cell>
          <table:table-cell table:formula="of:=CONCATENATE([.D92];&quot;-&quot;;IF(LEN([.E92])=1;CONCATENATE(&quot;0&quot;;[.E92]);[.E92]))" office:value-type="string" office:string-value="80-01" calcext:value-type="string">
            <text:p>80-01</text:p>
          </table:table-cell>
          <table:table-cell table:formula="of:=TRIM(MID([.A92];4;[.B92]-4))" office:value-type="string" office:string-value="Sagone (Corse)" calcext:value-type="string">
            <text:p>Sagone (Corse)</text:p>
          </table:table-cell>
          <table:table-cell table:style-name="ce5" office:value-type="float" office:value="42.113828" calcext:value-type="float">
            <text:p>42.113828</text:p>
          </table:table-cell>
          <table:table-cell table:style-name="ce5" office:value-type="float" office:value="8.701548" calcext:value-type="float">
            <text:p>8.701548</text:p>
          </table:table-cell>
          <table:table-cell table:formula="of:=IF([.B92]&lt;&gt;[.C92];&quot;true&quot;;&quot;false&quot;)" office:value-type="string" office:string-value="false" calcext:value-type="string">
            <text:p>false</text:p>
          </table:table-cell>
          <table:table-cell table:formula="of:=MID([.H92];1;FIND(&quot;(&quot;;[.H92])-2)" office:value-type="string" office:string-value="Sagone" calcext:value-type="string">
            <text:p>Sagone</text:p>
          </table:table-cell>
          <table:table-cell/>
          <table:table-cell table:formula="of:=IF([.I92]&lt;&gt;&quot;&quot;;CONCATENATE(&quot;{ &quot;&quot;type&quot;&quot;: &quot;&quot;Point&quot;&quot;, &quot;&quot;coordinates&quot;&quot;: [&quot;;[.I92];&quot;, &quot;;[.J92];&quot;] }&quot;);&quot;&quot;)" office:value-type="string" office:string-value="{ &quot;type&quot;: &quot;Point&quot;, &quot;coordinates&quot;: [42.113828, 8.701548] }" calcext:value-type="string">
            <text:p>{ "type": "Point", "coordinates": [42.113828, 8.701548] }</text:p>
          </table:table-cell>
          <table:table-cell table:formula="of:=CONCATENATE(&quot;{ &quot;&quot;nr&quot;&quot;: &quot;&quot;&quot;;[.F92];&quot;&quot;&quot;, &quot;&quot;confirmed&quot;&quot;: &quot;&quot;&quot;;[.K92];&quot;&quot;&quot;, &quot;&quot;name&quot;&quot;: &quot;&quot;&quot;;[.H92];&quot;&quot;&quot;, &quot;&quot;shortname&quot;&quot;: &quot;&quot;&quot;;[.L92];&quot;&quot;&quot; }&quot;)" office:value-type="string" office:string-value="{ &quot;nr&quot;: &quot;90&quot;, &quot;confirmed&quot;: &quot;false&quot;, &quot;name&quot;: &quot;Sagone (Corse)&quot;, &quot;shortname&quot;: &quot;Sagone&quot; }" calcext:value-type="string">
            <text:p>{ "nr": "90", "confirmed": "false", "name": "Sagone (Corse)", "shortname": "Sagone" }</text:p>
          </table:table-cell>
          <table:table-cell table:formula="of:=CONCATENATE(&quot;{ &quot;&quot;id&quot;&quot;: &quot;&quot;&quot;;[.G92];&quot;&quot;&quot;, &quot;&quot;type&quot;&quot;: &quot;&quot;Feature&quot;&quot;, &quot;&quot;geometry&quot;&quot;: &quot;;IF([.N92]=&quot;&quot;;&quot;null&quot;;[.N92]);&quot;, &quot;&quot;properties&quot;&quot;: &quot;;[.O92];&quot; },&quot;)" office:value-type="string" office:string-value="{ &quot;id&quot;: &quot;80-01&quot;, &quot;type&quot;: &quot;Feature&quot;, &quot;geometry&quot;: { &quot;type&quot;: &quot;Point&quot;, &quot;coordinates&quot;: [42.113828, 8.701548] }, &quot;properties&quot;: { &quot;nr&quot;: &quot;90&quot;, &quot;confirmed&quot;: &quot;false&quot;, &quot;name&quot;: &quot;Sagone (Corse)&quot;, &quot;shortname&quot;: &quot;Sagone&quot; } }," calcext:value-type="string">
            <text:p>{ "id": "80-01", "type": "Feature", "geometry": { "type": "Point", "coordinates": [42.113828, 8.701548] }, "properties": { "nr": "90", "confirmed": "false", "name": "Sagone (Corse)", "shortname": "Sagone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81 Corte (Corse)</text:p>
          </table:table-cell>
          <table:table-cell table:formula="of:=IFERROR(FIND(4;[.A93];3);LEN([.A93])+1)" office:value-type="float" office:value="17" calcext:value-type="float">
            <text:p>17</text:p>
          </table:table-cell>
          <table:table-cell table:formula="of:=IFERROR(FIND(&quot;,&quot;;[.A93];[.B93]);[.B93])" office:value-type="float" office:value="17" calcext:value-type="float">
            <text:p>17</text:p>
          </table:table-cell>
          <table:table-cell table:formula="of:=LEFT([.A93];2)" office:value-type="string" office:string-value="81" calcext:value-type="string">
            <text:p>81</text:p>
          </table:table-cell>
          <table:table-cell table:formula="of:=IF([.D93]=[.D92];[.E92]+1;1)" office:value-type="float" office:value="1" calcext:value-type="float">
            <text:p>1</text:p>
          </table:table-cell>
          <table:table-cell office:value-type="string" calcext:value-type="string">
            <text:p>91</text:p>
          </table:table-cell>
          <table:table-cell table:formula="of:=CONCATENATE([.D93];&quot;-&quot;;IF(LEN([.E93])=1;CONCATENATE(&quot;0&quot;;[.E93]);[.E93]))" office:value-type="string" office:string-value="81-01" calcext:value-type="string">
            <text:p>81-01</text:p>
          </table:table-cell>
          <table:table-cell table:formula="of:=TRIM(MID([.A93];4;[.B93]-4))" office:value-type="string" office:string-value="Corte (Corse)" calcext:value-type="string">
            <text:p>Corte (Corse)</text:p>
          </table:table-cell>
          <table:table-cell table:style-name="ce5" office:value-type="float" office:value="42.309409" calcext:value-type="float">
            <text:p>42.309409</text:p>
          </table:table-cell>
          <table:table-cell table:style-name="ce5" office:value-type="float" office:value="9.149022" calcext:value-type="float">
            <text:p>9.149022</text:p>
          </table:table-cell>
          <table:table-cell table:formula="of:=IF([.B93]&lt;&gt;[.C93];&quot;true&quot;;&quot;false&quot;)" office:value-type="string" office:string-value="false" calcext:value-type="string">
            <text:p>false</text:p>
          </table:table-cell>
          <table:table-cell table:formula="of:=MID([.H93];1;FIND(&quot;(&quot;;[.H93])-2)" office:value-type="string" office:string-value="Corte" calcext:value-type="string">
            <text:p>Corte</text:p>
          </table:table-cell>
          <table:table-cell/>
          <table:table-cell table:formula="of:=IF([.I93]&lt;&gt;&quot;&quot;;CONCATENATE(&quot;{ &quot;&quot;type&quot;&quot;: &quot;&quot;Point&quot;&quot;, &quot;&quot;coordinates&quot;&quot;: [&quot;;[.I93];&quot;, &quot;;[.J93];&quot;] }&quot;);&quot;&quot;)" office:value-type="string" office:string-value="{ &quot;type&quot;: &quot;Point&quot;, &quot;coordinates&quot;: [42.309409, 9.149022] }" calcext:value-type="string">
            <text:p>{ "type": "Point", "coordinates": [42.309409, 9.149022] }</text:p>
          </table:table-cell>
          <table:table-cell table:formula="of:=CONCATENATE(&quot;{ &quot;&quot;nr&quot;&quot;: &quot;&quot;&quot;;[.F93];&quot;&quot;&quot;, &quot;&quot;confirmed&quot;&quot;: &quot;&quot;&quot;;[.K93];&quot;&quot;&quot;, &quot;&quot;name&quot;&quot;: &quot;&quot;&quot;;[.H93];&quot;&quot;&quot;, &quot;&quot;shortname&quot;&quot;: &quot;&quot;&quot;;[.L93];&quot;&quot;&quot; }&quot;)" office:value-type="string" office:string-value="{ &quot;nr&quot;: &quot;91&quot;, &quot;confirmed&quot;: &quot;false&quot;, &quot;name&quot;: &quot;Corte (Corse)&quot;, &quot;shortname&quot;: &quot;Corte&quot; }" calcext:value-type="string">
            <text:p>{ "nr": "91", "confirmed": "false", "name": "Corte (Corse)", "shortname": "Corte" }</text:p>
          </table:table-cell>
          <table:table-cell table:formula="of:=CONCATENATE(&quot;{ &quot;&quot;id&quot;&quot;: &quot;&quot;&quot;;[.G93];&quot;&quot;&quot;, &quot;&quot;type&quot;&quot;: &quot;&quot;Feature&quot;&quot;, &quot;&quot;geometry&quot;&quot;: &quot;;IF([.N93]=&quot;&quot;;&quot;null&quot;;[.N93]);&quot;, &quot;&quot;properties&quot;&quot;: &quot;;[.O93];&quot; },&quot;)" office:value-type="string" office:string-value="{ &quot;id&quot;: &quot;81-01&quot;, &quot;type&quot;: &quot;Feature&quot;, &quot;geometry&quot;: { &quot;type&quot;: &quot;Point&quot;, &quot;coordinates&quot;: [42.309409, 9.149022] }, &quot;properties&quot;: { &quot;nr&quot;: &quot;91&quot;, &quot;confirmed&quot;: &quot;false&quot;, &quot;name&quot;: &quot;Corte (Corse)&quot;, &quot;shortname&quot;: &quot;Corte&quot; } }," calcext:value-type="string">
            <text:p>{ "id": "81-01", "type": "Feature", "geometry": { "type": "Point", "coordinates": [42.309409, 9.149022] }, "properties": { "nr": "91", "confirmed": "false", "name": "Corte (Corse)", "shortname": "Corte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82 Lioli (Corse)</text:p>
          </table:table-cell>
          <table:table-cell table:formula="of:=IFERROR(FIND(4;[.A94];3);LEN([.A94])+1)" office:value-type="float" office:value="17" calcext:value-type="float">
            <text:p>17</text:p>
          </table:table-cell>
          <table:table-cell table:formula="of:=IFERROR(FIND(&quot;,&quot;;[.A94];[.B94]);[.B94])" office:value-type="float" office:value="17" calcext:value-type="float">
            <text:p>17</text:p>
          </table:table-cell>
          <table:table-cell table:formula="of:=LEFT([.A94];2)" office:value-type="string" office:string-value="82" calcext:value-type="string">
            <text:p>82</text:p>
          </table:table-cell>
          <table:table-cell table:formula="of:=IF([.D94]=[.D93];[.E93]+1;1)" office:value-type="float" office:value="1" calcext:value-type="float">
            <text:p>1</text:p>
          </table:table-cell>
          <table:table-cell office:value-type="string" calcext:value-type="string">
            <text:p>92</text:p>
          </table:table-cell>
          <table:table-cell table:formula="of:=CONCATENATE([.D94];&quot;-&quot;;IF(LEN([.E94])=1;CONCATENATE(&quot;0&quot;;[.E94]);[.E94]))" office:value-type="string" office:string-value="82-01" calcext:value-type="string">
            <text:p>82-01</text:p>
          </table:table-cell>
          <table:table-cell table:formula="of:=TRIM(MID([.A94];4;[.B94]-4))" office:value-type="string" office:string-value="Lioli (Corse)" calcext:value-type="string">
            <text:p>Lioli (Corse)</text:p>
          </table:table-cell>
          <table:table-cell table:style-name="ce6" office:value-type="string" calcext:value-type="string">
            <text:p><text:a xlink:href="javascript:void(0)" xlink:type="simple">42.486988</text:a></text:p>
          </table:table-cell>
          <table:table-cell table:style-name="ce6" office:value-type="string" calcext:value-type="string">
            <text:p><text:a xlink:href="javascript:void(0)" xlink:type="simple">8.803141</text:a></text:p>
          </table:table-cell>
          <table:table-cell table:formula="of:=IF([.B94]&lt;&gt;[.C94];&quot;true&quot;;&quot;false&quot;)" office:value-type="string" office:string-value="false" calcext:value-type="string">
            <text:p>false</text:p>
          </table:table-cell>
          <table:table-cell table:formula="of:=MID([.H94];1;FIND(&quot;(&quot;;[.H94])-2)" office:value-type="string" office:string-value="Lioli" calcext:value-type="string">
            <text:p>Lioli</text:p>
          </table:table-cell>
          <table:table-cell/>
          <table:table-cell table:formula="of:=IF([.I94]&lt;&gt;&quot;&quot;;CONCATENATE(&quot;{ &quot;&quot;type&quot;&quot;: &quot;&quot;Point&quot;&quot;, &quot;&quot;coordinates&quot;&quot;: [&quot;;[.I94];&quot;, &quot;;[.J94];&quot;] }&quot;);&quot;&quot;)" office:value-type="string" office:string-value="{ &quot;type&quot;: &quot;Point&quot;, &quot;coordinates&quot;: [42.486988, 8.803141] }" calcext:value-type="string">
            <text:p>{ "type": "Point", "coordinates": [42.486988, 8.803141] }</text:p>
          </table:table-cell>
          <table:table-cell table:formula="of:=CONCATENATE(&quot;{ &quot;&quot;nr&quot;&quot;: &quot;&quot;&quot;;[.F94];&quot;&quot;&quot;, &quot;&quot;confirmed&quot;&quot;: &quot;&quot;&quot;;[.K94];&quot;&quot;&quot;, &quot;&quot;name&quot;&quot;: &quot;&quot;&quot;;[.H94];&quot;&quot;&quot;, &quot;&quot;shortname&quot;&quot;: &quot;&quot;&quot;;[.L94];&quot;&quot;&quot; }&quot;)" office:value-type="string" office:string-value="{ &quot;nr&quot;: &quot;92&quot;, &quot;confirmed&quot;: &quot;false&quot;, &quot;name&quot;: &quot;Lioli (Corse)&quot;, &quot;shortname&quot;: &quot;Lioli&quot; }" calcext:value-type="string">
            <text:p>{ "nr": "92", "confirmed": "false", "name": "Lioli (Corse)", "shortname": "Lioli" }</text:p>
          </table:table-cell>
          <table:table-cell table:formula="of:=CONCATENATE(&quot;{ &quot;&quot;id&quot;&quot;: &quot;&quot;&quot;;[.G94];&quot;&quot;&quot;, &quot;&quot;type&quot;&quot;: &quot;&quot;Feature&quot;&quot;, &quot;&quot;geometry&quot;&quot;: &quot;;IF([.N94]=&quot;&quot;;&quot;null&quot;;[.N94]);&quot;, &quot;&quot;properties&quot;&quot;: &quot;;[.O94];&quot; },&quot;)" office:value-type="string" office:string-value="{ &quot;id&quot;: &quot;82-01&quot;, &quot;type&quot;: &quot;Feature&quot;, &quot;geometry&quot;: { &quot;type&quot;: &quot;Point&quot;, &quot;coordinates&quot;: [42.486988, 8.803141] }, &quot;properties&quot;: { &quot;nr&quot;: &quot;92&quot;, &quot;confirmed&quot;: &quot;false&quot;, &quot;name&quot;: &quot;Lioli (Corse)&quot;, &quot;shortname&quot;: &quot;Lioli&quot; } }," calcext:value-type="string">
            <text:p>{ "id": "82-01", "type": "Feature", "geometry": { "type": "Point", "coordinates": [42.486988, 8.803141] }, "properties": { "nr": "92", "confirmed": "false", "name": "Lioli (Corse)", "shortname": "Lioli" } },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83 Col de Tenda (Corse)</text:p>
          </table:table-cell>
          <table:table-cell table:formula="of:=IFERROR(FIND(4;[.A95];3);LEN([.A95])+1)" office:value-type="float" office:value="24" calcext:value-type="float">
            <text:p>24</text:p>
          </table:table-cell>
          <table:table-cell table:formula="of:=IFERROR(FIND(&quot;,&quot;;[.A95];[.B95]);[.B95])" office:value-type="float" office:value="24" calcext:value-type="float">
            <text:p>24</text:p>
          </table:table-cell>
          <table:table-cell table:formula="of:=LEFT([.A95];2)" office:value-type="string" office:string-value="83" calcext:value-type="string">
            <text:p>83</text:p>
          </table:table-cell>
          <table:table-cell table:formula="of:=IF([.D95]=[.D94];[.E94]+1;1)" office:value-type="float" office:value="1" calcext:value-type="float">
            <text:p>1</text:p>
          </table:table-cell>
          <table:table-cell office:value-type="string" calcext:value-type="string">
            <text:p>93</text:p>
          </table:table-cell>
          <table:table-cell table:formula="of:=CONCATENATE([.D95];&quot;-&quot;;IF(LEN([.E95])=1;CONCATENATE(&quot;0&quot;;[.E95]);[.E95]))" office:value-type="string" office:string-value="83-01" calcext:value-type="string">
            <text:p>83-01</text:p>
          </table:table-cell>
          <table:table-cell table:formula="of:=TRIM(MID([.A95];4;[.B95]-4))" office:value-type="string" office:string-value="Col de Tenda (Corse)" calcext:value-type="string">
            <text:p>Col de Tenda (Corse)</text:p>
          </table:table-cell>
          <table:table-cell table:style-name="ce6" office:value-type="string" calcext:value-type="string">
            <text:p><text:a xlink:href="javascript:void(0)" xlink:type="simple">42.608591</text:a></text:p>
          </table:table-cell>
          <table:table-cell table:style-name="ce6" office:value-type="string" calcext:value-type="string">
            <text:p><text:a xlink:href="javascript:void(0)" xlink:type="simple">9.237194</text:a></text:p>
          </table:table-cell>
          <table:table-cell table:formula="of:=IF([.B95]&lt;&gt;[.C95];&quot;true&quot;;&quot;false&quot;)" office:value-type="string" office:string-value="false" calcext:value-type="string">
            <text:p>false</text:p>
          </table:table-cell>
          <table:table-cell table:formula="of:=MID([.H95];1;FIND(&quot;(&quot;;[.H95])-2)" office:value-type="string" office:string-value="Col de Tenda" calcext:value-type="string">
            <text:p>Col de Tenda</text:p>
          </table:table-cell>
          <table:table-cell/>
          <table:table-cell table:formula="of:=IF([.I95]&lt;&gt;&quot;&quot;;CONCATENATE(&quot;{ &quot;&quot;type&quot;&quot;: &quot;&quot;Point&quot;&quot;, &quot;&quot;coordinates&quot;&quot;: [&quot;;[.I95];&quot;, &quot;;[.J95];&quot;] }&quot;);&quot;&quot;)" office:value-type="string" office:string-value="{ &quot;type&quot;: &quot;Point&quot;, &quot;coordinates&quot;: [42.608591, 9.237194] }" calcext:value-type="string">
            <text:p>{ "type": "Point", "coordinates": [42.608591, 9.237194] }</text:p>
          </table:table-cell>
          <table:table-cell table:formula="of:=CONCATENATE(&quot;{ &quot;&quot;nr&quot;&quot;: &quot;&quot;&quot;;[.F95];&quot;&quot;&quot;, &quot;&quot;confirmed&quot;&quot;: &quot;&quot;&quot;;[.K95];&quot;&quot;&quot;, &quot;&quot;name&quot;&quot;: &quot;&quot;&quot;;[.H95];&quot;&quot;&quot;, &quot;&quot;shortname&quot;&quot;: &quot;&quot;&quot;;[.L95];&quot;&quot;&quot; }&quot;)" office:value-type="string" office:string-value="{ &quot;nr&quot;: &quot;93&quot;, &quot;confirmed&quot;: &quot;false&quot;, &quot;name&quot;: &quot;Col de Tenda (Corse)&quot;, &quot;shortname&quot;: &quot;Col de Tenda&quot; }" calcext:value-type="string">
            <text:p>{ "nr": "93", "confirmed": "false", "name": "Col de Tenda (Corse)", "shortname": "Col de Tenda" }</text:p>
          </table:table-cell>
          <table:table-cell table:formula="of:=CONCATENATE(&quot;{ &quot;&quot;id&quot;&quot;: &quot;&quot;&quot;;[.G95];&quot;&quot;&quot;, &quot;&quot;type&quot;&quot;: &quot;&quot;Feature&quot;&quot;, &quot;&quot;geometry&quot;&quot;: &quot;;IF([.N95]=&quot;&quot;;&quot;null&quot;;[.N95]);&quot;, &quot;&quot;properties&quot;&quot;: &quot;;[.O95];&quot; },&quot;)" office:value-type="string" office:string-value="{ &quot;id&quot;: &quot;83-01&quot;, &quot;type&quot;: &quot;Feature&quot;, &quot;geometry&quot;: { &quot;type&quot;: &quot;Point&quot;, &quot;coordinates&quot;: [42.608591, 9.237194] }, &quot;properties&quot;: { &quot;nr&quot;: &quot;93&quot;, &quot;confirmed&quot;: &quot;false&quot;, &quot;name&quot;: &quot;Col de Tenda (Corse)&quot;, &quot;shortname&quot;: &quot;Col de Tenda&quot; } }," calcext:value-type="string">
            <text:p>{ "id": "83-01", "type": "Feature", "geometry": { "type": "Point", "coordinates": [42.608591, 9.237194] }, "properties": { "nr": "93", "confirmed": "false", "name": "Col de Tenda (Corse)", "shortname": "Col de Tenda" } },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Tabelle1.A3:Tabelle1.J9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.00.0000</text:date>, <text:time style:data-style-name="N2" text:time-value="07:26:55.6678141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Kellenberger</meta:initial-creator>
    <meta:creation-date>2015-12-25T10:22:21.386239706</meta:creation-date>
    <dc:date>2016-01-08T07:48:08.016060054</dc:date>
    <dc:creator>Daniel Kellenberger</dc:creator>
    <meta:editing-duration>PT31M31S</meta:editing-duration>
    <meta:editing-cycles>3</meta:editing-cycles>
    <meta:generator>LibreOffice/4.3.3.2$Linux_X86_64 LibreOffice_project/430m0$Build-2</meta:generator>
    <meta:document-statistic meta:table-count="1" meta:cell-count="1407" meta:object-count="0"/>
  </office:meta>
</office:document-meta>
</file>